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8" style:family="table-cell" style:parent-style-name="Default" style:data-style-name="N126"/>
    <style:style style:name="ce9" style:family="table-cell" style:parent-style-name="Default" style:data-style-name="N126">
      <style:text-properties fo:color="#00a65d" fo:font-weight="bold" style:font-weight-asian="bold" style:font-weight-complex="bold"/>
    </style:style>
    <style:style style:name="ce10" style:family="table-cell" style:parent-style-name="Default" style:data-style-name="N61">
      <style:text-properties fo:color="#ce181e" fo:font-weight="bold" style:font-weight-asian="bold" style:font-weight-complex="bold"/>
    </style:style>
    <style:style style:name="ce11" style:family="table-cell" style:parent-style-name="Default" style:data-style-name="N126">
      <style:text-properties fo:color="#ce181e" fo:font-weight="bold" style:font-weight-asian="bold" style:font-weight-complex="bold"/>
    </style:style>
    <style:style style:name="ce12" style:family="table-cell" style:parent-style-name="Default" style:data-style-name="N61">
      <style:text-properties fo:color="#00a65d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5" style:family="table-cell" style:parent-style-name="Default" style:data-style-name="N125">
      <style:table-cell-properties fo:background-color="#e0efd4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1" style:family="table-cell" style:parent-style-name="Default" style:data-style-name="N61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2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bias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xv</text:p>
          </table:table-cell>
          <table:table-cell table:style-name="ce1" office:value-type="string" calcext:value-type="string">
            <text:p>ji_ND</text:p>
          </table:table-cell>
          <table:table-cell table:style-name="ce1" office:value-type="string" calcext:value-type="string">
            <text:p>jv_ND</text:p>
          </table:table-cell>
          <table:table-cell table:style-name="ce1" office:value-type="string" calcext:value-type="string">
            <text:p>Di_ND</text:p>
          </table:table-cell>
          <table:table-cell table:style-name="ce1" office:value-type="string" calcext:value-type="string">
            <text:p>Dv_ND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10437163255625" calcext:value-type="float">
            <text:p>1.04E-08</text:p>
          </table:table-cell>
          <table:table-cell office:value-type="float" office:value="-0.0000000000002247737443709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]/([.C2]*[.G2])" office:value-type="float" office:value="-0.119406190550739" calcext:value-type="float">
            <text:p>-1.19E-01</text:p>
          </table:table-cell>
          <table:table-cell table:formula="of:=[.F2]/([.D2]*[.H2])" office:value-type="float" office:value="-0.118982892934023" calcext:value-type="float">
            <text:p>-1.19E-01</text:p>
          </table:table-cell>
          <table:table-cell table:formula="of:=6/(PI()*([.A2]*0.000000001)^3)" office:value-type="float" office:value="1.5278874536822E+025" calcext:value-type="float">
            <text:p>1.5278874536822E+025</text:p>
          </table:table-cell>
          <table:table-cell table:formula="of:=6/(PI()*([.A2]*0.000000001)^3)" office:value-type="float" office:value="1.5278874536822E+025" calcext:value-type="float">
            <text:p>1.5278874536822E+025</text:p>
          </table:table-cell>
          <table:table-cell table:formula="of:=ABS([.I2]*[.K2])" office:value-type="float" office:value="1.8243922043446E+024" calcext:value-type="float">
            <text:p>1.82E+24</text:p>
          </table:table-cell>
          <table:table-cell table:formula="of:=ABS([.J2]*[.L2])" office:value-type="float" office:value="1.81792469316706E+024" calcext:value-type="float">
            <text:p>1.82E+24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9100888393131" calcext:value-type="float">
            <text:p>1.91E-10</text:p>
          </table:table-cell>
          <table:table-cell office:value-type="float" office:value="0.0000010558137451706" calcext:value-type="float">
            <text:p>1.06E-06</text:p>
          </table:table-cell>
          <table:table-cell office:value-type="float" office:value="-0.0000000000015938557702478" calcext:value-type="float">
            <text:p>-1.59E-12</text:p>
          </table:table-cell>
          <table:table-cell office:value-type="float" office:value="-0.0000000000015940269272146" calcext:value-type="float">
            <text:p>-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]/([.C3]*[.G3])" office:value-type="float" office:value="-0.00834440648750651" calcext:value-type="float">
            <text:p>-8.34E-03</text:p>
          </table:table-cell>
          <table:table-cell table:formula="of:=[.F3]/([.D3]*[.H3])" office:value-type="float" office:value="-0.00834122367101081" calcext:value-type="float">
            <text:p>-8.34E-03</text:p>
          </table:table-cell>
          <table:table-cell table:formula="of:=6/(PI()*([.A3]*0.000000001)^3)" office:value-type="float" office:value="1.22230996294576E+020" calcext:value-type="float">
            <text:p>1.22230996294576E+020</text:p>
          </table:table-cell>
          <table:table-cell table:formula="of:=6/(PI()*([.A3]*0.000000001)^3)" office:value-type="float" office:value="1.22230996294576E+020" calcext:value-type="float">
            <text:p>1.22230996294576E+020</text:p>
          </table:table-cell>
          <table:table-cell table:formula="of:=ABS([.I3]*[.K3])" office:value-type="float" office:value="1.01994511845484E+018" calcext:value-type="float">
            <text:p>1.02E+18</text:p>
          </table:table-cell>
          <table:table-cell table:formula="of:=ABS([.J3]*[.L3])" office:value-type="float" office:value="1.01955607962355E+018" calcext:value-type="float">
            <text:p>1.02E+18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019942204988" calcext:value-type="float">
            <text:p>2.10E-10</text:p>
          </table:table-cell>
          <table:table-cell office:value-type="float" office:value="0.000001160806520576" calcext:value-type="float">
            <text:p>1.16E-06</text:p>
          </table:table-cell>
          <table:table-cell office:value-type="float" office:value="-0.0000000000015939444075124" calcext:value-type="float">
            <text:p>-1.59E-12</text:p>
          </table:table-cell>
          <table:table-cell office:value-type="float" office:value="-0.0000000000015939340901596" calcext:value-type="float">
            <text:p>-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4]/([.C4]*[.G4])" office:value-type="float" office:value="-0.00758301041919211" calcext:value-type="float">
            <text:p>-7.58E-03</text:p>
          </table:table-cell>
          <table:table-cell table:formula="of:=[.F4]/([.D4]*[.H4])" office:value-type="float" office:value="-0.00758633375622302" calcext:value-type="float">
            <text:p>-7.59E-03</text:p>
          </table:table-cell>
          <table:table-cell table:formula="of:=6/(PI()*([.A4]*0.000000001)^3)" office:value-type="float" office:value="1.52788745368219E+016" calcext:value-type="float">
            <text:p>1.52788745368219E+016</text:p>
          </table:table-cell>
          <table:table-cell table:formula="of:=6/(PI()*([.A4]*0.000000001)^3)" office:value-type="float" office:value="1.52788745368219E+016" calcext:value-type="float">
            <text:p>1.52788745368219E+016</text:p>
          </table:table-cell>
          <table:table-cell table:formula="of:=ABS([.I4]*[.K4])" office:value-type="float" office:value="115859864806250" calcext:value-type="float">
            <text:p>1.16E+14</text:p>
          </table:table-cell>
          <table:table-cell table:formula="of:=ABS([.J4]*[.L4])" office:value-type="float" office:value="115910641655789" calcext:value-type="float">
            <text:p>1.16E+1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3"/>
          <table:table-cell table:formula="of:=ABS([.J5]*[.L5])" office:value-type="float" office:value="0" calcext:value-type="float">
            <text:p>0.00E+0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0000000000018824180329392" calcext:value-type="float">
            <text:p>1.88E-12</text:p>
          </table:table-cell>
          <table:table-cell office:value-type="float" office:value="0.000000010957171603477" calcext:value-type="float">
            <text:p>1.10E-08</text:p>
          </table:table-cell>
          <table:table-cell office:value-type="float" office:value="-0.00000000000022477266721532" calcext:value-type="float">
            <text:p>-2.25E-13</text:p>
          </table:table-cell>
          <table:table-cell office:value-type="float" office:value="-0.00000000000023601243238655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]/([.C6]*[.G6])" office:value-type="float" office:value="-0.119406350386668" calcext:value-type="float">
            <text:p>-1.19E-01</text:p>
          </table:table-cell>
          <table:table-cell table:formula="of:=[.F6]/([.D6]*[.H6])" office:value-type="float" office:value="-0.119002981583281" calcext:value-type="float">
            <text:p>-1.19E-01</text:p>
          </table:table-cell>
          <table:table-cell table:style-name="ce2" table:formula="of:=6/(PI()*([.A6]*0.000000001)^3)" office:value-type="float" office:value="1.5278874536822E+025" calcext:value-type="float">
            <text:p>1.53E+25</text:p>
          </table:table-cell>
          <table:table-cell table:style-name="ce2" table:formula="of:=6/(PI()*([.A6]*0.000000001)^3)" office:value-type="float" office:value="1.5278874536822E+025" calcext:value-type="float">
            <text:p>1.53E+25</text:p>
          </table:table-cell>
          <table:table-cell table:formula="of:=ABS([.I6]*[.K6])" office:value-type="float" office:value="1.8243946464577E+024" calcext:value-type="float">
            <text:p>1.82E+24</text:p>
          </table:table-cell>
          <table:table-cell table:formula="of:=ABS([.J6]*[.L6])" office:value-type="float" office:value="1.81823162511869E+024" calcext:value-type="float">
            <text:p>1.82E+24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4530828816172" calcext:value-type="float">
            <text:p>1.45E-10</text:p>
          </table:table-cell>
          <table:table-cell office:value-type="float" office:value="0.0000010117721291266" calcext:value-type="float">
            <text:p>1.01E-06</text:p>
          </table:table-cell>
          <table:table-cell office:value-type="float" office:value="-0.0000000000015142223095196" calcext:value-type="float">
            <text:p>-1.51E-12</text:p>
          </table:table-cell>
          <table:table-cell office:value-type="float" office:value="-0.0000000000017408881981894" calcext:value-type="float">
            <text:p>-1.74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7]/([.C7]*[.G7])" office:value-type="float" office:value="-0.0104207566455835" calcext:value-type="float">
            <text:p>-1.04E-02</text:p>
          </table:table-cell>
          <table:table-cell table:formula="of:=[.F7]/([.D7]*[.H7])" office:value-type="float" office:value="-0.0095062579447886" calcext:value-type="float">
            <text:p>-9.51E-03</text:p>
          </table:table-cell>
          <table:table-cell table:style-name="ce2" table:formula="of:=6/(PI()*([.A7]*0.000000001)^3)" office:value-type="float" office:value="1.90985931710274E+021" calcext:value-type="float">
            <text:p>1.91E+21</text:p>
          </table:table-cell>
          <table:table-cell table:style-name="ce2" table:formula="of:=6/(PI()*([.A7]*0.000000001)^3)" office:value-type="float" office:value="1.90985931710274E+021" calcext:value-type="float">
            <text:p>1.91E+21</text:p>
          </table:table-cell>
          <table:table-cell table:formula="of:=ABS([.I7]*[.K7])" office:value-type="float" office:value="1.99021791708279E+019" calcext:value-type="float">
            <text:p>1.99E+19</text:p>
          </table:table-cell>
          <table:table-cell table:formula="of:=ABS([.J7]*[.L7])" office:value-type="float" office:value="1.81556153066365E+019" calcext:value-type="float">
            <text:p>1.82E+19</text:p>
          </table:table-cell>
          <table:table-cell table:number-columns-repeated="10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4270909813026" calcext:value-type="float">
            <text:p>1.43E-10</text:p>
          </table:table-cell>
          <table:table-cell office:value-type="float" office:value="0.000001256506167319" calcext:value-type="float">
            <text:p>1.26E-06</text:p>
          </table:table-cell>
          <table:table-cell office:value-type="float" office:value="-0.0000000000014669203652416" calcext:value-type="float">
            <text:p>-1.47E-12</text:p>
          </table:table-cell>
          <table:table-cell office:value-type="float" office:value="-0.0000000000018057180259182" calcext:value-type="float">
            <text:p>-1.81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8]/([.C8]*[.G8])" office:value-type="float" office:value="-0.0102790949172886" calcext:value-type="float">
            <text:p>-1.03E-02</text:p>
          </table:table-cell>
          <table:table-cell table:formula="of:=[.F8]/([.D8]*[.H8])" office:value-type="float" office:value="-0.00793974828306446" calcext:value-type="float">
            <text:p>-7.94E-03</text:p>
          </table:table-cell>
          <table:table-cell table:style-name="ce2" table:formula="of:=6/(PI()*([.A8]*0.000000001)^3)" office:value-type="float" office:value="5.65884242104517E+020" calcext:value-type="float">
            <text:p>5.66E+20</text:p>
          </table:table-cell>
          <table:table-cell table:style-name="ce2" table:formula="of:=6/(PI()*([.A8]*0.000000001)^3)" office:value-type="float" office:value="5.65884242104517E+020" calcext:value-type="float">
            <text:p>5.66E+20</text:p>
          </table:table-cell>
          <table:table-cell table:formula="of:=ABS([.I8]*[.K8])" office:value-type="float" office:value="5.81677783679027E+018" calcext:value-type="float">
            <text:p>5.82E+18</text:p>
          </table:table-cell>
          <table:table-cell table:formula="of:=ABS([.J8]*[.L8])" office:value-type="float" office:value="4.49297843966257E+018" calcext:value-type="float">
            <text:p>4.49E+18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2843842406247" calcext:value-type="float">
            <text:p>1.28E-10</text:p>
          </table:table-cell>
          <table:table-cell office:value-type="float" office:value="0.0000015419981399671" calcext:value-type="float">
            <text:p>1.54E-06</text:p>
          </table:table-cell>
          <table:table-cell office:value-type="float" office:value="-0.000000000001422807285945" calcext:value-type="float">
            <text:p>-1.42E-12</text:p>
          </table:table-cell>
          <table:table-cell office:value-type="float" office:value="-0.0000000000018746965161361" calcext:value-type="float">
            <text:p>-1.87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9]/([.C9]*[.G9])" office:value-type="float" office:value="-0.0110777385843116" calcext:value-type="float">
            <text:p>-1.11E-02</text:p>
          </table:table-cell>
          <table:table-cell table:formula="of:=[.F9]/([.D9]*[.H9])" office:value-type="float" office:value="-0.00671689481797303" calcext:value-type="float">
            <text:p>-6.72E-03</text:p>
          </table:table-cell>
          <table:table-cell table:style-name="ce2" table:formula="of:=6/(PI()*([.A9]*0.000000001)^3)" office:value-type="float" office:value="2.38732414637843E+020" calcext:value-type="float">
            <text:p>2.39E+20</text:p>
          </table:table-cell>
          <table:table-cell table:style-name="ce2" table:formula="of:=6/(PI()*([.A9]*0.000000001)^3)" office:value-type="float" office:value="2.38732414637843E+020" calcext:value-type="float">
            <text:p>2.39E+20</text:p>
          </table:table-cell>
          <table:table-cell table:formula="of:=ABS([.I9]*[.K9])" office:value-type="float" office:value="2.64461528095951E+018" calcext:value-type="float">
            <text:p>2.64E+18</text:p>
          </table:table-cell>
          <table:table-cell table:formula="of:=ABS([.J9]*[.L9])" office:value-type="float" office:value="1.60354051876312E+018" calcext:value-type="float">
            <text:p>1.60E+18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1098384721151" calcext:value-type="float">
            <text:p>1.11E-10</text:p>
          </table:table-cell>
          <table:table-cell office:value-type="float" office:value="0.0000019130608149094" calcext:value-type="float">
            <text:p>1.91E-06</text:p>
          </table:table-cell>
          <table:table-cell office:value-type="float" office:value="-0.0000000000013826443103473" calcext:value-type="float">
            <text:p>-1.38E-12</text:p>
          </table:table-cell>
          <table:table-cell office:value-type="float" office:value="-0.0000000000019472702093511" calcext:value-type="float">
            <text:p>-1.95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0]/([.C10]*[.G10])" office:value-type="float" office:value="-0.0124580679539095" calcext:value-type="float">
            <text:p>-1.25E-02</text:p>
          </table:table-cell>
          <table:table-cell table:formula="of:=[.F10]/([.D10]*[.H10])" office:value-type="float" office:value="-0.00562365757682443" calcext:value-type="float">
            <text:p>-5.62E-03</text:p>
          </table:table-cell>
          <table:table-cell table:style-name="ce2" table:formula="of:=6/(PI()*([.A10]*0.000000001)^3)" office:value-type="float" office:value="1.22230996294576E+020" calcext:value-type="float">
            <text:p>1.22E+20</text:p>
          </table:table-cell>
          <table:table-cell table:style-name="ce2" table:formula="of:=6/(PI()*([.A10]*0.000000001)^3)" office:value-type="float" office:value="1.22230996294576E+020" calcext:value-type="float">
            <text:p>1.22E+20</text:p>
          </table:table-cell>
          <table:table-cell table:formula="of:=ABS([.I10]*[.K10])" office:value-type="float" office:value="1.52276205791188E+018" calcext:value-type="float">
            <text:p>1.52E+18</text:p>
          </table:table-cell>
          <table:table-cell table:formula="of:=ABS([.J10]*[.L10])" office:value-type="float" office:value="6.87385268434788E+017" calcext:value-type="float">
            <text:p>6.87E+17</text:p>
          </table:table-cell>
          <table:table-cell table:number-columns-repeated="10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94215238794578" calcext:value-type="float">
            <text:p>9.42E-11</text:p>
          </table:table-cell>
          <table:table-cell office:value-type="float" office:value="0.0000023921208614663" calcext:value-type="float">
            <text:p>2.39E-06</text:p>
          </table:table-cell>
          <table:table-cell office:value-type="float" office:value="-0.0000000000013458681676743" calcext:value-type="float">
            <text:p>-1.35E-12</text:p>
          </table:table-cell>
          <table:table-cell office:value-type="float" office:value="-0.0000000000020233608072211" calcext:value-type="float">
            <text:p>-2.02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1]/([.C11]*[.G11])" office:value-type="float" office:value="-0.0142850369525546" calcext:value-type="float">
            <text:p>-1.43E-02</text:p>
          </table:table-cell>
          <table:table-cell table:formula="of:=[.F11]/([.D11]*[.H11])" office:value-type="float" office:value="-0.00467317064544956" calcext:value-type="float">
            <text:p>-4.67E-03</text:p>
          </table:table-cell>
          <table:table-cell table:style-name="ce2" table:formula="of:=6/(PI()*([.A11]*0.000000001)^3)" office:value-type="float" office:value="7.07355302630646E+019" calcext:value-type="float">
            <text:p>7.07E+19</text:p>
          </table:table-cell>
          <table:table-cell table:style-name="ce2" table:formula="of:=6/(PI()*([.A11]*0.000000001)^3)" office:value-type="float" office:value="7.07355302630646E+019" calcext:value-type="float">
            <text:p>7.07E+19</text:p>
          </table:table-cell>
          <table:table-cell table:formula="of:=ABS([.I11]*[.K11])" office:value-type="float" office:value="1.01045966366642E+018" calcext:value-type="float">
            <text:p>1.01E+18</text:p>
          </table:table-cell>
          <table:table-cell table:formula="of:=ABS([.J11]*[.L11])" office:value-type="float" office:value="3.30559203615662E+017" calcext:value-type="float">
            <text:p>3.31E+17</text:p>
          </table:table-cell>
          <table:table-cell table:number-columns-repeated="10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38387343357184" calcext:value-type="float">
            <text:p>3.84E-11</text:p>
          </table:table-cell>
          <table:table-cell office:value-type="float" office:value="0.0000076894286058139" calcext:value-type="float">
            <text:p>7.69E-06</text:p>
          </table:table-cell>
          <table:table-cell office:value-type="float" office:value="-0.0000000000011787123235529" calcext:value-type="float">
            <text:p>-1.18E-12</text:p>
          </table:table-cell>
          <table:table-cell office:value-type="float" office:value="-0.0000000000025324079307542" calcext:value-type="float">
            <text:p>-2.53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2]/([.C12]*[.G12])" office:value-type="float" office:value="-0.0307057540446416" calcext:value-type="float">
            <text:p>-3.07E-02</text:p>
          </table:table-cell>
          <table:table-cell table:formula="of:=[.F12]/([.D12]*[.H12])" office:value-type="float" office:value="-0.00181953754362677" calcext:value-type="float">
            <text:p>-1.82E-03</text:p>
          </table:table-cell>
          <table:table-cell table:style-name="ce2" table:formula="of:=6/(PI()*([.A12]*0.000000001)^3)" office:value-type="float" office:value="8.84194128288307E+018" calcext:value-type="float">
            <text:p>8.84E+18</text:p>
          </table:table-cell>
          <table:table-cell table:style-name="ce2" table:formula="of:=6/(PI()*([.A12]*0.000000001)^3)" office:value-type="float" office:value="8.84194128288307E+018" calcext:value-type="float">
            <text:p>8.84E+18</text:p>
          </table:table-cell>
          <table:table-cell table:formula="of:=ABS([.I12]*[.K12])" office:value-type="float" office:value="2.71498474309371E+017" calcext:value-type="float">
            <text:p>2.71E+17</text:p>
          </table:table-cell>
          <table:table-cell table:formula="of:=ABS([.J12]*[.L12])" office:value-type="float" office:value="1.60882441227492E+016" calcext:value-type="float">
            <text:p>1.61E+16</text:p>
          </table:table-cell>
          <table:table-cell table:number-columns-repeated="101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12691476378775" calcext:value-type="float">
            <text:p>1.27E-11</text:p>
          </table:table-cell>
          <table:table-cell office:value-type="float" office:value="0.000029837270190029" calcext:value-type="float">
            <text:p>2.98E-05</text:p>
          </table:table-cell>
          <table:table-cell office:value-type="float" office:value="-0.00000000000098970779022403" calcext:value-type="float">
            <text:p>-9.90E-13</text:p>
          </table:table-cell>
          <table:table-cell office:value-type="float" office:value="-0.000000000003686436773436" calcext:value-type="float">
            <text:p>-3.6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3]/([.C13]*[.G13])" office:value-type="float" office:value="-0.0779820850377345" calcext:value-type="float">
            <text:p>-7.80E-02</text:p>
          </table:table-cell>
          <table:table-cell table:formula="of:=[.F13]/([.D13]*[.H13])" office:value-type="float" office:value="-0.000682604469751064" calcext:value-type="float">
            <text:p>-6.83E-04</text:p>
          </table:table-cell>
          <table:table-cell table:style-name="ce2" table:formula="of:=6/(PI()*([.A13]*0.000000001)^3)" office:value-type="float" office:value="1.10524266036038E+018" calcext:value-type="float">
            <text:p>1.11E+18</text:p>
          </table:table-cell>
          <table:table-cell table:style-name="ce2" table:formula="of:=6/(PI()*([.A13]*0.000000001)^3)" office:value-type="float" office:value="1.10524266036038E+018" calcext:value-type="float">
            <text:p>1.11E+18</text:p>
          </table:table-cell>
          <table:table-cell table:formula="of:=ABS([.I13]*[.K13])" office:value-type="float" office:value="8.61891271275553E+016" calcext:value-type="float">
            <text:p>8.62E+16</text:p>
          </table:table-cell>
          <table:table-cell table:formula="of:=ABS([.J13]*[.L13])" office:value-type="float" office:value="754443580121555" calcext:value-type="float">
            <text:p>7.54E+14</text:p>
          </table:table-cell>
          <table:table-cell table:number-columns-repeated="10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39211032837008" calcext:value-type="float">
            <text:p>3.92E-12</text:p>
          </table:table-cell>
          <table:table-cell office:value-type="float" office:value="0.00011699249625551" calcext:value-type="float">
            <text:p>1.17E-04</text:p>
          </table:table-cell>
          <table:table-cell office:value-type="float" office:value="-0.00000000000081025761233176" calcext:value-type="float">
            <text:p>-8.10E-13</text:p>
          </table:table-cell>
          <table:table-cell office:value-type="float" office:value="-0.0000000000061245802272649" calcext:value-type="float">
            <text:p>-6.12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4]/([.C14]*[.G14])" office:value-type="float" office:value="-0.206640211621007" calcext:value-type="float">
            <text:p>-2.07E-01</text:p>
          </table:table-cell>
          <table:table-cell table:formula="of:=[.F14]/([.D14]*[.H14])" office:value-type="float" office:value="-0.000289227607771036" calcext:value-type="float">
            <text:p>-2.89E-04</text:p>
          </table:table-cell>
          <table:table-cell table:style-name="ce2" table:formula="of:=6/(PI()*([.A14]*0.000000001)^3)" office:value-type="float" office:value="1.38155332545048E+017" calcext:value-type="float">
            <text:p>1.38E+17</text:p>
          </table:table-cell>
          <table:table-cell table:style-name="ce2" table:formula="of:=6/(PI()*([.A14]*0.000000001)^3)" office:value-type="float" office:value="1.38155332545048E+017" calcext:value-type="float">
            <text:p>1.38E+17</text:p>
          </table:table-cell>
          <table:table-cell table:formula="of:=ABS([.I14]*[.K14])" office:value-type="float" office:value="2.85484471536794E+016" calcext:value-type="float">
            <text:p>2.85E+16</text:p>
          </table:table-cell>
          <table:table-cell table:formula="of:=ABS([.J14]*[.L14])" office:value-type="float" office:value="39958336332816.2" calcext:value-type="float">
            <text:p>4.00E+13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11464023933092" calcext:value-type="float">
            <text:p>1.15E-12</text:p>
          </table:table-cell>
          <table:table-cell table:style-name="Default" office:value-type="float" office:value="0.00046611001790138" calcext:value-type="float">
            <text:p>0.000466110017901</text:p>
          </table:table-cell>
          <table:table-cell office:value-type="float" office:value="-0.00000000000065676890486276" calcext:value-type="float">
            <text:p>-6.57E-13</text:p>
          </table:table-cell>
          <table:table-cell office:value-type="float" office:value="-0.000000000010975196319714" calcext:value-type="float">
            <text:p>-1.10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5]/([.C15]*[.G15])" office:value-type="float" office:value="-0.57289561561969" calcext:value-type="float">
            <text:p>-5.73E-01</text:p>
          </table:table-cell>
          <table:table-cell table:formula="of:=[.F15]/([.D15]*[.H15])" office:value-type="float" office:value="-0.000130090410904139" calcext:value-type="float">
            <text:p>-1.30E-04</text:p>
          </table:table-cell>
          <table:table-cell table:style-name="ce2" table:formula="of:=6/(PI()*([.A15]*0.000000001)^3)" office:value-type="float" office:value="1.52788745368219E+016" calcext:value-type="float">
            <text:p>1.53E+16</text:p>
          </table:table-cell>
          <table:table-cell table:style-name="ce2" table:formula="of:=6/(PI()*([.A15]*0.000000001)^3)" office:value-type="float" office:value="1.52788745368219E+016" calcext:value-type="float">
            <text:p>1.53E+16</text:p>
          </table:table-cell>
          <table:table-cell table:formula="of:=ABS([.I15]*[.K15])" office:value-type="float" office:value="8753200233748615" calcext:value-type="float">
            <text:p>8.75E+15</text:p>
          </table:table-cell>
          <table:table-cell table:formula="of:=ABS([.J15]*[.L15])" office:value-type="float" office:value="1987635066647.95" calcext:value-type="float">
            <text:p>1.99E+1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8824064923631" calcext:value-type="float">
            <text:p>1.88E-12</text:p>
          </table:table-cell>
          <table:table-cell office:value-type="float" office:value="0.000000011477179952134" calcext:value-type="float">
            <text:p>1.15E-08</text:p>
          </table:table-cell>
          <table:table-cell office:value-type="float" office:value="-0.00000000000022477159007318" calcext:value-type="float">
            <text:p>-2.25E-13</text:p>
          </table:table-cell>
          <table:table-cell office:value-type="float" office:value="-0.00000000000024725112283616" calcext:value-type="float">
            <text:p>-2.47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7]/([.C17]*[.G17])" office:value-type="float" office:value="-0.11940651022246" calcext:value-type="float">
            <text:p>-1.19E-01</text:p>
          </table:table-cell>
          <table:table-cell table:formula="of:=[.F17]/([.D17]*[.H17])" office:value-type="float" office:value="-0.119021249876649" calcext:value-type="float">
            <text:p>-1.19E-01</text:p>
          </table:table-cell>
          <table:table-cell table:formula="of:=6/(PI()*([.A17]*0.000000001)^3)" office:value-type="float" office:value="1.5278874536822E+025" calcext:value-type="float">
            <text:p>1.5278874536822E+025</text:p>
          </table:table-cell>
          <table:table-cell table:formula="of:=6/(PI()*([.A17]*0.000000001)^3)" office:value-type="float" office:value="1.5278874536822E+025" calcext:value-type="float">
            <text:p>1.5278874536822E+025</text:p>
          </table:table-cell>
          <table:table-cell table:formula="of:=ABS([.I17]*[.K17])" office:value-type="float" office:value="1.82439708856872E+024" calcext:value-type="float">
            <text:p>1.82E+24</text:p>
          </table:table-cell>
          <table:table-cell table:formula="of:=ABS([.J17]*[.L17])" office:value-type="float" office:value="1.81851074408106E+024" calcext:value-type="float">
            <text:p>1.82E+24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59746280429772" calcext:value-type="float">
            <text:p>5.97E-13</text:p>
          </table:table-cell>
          <table:table-cell table:style-name="Default" office:value-type="float" office:value="0.00092624911984071" calcext:value-type="float">
            <text:p>0.000926249119841</text:p>
          </table:table-cell>
          <table:table-cell office:value-type="float" office:value="-0.00000000000052475336447909" calcext:value-type="float">
            <text:p>-5.25E-13</text:p>
          </table:table-cell>
          <table:table-cell office:value-type="float" office:value="-0.000000000021055111711581" calcext:value-type="float">
            <text:p>-2.11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8]/([.C18]*[.G18])" office:value-type="float" office:value="-0.878302985063488" calcext:value-type="float">
            <text:p>-8.78E-01</text:p>
          </table:table-cell>
          <table:table-cell table:formula="of:=[.F18]/([.D18]*[.H18])" office:value-type="float" office:value="-0.000125588874040592" calcext:value-type="float">
            <text:p>-1.26E-04</text:p>
          </table:table-cell>
          <table:table-cell table:formula="of:=6/(PI()*([.A18]*0.000000001)^3)" office:value-type="float" office:value="1.52788745368219E+016" calcext:value-type="float">
            <text:p>1.52788745368219E+016</text:p>
          </table:table-cell>
          <table:table-cell table:formula="of:=6/(PI()*([.A18]*0.000000001)^3)" office:value-type="float" office:value="1.52788745368219E+016" calcext:value-type="float">
            <text:p>1.52788745368219E+016</text:p>
          </table:table-cell>
          <table:table-cell table:formula="of:=ABS([.I18]*[.K18])" office:value-type="float" office:value="1.34194811141012E+016" calcext:value-type="float">
            <text:p>1.34E+16</text:p>
          </table:table-cell>
          <table:table-cell table:formula="of:=ABS([.J18]*[.L18])" office:value-type="float" office:value="1918856649686.94" calcext:value-type="float">
            <text:p>1.92E+12</text:p>
          </table:table-cell>
          <table:table-cell table:number-columns-repeated="1010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773K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10437163255625" calcext:value-type="float">
            <text:p>1.04E-08</text:p>
          </table:table-cell>
          <table:table-cell office:value-type="float" office:value="-0.0000000000002247737443709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5]/([.C25]*[.G25])" office:value-type="float" office:value="-0.119406190550739" calcext:value-type="float">
            <text:p>-1.19E-01</text:p>
          </table:table-cell>
          <table:table-cell table:formula="of:=[.F25]/([.D25]*[.H25])" office:value-type="float" office:value="-0.118982892934023" calcext:value-type="float">
            <text:p>-1.19E-01</text:p>
          </table:table-cell>
          <table:table-cell table:formula="of:=6/(PI()*([.A25]*0.000000001)^3)" office:value-type="float" office:value="1.5278874536822E+025" calcext:value-type="float">
            <text:p>1.5278874536822E+025</text:p>
          </table:table-cell>
          <table:table-cell table:formula="of:=6/(PI()*([.A25]*0.000000001)^3)" office:value-type="float" office:value="1.5278874536822E+025" calcext:value-type="float">
            <text:p>1.5278874536822E+025</text:p>
          </table:table-cell>
          <table:table-cell table:formula="of:=ABS([.I25]*[.K25])" office:value-type="float" office:value="1.8243922043446E+024" calcext:value-type="float">
            <text:p>1.82E+24</text:p>
          </table:table-cell>
          <table:table-cell table:formula="of:=ABS([.J25]*[.L25])" office:value-type="float" office:value="1.81792469316706E+024" calcext:value-type="float">
            <text:p>1.82E+24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0000000000018824180329392" calcext:value-type="float">
            <text:p>1.88E-12</text:p>
          </table:table-cell>
          <table:table-cell office:value-type="float" office:value="0.000000010957171603477" calcext:value-type="float">
            <text:p>1.10E-08</text:p>
          </table:table-cell>
          <table:table-cell office:value-type="float" office:value="-0.00000000000022477266721532" calcext:value-type="float">
            <text:p>-2.25E-13</text:p>
          </table:table-cell>
          <table:table-cell office:value-type="float" office:value="-0.00000000000023601243238655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6]/([.C26]*[.G26])" office:value-type="float" office:value="-0.119406350386668" calcext:value-type="float">
            <text:p>-1.19E-01</text:p>
          </table:table-cell>
          <table:table-cell table:formula="of:=[.F26]/([.D26]*[.H26])" office:value-type="float" office:value="-0.119002981583281" calcext:value-type="float">
            <text:p>-1.19E-01</text:p>
          </table:table-cell>
          <table:table-cell table:formula="of:=6/(PI()*([.A26]*0.000000001)^3)" office:value-type="float" office:value="1.5278874536822E+025" calcext:value-type="float">
            <text:p>1.5278874536822E+025</text:p>
          </table:table-cell>
          <table:table-cell table:formula="of:=6/(PI()*([.A26]*0.000000001)^3)" office:value-type="float" office:value="1.5278874536822E+025" calcext:value-type="float">
            <text:p>1.5278874536822E+025</text:p>
          </table:table-cell>
          <table:table-cell table:formula="of:=ABS([.I26]*[.K26])" office:value-type="float" office:value="1.8243946464577E+024" calcext:value-type="float">
            <text:p>1.82E+24</text:p>
          </table:table-cell>
          <table:table-cell table:formula="of:=ABS([.J26]*[.L26])" office:value-type="float" office:value="1.81823162511869E+024" calcext:value-type="float">
            <text:p>1.82E+2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8824064923631" calcext:value-type="float">
            <text:p>1.88E-12</text:p>
          </table:table-cell>
          <table:table-cell office:value-type="float" office:value="0.000000011477179952134" calcext:value-type="float">
            <text:p>1.15E-08</text:p>
          </table:table-cell>
          <table:table-cell office:value-type="float" office:value="-0.00000000000022477159007318" calcext:value-type="float">
            <text:p>-2.25E-13</text:p>
          </table:table-cell>
          <table:table-cell office:value-type="float" office:value="-0.00000000000024725112283616" calcext:value-type="float">
            <text:p>-2.47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7]/([.C27]*[.G27])" office:value-type="float" office:value="-0.11940651022246" calcext:value-type="float">
            <text:p>-1.19E-01</text:p>
          </table:table-cell>
          <table:table-cell table:formula="of:=[.F27]/([.D27]*[.H27])" office:value-type="float" office:value="-0.119021249876649" calcext:value-type="float">
            <text:p>-1.19E-01</text:p>
          </table:table-cell>
          <table:table-cell table:formula="of:=6/(PI()*([.A27]*0.000000001)^3)" office:value-type="float" office:value="1.5278874536822E+025" calcext:value-type="float">
            <text:p>1.5278874536822E+025</text:p>
          </table:table-cell>
          <table:table-cell table:formula="of:=6/(PI()*([.A27]*0.000000001)^3)" office:value-type="float" office:value="1.5278874536822E+025" calcext:value-type="float">
            <text:p>1.5278874536822E+025</text:p>
          </table:table-cell>
          <table:table-cell table:formula="of:=ABS([.I27]*[.K27])" office:value-type="float" office:value="1.82439708856872E+024" calcext:value-type="float">
            <text:p>1.82E+24</text:p>
          </table:table-cell>
          <table:table-cell table:formula="of:=ABS([.J27]*[.L27])" office:value-type="float" office:value="1.81851074408106E+024" calcext:value-type="float">
            <text:p>1.82E+2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019942204988" calcext:value-type="float">
            <text:p>2.10E-10</text:p>
          </table:table-cell>
          <table:table-cell office:value-type="float" office:value="0.000001160806520576" calcext:value-type="float">
            <text:p>1.16E-06</text:p>
          </table:table-cell>
          <table:table-cell office:value-type="float" office:value="-0.0000000000015939444075124" calcext:value-type="float">
            <text:p>-1.59E-12</text:p>
          </table:table-cell>
          <table:table-cell office:value-type="float" office:value="-0.0000000000015939340901596" calcext:value-type="float">
            <text:p>-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9]/([.C29]*[.G29])" office:value-type="float" office:value="-0.00758301041919211" calcext:value-type="float">
            <text:p>-7.58E-03</text:p>
          </table:table-cell>
          <table:table-cell table:formula="of:=[.F29]/([.D29]*[.H29])" office:value-type="float" office:value="-0.00758633375622302" calcext:value-type="float">
            <text:p>-7.59E-03</text:p>
          </table:table-cell>
          <table:table-cell table:formula="of:=6/(PI()*([.A29]*0.000000001)^3)" office:value-type="float" office:value="1.52788745368219E+016" calcext:value-type="float">
            <text:p>1.52788745368219E+016</text:p>
          </table:table-cell>
          <table:table-cell table:formula="of:=6/(PI()*([.A29]*0.000000001)^3)" office:value-type="float" office:value="1.52788745368219E+016" calcext:value-type="float">
            <text:p>1.52788745368219E+016</text:p>
          </table:table-cell>
          <table:table-cell table:formula="of:=ABS([.I29]*[.K29])" office:value-type="float" office:value="115859864806250" calcext:value-type="float">
            <text:p>1.16E+14</text:p>
          </table:table-cell>
          <table:table-cell table:formula="of:=ABS([.J29]*[.L29])" office:value-type="float" office:value="115910641655789" calcext:value-type="float">
            <text:p>1.16E+14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11464023933092" calcext:value-type="float">
            <text:p>1.15E-12</text:p>
          </table:table-cell>
          <table:table-cell table:style-name="Default" office:value-type="float" office:value="0.00046611001790138" calcext:value-type="float">
            <text:p>0.000466110017901</text:p>
          </table:table-cell>
          <table:table-cell office:value-type="float" office:value="-0.00000000000065676890486276" calcext:value-type="float">
            <text:p>-6.57E-13</text:p>
          </table:table-cell>
          <table:table-cell office:value-type="float" office:value="-0.000000000010975196319714" calcext:value-type="float">
            <text:p>-1.10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0]/([.C30]*[.G30])" office:value-type="float" office:value="-0.57289561561969" calcext:value-type="float">
            <text:p>-5.73E-01</text:p>
          </table:table-cell>
          <table:table-cell table:formula="of:=[.F30]/([.D30]*[.H30])" office:value-type="float" office:value="-0.000130090410904139" calcext:value-type="float">
            <text:p>-1.30E-04</text:p>
          </table:table-cell>
          <table:table-cell table:formula="of:=6/(PI()*([.A30]*0.000000001)^3)" office:value-type="float" office:value="1.52788745368219E+016" calcext:value-type="float">
            <text:p>1.52788745368219E+016</text:p>
          </table:table-cell>
          <table:table-cell table:formula="of:=6/(PI()*([.A30]*0.000000001)^3)" office:value-type="float" office:value="1.52788745368219E+016" calcext:value-type="float">
            <text:p>1.52788745368219E+016</text:p>
          </table:table-cell>
          <table:table-cell table:formula="of:=ABS([.I30]*[.K30])" office:value-type="float" office:value="8753200233748615" calcext:value-type="float">
            <text:p>8.75E+15</text:p>
          </table:table-cell>
          <table:table-cell table:formula="of:=ABS([.J30]*[.L30])" office:value-type="float" office:value="1987635066647.95" calcext:value-type="float">
            <text:p>1.99E+12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59746280429772" calcext:value-type="float">
            <text:p>5.97E-13</text:p>
          </table:table-cell>
          <table:table-cell table:style-name="Default" office:value-type="float" office:value="0.00092624911984071" calcext:value-type="float">
            <text:p>0.000926249119841</text:p>
          </table:table-cell>
          <table:table-cell office:value-type="float" office:value="-0.00000000000052475336447909" calcext:value-type="float">
            <text:p>-5.25E-13</text:p>
          </table:table-cell>
          <table:table-cell office:value-type="float" office:value="-0.000000000021055111711581" calcext:value-type="float">
            <text:p>-2.11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1]/([.C31]*[.G31])" office:value-type="float" office:value="-0.878302985063488" calcext:value-type="float">
            <text:p>-8.78E-01</text:p>
          </table:table-cell>
          <table:table-cell table:formula="of:=[.F31]/([.D31]*[.H31])" office:value-type="float" office:value="-0.000125588874040592" calcext:value-type="float">
            <text:p>-1.26E-04</text:p>
          </table:table-cell>
          <table:table-cell table:formula="of:=6/(PI()*([.A31]*0.000000001)^3)" office:value-type="float" office:value="1.52788745368219E+016" calcext:value-type="float">
            <text:p>1.52788745368219E+016</text:p>
          </table:table-cell>
          <table:table-cell table:formula="of:=6/(PI()*([.A31]*0.000000001)^3)" office:value-type="float" office:value="1.52788745368219E+016" calcext:value-type="float">
            <text:p>1.52788745368219E+016</text:p>
          </table:table-cell>
          <table:table-cell table:formula="of:=ABS([.I31]*[.K31])" office:value-type="float" office:value="1.34194811141012E+016" calcext:value-type="float">
            <text:p>1.34E+16</text:p>
          </table:table-cell>
          <table:table-cell table:formula="of:=ABS([.J31]*[.L31])" office:value-type="float" office:value="1918856649686.94" calcext:value-type="float">
            <text:p>1.92E+1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1000K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089746640062291" calcext:value-type="float">
            <text:p>8.97E-09</text:p>
          </table:table-cell>
          <table:table-cell office:value-type="float" office:value="-0.00000000000022477965902424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36]/([.C36]*[.G36])" office:value-type="float" office:value="-0.119409332582411" calcext:value-type="float">
            <text:p>-1.19E-01</text:p>
          </table:table-cell>
          <table:table-cell table:formula="of:=[.F36]/([.D36]*[.H36])" office:value-type="float" office:value="-0.00457700396319476" calcext:value-type="float">
            <text:p>-4.58E-03</text:p>
          </table:table-cell>
          <table:table-cell table:formula="of:=6/(PI()*([.A36]*0.000000001)^3)" office:value-type="float" office:value="1.5278874536822E+025" calcext:value-type="float">
            <text:p>1.5278874536822E+025</text:p>
          </table:table-cell>
          <table:table-cell table:formula="of:=6/(PI()*([.A36]*0.000000001)^3)" office:value-type="float" office:value="1.5278874536822E+025" calcext:value-type="float">
            <text:p>1.5278874536822E+025</text:p>
          </table:table-cell>
          <table:table-cell table:formula="of:=ABS([.I36]*[.K36])" office:value-type="float" office:value="1.8244402110523E+024" calcext:value-type="float">
            <text:p>1.82E+24</text:p>
          </table:table-cell>
          <table:table-cell table:formula="of:=ABS([.J36]*[.L36])" office:value-type="float" office:value="6.99314693081896E+022" calcext:value-type="float">
            <text:p>6.99E+22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0000000000018825032055571" calcext:value-type="float">
            <text:p>1.88E-12</text:p>
          </table:table-cell>
          <table:table-cell office:value-type="float" office:value="0.0000000089918666152711" calcext:value-type="float">
            <text:p>8.99E-09</text:p>
          </table:table-cell>
          <table:table-cell office:value-type="float" office:value="-0.00000000000022477962319887" calcext:value-type="float">
            <text:p>-2.25E-13</text:p>
          </table:table-cell>
          <table:table-cell office:value-type="float" office:value="-0.00000000000023601888432001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37]/([.C37]*[.G37])" office:value-type="float" office:value="-0.119404642996265" calcext:value-type="float">
            <text:p>-1.19E-01</text:p>
          </table:table-cell>
          <table:table-cell table:formula="of:=[.F37]/([.D37]*[.H37])" office:value-type="float" office:value="-0.00479679113337615" calcext:value-type="float">
            <text:p>-4.80E-03</text:p>
          </table:table-cell>
          <table:table-cell table:formula="of:=6/(PI()*([.A37]*0.000000001)^3)" office:value-type="float" office:value="1.5278874536822E+025" calcext:value-type="float">
            <text:p>1.5278874536822E+025</text:p>
          </table:table-cell>
          <table:table-cell table:formula="of:=6/(PI()*([.A37]*0.000000001)^3)" office:value-type="float" office:value="1.5278874536822E+025" calcext:value-type="float">
            <text:p>1.5278874536822E+025</text:p>
          </table:table-cell>
          <table:table-cell table:formula="of:=ABS([.I37]*[.K37])" office:value-type="float" office:value="1.82436855945395E+024" calcext:value-type="float">
            <text:p>1.82E+24</text:p>
          </table:table-cell>
          <table:table-cell table:formula="of:=ABS([.J37]*[.L37])" office:value-type="float" office:value="7.32895699061941E+022" calcext:value-type="float">
            <text:p>7.33E+22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8825028217187" calcext:value-type="float">
            <text:p>1.88E-12</text:p>
          </table:table-cell>
          <table:table-cell office:value-type="float" office:value="0.0000000090090692243115" calcext:value-type="float">
            <text:p>9.01E-09</text:p>
          </table:table-cell>
          <table:table-cell office:value-type="float" office:value="-0.00000000000022477958737351" calcext:value-type="float">
            <text:p>-2.25E-13</text:p>
          </table:table-cell>
          <table:table-cell office:value-type="float" office:value="-0.00000000000024725861695733" calcext:value-type="float">
            <text:p>-2.47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38]/([.C38]*[.G38])" office:value-type="float" office:value="-0.119404648311916" calcext:value-type="float">
            <text:p>-1.19E-01</text:p>
          </table:table-cell>
          <table:table-cell table:formula="of:=[.F38]/([.D38]*[.H38])" office:value-type="float" office:value="-0.00501562921037487" calcext:value-type="float">
            <text:p>-5.02E-03</text:p>
          </table:table-cell>
          <table:table-cell table:formula="of:=6/(PI()*([.A38]*0.000000001)^3)" office:value-type="float" office:value="1.5278874536822E+025" calcext:value-type="float">
            <text:p>1.5278874536822E+025</text:p>
          </table:table-cell>
          <table:table-cell table:formula="of:=6/(PI()*([.A38]*0.000000001)^3)" office:value-type="float" office:value="1.5278874536822E+025" calcext:value-type="float">
            <text:p>1.5278874536822E+025</text:p>
          </table:table-cell>
          <table:table-cell table:formula="of:=ABS([.I38]*[.K38])" office:value-type="float" office:value="1.82436864067111E+024" calcext:value-type="float">
            <text:p>1.82E+24</text:p>
          </table:table-cell>
          <table:table-cell table:formula="of:=ABS([.J38]*[.L38])" office:value-type="float" office:value="7.66331694285369E+022" calcext:value-type="float">
            <text:p>7.66E+2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11238751257766" calcext:value-type="float">
            <text:p>1.12E-09</text:p>
          </table:table-cell>
          <table:table-cell office:value-type="float" office:value="0.00000021329876957304" calcext:value-type="float">
            <text:p>2.13E-07</text:p>
          </table:table-cell>
          <table:table-cell office:value-type="float" office:value="-0.0000000000036779593920669" calcext:value-type="float">
            <text:p>-3.68E-12</text:p>
          </table:table-cell>
          <table:table-cell office:value-type="float" office:value="-0.0000000000036774791521197" calcext:value-type="float">
            <text:p>-3.68E-12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0]/([.C40]*[.G40])" office:value-type="float" office:value="-0.00327256944095584" calcext:value-type="float">
            <text:p>-3.27E-03</text:p>
          </table:table-cell>
          <table:table-cell table:formula="of:=[.F40]/([.D40]*[.H40])" office:value-type="float" office:value="-0.0031507633164674" calcext:value-type="float">
            <text:p>-3.15E-03</text:p>
          </table:table-cell>
          <table:table-cell table:formula="of:=6/(PI()*([.A40]*0.000000001)^3)" office:value-type="float" office:value="1.52788745368219E+016" calcext:value-type="float">
            <text:p>1.52788745368219E+016</text:p>
          </table:table-cell>
          <table:table-cell table:formula="of:=6/(PI()*([.A40]*0.000000001)^3)" office:value-type="float" office:value="1.52788745368219E+016" calcext:value-type="float">
            <text:p>1.52788745368219E+016</text:p>
          </table:table-cell>
          <table:table-cell table:formula="of:=ABS([.I40]*[.K40])" office:value-type="float" office:value="50001177901401.8" calcext:value-type="float">
            <text:p>5.00E+13</text:p>
          </table:table-cell>
          <table:table-cell table:formula="of:=ABS([.J40]*[.L40])" office:value-type="float" office:value="48140117407526.4" calcext:value-type="float">
            <text:p>4.81E+13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28463343292436" calcext:value-type="float">
            <text:p>2.85E-11</text:p>
          </table:table-cell>
          <table:table-cell office:value-type="float" office:value="0.000015295607436489" calcext:value-type="float">
            <text:p>1.53E-05</text:p>
          </table:table-cell>
          <table:table-cell office:value-type="float" office:value="-0.0000000000020031912644442" calcext:value-type="float">
            <text:p>-2.00E-12</text:p>
          </table:table-cell>
          <table:table-cell office:value-type="float" office:value="-0.000000000012248236669497" calcext:value-type="float">
            <text:p>-1.22E-11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1]/([.C41]*[.G41])" office:value-type="float" office:value="-0.0703779329034948" calcext:value-type="float">
            <text:p>-7.04E-02</text:p>
          </table:table-cell>
          <table:table-cell table:formula="of:=[.F41]/([.D41]*[.H41])" office:value-type="float" office:value="-0.000146339225419191" calcext:value-type="float">
            <text:p>-1.46E-04</text:p>
          </table:table-cell>
          <table:table-cell table:formula="of:=6/(PI()*([.A41]*0.000000001)^3)" office:value-type="float" office:value="1.52788745368219E+016" calcext:value-type="float">
            <text:p>1.52788745368219E+016</text:p>
          </table:table-cell>
          <table:table-cell table:formula="of:=6/(PI()*([.A41]*0.000000001)^3)" office:value-type="float" office:value="1.52788745368219E+016" calcext:value-type="float">
            <text:p>1.52788745368219E+016</text:p>
          </table:table-cell>
          <table:table-cell table:formula="of:=ABS([.I41]*[.K41])" office:value-type="float" office:value="1.07529560699337E+015" calcext:value-type="float">
            <text:p>1.08E+15</text:p>
          </table:table-cell>
          <table:table-cell table:formula="of:=ABS([.J41]*[.L41])" office:value-type="float" office:value="2235898664995.53" calcext:value-type="float">
            <text:p>2.24E+12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4996809831531" calcext:value-type="float">
            <text:p>1.50E-11</text:p>
          </table:table-cell>
          <table:table-cell office:value-type="float" office:value="0.000030465445849132" calcext:value-type="float">
            <text:p>3.05E-05</text:p>
          </table:table-cell>
          <table:table-cell office:value-type="float" office:value="-0.0000000000016200042149337" calcext:value-type="float">
            <text:p>-1.62E-12</text:p>
          </table:table-cell>
          <table:table-cell office:value-type="float" office:value="-0.00000000002205104069145" calcext:value-type="float">
            <text:p>-2.21E-11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2]/([.C42]*[.G42])" office:value-type="float" office:value="-0.108023255154414" calcext:value-type="float">
            <text:p>-1.08E-01</text:p>
          </table:table-cell>
          <table:table-cell table:formula="of:=[.F42]/([.D42]*[.H42])" office:value-type="float" office:value="-0.000132274297509213" calcext:value-type="float">
            <text:p>-1.32E-04</text:p>
          </table:table-cell>
          <table:table-cell table:formula="of:=6/(PI()*([.A42]*0.000000001)^3)" office:value-type="float" office:value="1.52788745368219E+016" calcext:value-type="float">
            <text:p>1.52788745368219E+016</text:p>
          </table:table-cell>
          <table:table-cell table:formula="of:=6/(PI()*([.A42]*0.000000001)^3)" office:value-type="float" office:value="1.52788745368219E+016" calcext:value-type="float">
            <text:p>1.52788745368219E+016</text:p>
          </table:table-cell>
          <table:table-cell table:formula="of:=ABS([.I42]*[.K42])" office:value-type="float" office:value="1650473762563399" calcext:value-type="float">
            <text:p>1.65E+15</text:p>
          </table:table-cell>
          <table:table-cell table:formula="of:=ABS([.J42]*[.L42])" office:value-type="float" office:value="2021002396089.53" calcext:value-type="float">
            <text:p>2.02E+12</text:p>
          </table:table-cell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0% Bias</text:p>
          </table:table-cell>
          <table:table-cell table:style-name="ce6" office:value-type="string" calcext:value-type="string">
            <text:p>Temperature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3" calcext:value-type="float">
            <text:p>773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10437163255625" calcext:value-type="float">
            <text:p>1.04E-08</text:p>
          </table:table-cell>
          <table:table-cell office:value-type="float" office:value="-0.0000000000002247737443709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46]/([.C46]*[.G46])" office:value-type="float" office:value="-0.119406190550739" calcext:value-type="float">
            <text:p>-1.19E-01</text:p>
          </table:table-cell>
          <table:table-cell table:formula="of:=[.F46]/([.D46]*[.H46])" office:value-type="float" office:value="-0.118982892934023" calcext:value-type="float">
            <text:p>-1.19E-01</text:p>
          </table:table-cell>
          <table:table-cell table:formula="of:=6/(PI()*([.A46]*0.000000001)^3)" office:value-type="float" office:value="1.5278874536822E+025" calcext:value-type="float">
            <text:p>1.5278874536822E+025</text:p>
          </table:table-cell>
          <table:table-cell table:formula="of:=6/(PI()*([.A46]*0.000000001)^3)" office:value-type="float" office:value="1.5278874536822E+025" calcext:value-type="float">
            <text:p>1.5278874536822E+025</text:p>
          </table:table-cell>
          <table:table-cell table:style-name="ce8" table:formula="of:=ABS([.I46]*[.K46])" office:value-type="float" office:value="1.8243922043446E+024" calcext:value-type="float">
            <text:p>1.82439E+24</text:p>
          </table:table-cell>
          <table:table-cell table:style-name="ce8" table:formula="of:=ABS([.J46]*[.L46])" office:value-type="float" office:value="1.81792469316706E+024" calcext:value-type="float">
            <text:p>1.81792E+2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089746640062291" calcext:value-type="float">
            <text:p>8.97E-09</text:p>
          </table:table-cell>
          <table:table-cell office:value-type="float" office:value="-0.00000000000022477965902424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7]/([.C47]*[.G47])" office:value-type="float" office:value="-0.119409332582411" calcext:value-type="float">
            <text:p>-1.19E-01</text:p>
          </table:table-cell>
          <table:table-cell table:formula="of:=[.F47]/([.D47]*[.H47])" office:value-type="float" office:value="-0.00457700396319476" calcext:value-type="float">
            <text:p>-4.58E-03</text:p>
          </table:table-cell>
          <table:table-cell table:formula="of:=6/(PI()*([.A47]*0.000000001)^3)" office:value-type="float" office:value="1.5278874536822E+025" calcext:value-type="float">
            <text:p>1.5278874536822E+025</text:p>
          </table:table-cell>
          <table:table-cell table:formula="of:=6/(PI()*([.A47]*0.000000001)^3)" office:value-type="float" office:value="1.5278874536822E+025" calcext:value-type="float">
            <text:p>1.5278874536822E+025</text:p>
          </table:table-cell>
          <table:table-cell table:style-name="ce9" table:formula="of:=ABS([.I47]*[.K47])" office:value-type="float" office:value="1.8244402110523E+024" calcext:value-type="float">
            <text:p>1.82444E+24</text:p>
          </table:table-cell>
          <table:table-cell table:style-name="ce11" table:formula="of:=ABS([.J47]*[.L47])" office:value-type="float" office:value="6.99314693081896E+022" calcext:value-type="float">
            <text:p>6.99315E+2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office:value-type="float" office:value="0.00000000021019942204988" calcext:value-type="float">
            <text:p>2.10E-10</text:p>
          </table:table-cell>
          <table:table-cell office:value-type="float" office:value="0.000001160806520576" calcext:value-type="float">
            <text:p>1.16E-06</text:p>
          </table:table-cell>
          <table:table-cell office:value-type="float" office:value="-0.0000000000015939444075124" calcext:value-type="float">
            <text:p>-1.59E-12</text:p>
          </table:table-cell>
          <table:table-cell office:value-type="float" office:value="-0.0000000000015939340901596" calcext:value-type="float">
            <text:p>-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49]/([.C49]*[.G49])" office:value-type="float" office:value="-0.00758301041919211" calcext:value-type="float">
            <text:p>-7.58E-03</text:p>
          </table:table-cell>
          <table:table-cell table:formula="of:=[.F49]/([.D49]*[.H49])" office:value-type="float" office:value="-0.00758633375622302" calcext:value-type="float">
            <text:p>-7.59E-03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ABS([.I49]*[.K49])" office:value-type="float" office:value="115859864806250" calcext:value-type="float">
            <text:p>1.16E+14</text:p>
          </table:table-cell>
          <table:table-cell table:formula="of:=ABS([.J49]*[.L49])" office:value-type="float" office:value="115910641655789" calcext:value-type="float">
            <text:p>1.16E+14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11238751257766" calcext:value-type="float">
            <text:p>1.12E-09</text:p>
          </table:table-cell>
          <table:table-cell office:value-type="float" office:value="0.00000021329876957304" calcext:value-type="float">
            <text:p>2.13E-07</text:p>
          </table:table-cell>
          <table:table-cell office:value-type="float" office:value="-0.0000000000036779593920669" calcext:value-type="float">
            <text:p>-3.68E-12</text:p>
          </table:table-cell>
          <table:table-cell office:value-type="float" office:value="-0.0000000000036774791521197" calcext:value-type="float">
            <text:p>-3.68E-12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0]/([.C50]*[.G50])" office:value-type="float" office:value="-0.00327256944095584" calcext:value-type="float">
            <text:p>-3.27E-03</text:p>
          </table:table-cell>
          <table:table-cell table:formula="of:=[.F50]/([.D50]*[.H50])" office:value-type="float" office:value="-0.0031507633164674" calcext:value-type="float">
            <text:p>-3.15E-03</text:p>
          </table:table-cell>
          <table:table-cell table:formula="of:=6/(PI()*([.A50]*0.000000001)^3)" office:value-type="float" office:value="1.52788745368219E+016" calcext:value-type="float">
            <text:p>1.52788745368219E+016</text:p>
          </table:table-cell>
          <table:table-cell table:formula="of:=6/(PI()*([.A50]*0.000000001)^3)" office:value-type="float" office:value="1.52788745368219E+016" calcext:value-type="float">
            <text:p>1.52788745368219E+016</text:p>
          </table:table-cell>
          <table:table-cell table:style-name="ce10" table:formula="of:=ABS([.I50]*[.K50])" office:value-type="float" office:value="50001177901401.8" calcext:value-type="float">
            <text:p>5.00E+13</text:p>
          </table:table-cell>
          <table:table-cell table:style-name="ce10" table:formula="of:=ABS([.J50]*[.L50])" office:value-type="float" office:value="48140117407526.4" calcext:value-type="float">
            <text:p>4.81E+1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5% Bias</text:p>
          </table:table-cell>
          <table:table-cell table:style-name="ce6" office:value-type="string" calcext:value-type="string">
            <text:p>Temperature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3" calcext:value-type="float">
            <text:p>773</text:p>
          </table:table-cell>
          <table:table-cell office:value-type="float" office:value="0.0000000000018824180329392" calcext:value-type="float">
            <text:p>1.88E-12</text:p>
          </table:table-cell>
          <table:table-cell office:value-type="float" office:value="0.000000010957171603477" calcext:value-type="float">
            <text:p>1.10E-08</text:p>
          </table:table-cell>
          <table:table-cell office:value-type="float" office:value="-0.00000000000022477266721532" calcext:value-type="float">
            <text:p>-2.25E-13</text:p>
          </table:table-cell>
          <table:table-cell office:value-type="float" office:value="-0.00000000000023601243238655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3]/([.C53]*[.G53])" office:value-type="float" office:value="-0.119406350386668" calcext:value-type="float">
            <text:p>-1.19E-01</text:p>
          </table:table-cell>
          <table:table-cell table:formula="of:=[.F53]/([.D53]*[.H53])" office:value-type="float" office:value="-0.119002981583281" calcext:value-type="float">
            <text:p>-1.19E-01</text:p>
          </table:table-cell>
          <table:table-cell table:formula="of:=6/(PI()*([.A53]*0.000000001)^3)" office:value-type="float" office:value="1.5278874536822E+025" calcext:value-type="float">
            <text:p>1.5278874536822E+025</text:p>
          </table:table-cell>
          <table:table-cell table:formula="of:=6/(PI()*([.A53]*0.000000001)^3)" office:value-type="float" office:value="1.5278874536822E+025" calcext:value-type="float">
            <text:p>1.5278874536822E+025</text:p>
          </table:table-cell>
          <table:table-cell table:style-name="ce8" table:formula="of:=ABS([.I53]*[.K53])" office:value-type="float" office:value="1.8243946464577E+024" calcext:value-type="float">
            <text:p>1.82439E+24</text:p>
          </table:table-cell>
          <table:table-cell table:style-name="ce8" table:formula="of:=ABS([.J53]*[.L53])" office:value-type="float" office:value="1.81823162511869E+024" calcext:value-type="float">
            <text:p>1.81823E+2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18825032055571" calcext:value-type="float">
            <text:p>1.88E-12</text:p>
          </table:table-cell>
          <table:table-cell office:value-type="float" office:value="0.0000000089918666152711" calcext:value-type="float">
            <text:p>8.99E-09</text:p>
          </table:table-cell>
          <table:table-cell office:value-type="float" office:value="-0.00000000000022477962319887" calcext:value-type="float">
            <text:p>-2.25E-13</text:p>
          </table:table-cell>
          <table:table-cell office:value-type="float" office:value="-0.00000000000023601888432001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4]/([.C54]*[.G54])" office:value-type="float" office:value="-0.119404642996265" calcext:value-type="float">
            <text:p>-1.19E-01</text:p>
          </table:table-cell>
          <table:table-cell table:formula="of:=[.F54]/([.D54]*[.H54])" office:value-type="float" office:value="-0.00479679113337615" calcext:value-type="float">
            <text:p>-4.80E-03</text:p>
          </table:table-cell>
          <table:table-cell table:formula="of:=6/(PI()*([.A54]*0.000000001)^3)" office:value-type="float" office:value="1.5278874536822E+025" calcext:value-type="float">
            <text:p>1.5278874536822E+025</text:p>
          </table:table-cell>
          <table:table-cell table:formula="of:=6/(PI()*([.A54]*0.000000001)^3)" office:value-type="float" office:value="1.5278874536822E+025" calcext:value-type="float">
            <text:p>1.5278874536822E+025</text:p>
          </table:table-cell>
          <table:table-cell table:style-name="ce11" table:formula="of:=ABS([.I54]*[.K54])" office:value-type="float" office:value="1.82436855945395E+024" calcext:value-type="float">
            <text:p>1.82437E+24</text:p>
          </table:table-cell>
          <table:table-cell table:style-name="ce11" table:formula="of:=ABS([.J54]*[.L54])" office:value-type="float" office:value="7.32895699061941E+022" calcext:value-type="float">
            <text:p>7.32896E+2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office:value-type="float" office:value="0.0000000000011464023933092" calcext:value-type="float">
            <text:p>1.15E-12</text:p>
          </table:table-cell>
          <table:table-cell table:style-name="Default" office:value-type="float" office:value="0.00046611001790138" calcext:value-type="float">
            <text:p>0.000466110017901</text:p>
          </table:table-cell>
          <table:table-cell office:value-type="float" office:value="-0.00000000000065676890486276" calcext:value-type="float">
            <text:p>-6.57E-13</text:p>
          </table:table-cell>
          <table:table-cell office:value-type="float" office:value="-0.000000000010975196319714" calcext:value-type="float">
            <text:p>-1.10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6]/([.C56]*[.G56])" office:value-type="float" office:value="-0.57289561561969" calcext:value-type="float">
            <text:p>-5.73E-01</text:p>
          </table:table-cell>
          <table:table-cell table:formula="of:=[.F56]/([.D56]*[.H56])" office:value-type="float" office:value="-0.000130090410904139" calcext:value-type="float">
            <text:p>-1.30E-04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ABS([.I56]*[.K56])" office:value-type="float" office:value="8753200233748615" calcext:value-type="float">
            <text:p>8.75E+15</text:p>
          </table:table-cell>
          <table:table-cell table:formula="of:=ABS([.J56]*[.L56])" office:value-type="float" office:value="1987635066647.95" calcext:value-type="float">
            <text:p>1.99E+12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28463343292436" calcext:value-type="float">
            <text:p>2.85E-11</text:p>
          </table:table-cell>
          <table:table-cell office:value-type="float" office:value="0.000015295607436489" calcext:value-type="float">
            <text:p>1.53E-05</text:p>
          </table:table-cell>
          <table:table-cell office:value-type="float" office:value="-0.0000000000020031912644442" calcext:value-type="float">
            <text:p>-2.00E-12</text:p>
          </table:table-cell>
          <table:table-cell office:value-type="float" office:value="-0.000000000012248236669497" calcext:value-type="float">
            <text:p>-1.22E-11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7]/([.C57]*[.G57])" office:value-type="float" office:value="-0.0703779329034948" calcext:value-type="float">
            <text:p>-7.04E-02</text:p>
          </table:table-cell>
          <table:table-cell table:formula="of:=[.F57]/([.D57]*[.H57])" office:value-type="float" office:value="-0.000146339225419191" calcext:value-type="float">
            <text:p>-1.46E-04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style-name="ce10" table:formula="of:=ABS([.I57]*[.K57])" office:value-type="float" office:value="1.07529560699337E+015" calcext:value-type="float">
            <text:p>1.08E+15</text:p>
          </table:table-cell>
          <table:table-cell table:style-name="ce12" table:formula="of:=ABS([.J57]*[.L57])" office:value-type="float" office:value="2235898664995.53" calcext:value-type="float">
            <text:p>2.24E+12</text:p>
          </table:table-cell>
          <table:table-cell table:number-columns-repeated="1010"/>
        </table:table-row>
      </table:table>
      <table:table table:name="Data_converted" table:style-name="ta1"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1010" table:default-cell-style-name="Default"/>
        <table:table-row table:style-name="ro1">
          <table:table-cell table:style-name="ce16" office:value-type="string" calcext:value-type="string">
            <text:p>atomic_vol</text:p>
          </table:table-cell>
          <table:table-cell table:style-name="ce16" office:value-type="string" calcext:value-type="string">
            <text:p>Di</text:p>
          </table:table-cell>
          <table:table-cell table:style-name="ce16" office:value-type="string" calcext:value-type="string">
            <text:p>length_scale</text:p>
          </table:table-cell>
          <table:table-cell table:style-name="ce16" table:number-columns-repeated="1021"/>
        </table:table-row>
        <table:table-row table:style-name="ro1">
          <table:table-cell table:style-name="ce17" office:value-type="float" office:value="1.206E-029" calcext:value-type="float">
            <text:p>1.21E-29</text:p>
          </table:table-cell>
          <table:table-cell table:style-name="ce17" office:value-type="float" office:value="0.00000000110661083073233" calcext:value-type="float">
            <text:p>1.11E-09</text:p>
          </table:table-cell>
          <table:table-cell table:style-name="ce17" office:value-type="float" office:value="0.0000000001" calcext:value-type="float">
            <text:p>1.00E-10</text:p>
          </table:table-cell>
          <table:table-cell table:style-name="ce16" table:number-columns-repeated="1021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bias</text:p>
          </table:table-cell>
          <table:table-cell table:style-name="ce1" office:value-type="string" calcext:value-type="string">
            <text:p>ci(1/m3)</text:p>
          </table:table-cell>
          <table:table-cell table:style-name="ce1" office:value-type="string" calcext:value-type="string">
            <text:p>cv(1/m3)</text:p>
          </table:table-cell>
          <table:table-cell table:style-name="ce1" office:value-type="string" calcext:value-type="string">
            <text:p>ji(1/s)</text:p>
          </table:table-cell>
          <table:table-cell table:style-name="ce1" office:value-type="string" calcext:value-type="string">
            <text:p>jv(1/s)</text:p>
          </table:table-cell>
          <table:table-cell table:style-name="ce1" office:value-type="string" calcext:value-type="string">
            <text:p>Di(m2/s)</text:p>
          </table:table-cell>
          <table:table-cell table:style-name="ce1" office:value-type="string" calcext:value-type="string">
            <text:p>Dv(m2/s)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$Data.C2]/[.$A$2]" office:value-type="float" office:value="1.56088687699909E+017" calcext:value-type="float">
            <text:p>1.56E+17</text:p>
          </table:table-cell>
          <table:table-cell table:formula="of:=[$Data.D2]/[.$A$2]" office:value-type="float" office:value="8.65436422522803E+020" calcext:value-type="float">
            <text:p>8.65E+20</text:p>
          </table:table-cell>
          <table:table-cell table:formula="of:=[$Data.E2]*[.$B$2]*[.$C$2]/[.$A$2]" office:value-type="float" office:value="-0.00206249635145189" calcext:value-type="float">
            <text:p>-2.06E-03</text:p>
          </table:table-cell>
          <table:table-cell table:formula="of:=[$Data.F2]*[.$B$2]*[.$C$2]/[.$A$2]" office:value-type="float" office:value="-0.00206249632924159" calcext:value-type="float">
            <text:p>-2.06E-03</text:p>
          </table:table-cell>
          <table:table-cell table:formula="of:=[$Data.G2]*[.$B$2]" office:value-type="float" office:value="0.00000000110661083073233" calcext:value-type="float">
            <text:p>1.10661083073233E-09</text:p>
          </table:table-cell>
          <table:table-cell table:formula="of:=[$Data.H2]*[.$B$2]" office:value-type="float" office:value="0.000000000000200296560362552" calcext:value-type="float">
            <text:p>2.00296560362552E-13</text:p>
          </table:table-cell>
          <table:table-cell table:formula="of:=[.E5]/([.C5]*[.G5])" office:value-type="float" office:value="-0.0000000000119406190550739" calcext:value-type="float">
            <text:p>-1.19E-11</text:p>
          </table:table-cell>
          <table:table-cell table:formula="of:=[.F5]/([.D5]*[.H5])" office:value-type="float" office:value="-0.0000000000118982892934023" calcext:value-type="float">
            <text:p>-1.19E-11</text:p>
          </table:table-cell>
          <table:table-cell table:formula="of:=6/(PI()*([.A5]*0.000000001)^3)" office:value-type="float" office:value="1.52788745368219E+022" calcext:value-type="float">
            <text:p>1.52788745368219E+022</text:p>
          </table:table-cell>
          <table:table-cell table:formula="of:=6/(PI()*([.A5]*0.000000001)^3)" office:value-type="float" office:value="1.52788745368219E+022" calcext:value-type="float">
            <text:p>1.52788745368219E+022</text:p>
          </table:table-cell>
          <table:table-cell table:formula="of:=[.I5]*[.K5]" office:value-type="float" office:value="-182439220434.46" calcext:value-type="float">
            <text:p>-1.82E+11</text:p>
          </table:table-cell>
          <table:table-cell table:formula="of:=[.J5]*[.L5]" office:value-type="float" office:value="-181792469316.706" calcext:value-type="float">
            <text:p>-1.82E+11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$Data.C3]/[.$A$2]" office:value-type="float" office:value="1.58382159147023E+019" calcext:value-type="float">
            <text:p>1.58E+19</text:p>
          </table:table-cell>
          <table:table-cell table:formula="of:=[$Data.D3]/[.$A$2]" office:value-type="float" office:value="8.75467450390216E+022" calcext:value-type="float">
            <text:p>8.75E+22</text:p>
          </table:table-cell>
          <table:table-cell table:formula="of:=[$Data.E3]*[.$B$2]*[.$C$2]/[.$A$2]" office:value-type="float" office:value="-0.0146250253563967" calcext:value-type="float">
            <text:p>-1.46E-02</text:p>
          </table:table-cell>
          <table:table-cell table:formula="of:=[$Data.F3]*[.$B$2]*[.$C$2]/[.$A$2]" office:value-type="float" office:value="-0.0146265958717633" calcext:value-type="float">
            <text:p>-1.46E-02</text:p>
          </table:table-cell>
          <table:table-cell table:formula="of:=[$Data.G3]*[.$B$2]" office:value-type="float" office:value="0.00000000110661083073233" calcext:value-type="float">
            <text:p>1.10661083073233E-09</text:p>
          </table:table-cell>
          <table:table-cell table:formula="of:=[$Data.H3]*[.$B$2]" office:value-type="float" office:value="0.000000000000200296560362552" calcext:value-type="float">
            <text:p>2.00296560362552E-13</text:p>
          </table:table-cell>
          <table:table-cell table:formula="of:=[.E6]/([.C6]*[.G6])" office:value-type="float" office:value="-0.000000000000834440648750651" calcext:value-type="float">
            <text:p>-8.34E-13</text:p>
          </table:table-cell>
          <table:table-cell table:formula="of:=[.F6]/([.D6]*[.H6])" office:value-type="float" office:value="-0.000000000000834122367101081" calcext:value-type="float">
            <text:p>-8.34E-13</text:p>
          </table:table-cell>
          <table:table-cell table:formula="of:=6/(PI()*([.A6]*0.000000001)^3)" office:value-type="float" office:value="1.22230996294576E+020" calcext:value-type="float">
            <text:p>1.22230996294576E+020</text:p>
          </table:table-cell>
          <table:table-cell table:formula="of:=6/(PI()*([.A6]*0.000000001)^3)" office:value-type="float" office:value="1.22230996294576E+020" calcext:value-type="float">
            <text:p>1.22230996294576E+020</text:p>
          </table:table-cell>
          <table:table-cell table:formula="of:=[.I6]*[.K6]" office:value-type="float" office:value="-101994511.845484" calcext:value-type="float">
            <text:p>-1.02E+08</text:p>
          </table:table-cell>
          <table:table-cell table:formula="of:=[.J6]*[.L6]" office:value-type="float" office:value="-101955607.962355" calcext:value-type="float">
            <text:p>-1.02E+08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formula="of:=[$Data.C4]/[.$A$2]" office:value-type="float" office:value="1.74294711484146E+019" calcext:value-type="float">
            <text:p>1.74E+19</text:p>
          </table:table-cell>
          <table:table-cell table:formula="of:=[$Data.D4]/[.$A$2]" office:value-type="float" office:value="9.62526136464345E+022" calcext:value-type="float">
            <text:p>9.63E+22</text:p>
          </table:table-cell>
          <table:table-cell table:formula="of:=[$Data.E4]*[.$B$2]*[.$C$2]/[.$A$2]" office:value-type="float" office:value="-0.0146258386810817" calcext:value-type="float">
            <text:p>-1.46E-02</text:p>
          </table:table-cell>
          <table:table-cell table:formula="of:=[$Data.F4]*[.$B$2]*[.$C$2]/[.$A$2]" office:value-type="float" office:value="-0.0146257440103159" calcext:value-type="float">
            <text:p>-1.46E-02</text:p>
          </table:table-cell>
          <table:table-cell table:formula="of:=[$Data.G4]*[.$B$2]" office:value-type="float" office:value="0.00000000110661083073233" calcext:value-type="float">
            <text:p>1.10661083073233E-09</text:p>
          </table:table-cell>
          <table:table-cell table:formula="of:=[$Data.H4]*[.$B$2]" office:value-type="float" office:value="0.000000000000200296560362552" calcext:value-type="float">
            <text:p>2.00296560362552E-13</text:p>
          </table:table-cell>
          <table:table-cell table:formula="of:=[.E7]/([.C7]*[.G7])" office:value-type="float" office:value="-0.000000000000758301041919211" calcext:value-type="float">
            <text:p>-7.58E-13</text:p>
          </table:table-cell>
          <table:table-cell table:formula="of:=[.F7]/([.D7]*[.H7])" office:value-type="float" office:value="-0.000000000000758633375622302" calcext:value-type="float">
            <text:p>-7.59E-13</text:p>
          </table:table-cell>
          <table:table-cell table:formula="of:=6/(PI()*([.A7]*0.000000001)^3)" office:value-type="float" office:value="1.52788745368219E+016" calcext:value-type="float">
            <text:p>1.52788745368219E+016</text:p>
          </table:table-cell>
          <table:table-cell table:formula="of:=6/(PI()*([.A7]*0.000000001)^3)" office:value-type="float" office:value="1.52788745368219E+016" calcext:value-type="float">
            <text:p>1.52788745368219E+016</text:p>
          </table:table-cell>
          <table:table-cell table:formula="of:=[.I7]*[.K7]" office:value-type="float" office:value="-11585.986480625" calcext:value-type="float">
            <text:p>-1.16E+04</text:p>
          </table:table-cell>
          <table:table-cell table:formula="of:=[.J7]*[.L7]" office:value-type="float" office:value="-11591.0641655789" calcext:value-type="float">
            <text:p>-1.16E+04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$Data.C6]/[.$A$2]" office:value-type="float" office:value="1.56087730757811E+017" calcext:value-type="float">
            <text:p>1.56E+17</text:p>
          </table:table-cell>
          <table:table-cell table:formula="of:=[$Data.D6]/[.$A$2]" office:value-type="float" office:value="9.08554859326451E+020" calcext:value-type="float">
            <text:p>9.09E+20</text:p>
          </table:table-cell>
          <table:table-cell table:formula="of:=[$Data.E6]*[.$B$2]*[.$C$2]/[.$A$2]" office:value-type="float" office:value="-0.0020624864676042" calcext:value-type="float">
            <text:p>-2.06E-03</text:p>
          </table:table-cell>
          <table:table-cell table:formula="of:=[$Data.F6]*[.$B$2]*[.$C$2]/[.$A$2]" office:value-type="float" office:value="-0.00216562117633862" calcext:value-type="float">
            <text:p>-2.17E-03</text:p>
          </table:table-cell>
          <table:table-cell table:formula="of:=[$Data.G6]*[.$B$2]" office:value-type="float" office:value="0.00000000110661083073233" calcext:value-type="float">
            <text:p>1.10661083073233E-09</text:p>
          </table:table-cell>
          <table:table-cell table:formula="of:=[$Data.H6]*[.$B$2]" office:value-type="float" office:value="0.000000000000200296560362552" calcext:value-type="float">
            <text:p>2.00296560362552E-13</text:p>
          </table:table-cell>
          <table:table-cell table:formula="of:=[.E9]/([.C9]*[.G9])" office:value-type="float" office:value="-0.0000000000119406350386668" calcext:value-type="float">
            <text:p>-1.19E-11</text:p>
          </table:table-cell>
          <table:table-cell table:formula="of:=[.F9]/([.D9]*[.H9])" office:value-type="float" office:value="-0.0000000000119002981583281" calcext:value-type="float">
            <text:p>-1.19E-11</text:p>
          </table:table-cell>
          <table:table-cell table:formula="of:=6/(PI()*([.A9]*0.000000001)^3)" office:value-type="float" office:value="1.52788745368219E+022" calcext:value-type="float">
            <text:p>1.52788745368219E+022</text:p>
          </table:table-cell>
          <table:table-cell table:formula="of:=6/(PI()*([.A9]*0.000000001)^3)" office:value-type="float" office:value="1.52788745368219E+022" calcext:value-type="float">
            <text:p>1.52788745368219E+022</text:p>
          </table:table-cell>
          <table:table-cell table:formula="of:=[.I9]*[.K9]" office:value-type="float" office:value="-182439464645.77" calcext:value-type="float">
            <text:p>-1.82E+11</text:p>
          </table:table-cell>
          <table:table-cell table:formula="of:=[.J9]*[.L9]" office:value-type="float" office:value="-181823162511.869" calcext:value-type="float">
            <text:p>-1.82E+11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$Data.C7]/[.$A$2]" office:value-type="float" office:value="1.20487801129121E+019" calcext:value-type="float">
            <text:p>1.20E+19</text:p>
          </table:table-cell>
          <table:table-cell table:formula="of:=[$Data.D7]/[.$A$2]" office:value-type="float" office:value="8.38948697451576E+022" calcext:value-type="float">
            <text:p>8.39E+22</text:p>
          </table:table-cell>
          <table:table-cell table:formula="of:=[$Data.E7]*[.$B$2]*[.$C$2]/[.$A$2]" office:value-type="float" office:value="-0.013894318473059" calcext:value-type="float">
            <text:p>-1.39E-02</text:p>
          </table:table-cell>
          <table:table-cell table:formula="of:=[$Data.F7]*[.$B$2]*[.$C$2]/[.$A$2]" office:value-type="float" office:value="-0.0159741769088763" calcext:value-type="float">
            <text:p>-1.60E-02</text:p>
          </table:table-cell>
          <table:table-cell table:formula="of:=[$Data.G7]*[.$B$2]" office:value-type="float" office:value="0.00000000110661083073233" calcext:value-type="float">
            <text:p>1.10661083073233E-09</text:p>
          </table:table-cell>
          <table:table-cell table:formula="of:=[$Data.H7]*[.$B$2]" office:value-type="float" office:value="0.000000000000200296560362552" calcext:value-type="float">
            <text:p>2.00296560362552E-13</text:p>
          </table:table-cell>
          <table:table-cell table:formula="of:=[.E10]/([.C10]*[.G10])" office:value-type="float" office:value="-0.00000000000104207566455835" calcext:value-type="float">
            <text:p>-1.04E-12</text:p>
          </table:table-cell>
          <table:table-cell table:formula="of:=[.F10]/([.D10]*[.H10])" office:value-type="float" office:value="-0.00000000000095062579447886" calcext:value-type="float">
            <text:p>-9.51E-13</text:p>
          </table:table-cell>
          <table:table-cell table:formula="of:=6/(PI()*([.A10]*0.000000001)^3)" office:value-type="float" office:value="1.90985931710274E+021" calcext:value-type="float">
            <text:p>1.90985931710274E+021</text:p>
          </table:table-cell>
          <table:table-cell table:formula="of:=6/(PI()*([.A10]*0.000000001)^3)" office:value-type="float" office:value="1.90985931710274E+021" calcext:value-type="float">
            <text:p>1.90985931710274E+021</text:p>
          </table:table-cell>
          <table:table-cell table:formula="of:=[.I10]*[.K10]" office:value-type="float" office:value="-1990217917.08279" calcext:value-type="float">
            <text:p>-1.99E+09</text:p>
          </table:table-cell>
          <table:table-cell table:formula="of:=[.J10]*[.L10]" office:value-type="float" office:value="-1815561530.66365" calcext:value-type="float">
            <text:p>-1.82E+09</text:p>
          </table:table-cell>
          <table:table-cell table:number-columns-repeated="10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$Data.C8]/[.$A$2]" office:value-type="float" office:value="1.18332585514312E+019" calcext:value-type="float">
            <text:p>1.18E+19</text:p>
          </table:table-cell>
          <table:table-cell table:formula="of:=[$Data.D8]/[.$A$2]" office:value-type="float" office:value="1.04187907737894E+023" calcext:value-type="float">
            <text:p>1.04E+23</text:p>
          </table:table-cell>
          <table:table-cell table:formula="of:=[$Data.E8]*[.$B$2]*[.$C$2]/[.$A$2]" office:value-type="float" office:value="-0.0134602816251922" calcext:value-type="float">
            <text:p>-1.35E-02</text:p>
          </table:table-cell>
          <table:table-cell table:formula="of:=[$Data.F8]*[.$B$2]*[.$C$2]/[.$A$2]" office:value-type="float" office:value="-0.016569047468737" calcext:value-type="float">
            <text:p>-1.66E-02</text:p>
          </table:table-cell>
          <table:table-cell table:formula="of:=[$Data.G8]*[.$B$2]" office:value-type="float" office:value="0.00000000110661083073233" calcext:value-type="float">
            <text:p>1.10661083073233E-09</text:p>
          </table:table-cell>
          <table:table-cell table:formula="of:=[$Data.H8]*[.$B$2]" office:value-type="float" office:value="0.000000000000200296560362552" calcext:value-type="float">
            <text:p>2.00296560362552E-13</text:p>
          </table:table-cell>
          <table:table-cell table:formula="of:=[.E11]/([.C11]*[.G11])" office:value-type="float" office:value="-0.00000000000102790949172886" calcext:value-type="float">
            <text:p>-1.03E-12</text:p>
          </table:table-cell>
          <table:table-cell table:formula="of:=[.F11]/([.D11]*[.H11])" office:value-type="float" office:value="-0.000000000000793974828306446" calcext:value-type="float">
            <text:p>-7.94E-13</text:p>
          </table:table-cell>
          <table:table-cell table:formula="of:=6/(PI()*([.A11]*0.000000001)^3)" office:value-type="float" office:value="5.65884242104517E+020" calcext:value-type="float">
            <text:p>5.65884242104517E+020</text:p>
          </table:table-cell>
          <table:table-cell table:formula="of:=6/(PI()*([.A11]*0.000000001)^3)" office:value-type="float" office:value="5.65884242104517E+020" calcext:value-type="float">
            <text:p>5.65884242104517E+020</text:p>
          </table:table-cell>
          <table:table-cell table:formula="of:=[.I11]*[.K11]" office:value-type="float" office:value="-581677783.679027" calcext:value-type="float">
            <text:p>-5.82E+08</text:p>
          </table:table-cell>
          <table:table-cell table:formula="of:=[.J11]*[.L11]" office:value-type="float" office:value="-449297843.966257" calcext:value-type="float">
            <text:p>-4.49E+08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$Data.C9]/[.$A$2]" office:value-type="float" office:value="1.06499522439859E+019" calcext:value-type="float">
            <text:p>1.06E+19</text:p>
          </table:table-cell>
          <table:table-cell table:formula="of:=[$Data.D9]/[.$A$2]" office:value-type="float" office:value="1.27860542285829E+023" calcext:value-type="float">
            <text:p>1.28E+23</text:p>
          </table:table-cell>
          <table:table-cell table:formula="of:=[$Data.E9]*[.$B$2]*[.$C$2]/[.$A$2]" office:value-type="float" office:value="-0.0130555054118707" calcext:value-type="float">
            <text:p>-1.31E-02</text:p>
          </table:table-cell>
          <table:table-cell table:formula="of:=[$Data.F9]*[.$B$2]*[.$C$2]/[.$A$2]" office:value-type="float" office:value="-0.0172019856475321" calcext:value-type="float">
            <text:p>-1.72E-02</text:p>
          </table:table-cell>
          <table:table-cell table:formula="of:=[$Data.G9]*[.$B$2]" office:value-type="float" office:value="0.00000000110661083073233" calcext:value-type="float">
            <text:p>1.10661083073233E-09</text:p>
          </table:table-cell>
          <table:table-cell table:formula="of:=[$Data.H9]*[.$B$2]" office:value-type="float" office:value="0.000000000000200296560362552" calcext:value-type="float">
            <text:p>2.00296560362552E-13</text:p>
          </table:table-cell>
          <table:table-cell table:formula="of:=[.E12]/([.C12]*[.G12])" office:value-type="float" office:value="-0.00000000000110777385843116" calcext:value-type="float">
            <text:p>-1.11E-12</text:p>
          </table:table-cell>
          <table:table-cell table:formula="of:=[.F12]/([.D12]*[.H12])" office:value-type="float" office:value="-0.000000000000671689481797303" calcext:value-type="float">
            <text:p>-6.72E-13</text:p>
          </table:table-cell>
          <table:table-cell table:formula="of:=6/(PI()*([.A12]*0.000000001)^3)" office:value-type="float" office:value="2.38732414637843E+020" calcext:value-type="float">
            <text:p>2.38732414637843E+020</text:p>
          </table:table-cell>
          <table:table-cell table:formula="of:=6/(PI()*([.A12]*0.000000001)^3)" office:value-type="float" office:value="2.38732414637843E+020" calcext:value-type="float">
            <text:p>2.38732414637843E+020</text:p>
          </table:table-cell>
          <table:table-cell table:formula="of:=[.I12]*[.K12]" office:value-type="float" office:value="-264461528.095951" calcext:value-type="float">
            <text:p>-2.64E+08</text:p>
          </table:table-cell>
          <table:table-cell table:formula="of:=[.J12]*[.L12]" office:value-type="float" office:value="-160354051.876312" calcext:value-type="float">
            <text:p>-1.60E+08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table:formula="of:=[$Data.C10]/[.$A$2]" office:value-type="float" office:value="9.2026407306393E+018" calcext:value-type="float">
            <text:p>9.20E+18</text:p>
          </table:table-cell>
          <table:table-cell table:formula="of:=[$Data.D10]/[.$A$2]" office:value-type="float" office:value="1.58628591617695E+023" calcext:value-type="float">
            <text:p>1.59E+23</text:p>
          </table:table-cell>
          <table:table-cell table:formula="of:=[$Data.E10]*[.$B$2]*[.$C$2]/[.$A$2]" office:value-type="float" office:value="-0.0126869748663413" calcext:value-type="float">
            <text:p>-1.27E-02</text:p>
          </table:table-cell>
          <table:table-cell table:formula="of:=[$Data.F10]*[.$B$2]*[.$C$2]/[.$A$2]" office:value-type="float" office:value="-0.0178679129687425" calcext:value-type="float">
            <text:p>-1.79E-02</text:p>
          </table:table-cell>
          <table:table-cell table:formula="of:=[$Data.G10]*[.$B$2]" office:value-type="float" office:value="0.00000000110661083073233" calcext:value-type="float">
            <text:p>1.10661083073233E-09</text:p>
          </table:table-cell>
          <table:table-cell table:formula="of:=[$Data.H10]*[.$B$2]" office:value-type="float" office:value="0.000000000000200296560362552" calcext:value-type="float">
            <text:p>2.00296560362552E-13</text:p>
          </table:table-cell>
          <table:table-cell table:formula="of:=[.E13]/([.C13]*[.G13])" office:value-type="float" office:value="-0.00000000000124580679539095" calcext:value-type="float">
            <text:p>-1.25E-12</text:p>
          </table:table-cell>
          <table:table-cell table:formula="of:=[.F13]/([.D13]*[.H13])" office:value-type="float" office:value="-0.000000000000562365757682443" calcext:value-type="float">
            <text:p>-5.62E-13</text:p>
          </table:table-cell>
          <table:table-cell table:formula="of:=6/(PI()*([.A13]*0.000000001)^3)" office:value-type="float" office:value="1.22230996294576E+020" calcext:value-type="float">
            <text:p>1.22230996294576E+020</text:p>
          </table:table-cell>
          <table:table-cell table:formula="of:=6/(PI()*([.A13]*0.000000001)^3)" office:value-type="float" office:value="1.22230996294576E+020" calcext:value-type="float">
            <text:p>1.22230996294576E+020</text:p>
          </table:table-cell>
          <table:table-cell table:formula="of:=[.I13]*[.K13]" office:value-type="float" office:value="-152276205.791188" calcext:value-type="float">
            <text:p>-1.52E+08</text:p>
          </table:table-cell>
          <table:table-cell table:formula="of:=[.J13]*[.L13]" office:value-type="float" office:value="-68738526.8434788" calcext:value-type="float">
            <text:p>-6.87E+07</text:p>
          </table:table-cell>
          <table:table-cell table:number-columns-repeated="10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formula="of:=[$Data.C11]/[.$A$2]" office:value-type="float" office:value="7.81220885527181E+018" calcext:value-type="float">
            <text:p>7.81E+18</text:p>
          </table:table-cell>
          <table:table-cell table:formula="of:=[$Data.D11]/[.$A$2]" office:value-type="float" office:value="1.98351646887753E+023" calcext:value-type="float">
            <text:p>1.98E+23</text:p>
          </table:table-cell>
          <table:table-cell table:formula="of:=[$Data.E11]*[.$B$2]*[.$C$2]/[.$A$2]" office:value-type="float" office:value="-0.0123495214849607" calcext:value-type="float">
            <text:p>-1.23E-02</text:p>
          </table:table-cell>
          <table:table-cell table:formula="of:=[$Data.F11]*[.$B$2]*[.$C$2]/[.$A$2]" office:value-type="float" office:value="-0.0185661109763697" calcext:value-type="float">
            <text:p>-1.86E-02</text:p>
          </table:table-cell>
          <table:table-cell table:formula="of:=[$Data.G11]*[.$B$2]" office:value-type="float" office:value="0.00000000110661083073233" calcext:value-type="float">
            <text:p>1.10661083073233E-09</text:p>
          </table:table-cell>
          <table:table-cell table:formula="of:=[$Data.H11]*[.$B$2]" office:value-type="float" office:value="0.000000000000200296560362552" calcext:value-type="float">
            <text:p>2.00296560362552E-13</text:p>
          </table:table-cell>
          <table:table-cell table:formula="of:=[.E14]/([.C14]*[.G14])" office:value-type="float" office:value="-0.00000000000142850369525546" calcext:value-type="float">
            <text:p>-1.43E-12</text:p>
          </table:table-cell>
          <table:table-cell table:formula="of:=[.F14]/([.D14]*[.H14])" office:value-type="float" office:value="-0.000000000000467317064544956" calcext:value-type="float">
            <text:p>-4.67E-13</text:p>
          </table:table-cell>
          <table:table-cell table:formula="of:=6/(PI()*([.A14]*0.000000001)^3)" office:value-type="float" office:value="7.07355302630646E+019" calcext:value-type="float">
            <text:p>7.07355302630646E+019</text:p>
          </table:table-cell>
          <table:table-cell table:formula="of:=6/(PI()*([.A14]*0.000000001)^3)" office:value-type="float" office:value="7.07355302630646E+019" calcext:value-type="float">
            <text:p>7.07355302630646E+019</text:p>
          </table:table-cell>
          <table:table-cell table:formula="of:=[.I14]*[.K14]" office:value-type="float" office:value="-101045966.366642" calcext:value-type="float">
            <text:p>-1.01E+08</text:p>
          </table:table-cell>
          <table:table-cell table:formula="of:=[.J14]*[.L14]" office:value-type="float" office:value="-33055920.3615662" calcext:value-type="float">
            <text:p>-3.31E+07</text:p>
          </table:table-cell>
          <table:table-cell table:number-columns-repeated="10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$Data.C12]/[.$A$2]" office:value-type="float" office:value="3.18303012911973E+018" calcext:value-type="float">
            <text:p>3.18E+18</text:p>
          </table:table-cell>
          <table:table-cell table:formula="of:=[$Data.D12]/[.$A$2]" office:value-type="float" office:value="6.37597728508615E+023" calcext:value-type="float">
            <text:p>6.38E+23</text:p>
          </table:table-cell>
          <table:table-cell table:formula="of:=[$Data.E12]*[.$B$2]*[.$C$2]/[.$A$2]" office:value-type="float" office:value="-0.0108157199300274" calcext:value-type="float">
            <text:p>-1.08E-02</text:p>
          </table:table-cell>
          <table:table-cell table:formula="of:=[$Data.F12]*[.$B$2]*[.$C$2]/[.$A$2]" office:value-type="float" office:value="-0.0232370650415012" calcext:value-type="float">
            <text:p>-2.32E-02</text:p>
          </table:table-cell>
          <table:table-cell table:formula="of:=[$Data.G12]*[.$B$2]" office:value-type="float" office:value="0.00000000110661083073233" calcext:value-type="float">
            <text:p>1.10661083073233E-09</text:p>
          </table:table-cell>
          <table:table-cell table:formula="of:=[$Data.H12]*[.$B$2]" office:value-type="float" office:value="0.000000000000200296560362552" calcext:value-type="float">
            <text:p>2.00296560362552E-13</text:p>
          </table:table-cell>
          <table:table-cell table:formula="of:=[.E15]/([.C15]*[.G15])" office:value-type="float" office:value="-0.00000000000307057540446416" calcext:value-type="float">
            <text:p>-3.07E-12</text:p>
          </table:table-cell>
          <table:table-cell table:formula="of:=[.F15]/([.D15]*[.H15])" office:value-type="float" office:value="-0.000000000000181953754362677" calcext:value-type="float">
            <text:p>-1.82E-13</text:p>
          </table:table-cell>
          <table:table-cell table:formula="of:=6/(PI()*([.A15]*0.000000001)^3)" office:value-type="float" office:value="8.84194128288307E+018" calcext:value-type="float">
            <text:p>8.84194128288307E+018</text:p>
          </table:table-cell>
          <table:table-cell table:formula="of:=6/(PI()*([.A15]*0.000000001)^3)" office:value-type="float" office:value="8.84194128288307E+018" calcext:value-type="float">
            <text:p>8.84194128288307E+018</text:p>
          </table:table-cell>
          <table:table-cell table:formula="of:=[.I15]*[.K15]" office:value-type="float" office:value="-27149847.4309371" calcext:value-type="float">
            <text:p>-2.71E+07</text:p>
          </table:table-cell>
          <table:table-cell table:formula="of:=[.J15]*[.L15]" office:value-type="float" office:value="-1608824.41227492" calcext:value-type="float">
            <text:p>-1.61E+06</text:p>
          </table:table-cell>
          <table:table-cell table:number-columns-repeated="101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table:formula="of:=[$Data.C13]/[.$A$2]" office:value-type="float" office:value="1.0523612254374E+018" calcext:value-type="float">
            <text:p>1.05E+18</text:p>
          </table:table-cell>
          <table:table-cell table:formula="of:=[$Data.D13]/[.$A$2]" office:value-type="float" office:value="2.47406883831086E+024" calcext:value-type="float">
            <text:p>2.47E+24</text:p>
          </table:table-cell>
          <table:table-cell table:formula="of:=[$Data.E13]*[.$B$2]*[.$C$2]/[.$A$2]" office:value-type="float" office:value="-0.00908143747862415" calcext:value-type="float">
            <text:p>-9.08E-03</text:p>
          </table:table-cell>
          <table:table-cell table:formula="of:=[$Data.F13]*[.$B$2]*[.$C$2]/[.$A$2]" office:value-type="float" office:value="-0.0338262923739156" calcext:value-type="float">
            <text:p>-3.38E-02</text:p>
          </table:table-cell>
          <table:table-cell table:formula="of:=[$Data.G13]*[.$B$2]" office:value-type="float" office:value="0.00000000110661083073233" calcext:value-type="float">
            <text:p>1.10661083073233E-09</text:p>
          </table:table-cell>
          <table:table-cell table:formula="of:=[$Data.H13]*[.$B$2]" office:value-type="float" office:value="0.000000000000200296560362552" calcext:value-type="float">
            <text:p>2.00296560362552E-13</text:p>
          </table:table-cell>
          <table:table-cell table:formula="of:=[.E16]/([.C16]*[.G16])" office:value-type="float" office:value="-0.00000000000779820850377345" calcext:value-type="float">
            <text:p>-7.80E-12</text:p>
          </table:table-cell>
          <table:table-cell table:formula="of:=[.F16]/([.D16]*[.H16])" office:value-type="float" office:value="-0.0000000000000682604469751064" calcext:value-type="float">
            <text:p>-6.83E-14</text:p>
          </table:table-cell>
          <table:table-cell table:formula="of:=6/(PI()*([.A16]*0.000000001)^3)" office:value-type="float" office:value="1.10524266036038E+018" calcext:value-type="float">
            <text:p>1.10524266036038E+018</text:p>
          </table:table-cell>
          <table:table-cell table:formula="of:=6/(PI()*([.A16]*0.000000001)^3)" office:value-type="float" office:value="1.10524266036038E+018" calcext:value-type="float">
            <text:p>1.10524266036038E+018</text:p>
          </table:table-cell>
          <table:table-cell table:formula="of:=[.I16]*[.K16]" office:value-type="float" office:value="-8618912.71275553" calcext:value-type="float">
            <text:p>-8.62E+06</text:p>
          </table:table-cell>
          <table:table-cell table:formula="of:=[.J16]*[.L16]" office:value-type="float" office:value="-75444.3580121555" calcext:value-type="float">
            <text:p>-7.54E+04</text:p>
          </table:table-cell>
          <table:table-cell table:number-columns-repeated="10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" calcext:value-type="float">
            <text:p>5</text:p>
          </table:table-cell>
          <table:table-cell table:formula="of:=[$Data.C14]/[.$A$2]" office:value-type="float" office:value="3.25132942263748E+017" calcext:value-type="float">
            <text:p>3.25E+17</text:p>
          </table:table-cell>
          <table:table-cell table:formula="of:=[$Data.D14]/[.$A$2]" office:value-type="float" office:value="9.70087033627778E+024" calcext:value-type="float">
            <text:p>9.70E+24</text:p>
          </table:table-cell>
          <table:table-cell table:formula="of:=[$Data.E14]*[.$B$2]*[.$C$2]/[.$A$2]" office:value-type="float" office:value="-0.00743482462263386" calcext:value-type="float">
            <text:p>-7.43E-03</text:p>
          </table:table-cell>
          <table:table-cell table:formula="of:=[$Data.F14]*[.$B$2]*[.$C$2]/[.$A$2]" office:value-type="float" office:value="-0.0561983981192406" calcext:value-type="float">
            <text:p>-5.62E-02</text:p>
          </table:table-cell>
          <table:table-cell table:formula="of:=[$Data.G14]*[.$B$2]" office:value-type="float" office:value="0.00000000110661083073233" calcext:value-type="float">
            <text:p>1.10661083073233E-09</text:p>
          </table:table-cell>
          <table:table-cell table:formula="of:=[$Data.H14]*[.$B$2]" office:value-type="float" office:value="0.000000000000200296560362552" calcext:value-type="float">
            <text:p>2.00296560362552E-13</text:p>
          </table:table-cell>
          <table:table-cell table:formula="of:=[.E17]/([.C17]*[.G17])" office:value-type="float" office:value="-0.0000000000206640211621007" calcext:value-type="float">
            <text:p>-2.07E-11</text:p>
          </table:table-cell>
          <table:table-cell table:formula="of:=[.F17]/([.D17]*[.H17])" office:value-type="float" office:value="-0.0000000000000289227607771036" calcext:value-type="float">
            <text:p>-2.89E-14</text:p>
          </table:table-cell>
          <table:table-cell table:formula="of:=6/(PI()*([.A17]*0.000000001)^3)" office:value-type="float" office:value="1.38155332545048E+017" calcext:value-type="float">
            <text:p>1.38155332545048E+017</text:p>
          </table:table-cell>
          <table:table-cell table:formula="of:=6/(PI()*([.A17]*0.000000001)^3)" office:value-type="float" office:value="1.38155332545048E+017" calcext:value-type="float">
            <text:p>1.38155332545048E+017</text:p>
          </table:table-cell>
          <table:table-cell table:formula="of:=[.I17]*[.K17]" office:value-type="float" office:value="-2854844.71536793" calcext:value-type="float">
            <text:p>-2.85E+06</text:p>
          </table:table-cell>
          <table:table-cell table:formula="of:=[.J17]*[.L17]" office:value-type="float" office:value="-3995.83363328162" calcext:value-type="float">
            <text:p>-4.00E+03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formula="of:=[$Data.C15]/[.$A$2]" office:value-type="float" office:value="9.5058241567927E+016" calcext:value-type="float">
            <text:p>9.51E+16</text:p>
          </table:table-cell>
          <table:table-cell table:formula="of:=[$Data.D15]/[.$A$2]" office:value-type="float" office:value="3.86492552157032E+025" calcext:value-type="float">
            <text:p>3.86E+25</text:p>
          </table:table-cell>
          <table:table-cell table:formula="of:=[$Data.E15]*[.$B$2]*[.$C$2]/[.$A$2]" office:value-type="float" office:value="-0.00602643103987846" calcext:value-type="float">
            <text:p>-6.03E-03</text:p>
          </table:table-cell>
          <table:table-cell table:formula="of:=[$Data.F15]*[.$B$2]*[.$C$2]/[.$A$2]" office:value-type="float" office:value="-0.100707057353309" calcext:value-type="float">
            <text:p>-1.01E-01</text:p>
          </table:table-cell>
          <table:table-cell table:formula="of:=[$Data.G15]*[.$B$2]" office:value-type="float" office:value="0.00000000110661083073233" calcext:value-type="float">
            <text:p>1.10661083073233E-09</text:p>
          </table:table-cell>
          <table:table-cell table:formula="of:=[$Data.H15]*[.$B$2]" office:value-type="float" office:value="0.000000000000200296560362552" calcext:value-type="float">
            <text:p>2.00296560362552E-13</text:p>
          </table:table-cell>
          <table:table-cell table:formula="of:=[.E18]/([.C18]*[.G18])" office:value-type="float" office:value="-0.000000000057289561561969" calcext:value-type="float">
            <text:p>-5.73E-11</text:p>
          </table:table-cell>
          <table:table-cell table:formula="of:=[.F18]/([.D18]*[.H18])" office:value-type="float" office:value="-0.0000000000000130090410904139" calcext:value-type="float">
            <text:p>-1.30E-14</text:p>
          </table:table-cell>
          <table:table-cell table:formula="of:=6/(PI()*([.A18]*0.000000001)^3)" office:value-type="float" office:value="1.52788745368219E+016" calcext:value-type="float">
            <text:p>1.52788745368219E+016</text:p>
          </table:table-cell>
          <table:table-cell table:formula="of:=6/(PI()*([.A18]*0.000000001)^3)" office:value-type="float" office:value="1.52788745368219E+016" calcext:value-type="float">
            <text:p>1.52788745368219E+016</text:p>
          </table:table-cell>
          <table:table-cell table:formula="of:=[.I18]*[.K18]" office:value-type="float" office:value="-875320.023374862" calcext:value-type="float">
            <text:p>-8.75E+05</text:p>
          </table:table-cell>
          <table:table-cell table:formula="of:=[.J18]*[.L18]" office:value-type="float" office:value="-198.763506664795" calcext:value-type="float">
            <text:p>-1.99E+02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$Data.C17]/[.$A$2]" office:value-type="float" office:value="1.56086773827786E+017" calcext:value-type="float">
            <text:p>1.56E+17</text:p>
          </table:table-cell>
          <table:table-cell table:formula="of:=[$Data.D17]/[.$A$2]" office:value-type="float" office:value="9.51673296196849E+020" calcext:value-type="float">
            <text:p>9.52E+20</text:p>
          </table:table-cell>
          <table:table-cell table:formula="of:=[$Data.E17]*[.$B$2]*[.$C$2]/[.$A$2]" office:value-type="float" office:value="-0.00206247658387984" calcext:value-type="float">
            <text:p>-2.06E-03</text:p>
          </table:table-cell>
          <table:table-cell table:formula="of:=[$Data.F17]*[.$B$2]*[.$C$2]/[.$A$2]" office:value-type="float" office:value="-0.00226874602355908" calcext:value-type="float">
            <text:p>-2.27E-03</text:p>
          </table:table-cell>
          <table:table-cell table:formula="of:=[$Data.G17]*[.$B$2]" office:value-type="float" office:value="0.00000000110661083073233" calcext:value-type="float">
            <text:p>1.10661083073233E-09</text:p>
          </table:table-cell>
          <table:table-cell table:formula="of:=[$Data.H17]*[.$B$2]" office:value-type="float" office:value="0.000000000000200296560362552" calcext:value-type="float">
            <text:p>2.00296560362552E-13</text:p>
          </table:table-cell>
          <table:table-cell table:formula="of:=[.E20]/([.C20]*[.G20])" office:value-type="float" office:value="-0.000000000011940651022246" calcext:value-type="float">
            <text:p>-1.19E-11</text:p>
          </table:table-cell>
          <table:table-cell table:formula="of:=[.F20]/([.D20]*[.H20])" office:value-type="float" office:value="-0.0000000000119021249876649" calcext:value-type="float">
            <text:p>-1.19E-11</text:p>
          </table:table-cell>
          <table:table-cell table:formula="of:=6/(PI()*([.A20]*0.000000001)^3)" office:value-type="float" office:value="1.52788745368219E+022" calcext:value-type="float">
            <text:p>1.52788745368219E+022</text:p>
          </table:table-cell>
          <table:table-cell table:formula="of:=6/(PI()*([.A20]*0.000000001)^3)" office:value-type="float" office:value="1.52788745368219E+022" calcext:value-type="float">
            <text:p>1.52788745368219E+022</text:p>
          </table:table-cell>
          <table:table-cell table:formula="of:=[.I20]*[.K20]" office:value-type="float" office:value="-182439708856.872" calcext:value-type="float">
            <text:p>-1.82E+11</text:p>
          </table:table-cell>
          <table:table-cell table:formula="of:=[.J20]*[.L20]" office:value-type="float" office:value="-181851074408.106" calcext:value-type="float">
            <text:p>-1.82E+11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[$Data.C18]/[.$A$2]" office:value-type="float" office:value="4.95408627112538E+016" calcext:value-type="float">
            <text:p>4.95E+16</text:p>
          </table:table-cell>
          <table:table-cell table:formula="of:=[$Data.D18]/[.$A$2]" office:value-type="float" office:value="7.68034096053657E+025" calcext:value-type="float">
            <text:p>7.68E+25</text:p>
          </table:table-cell>
          <table:table-cell table:formula="of:=[$Data.E18]*[.$B$2]*[.$C$2]/[.$A$2]" office:value-type="float" office:value="-0.00481507260858865" calcext:value-type="float">
            <text:p>-4.82E-03</text:p>
          </table:table-cell>
          <table:table-cell table:formula="of:=[$Data.F18]*[.$B$2]*[.$C$2]/[.$A$2]" office:value-type="float" office:value="-0.19319912655319" calcext:value-type="float">
            <text:p>-1.93E-01</text:p>
          </table:table-cell>
          <table:table-cell table:formula="of:=[$Data.G18]*[.$B$2]" office:value-type="float" office:value="0.00000000110661083073233" calcext:value-type="float">
            <text:p>1.10661083073233E-09</text:p>
          </table:table-cell>
          <table:table-cell table:formula="of:=[$Data.H18]*[.$B$2]" office:value-type="float" office:value="0.000000000000200296560362552" calcext:value-type="float">
            <text:p>2.00296560362552E-13</text:p>
          </table:table-cell>
          <table:table-cell table:formula="of:=[.E21]/([.C21]*[.G21])" office:value-type="float" office:value="-0.0000000000878302985063488" calcext:value-type="float">
            <text:p>-8.78E-11</text:p>
          </table:table-cell>
          <table:table-cell table:formula="of:=[.F21]/([.D21]*[.H21])" office:value-type="float" office:value="-0.0000000000000125588874040592" calcext:value-type="float">
            <text:p>-1.26E-14</text:p>
          </table:table-cell>
          <table:table-cell table:formula="of:=6/(PI()*([.A21]*0.000000001)^3)" office:value-type="float" office:value="1.52788745368219E+016" calcext:value-type="float">
            <text:p>1.52788745368219E+016</text:p>
          </table:table-cell>
          <table:table-cell table:formula="of:=6/(PI()*([.A21]*0.000000001)^3)" office:value-type="float" office:value="1.52788745368219E+016" calcext:value-type="float">
            <text:p>1.52788745368219E+016</text:p>
          </table:table-cell>
          <table:table-cell table:formula="of:=[.I21]*[.K21]" office:value-type="float" office:value="-1341948.11141012" calcext:value-type="float">
            <text:p>-1.34E+06</text:p>
          </table:table-cell>
          <table:table-cell table:formula="of:=[.J21]*[.L21]" office:value-type="float" office:value="-191.885664968694" calcext:value-type="float">
            <text:p>-1.92E+02</text:p>
          </table:table-cell>
          <table:table-cell table:number-columns-repeated="1010"/>
        </table:table-row>
      </table:table>
      <table:table table:name="Plots" table:style-name="ta1">
        <table:shapes>
          <draw:frame draw:z-index="0" draw:style-name="gr1" draw:text-style-name="P1" svg:width="453.51pt" svg:height="255.09pt" svg:x="13.46pt" svg:y="59.47pt">
            <draw:object draw:notify-on-update-of-ranges="Data.A6:Data.A15 Data.M6:Data.M15 Data.A6:Data.A15 Data.N6:Data.N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48.53pt" svg:height="256.99pt" svg:x="9.27pt" svg:y="347.19pt">
            <draw:object draw:notify-on-update-of-ranges="Data.B25:Data.B27 Data.M25:Data.M27 Data.B25:Data.B27 Data.N25:Data.N27 Data.B29:Data.B31 Data.N29:Data.N31 Data.B29:Data.B31 Data.M29:Data.M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48.53pt" svg:height="256.99pt" svg:x="472.82pt" svg:y="347.1pt">
            <draw:object draw:notify-on-update-of-ranges="Data.B36:Data.B38 Data.M36:Data.M38 Data.B36:Data.B38 Data.N36:Data.N38 Data.B40:Data.B42 Data.M40:Data.M42 Data.B40:Data.B42 Data.N40:Data.N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size (nm)</text:p>
          </table:table-cell>
          <table:table-cell table:style-name="ce13" office:value-type="string" calcext:value-type="string">
            <text:p>ks_i (1/m2)</text:p>
          </table:table-cell>
          <table:table-cell table:style-name="ce13" office:value-type="string" calcext:value-type="string">
            <text:p>ks_v (1/m2)</text:p>
          </table:table-cell>
        </table:table-row>
        <table:table-row table:style-name="ro1">
          <table:table-cell table:style-name="ce14" office:value-type="float" office:value="10000" calcext:value-type="float">
            <text:p>10000</text:p>
          </table:table-cell>
          <table:table-cell table:style-name="ce15" table:formula="of:=1.234E+024*[.A3]^-2.317" office:value-type="float" office:value="665756108183667" calcext:value-type="float">
            <text:p>6.6576E+14</text:p>
          </table:table-cell>
          <table:table-cell table:style-name="ce15" table:formula="of:=1.6377E+028*[.A3]^-4.3261" office:value-type="float" office:value="81252054102.7085" calcext:value-type="float">
            <text:p>8.1252E+10</text:p>
          </table:table-cell>
        </table:table-row>
      </table:table>
      <table:table table:name="Data_2" table:style-name="ta1"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bias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xv</text:p>
          </table:table-cell>
          <table:table-cell table:style-name="ce1" office:value-type="string" calcext:value-type="string">
            <text:p>ji_ND</text:p>
          </table:table-cell>
          <table:table-cell table:style-name="ce1" office:value-type="string" calcext:value-type="string">
            <text:p>jv_ND</text:p>
          </table:table-cell>
          <table:table-cell table:style-name="ce1" office:value-type="string" calcext:value-type="string">
            <text:p>Di_ND</text:p>
          </table:table-cell>
          <table:table-cell table:style-name="ce1" office:value-type="string" calcext:value-type="string">
            <text:p>Dv_ND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table:number-columns-repeated="1010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31" office:value-type="float" office:value="0.0000000000028191731657826" calcext:value-type="float">
            <text:p>2.82E-12</text:p>
          </table:table-cell>
          <table:table-cell table:style-name="ce31" office:value-type="float" office:value="0.000000015612542141361" calcext:value-type="float">
            <text:p>1.56E-08</text:p>
          </table:table-cell>
          <table:table-cell table:style-name="ce31" office:value-type="float" office:value="0.00000000000022477374437091" calcext:value-type="float">
            <text:p>2.25E-13</text:p>
          </table:table-cell>
          <table:table-cell table:style-name="ce31" office:value-type="float" office:value="0.0000000000002247737419504" calcext:value-type="float">
            <text:p>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]/([.C2]*[.G2])" office:value-type="float" office:value="0.0797303787859065" calcext:value-type="float">
            <text:p>7.973E-02</text:p>
          </table:table-cell>
          <table:table-cell table:style-name="ce32" table:formula="of:=[.F2]/([.D2]*[.H2])" office:value-type="float" office:value="0.0795414268179359" calcext:value-type="float">
            <text:p>7.954E-02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ABS([.I2]*[.K2])" office:value-type="float" office:value="1.21819045424316E+024" calcext:value-type="float">
            <text:p>1.218E+24</text:p>
          </table:table-cell>
          <table:table-cell table:style-name="ce32" table:formula="of:=ABS([.J2]*[.L2])" office:value-type="float" office:value="1.21530348083105E+024" calcext:value-type="float">
            <text:p>1.215E+24</text:p>
          </table:table-cell>
          <table:table-cell table:style-name="ce26"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5929702215446" calcext:value-type="float">
            <text:p>1.59E-10</text:p>
          </table:table-cell>
          <table:table-cell office:value-type="float" office:value="0.00000088013102617317" calcext:value-type="float">
            <text:p>8.80E-07</text:p>
          </table:table-cell>
          <table:table-cell office:value-type="float" office:value="0.0000000000015262611823544" calcext:value-type="float">
            <text:p>1.53E-12</text:p>
          </table:table-cell>
          <table:table-cell office:value-type="float" office:value="0.0000000000015262611622689" calcext:value-type="float">
            <text:p>1.53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3]/([.C3]*[.G3])" office:value-type="float" office:value="0.00958122858614698" calcext:value-type="float">
            <text:p>9.581E-03</text:p>
          </table:table-cell>
          <table:table-cell table:style-name="ce32" table:formula="of:=[.F3]/([.D3]*[.H3])" office:value-type="float" office:value="0.0095808258784457" calcext:value-type="float">
            <text:p>9.581E-03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ABS([.I3]*[.K3])" office:value-type="float" office:value="1.46390389476352E+020" calcext:value-type="float">
            <text:p>1.464E+20</text:p>
          </table:table-cell>
          <table:table-cell table:style-name="ce32" table:formula="of:=ABS([.J3]*[.L3])" office:value-type="float" office:value="1.46384236555909E+020" calcext:value-type="float">
            <text:p>1.464E+20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14967990622" calcext:value-type="float">
            <text:p>2.11E-10</text:p>
          </table:table-cell>
          <table:table-cell office:value-type="float" office:value="0.0000011666093797988" calcext:value-type="float">
            <text:p>1.17E-06</text:p>
          </table:table-cell>
          <table:table-cell office:value-type="float" office:value="0.0000000000015939393070534" calcext:value-type="float">
            <text:p>1.59E-12</text:p>
          </table:table-cell>
          <table:table-cell office:value-type="float" office:value="0.0000000000015939391904826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4]/([.C4]*[.G4])" office:value-type="float" office:value="0.00754885968930349" calcext:value-type="float">
            <text:p>7.549E-03</text:p>
          </table:table-cell>
          <table:table-cell table:style-name="ce32" table:formula="of:=[.F4]/([.D4]*[.H4])" office:value-type="float" office:value="0.00754862254886756" calcext:value-type="float">
            <text:p>7.549E-03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ABS([.I4]*[.K4])" office:value-type="float" office:value="9.22704640711526E+017" calcext:value-type="float">
            <text:p>9.227E+17</text:p>
          </table:table-cell>
          <table:table-cell table:style-name="ce32" table:formula="of:=ABS([.J4]*[.L4])" office:value-type="float" office:value="9.2267565479978E+017" calcext:value-type="float">
            <text:p>9.227E+17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15705337079" calcext:value-type="float">
            <text:p>2.11E-10</text:p>
          </table:table-cell>
          <table:table-cell office:value-type="float" office:value="0.0000011666222369838" calcext:value-type="float">
            <text:p>1.17E-06</text:p>
          </table:table-cell>
          <table:table-cell office:value-type="float" office:value="0.0000000000015939408717023" calcext:value-type="float">
            <text:p>1.59E-12</text:p>
          </table:table-cell>
          <table:table-cell office:value-type="float" office:value="0.0000000000015939376081319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5]/([.C5]*[.G5])" office:value-type="float" office:value="0.00754860349800086" calcext:value-type="float">
            <text:p>7.549E-03</text:p>
          </table:table-cell>
          <table:table-cell table:style-name="ce32" table:formula="of:=[.F5]/([.D5]*[.H5])" office:value-type="float" office:value="0.00754853186286628" calcext:value-type="float">
            <text:p>7.549E-03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ABS([.I5]*[.K5])" office:value-type="float" office:value="1.1533416577417E+017" calcext:value-type="float">
            <text:p>1.153E+17</text:p>
          </table:table-cell>
          <table:table-cell table:style-name="ce32" table:formula="of:=ABS([.J5]*[.L5])" office:value-type="float" office:value="1.15333071269937E+017" calcext:value-type="float">
            <text:p>1.153E+17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88429585815" calcext:value-type="float">
            <text:p>2.12E-10</text:p>
          </table:table-cell>
          <table:table-cell office:value-type="float" office:value="0.0000011626088900315" calcext:value-type="float">
            <text:p>1.16E-06</text:p>
          </table:table-cell>
          <table:table-cell office:value-type="float" office:value="0.0000000000015941680751611" calcext:value-type="float">
            <text:p>1.59E-12</text:p>
          </table:table-cell>
          <table:table-cell office:value-type="float" office:value="0.0000000000015937097762044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6]/([.C6]*[.G6])" office:value-type="float" office:value="0.00752376701021932" calcext:value-type="float">
            <text:p>7.524E-03</text:p>
          </table:table-cell>
          <table:table-cell table:style-name="ce32" table:formula="of:=[.F6]/([.D6]*[.H6])" office:value-type="float" office:value="0.0075735068459962" calcext:value-type="float">
            <text:p>7.574E-03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ABS([.I6]*[.K6])" office:value-type="float" office:value="1.43693365241776E+016" calcext:value-type="float">
            <text:p>1.437E+16</text:p>
          </table:table-cell>
          <table:table-cell table:style-name="ce32" table:formula="of:=ABS([.J6]*[.L6])" office:value-type="float" office:value="1.44643326129673E+016" calcext:value-type="float">
            <text:p>1.446E+16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1581116914" calcext:value-type="float">
            <text:p>2.11E-10</text:p>
          </table:table-cell>
          <table:table-cell office:value-type="float" office:value="0.0000011666165088936" calcext:value-type="float">
            <text:p>1.17E-06</text:p>
          </table:table-cell>
          <table:table-cell office:value-type="float" office:value="0.0000000000015939399188441" calcext:value-type="float">
            <text:p>1.59E-12</text:p>
          </table:table-cell>
          <table:table-cell office:value-type="float" office:value="0.0000000000015939385796139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7]/([.C7]*[.G7])" office:value-type="float" office:value="0.00754856115200341" calcext:value-type="float">
            <text:p>7.549E-03</text:p>
          </table:table-cell>
          <table:table-cell table:style-name="ce32" table:formula="of:=[.F7]/([.D7]*[.H7])" office:value-type="float" office:value="0.00754857352692202" calcext:value-type="float">
            <text:p>7.549E-03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ABS([.I7]*[.K7])" office:value-type="float" office:value="1802086230859192" calcext:value-type="float">
            <text:p>1.802E+15</text:p>
          </table:table-cell>
          <table:table-cell table:style-name="ce32" table:formula="of:=ABS([.J7]*[.L7])" office:value-type="float" office:value="1802089185153390" calcext:value-type="float">
            <text:p>1.802E+15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33768222422" calcext:value-type="float">
            <text:p>2.11E-10</text:p>
          </table:table-cell>
          <table:table-cell office:value-type="float" office:value="0.0000011656249940889" calcext:value-type="float">
            <text:p>1.17E-06</text:p>
          </table:table-cell>
          <table:table-cell office:value-type="float" office:value="0.0000000000015939585807455" calcext:value-type="float">
            <text:p>1.59E-12</text:p>
          </table:table-cell>
          <table:table-cell office:value-type="float" office:value="0.0000000000015939199106866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8]/([.C8]*[.G8])" office:value-type="float" office:value="0.00754223555387714" calcext:value-type="float">
            <text:p>7.542E-03</text:p>
          </table:table-cell>
          <table:table-cell table:style-name="ce32" table:formula="of:=[.F8]/([.D8]*[.H8])" office:value-type="float" office:value="0.00755490607744127" calcext:value-type="float">
            <text:p>7.555E-03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ABS([.I8]*[.K8])" office:value-type="float" office:value="533504031272438" calcext:value-type="float">
            <text:p>5.335E+14</text:p>
          </table:table-cell>
          <table:table-cell table:style-name="ce32" table:formula="of:=ABS([.J8]*[.L8])" office:value-type="float" office:value="534400287475457" calcext:value-type="float">
            <text:p>5.344E+14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17322361394" calcext:value-type="float">
            <text:p>2.11E-10</text:p>
          </table:table-cell>
          <table:table-cell office:value-type="float" office:value="0.0000011665330195093" calcext:value-type="float">
            <text:p>1.17E-06</text:p>
          </table:table-cell>
          <table:table-cell office:value-type="float" office:value="0.0000000000015939409296795" calcext:value-type="float">
            <text:p>1.59E-12</text:p>
          </table:table-cell>
          <table:table-cell office:value-type="float" office:value="0.0000000000015939375689556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9]/([.C9]*[.G9])" office:value-type="float" office:value="0.00754802575062022" calcext:value-type="float">
            <text:p>7.548E-03</text:p>
          </table:table-cell>
          <table:table-cell table:style-name="ce32" table:formula="of:=[.F9]/([.D9]*[.H9])" office:value-type="float" office:value="0.00754910899569843" calcext:value-type="float">
            <text:p>7.549E-03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ABS([.I9]*[.K9])" office:value-type="float" office:value="225244801649273" calcext:value-type="float">
            <text:p>2.252E+14</text:p>
          </table:table-cell>
          <table:table-cell table:style-name="ce32" table:formula="of:=ABS([.J9]*[.L9])" office:value-type="float" office:value="225277127363418" calcext:value-type="float">
            <text:p>2.253E+14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23242461196" calcext:value-type="float">
            <text:p>2.11E-10</text:p>
          </table:table-cell>
          <table:table-cell office:value-type="float" office:value="0.0000011662060532723" calcext:value-type="float">
            <text:p>1.17E-06</text:p>
          </table:table-cell>
          <table:table-cell office:value-type="float" office:value="0.0000000000015939444075125" calcext:value-type="float">
            <text:p>1.59E-12</text:p>
          </table:table-cell>
          <table:table-cell office:value-type="float" office:value="0.0000000000015939340901595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0]/([.C10]*[.G10])" office:value-type="float" office:value="0.00754592676972118" calcext:value-type="float">
            <text:p>7.546E-03</text:p>
          </table:table-cell>
          <table:table-cell table:style-name="ce32" table:formula="of:=[.F10]/([.D10]*[.H10])" office:value-type="float" office:value="0.00755120903958535" calcext:value-type="float">
            <text:p>7.551E-03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ABS([.I10]*[.K10])" office:value-type="float" office:value="115293268378616" calcext:value-type="float">
            <text:p>1.153E+14</text:p>
          </table:table-cell>
          <table:table-cell table:style-name="ce32" table:formula="of:=ABS([.J10]*[.L10])" office:value-type="float" office:value="115373975517140" calcext:value-type="float">
            <text:p>1.154E+14</text:p>
          </table:table-cell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2" table:style-name="ce26" office:value-type="float" office:value="5" calcext:value-type="float">
            <text:p>5</text:p>
          </table:table-cell>
          <table:table-cell table:style-name="ce31" office:value-type="float" office:value="0.0000000000028191546925754" calcext:value-type="float">
            <text:p>2.82E-12</text:p>
          </table:table-cell>
          <table:table-cell table:style-name="ce31" office:value-type="float" office:value="0.000000016391319537468" calcext:value-type="float">
            <text:p>1.64E-08</text:p>
          </table:table-cell>
          <table:table-cell table:style-name="ce31" office:value-type="float" office:value="0.00000000000022477266721532" calcext:value-type="float">
            <text:p>2.25E-13</text:p>
          </table:table-cell>
          <table:table-cell table:style-name="ce31" office:value-type="float" office:value="0.00000000000023601243238656" calcext:value-type="float">
            <text:p>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3]/([.C13]*[.G13])" office:value-type="float" office:value="0.0797305191543008" calcext:value-type="float">
            <text:p>7.973E-02</text:p>
          </table:table-cell>
          <table:table-cell table:style-name="ce32" table:formula="of:=[.F13]/([.D13]*[.H13])" office:value-type="float" office:value="0.0795504039533173" calcext:value-type="float">
            <text:p>7.955E-02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ABS([.I13]*[.K13])" office:value-type="float" office:value="1.21819259891424E+024" calcext:value-type="float">
            <text:p>1.218E+24</text:p>
          </table:table-cell>
          <table:table-cell table:style-name="ce32" table:formula="of:=ABS([.J13]*[.L13])" office:value-type="float" office:value="1.21544064135624E+024" calcext:value-type="float">
            <text:p>1.215E+24</text:p>
          </table:table-cell>
          <table:table-cell table:style-name="ce26"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5505562559048" calcext:value-type="float">
            <text:p>1.55E-10</text:p>
          </table:table-cell>
          <table:table-cell office:value-type="float" office:value="0.00000093470852362508" calcext:value-type="float">
            <text:p>9.35E-07</text:p>
          </table:table-cell>
          <table:table-cell office:value-type="float" office:value="0.000000000001500778876308" calcext:value-type="float">
            <text:p>1.50E-12</text:p>
          </table:table-cell>
          <table:table-cell office:value-type="float" office:value="0.000000000001613683832067" calcext:value-type="float">
            <text:p>1.61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4]/([.C14]*[.G14])" office:value-type="float" office:value="0.00967897082477828" calcext:value-type="float">
            <text:p>9.679E-03</text:p>
          </table:table-cell>
          <table:table-cell table:style-name="ce32" table:formula="of:=[.F14]/([.D14]*[.H14])" office:value-type="float" office:value="0.00953813949731245" calcext:value-type="float">
            <text:p>9.538E-03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ABS([.I14]*[.K14])" office:value-type="float" office:value="1.47883780877347E+020" calcext:value-type="float">
            <text:p>1.479E+20</text:p>
          </table:table-cell>
          <table:table-cell table:style-name="ce32" table:formula="of:=ABS([.J14]*[.L14])" office:value-type="float" office:value="1.45732036694143E+020" calcext:value-type="float">
            <text:p>1.457E+20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8214351987673" calcext:value-type="float">
            <text:p>1.82E-10</text:p>
          </table:table-cell>
          <table:table-cell office:value-type="float" office:value="0.0000013198087271099" calcext:value-type="float">
            <text:p>1.32E-06</text:p>
          </table:table-cell>
          <table:table-cell office:value-type="float" office:value="0.0000000000017408881983463" calcext:value-type="float">
            <text:p>1.74E-12</text:p>
          </table:table-cell>
          <table:table-cell office:value-type="float" office:value="0.0000000000015142223101478" calcext:value-type="float">
            <text:p>1.51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5]/([.C15]*[.G15])" office:value-type="float" office:value="0.00955778278318376" calcext:value-type="float">
            <text:p>9.558E-03</text:p>
          </table:table-cell>
          <table:table-cell table:style-name="ce32" table:formula="of:=[.F15]/([.D15]*[.H15])" office:value-type="float" office:value="0.0063386981348109" calcext:value-type="float">
            <text:p>6.339E-03</text:p>
          </table:table-cell>
          <table:table-cell table:style-name="ce32" table:formula="of:=6/(PI()*([.A15]*0.000000001)^3)" office:value-type="float" office:value="1.90985931710274E+021" calcext:value-type="float">
            <text:p>1.910E+21</text:p>
          </table:table-cell>
          <table:table-cell table:style-name="ce32" table:formula="of:=6/(PI()*([.A15]*0.000000001)^3)" office:value-type="float" office:value="1.90985931710274E+021" calcext:value-type="float">
            <text:p>1.910E+21</text:p>
          </table:table-cell>
          <table:table-cell table:style-name="ce32" table:formula="of:=ABS([.I15]*[.K15])" office:value-type="float" office:value="1.82540204993077E+019" calcext:value-type="float">
            <text:p>1.825E+19</text:p>
          </table:table-cell>
          <table:table-cell table:style-name="ce32" table:formula="of:=ABS([.J15]*[.L15])" office:value-type="float" office:value="1.21060216910704E+019" calcext:value-type="float">
            <text:p>1.211E+19</text:p>
          </table:table-cell>
          <table:table-cell table:number-columns-repeated="10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584097978676" calcext:value-type="float">
            <text:p>1.58E-10</text:p>
          </table:table-cell>
          <table:table-cell office:value-type="float" office:value="0.0000015772575047118" calcext:value-type="float">
            <text:p>1.58E-06</text:p>
          </table:table-cell>
          <table:table-cell office:value-type="float" office:value="0.0000000000018057180263815" calcext:value-type="float">
            <text:p>1.81E-12</text:p>
          </table:table-cell>
          <table:table-cell office:value-type="float" office:value="0.0000000000014669203647268" calcext:value-type="float">
            <text:p>1.47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6]/([.C16]*[.G16])" office:value-type="float" office:value="0.0113990299254768" calcext:value-type="float">
            <text:p>1.140E-02</text:p>
          </table:table-cell>
          <table:table-cell table:style-name="ce32" table:formula="of:=[.F16]/([.D16]*[.H16])" office:value-type="float" office:value="0.00513836984613771" calcext:value-type="float">
            <text:p>5.138E-03</text:p>
          </table:table-cell>
          <table:table-cell table:style-name="ce32" table:formula="of:=6/(PI()*([.A16]*0.000000001)^3)" office:value-type="float" office:value="5.65884242104517E+020" calcext:value-type="float">
            <text:p>5.659E+20</text:p>
          </table:table-cell>
          <table:table-cell table:style-name="ce32" table:formula="of:=6/(PI()*([.A16]*0.000000001)^3)" office:value-type="float" office:value="5.65884242104517E+020" calcext:value-type="float">
            <text:p>5.659E+20</text:p>
          </table:table-cell>
          <table:table-cell table:style-name="ce32" table:formula="of:=ABS([.I16]*[.K16])" office:value-type="float" office:value="6.45053141010513E+018" calcext:value-type="float">
            <text:p>6.451E+18</text:p>
          </table:table-cell>
          <table:table-cell table:style-name="ce32" table:formula="of:=ABS([.J16]*[.L16])" office:value-type="float" office:value="2.90772252603434E+018" calcext:value-type="float">
            <text:p>2.908E+18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2775005875618" calcext:value-type="float">
            <text:p>1.28E-10</text:p>
          </table:table-cell>
          <table:table-cell office:value-type="float" office:value="0.0000019543933618684" calcext:value-type="float">
            <text:p>1.95E-06</text:p>
          </table:table-cell>
          <table:table-cell office:value-type="float" office:value="0.0000000000018746965161361" calcext:value-type="float">
            <text:p>1.87E-12</text:p>
          </table:table-cell>
          <table:table-cell office:value-type="float" office:value="0.000000000001422807285945" calcext:value-type="float">
            <text:p>1.42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7]/([.C17]*[.G17])" office:value-type="float" office:value="0.0146747213612957" calcext:value-type="float">
            <text:p>1.467E-02</text:p>
          </table:table-cell>
          <table:table-cell table:style-name="ce32" table:formula="of:=[.F17]/([.D17]*[.H17])" office:value-type="float" office:value="0.00402212465917702" calcext:value-type="float">
            <text:p>4.022E-03</text:p>
          </table:table-cell>
          <table:table-cell table:style-name="ce32" table:formula="of:=6/(PI()*([.A17]*0.000000001)^3)" office:value-type="float" office:value="2.38732414637843E+020" calcext:value-type="float">
            <text:p>2.387E+20</text:p>
          </table:table-cell>
          <table:table-cell table:style-name="ce32" table:formula="of:=6/(PI()*([.A17]*0.000000001)^3)" office:value-type="float" office:value="2.38732414637843E+020" calcext:value-type="float">
            <text:p>2.387E+20</text:p>
          </table:table-cell>
          <table:table-cell table:style-name="ce32" table:formula="of:=ABS([.I17]*[.K17])" office:value-type="float" office:value="3.50333166471966E+018" calcext:value-type="float">
            <text:p>3.503E+18</text:p>
          </table:table-cell>
          <table:table-cell table:style-name="ce32" table:formula="of:=ABS([.J17]*[.L17])" office:value-type="float" office:value="9.6021153185974E+017" calcext:value-type="float">
            <text:p>9.602E+17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099481283372379" calcext:value-type="float">
            <text:p>9.95E-11</text:p>
          </table:table-cell>
          <table:table-cell office:value-type="float" office:value="0.0000024994131920769" calcext:value-type="float">
            <text:p>2.50E-06</text:p>
          </table:table-cell>
          <table:table-cell office:value-type="float" office:value="0.0000000000013826443680631" calcext:value-type="float">
            <text:p>1.38E-12</text:p>
          </table:table-cell>
          <table:table-cell office:value-type="float" office:value="0.0000000000019472700946848" calcext:value-type="float">
            <text:p>1.95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8]/([.C18]*[.G18])" office:value-type="float" office:value="0.0138985377067119" calcext:value-type="float">
            <text:p>1.390E-02</text:p>
          </table:table-cell>
          <table:table-cell table:style-name="ce32" table:formula="of:=[.F18]/([.D18]*[.H18])" office:value-type="float" office:value="0.00430436966055858" calcext:value-type="float">
            <text:p>4.304E-03</text:p>
          </table:table-cell>
          <table:table-cell table:style-name="ce32" table:formula="of:=6/(PI()*([.A18]*0.000000001)^3)" office:value-type="float" office:value="1.22230996294576E+020" calcext:value-type="float">
            <text:p>1.222E+20</text:p>
          </table:table-cell>
          <table:table-cell table:style-name="ce32" table:formula="of:=6/(PI()*([.A18]*0.000000001)^3)" office:value-type="float" office:value="1.22230996294576E+020" calcext:value-type="float">
            <text:p>1.222E+20</text:p>
          </table:table-cell>
          <table:table-cell table:style-name="ce32" table:formula="of:=ABS([.I18]*[.K18])" office:value-type="float" office:value="1.69883211092912E+018" calcext:value-type="float">
            <text:p>1.699E+18</text:p>
          </table:table-cell>
          <table:table-cell table:style-name="ce32" table:formula="of:=ABS([.J18]*[.L18])" office:value-type="float" office:value="5.2612739203022E+017" calcext:value-type="float">
            <text:p>5.261E+17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30939330410682" calcext:value-type="float">
            <text:p>3.09E-11</text:p>
          </table:table-cell>
          <table:table-cell office:value-type="float" office:value="0.000007970529830408" calcext:value-type="float">
            <text:p>7.97E-06</text:p>
          </table:table-cell>
          <table:table-cell office:value-type="float" office:value="0.0000000000012259383290487" calcext:value-type="float">
            <text:p>1.23E-12</text:p>
          </table:table-cell>
          <table:table-cell office:value-type="float" office:value="0.0000000000023552830407125" calcext:value-type="float">
            <text:p>2.36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9]/([.C19]*[.G19])" office:value-type="float" office:value="0.0396239450814177" calcext:value-type="float">
            <text:p>3.962E-02</text:p>
          </table:table-cell>
          <table:table-cell table:style-name="ce32" table:formula="of:=[.F19]/([.D19]*[.H19])" office:value-type="float" office:value="0.001632590776457" calcext:value-type="float">
            <text:p>1.633E-03</text:p>
          </table:table-cell>
          <table:table-cell table:style-name="ce32" table:formula="of:=6/(PI()*([.A19]*0.000000001)^3)" office:value-type="float" office:value="1.52788745368219E+019" calcext:value-type="float">
            <text:p>1.528E+19</text:p>
          </table:table-cell>
          <table:table-cell table:style-name="ce32" table:formula="of:=6/(PI()*([.A19]*0.000000001)^3)" office:value-type="float" office:value="1.52788745368219E+019" calcext:value-type="float">
            <text:p>1.528E+19</text:p>
          </table:table-cell>
          <table:table-cell table:style-name="ce32" table:formula="of:=ABS([.I19]*[.K19])" office:value-type="float" office:value="6.05409285552904E+017" calcext:value-type="float">
            <text:p>6.054E+17</text:p>
          </table:table-cell>
          <table:table-cell table:style-name="ce32" table:formula="of:=ABS([.J19]*[.L19])" office:value-type="float" office:value="2.49441496434592E+016" calcext:value-type="float">
            <text:p>2.494E+16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0079186905251501" calcext:value-type="float">
            <text:p>7.92E-12</text:p>
          </table:table-cell>
          <table:table-cell office:value-type="float" office:value="0.000031111230230002" calcext:value-type="float">
            <text:p>3.11E-05</text:p>
          </table:table-cell>
          <table:table-cell office:value-type="float" office:value="0.0000000000010396183448194" calcext:value-type="float">
            <text:p>1.04E-12</text:p>
          </table:table-cell>
          <table:table-cell office:value-type="float" office:value="0.0000000000032908311448275" calcext:value-type="float">
            <text:p>3.2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0]/([.C20]*[.G20])" office:value-type="float" office:value="0.131286649164723" calcext:value-type="float">
            <text:p>1.313E-01</text:p>
          </table:table-cell>
          <table:table-cell table:style-name="ce32" table:formula="of:=[.F20]/([.D20]*[.H20])" office:value-type="float" office:value="0.000584399504811297" calcext:value-type="float">
            <text:p>5.844E-04</text:p>
          </table:table-cell>
          <table:table-cell table:style-name="ce32" table:formula="of:=6/(PI()*([.A20]*0.000000001)^3)" office:value-type="float" office:value="1.90985931710274E+018" calcext:value-type="float">
            <text:p>1.910E+18</text:p>
          </table:table-cell>
          <table:table-cell table:style-name="ce32" table:formula="of:=6/(PI()*([.A20]*0.000000001)^3)" office:value-type="float" office:value="1.90985931710274E+018" calcext:value-type="float">
            <text:p>1.910E+18</text:p>
          </table:table-cell>
          <table:table-cell table:style-name="ce32" table:formula="of:=ABS([.I20]*[.K20])" office:value-type="float" office:value="2.50739030118446E+017" calcext:value-type="float">
            <text:p>2.507E+17</text:p>
          </table:table-cell>
          <table:table-cell table:style-name="ce32" table:formula="of:=ABS([.J20]*[.L20])" office:value-type="float" office:value="1116120839174090" calcext:value-type="float">
            <text:p>1.116E+15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20078388679313" calcext:value-type="float">
            <text:p>2.01E-12</text:p>
          </table:table-cell>
          <table:table-cell office:value-type="float" office:value="0.00012269119686612" calcext:value-type="float">
            <text:p>1.23E-04</text:p>
          </table:table-cell>
          <table:table-cell office:value-type="float" office:value="0.00000000000085502999783192" calcext:value-type="float">
            <text:p>8.55E-13</text:p>
          </table:table-cell>
          <table:table-cell office:value-type="float" office:value="0.0000000000053114039714422" calcext:value-type="float">
            <text:p>5.31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1]/([.C21]*[.G21])" office:value-type="float" office:value="0.425845923937546" calcext:value-type="float">
            <text:p>4.258E-01</text:p>
          </table:table-cell>
          <table:table-cell table:style-name="ce32" table:formula="of:=[.F21]/([.D21]*[.H21])" office:value-type="float" office:value="0.000239175866504147" calcext:value-type="float">
            <text:p>2.392E-04</text:p>
          </table:table-cell>
          <table:table-cell table:style-name="ce32" table:formula="of:=6/(PI()*([.A21]*0.000000001)^3)" office:value-type="float" office:value="2.38732414637843E+017" calcext:value-type="float">
            <text:p>2.387E+17</text:p>
          </table:table-cell>
          <table:table-cell table:style-name="ce32" table:formula="of:=6/(PI()*([.A21]*0.000000001)^3)" office:value-type="float" office:value="2.38732414637843E+017" calcext:value-type="float">
            <text:p>2.387E+17</text:p>
          </table:table-cell>
          <table:table-cell table:style-name="ce32" table:formula="of:=ABS([.I21]*[.K21])" office:value-type="float" office:value="1.01663225685293E+017" calcext:value-type="float">
            <text:p>1.017E+17</text:p>
          </table:table-cell>
          <table:table-cell table:style-name="ce32" table:formula="of:=ABS([.J21]*[.L21])" office:value-type="float" office:value="57099032133633.3" calcext:value-type="float">
            <text:p>5.710E+13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00091437740332853" calcext:value-type="float">
            <text:p>9.14E-13</text:p>
          </table:table-cell>
          <table:table-cell office:value-type="float" office:value="0.00026941096209392" calcext:value-type="float">
            <text:p>2.69E-04</text:p>
          </table:table-cell>
          <table:table-cell office:value-type="float" office:value="0.00000000000075894518890497" calcext:value-type="float">
            <text:p>7.59E-13</text:p>
          </table:table-cell>
          <table:table-cell office:value-type="float" office:value="0.0000000000073157081616966" calcext:value-type="float">
            <text:p>7.32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2]/([.C22]*[.G22])" office:value-type="float" office:value="0.830013062595649" calcext:value-type="float">
            <text:p>8.300E-01</text:p>
          </table:table-cell>
          <table:table-cell table:style-name="ce32" table:formula="of:=[.F22]/([.D22]*[.H22])" office:value-type="float" office:value="0.00015002461971965" calcext:value-type="float">
            <text:p>1.500E-04</text:p>
          </table:table-cell>
          <table:table-cell table:style-name="ce32" table:formula="of:=6/(PI()*([.A22]*0.000000001)^3)" office:value-type="float" office:value="7.07355302630646E+016" calcext:value-type="float">
            <text:p>7.074E+16</text:p>
          </table:table-cell>
          <table:table-cell table:style-name="ce32" table:formula="of:=6/(PI()*([.A22]*0.000000001)^3)" office:value-type="float" office:value="7.07355302630646E+016" calcext:value-type="float">
            <text:p>7.074E+16</text:p>
          </table:table-cell>
          <table:table-cell table:style-name="ce32" table:formula="of:=ABS([.I22]*[.K22])" office:value-type="float" office:value="5.87114141079735E+016" calcext:value-type="float">
            <text:p>5.871E+16</text:p>
          </table:table-cell>
          <table:table-cell table:style-name="ce32" table:formula="of:=ABS([.J22]*[.L22])" office:value-type="float" office:value="10612071028384" calcext:value-type="float">
            <text:p>1.061E+13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053068980746936" calcext:value-type="float">
            <text:p>5.31E-13</text:p>
          </table:table-cell>
          <table:table-cell office:value-type="float" office:value="0.00046419424054845" calcext:value-type="float">
            <text:p>4.64E-04</text:p>
          </table:table-cell>
          <table:table-cell office:value-type="float" office:value="0.00000000000069823605514095" calcext:value-type="float">
            <text:p>6.98E-13</text:p>
          </table:table-cell>
          <table:table-cell office:value-type="float" office:value="0.0000000000092266759716218" calcext:value-type="float">
            <text:p>9.23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3]/([.C23]*[.G23])" office:value-type="float" office:value="1.31571408629562" calcext:value-type="float">
            <text:p>1.316E+00</text:p>
          </table:table-cell>
          <table:table-cell table:style-name="ce32" table:formula="of:=[.F23]/([.D23]*[.H23])" office:value-type="float" office:value="0.000109816335248415" calcext:value-type="float">
            <text:p>1.098E-04</text:p>
          </table:table-cell>
          <table:table-cell table:style-name="ce32" table:formula="of:=6/(PI()*([.A23]*0.000000001)^3)" office:value-type="float" office:value="2.98415518297304E+016" calcext:value-type="float">
            <text:p>2.984E+16</text:p>
          </table:table-cell>
          <table:table-cell table:style-name="ce32" table:formula="of:=6/(PI()*([.A23]*0.000000001)^3)" office:value-type="float" office:value="2.98415518297304E+016" calcext:value-type="float">
            <text:p>2.984E+16</text:p>
          </table:table-cell>
          <table:table-cell table:style-name="ce32" table:formula="of:=ABS([.I23]*[.K23])" office:value-type="float" office:value="3.92629500992972E+016" calcext:value-type="float">
            <text:p>3.926E+16</text:p>
          </table:table-cell>
          <table:table-cell table:style-name="ce32" table:formula="of:=ABS([.J23]*[.L23])" office:value-type="float" office:value="3277089860066.62" calcext:value-type="float">
            <text:p>3.277E+12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00035403922187894" calcext:value-type="float">
            <text:p>3.54E-13</text:p>
          </table:table-cell>
          <table:table-cell office:value-type="float" office:value="0.00069580740761822" calcext:value-type="float">
            <text:p>6.96E-04</text:p>
          </table:table-cell>
          <table:table-cell office:value-type="float" office:value="0.00000000000065676890486074" calcext:value-type="float">
            <text:p>6.57E-13</text:p>
          </table:table-cell>
          <table:table-cell office:value-type="float" office:value="0.00000000001097519631981" calcext:value-type="float">
            <text:p>1.10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4]/([.C24]*[.G24])" office:value-type="float" office:value="1.8550738570014" calcext:value-type="float">
            <text:p>1.855E+00</text:p>
          </table:table-cell>
          <table:table-cell table:style-name="ce32" table:formula="of:=[.F24]/([.D24]*[.H24])" office:value-type="float" office:value="0.000087145441528738" calcext:value-type="float">
            <text:p>8.715E-05</text:p>
          </table:table-cell>
          <table:table-cell table:style-name="ce32" table:formula="of:=6/(PI()*([.A24]*0.000000001)^3)" office:value-type="float" office:value="1.52788745368219E+016" calcext:value-type="float">
            <text:p>1.528E+16</text:p>
          </table:table-cell>
          <table:table-cell table:style-name="ce32" table:formula="of:=6/(PI()*([.A24]*0.000000001)^3)" office:value-type="float" office:value="1.52788745368219E+016" calcext:value-type="float">
            <text:p>1.528E+16</text:p>
          </table:table-cell>
          <table:table-cell table:style-name="ce32" table:formula="of:=ABS([.I24]*[.K24])" office:value-type="float" office:value="2.83434407176628E+016" calcext:value-type="float">
            <text:p>2.834E+16</text:p>
          </table:table-cell>
          <table:table-cell table:style-name="ce32" table:formula="of:=ABS([.J24]*[.L24])" office:value-type="float" office:value="1331484267573.54" calcext:value-type="float">
            <text:p>1.331E+12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2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773K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5]/([.C35]*[.G35])" office:value-type="string" office:string-value="" calcext:value-type="error">
            <text:p>#DIV/0!</text:p>
          </table:table-cell>
          <table:table-cell table:formula="of:=[.F35]/([.D35]*[.H35])" office:value-type="string" office:string-value="" calcext:value-type="error">
            <text:p>#DIV/0!</text:p>
          </table:table-cell>
          <table:table-cell table:formula="of:=6/(PI()*([.A35]*0.000000001)^3)" office:value-type="float" office:value="1.52788745368219E+022" calcext:value-type="float">
            <text:p>1.52788745368219E+022</text:p>
          </table:table-cell>
          <table:table-cell table:formula="of:=6/(PI()*([.A35]*0.000000001)^3)" office:value-type="float" office:value="1.52788745368219E+022" calcext:value-type="float">
            <text:p>1.52788745368219E+022</text:p>
          </table:table-cell>
          <table:table-cell table:formula="of:=ABS([.I35]*[.K35])" office:value-type="string" office:string-value="" calcext:value-type="error">
            <text:p>#DIV/0!</text:p>
          </table:table-cell>
          <table:table-cell table:formula="of:=ABS([.J35]*[.L35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6]/([.C36]*[.G36])" office:value-type="string" office:string-value="" calcext:value-type="error">
            <text:p>#DIV/0!</text:p>
          </table:table-cell>
          <table:table-cell table:formula="of:=[.F36]/([.D36]*[.H36])" office:value-type="string" office:string-value="" calcext:value-type="error">
            <text:p>#DIV/0!</text:p>
          </table:table-cell>
          <table:table-cell table:formula="of:=6/(PI()*([.A36]*0.000000001)^3)" office:value-type="float" office:value="1.52788745368219E+022" calcext:value-type="float">
            <text:p>1.52788745368219E+022</text:p>
          </table:table-cell>
          <table:table-cell table:formula="of:=6/(PI()*([.A36]*0.000000001)^3)" office:value-type="float" office:value="1.52788745368219E+022" calcext:value-type="float">
            <text:p>1.52788745368219E+022</text:p>
          </table:table-cell>
          <table:table-cell table:formula="of:=ABS([.I36]*[.K36])" office:value-type="string" office:string-value="" calcext:value-type="error">
            <text:p>#DIV/0!</text:p>
          </table:table-cell>
          <table:table-cell table:formula="of:=ABS([.J36]*[.L3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7]/([.C37]*[.G37])" office:value-type="string" office:string-value="" calcext:value-type="error">
            <text:p>#DIV/0!</text:p>
          </table:table-cell>
          <table:table-cell table:formula="of:=[.F37]/([.D37]*[.H37])" office:value-type="string" office:string-value="" calcext:value-type="error">
            <text:p>#DIV/0!</text:p>
          </table:table-cell>
          <table:table-cell table:formula="of:=6/(PI()*([.A37]*0.000000001)^3)" office:value-type="float" office:value="1.52788745368219E+022" calcext:value-type="float">
            <text:p>1.52788745368219E+022</text:p>
          </table:table-cell>
          <table:table-cell table:formula="of:=6/(PI()*([.A37]*0.000000001)^3)" office:value-type="float" office:value="1.52788745368219E+022" calcext:value-type="float">
            <text:p>1.52788745368219E+022</text:p>
          </table:table-cell>
          <table:table-cell table:formula="of:=ABS([.I37]*[.K37])" office:value-type="string" office:string-value="" calcext:value-type="error">
            <text:p>#DIV/0!</text:p>
          </table:table-cell>
          <table:table-cell table:formula="of:=ABS([.J37]*[.L3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9]/([.C39]*[.G39])" office:value-type="string" office:string-value="" calcext:value-type="error">
            <text:p>#DIV/0!</text:p>
          </table:table-cell>
          <table:table-cell table:formula="of:=[.F39]/([.D39]*[.H39])" office:value-type="string" office:string-value="" calcext:value-type="error">
            <text:p>#DIV/0!</text:p>
          </table:table-cell>
          <table:table-cell table:formula="of:=6/(PI()*([.A39]*0.000000001)^3)" office:value-type="float" office:value="1.52788745368219E+016" calcext:value-type="float">
            <text:p>1.52788745368219E+016</text:p>
          </table:table-cell>
          <table:table-cell table:formula="of:=6/(PI()*([.A39]*0.000000001)^3)" office:value-type="float" office:value="1.52788745368219E+016" calcext:value-type="float">
            <text:p>1.52788745368219E+016</text:p>
          </table:table-cell>
          <table:table-cell table:formula="of:=ABS([.I39]*[.K39])" office:value-type="string" office:string-value="" calcext:value-type="error">
            <text:p>#DIV/0!</text:p>
          </table:table-cell>
          <table:table-cell table:formula="of:=ABS([.J39]*[.L3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40]/([.C40]*[.G40])" office:value-type="string" office:string-value="" calcext:value-type="error">
            <text:p>#DIV/0!</text:p>
          </table:table-cell>
          <table:table-cell table:formula="of:=[.F40]/([.D40]*[.H40])" office:value-type="string" office:string-value="" calcext:value-type="error">
            <text:p>#DIV/0!</text:p>
          </table:table-cell>
          <table:table-cell table:formula="of:=6/(PI()*([.A40]*0.000000001)^3)" office:value-type="float" office:value="1.52788745368219E+016" calcext:value-type="float">
            <text:p>1.52788745368219E+016</text:p>
          </table:table-cell>
          <table:table-cell table:formula="of:=6/(PI()*([.A40]*0.000000001)^3)" office:value-type="float" office:value="1.52788745368219E+016" calcext:value-type="float">
            <text:p>1.52788745368219E+016</text:p>
          </table:table-cell>
          <table:table-cell table:formula="of:=ABS([.I40]*[.K40])" office:value-type="string" office:string-value="" calcext:value-type="error">
            <text:p>#DIV/0!</text:p>
          </table:table-cell>
          <table:table-cell table:formula="of:=ABS([.J40]*[.L4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41]/([.C41]*[.G41])" office:value-type="string" office:string-value="" calcext:value-type="error">
            <text:p>#DIV/0!</text:p>
          </table:table-cell>
          <table:table-cell table:formula="of:=[.F41]/([.D41]*[.H41])" office:value-type="string" office:string-value="" calcext:value-type="error">
            <text:p>#DIV/0!</text:p>
          </table:table-cell>
          <table:table-cell table:formula="of:=6/(PI()*([.A41]*0.000000001)^3)" office:value-type="float" office:value="1.52788745368219E+016" calcext:value-type="float">
            <text:p>1.52788745368219E+016</text:p>
          </table:table-cell>
          <table:table-cell table:formula="of:=6/(PI()*([.A41]*0.000000001)^3)" office:value-type="float" office:value="1.52788745368219E+016" calcext:value-type="float">
            <text:p>1.52788745368219E+016</text:p>
          </table:table-cell>
          <table:table-cell table:formula="of:=ABS([.I41]*[.K41])" office:value-type="string" office:string-value="" calcext:value-type="error">
            <text:p>#DIV/0!</text:p>
          </table:table-cell>
          <table:table-cell table:formula="of:=ABS([.J41]*[.L41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1000K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6]/([.C46]*[.G46])" office:value-type="string" office:string-value="" calcext:value-type="error">
            <text:p>#DIV/0!</text:p>
          </table:table-cell>
          <table:table-cell table:formula="of:=[.F46]/([.D46]*[.H46])" office:value-type="string" office:string-value="" calcext:value-type="error">
            <text:p>#DIV/0!</text:p>
          </table:table-cell>
          <table:table-cell table:formula="of:=6/(PI()*([.A46]*0.000000001)^3)" office:value-type="float" office:value="1.52788745368219E+022" calcext:value-type="float">
            <text:p>1.52788745368219E+022</text:p>
          </table:table-cell>
          <table:table-cell table:formula="of:=6/(PI()*([.A46]*0.000000001)^3)" office:value-type="float" office:value="1.52788745368219E+022" calcext:value-type="float">
            <text:p>1.52788745368219E+022</text:p>
          </table:table-cell>
          <table:table-cell table:formula="of:=ABS([.I46]*[.K46])" office:value-type="string" office:string-value="" calcext:value-type="error">
            <text:p>#DIV/0!</text:p>
          </table:table-cell>
          <table:table-cell table:formula="of:=ABS([.J46]*[.L4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7]/([.C47]*[.G47])" office:value-type="string" office:string-value="" calcext:value-type="error">
            <text:p>#DIV/0!</text:p>
          </table:table-cell>
          <table:table-cell table:formula="of:=[.F47]/([.D47]*[.H47])" office:value-type="string" office:string-value="" calcext:value-type="error">
            <text:p>#DIV/0!</text:p>
          </table:table-cell>
          <table:table-cell table:formula="of:=6/(PI()*([.A47]*0.000000001)^3)" office:value-type="float" office:value="1.52788745368219E+022" calcext:value-type="float">
            <text:p>1.52788745368219E+022</text:p>
          </table:table-cell>
          <table:table-cell table:formula="of:=6/(PI()*([.A47]*0.000000001)^3)" office:value-type="float" office:value="1.52788745368219E+022" calcext:value-type="float">
            <text:p>1.52788745368219E+022</text:p>
          </table:table-cell>
          <table:table-cell table:formula="of:=ABS([.I47]*[.K47])" office:value-type="string" office:string-value="" calcext:value-type="error">
            <text:p>#DIV/0!</text:p>
          </table:table-cell>
          <table:table-cell table:formula="of:=ABS([.J47]*[.L4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8]/([.C48]*[.G48])" office:value-type="string" office:string-value="" calcext:value-type="error">
            <text:p>#DIV/0!</text:p>
          </table:table-cell>
          <table:table-cell table:formula="of:=[.F48]/([.D48]*[.H48])" office:value-type="string" office:string-value="" calcext:value-type="error">
            <text:p>#DIV/0!</text:p>
          </table:table-cell>
          <table:table-cell table:formula="of:=6/(PI()*([.A48]*0.000000001)^3)" office:value-type="float" office:value="1.52788745368219E+022" calcext:value-type="float">
            <text:p>1.52788745368219E+022</text:p>
          </table:table-cell>
          <table:table-cell table:formula="of:=6/(PI()*([.A48]*0.000000001)^3)" office:value-type="float" office:value="1.52788745368219E+022" calcext:value-type="float">
            <text:p>1.52788745368219E+022</text:p>
          </table:table-cell>
          <table:table-cell table:formula="of:=ABS([.I48]*[.K48])" office:value-type="string" office:string-value="" calcext:value-type="error">
            <text:p>#DIV/0!</text:p>
          </table:table-cell>
          <table:table-cell table:formula="of:=ABS([.J48]*[.L4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0]/([.C50]*[.G50])" office:value-type="string" office:string-value="" calcext:value-type="error">
            <text:p>#DIV/0!</text:p>
          </table:table-cell>
          <table:table-cell table:formula="of:=[.F50]/([.D50]*[.H50])" office:value-type="string" office:string-value="" calcext:value-type="error">
            <text:p>#DIV/0!</text:p>
          </table:table-cell>
          <table:table-cell table:formula="of:=6/(PI()*([.A50]*0.000000001)^3)" office:value-type="float" office:value="1.52788745368219E+016" calcext:value-type="float">
            <text:p>1.52788745368219E+016</text:p>
          </table:table-cell>
          <table:table-cell table:formula="of:=6/(PI()*([.A50]*0.000000001)^3)" office:value-type="float" office:value="1.52788745368219E+016" calcext:value-type="float">
            <text:p>1.52788745368219E+016</text:p>
          </table:table-cell>
          <table:table-cell table:formula="of:=ABS([.I50]*[.K50])" office:value-type="string" office:string-value="" calcext:value-type="error">
            <text:p>#DIV/0!</text:p>
          </table:table-cell>
          <table:table-cell table:formula="of:=ABS([.J50]*[.L5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1]/([.C51]*[.G51])" office:value-type="string" office:string-value="" calcext:value-type="error">
            <text:p>#DIV/0!</text:p>
          </table:table-cell>
          <table:table-cell table:formula="of:=[.F51]/([.D51]*[.H51])" office:value-type="string" office:string-value="" calcext:value-type="error">
            <text:p>#DIV/0!</text:p>
          </table:table-cell>
          <table:table-cell table:formula="of:=6/(PI()*([.A51]*0.000000001)^3)" office:value-type="float" office:value="1.52788745368219E+016" calcext:value-type="float">
            <text:p>1.52788745368219E+016</text:p>
          </table:table-cell>
          <table:table-cell table:formula="of:=6/(PI()*([.A51]*0.000000001)^3)" office:value-type="float" office:value="1.52788745368219E+016" calcext:value-type="float">
            <text:p>1.52788745368219E+016</text:p>
          </table:table-cell>
          <table:table-cell table:formula="of:=ABS([.I51]*[.K51])" office:value-type="string" office:string-value="" calcext:value-type="error">
            <text:p>#DIV/0!</text:p>
          </table:table-cell>
          <table:table-cell table:formula="of:=ABS([.J51]*[.L51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2]/([.C52]*[.G52])" office:value-type="string" office:string-value="" calcext:value-type="error">
            <text:p>#DIV/0!</text:p>
          </table:table-cell>
          <table:table-cell table:formula="of:=[.F52]/([.D52]*[.H52])" office:value-type="string" office:string-value="" calcext:value-type="error">
            <text:p>#DIV/0!</text:p>
          </table:table-cell>
          <table:table-cell table:formula="of:=6/(PI()*([.A52]*0.000000001)^3)" office:value-type="float" office:value="1.52788745368219E+016" calcext:value-type="float">
            <text:p>1.52788745368219E+016</text:p>
          </table:table-cell>
          <table:table-cell table:formula="of:=6/(PI()*([.A52]*0.000000001)^3)" office:value-type="float" office:value="1.52788745368219E+016" calcext:value-type="float">
            <text:p>1.52788745368219E+016</text:p>
          </table:table-cell>
          <table:table-cell table:formula="of:=ABS([.I52]*[.K52])" office:value-type="string" office:string-value="" calcext:value-type="error">
            <text:p>#DIV/0!</text:p>
          </table:table-cell>
          <table:table-cell table:formula="of:=ABS([.J52]*[.L52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0% Bias</text:p>
          </table:table-cell>
          <table:table-cell table:style-name="ce6" office:value-type="string" calcext:value-type="string">
            <text:p>Temperature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6]/([.C56]*[.G56])" office:value-type="string" office:string-value="" calcext:value-type="error">
            <text:p>#DIV/0!</text:p>
          </table:table-cell>
          <table:table-cell table:formula="of:=[.F56]/([.D56]*[.H56])" office:value-type="string" office:string-value="" calcext:value-type="error">
            <text:p>#DIV/0!</text:p>
          </table:table-cell>
          <table:table-cell table:formula="of:=6/(PI()*([.A56]*0.000000001)^3)" office:value-type="float" office:value="1.52788745368219E+022" calcext:value-type="float">
            <text:p>1.52788745368219E+022</text:p>
          </table:table-cell>
          <table:table-cell table:formula="of:=6/(PI()*([.A56]*0.000000001)^3)" office:value-type="float" office:value="1.52788745368219E+022" calcext:value-type="float">
            <text:p>1.52788745368219E+022</text:p>
          </table:table-cell>
          <table:table-cell table:style-name="ce8" table:formula="of:=ABS([.I56]*[.K56])" office:value-type="string" office:string-value="" calcext:value-type="error">
            <text:p>#DIV/0!</text:p>
          </table:table-cell>
          <table:table-cell table:style-name="ce8" table:formula="of:=ABS([.J56]*[.L5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7]/([.C57]*[.G57])" office:value-type="string" office:string-value="" calcext:value-type="error">
            <text:p>#DIV/0!</text:p>
          </table:table-cell>
          <table:table-cell table:formula="of:=[.F57]/([.D57]*[.H57])" office:value-type="string" office:string-value="" calcext:value-type="error">
            <text:p>#DIV/0!</text:p>
          </table:table-cell>
          <table:table-cell table:formula="of:=6/(PI()*([.A57]*0.000000001)^3)" office:value-type="float" office:value="1.52788745368219E+022" calcext:value-type="float">
            <text:p>1.52788745368219E+022</text:p>
          </table:table-cell>
          <table:table-cell table:formula="of:=6/(PI()*([.A57]*0.000000001)^3)" office:value-type="float" office:value="1.52788745368219E+022" calcext:value-type="float">
            <text:p>1.52788745368219E+022</text:p>
          </table:table-cell>
          <table:table-cell table:style-name="ce9" table:formula="of:=ABS([.I57]*[.K57])" office:value-type="string" office:string-value="" calcext:value-type="error">
            <text:p>#DIV/0!</text:p>
          </table:table-cell>
          <table:table-cell table:style-name="ce11" table:formula="of:=ABS([.J57]*[.L5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9]/([.C59]*[.G59])" office:value-type="string" office:string-value="" calcext:value-type="error">
            <text:p>#DIV/0!</text:p>
          </table:table-cell>
          <table:table-cell table:formula="of:=[.F59]/([.D59]*[.H59])" office:value-type="string" office:string-value="" calcext:value-type="error">
            <text:p>#DIV/0!</text:p>
          </table:table-cell>
          <table:table-cell table:formula="of:=6/(PI()*([.A59]*0.000000001)^3)" office:value-type="float" office:value="1.52788745368219E+016" calcext:value-type="float">
            <text:p>1.52788745368219E+016</text:p>
          </table:table-cell>
          <table:table-cell table:formula="of:=6/(PI()*([.A59]*0.000000001)^3)" office:value-type="float" office:value="1.52788745368219E+016" calcext:value-type="float">
            <text:p>1.52788745368219E+016</text:p>
          </table:table-cell>
          <table:table-cell table:formula="of:=ABS([.I59]*[.K59])" office:value-type="string" office:string-value="" calcext:value-type="error">
            <text:p>#DIV/0!</text:p>
          </table:table-cell>
          <table:table-cell table:formula="of:=ABS([.J59]*[.L5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0]/([.C60]*[.G60])" office:value-type="string" office:string-value="" calcext:value-type="error">
            <text:p>#DIV/0!</text:p>
          </table:table-cell>
          <table:table-cell table:formula="of:=[.F60]/([.D60]*[.H60])" office:value-type="string" office:string-value="" calcext:value-type="error">
            <text:p>#DIV/0!</text:p>
          </table:table-cell>
          <table:table-cell table:formula="of:=6/(PI()*([.A60]*0.000000001)^3)" office:value-type="float" office:value="1.52788745368219E+016" calcext:value-type="float">
            <text:p>1.52788745368219E+016</text:p>
          </table:table-cell>
          <table:table-cell table:formula="of:=6/(PI()*([.A60]*0.000000001)^3)" office:value-type="float" office:value="1.52788745368219E+016" calcext:value-type="float">
            <text:p>1.52788745368219E+016</text:p>
          </table:table-cell>
          <table:table-cell table:style-name="ce10" table:formula="of:=ABS([.I60]*[.K60])" office:value-type="string" office:string-value="" calcext:value-type="error">
            <text:p>#DIV/0!</text:p>
          </table:table-cell>
          <table:table-cell table:style-name="ce10" table:formula="of:=ABS([.J60]*[.L6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5% Bias</text:p>
          </table:table-cell>
          <table:table-cell table:style-name="ce6" office:value-type="string" calcext:value-type="string">
            <text:p>Temperature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3]/([.C63]*[.G63])" office:value-type="string" office:string-value="" calcext:value-type="error">
            <text:p>#DIV/0!</text:p>
          </table:table-cell>
          <table:table-cell table:formula="of:=[.F63]/([.D63]*[.H63])" office:value-type="string" office:string-value="" calcext:value-type="error">
            <text:p>#DIV/0!</text:p>
          </table:table-cell>
          <table:table-cell table:formula="of:=6/(PI()*([.A63]*0.000000001)^3)" office:value-type="float" office:value="1.52788745368219E+022" calcext:value-type="float">
            <text:p>1.52788745368219E+022</text:p>
          </table:table-cell>
          <table:table-cell table:formula="of:=6/(PI()*([.A63]*0.000000001)^3)" office:value-type="float" office:value="1.52788745368219E+022" calcext:value-type="float">
            <text:p>1.52788745368219E+022</text:p>
          </table:table-cell>
          <table:table-cell table:style-name="ce8" table:formula="of:=ABS([.I63]*[.K63])" office:value-type="string" office:string-value="" calcext:value-type="error">
            <text:p>#DIV/0!</text:p>
          </table:table-cell>
          <table:table-cell table:style-name="ce8" table:formula="of:=ABS([.J63]*[.L6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4]/([.C64]*[.G64])" office:value-type="string" office:string-value="" calcext:value-type="error">
            <text:p>#DIV/0!</text:p>
          </table:table-cell>
          <table:table-cell table:formula="of:=[.F64]/([.D64]*[.H64])" office:value-type="string" office:string-value="" calcext:value-type="error">
            <text:p>#DIV/0!</text:p>
          </table:table-cell>
          <table:table-cell table:formula="of:=6/(PI()*([.A64]*0.000000001)^3)" office:value-type="float" office:value="1.52788745368219E+022" calcext:value-type="float">
            <text:p>1.52788745368219E+022</text:p>
          </table:table-cell>
          <table:table-cell table:formula="of:=6/(PI()*([.A64]*0.000000001)^3)" office:value-type="float" office:value="1.52788745368219E+022" calcext:value-type="float">
            <text:p>1.52788745368219E+022</text:p>
          </table:table-cell>
          <table:table-cell table:style-name="ce11" table:formula="of:=ABS([.I64]*[.K64])" office:value-type="string" office:string-value="" calcext:value-type="error">
            <text:p>#DIV/0!</text:p>
          </table:table-cell>
          <table:table-cell table:style-name="ce11" table:formula="of:=ABS([.J64]*[.L6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6]/([.C66]*[.G66])" office:value-type="string" office:string-value="" calcext:value-type="error">
            <text:p>#DIV/0!</text:p>
          </table:table-cell>
          <table:table-cell table:formula="of:=[.F66]/([.D66]*[.H66])" office:value-type="string" office:string-value="" calcext:value-type="error">
            <text:p>#DIV/0!</text:p>
          </table:table-cell>
          <table:table-cell table:formula="of:=6/(PI()*([.A66]*0.000000001)^3)" office:value-type="float" office:value="1.52788745368219E+016" calcext:value-type="float">
            <text:p>1.52788745368219E+016</text:p>
          </table:table-cell>
          <table:table-cell table:formula="of:=6/(PI()*([.A66]*0.000000001)^3)" office:value-type="float" office:value="1.52788745368219E+016" calcext:value-type="float">
            <text:p>1.52788745368219E+016</text:p>
          </table:table-cell>
          <table:table-cell table:formula="of:=ABS([.I66]*[.K66])" office:value-type="string" office:string-value="" calcext:value-type="error">
            <text:p>#DIV/0!</text:p>
          </table:table-cell>
          <table:table-cell table:formula="of:=ABS([.J66]*[.L6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7]/([.C67]*[.G67])" office:value-type="string" office:string-value="" calcext:value-type="error">
            <text:p>#DIV/0!</text:p>
          </table:table-cell>
          <table:table-cell table:formula="of:=[.F67]/([.D67]*[.H67])" office:value-type="string" office:string-value="" calcext:value-type="error">
            <text:p>#DIV/0!</text:p>
          </table:table-cell>
          <table:table-cell table:formula="of:=6/(PI()*([.A67]*0.000000001)^3)" office:value-type="float" office:value="1.52788745368219E+016" calcext:value-type="float">
            <text:p>1.52788745368219E+016</text:p>
          </table:table-cell>
          <table:table-cell table:formula="of:=6/(PI()*([.A67]*0.000000001)^3)" office:value-type="float" office:value="1.52788745368219E+016" calcext:value-type="float">
            <text:p>1.52788745368219E+016</text:p>
          </table:table-cell>
          <table:table-cell table:style-name="ce10" table:formula="of:=ABS([.I67]*[.K67])" office:value-type="string" office:string-value="" calcext:value-type="error">
            <text:p>#DIV/0!</text:p>
          </table:table-cell>
          <table:table-cell table:style-name="ce12" table:formula="of:=ABS([.J67]*[.L67])" office:value-type="string" office:string-value="" calcext:value-type="error">
            <text:p>#DIV/0!</text:p>
          </table:table-cell>
          <table:table-cell table:number-columns-repeated="1010"/>
        </table:table-row>
      </table:table>
      <table:table table:name="Plots_2" table:style-name="ta1">
        <table:shapes>
          <draw:frame draw:z-index="0" draw:style-name="gr1" draw:text-style-name="P1" svg:width="453.51pt" svg:height="255.09pt" svg:x="478.46pt" svg:y="58.37pt">
            <draw:object draw:notify-on-update-of-ranges="Data_2.A2:Data_2.A10 Data_2.I2:Data_2.I10 Data_2.A2:Data_2.A10 Data_2.J2:Data_2.J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51pt" svg:height="255.09pt" svg:x="6.18pt" svg:y="56.83pt">
            <draw:object draw:notify-on-update-of-ranges="Data_2.A13:Data_2.A24 Data_2.I13:Data_2.I24 Data_2.A13:Data_2.A24 Data_2.J13:Data_2.J2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453.51pt" svg:height="255.09pt" svg:x="0.03pt" svg:y="332.84pt">
            <draw:object draw:notify-on-update-of-ranges="Data_2.A13:Data_2.A24 Data_2.M13:Data_2.M24 Data_2.A13:Data_2.A24 Data_2.N13:Data_2.N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453.51pt" svg:height="255.09pt" svg:x="480.02pt" svg:y="335.4pt">
            <draw:object draw:notify-on-update-of-ranges="Data_2.A2:Data_2.A10 Data_2.M2:Data_2.M10 Data_2.A2:Data_2.A10 Data_2.N2:Data_2.N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size (nm)</text:p>
          </table:table-cell>
          <table:table-cell table:style-name="ce13" office:value-type="string" calcext:value-type="string">
            <text:p>ks_i (1/m2)</text:p>
          </table:table-cell>
          <table:table-cell table:style-name="ce13" office:value-type="string" calcext:value-type="string">
            <text:p>ks_v (1/m2)</text:p>
          </table:table-cell>
        </table:table-row>
        <table:table-row table:style-name="ro1">
          <table:table-cell table:style-name="ce14" office:value-type="float" office:value="10000" calcext:value-type="float">
            <text:p>10000</text:p>
          </table:table-cell>
          <table:table-cell table:style-name="ce15" table:formula="of:=6.488E+024*[.A3]^-2.39357" office:value-type="float" office:value="1.72914272257707E+015" calcext:value-type="float">
            <text:p>1.7291E+15</text:p>
          </table:table-cell>
          <table:table-cell table:style-name="ce15" table:formula="of:=1.057777E+028*[.A3]^-4.0035" office:value-type="float" office:value="1024222045962.46" calcext:value-type="float">
            <text:p>1.0242E+12</text:p>
          </table:table-cell>
        </table:table-row>
      </table:table>
      <table:table table:name="Ion" table:style-name="ta1">
        <table:table-column table:style-name="co1" table:number-columns-repeated="7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xv</text:p>
          </table:table-cell>
          <table:table-cell table:style-name="ce1" office:value-type="string" calcext:value-type="string">
            <text:p>ji_ND</text:p>
          </table:table-cell>
          <table:table-cell table:style-name="ce1" office:value-type="string" calcext:value-type="string">
            <text:p>jv_ND</text:p>
          </table:table-cell>
          <table:table-cell table:style-name="ce1" office:value-type="string" calcext:value-type="string">
            <text:p>Di_ND</text:p>
          </table:table-cell>
          <table:table-cell table:style-name="ce1" office:value-type="string" calcext:value-type="string">
            <text:p>Dv_ND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office:value-type="string" calcext:value-type="string">
            <text:p>bias</text:p>
          </table:table-cell>
          <table:table-cell table:style-name="ce1" table:number-columns-repeated="4"/>
          <table:table-cell/>
          <table:table-cell table:style-name="ce1" table:number-columns-repeated="1005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office:value-type="float" office:value="0.000000000058990208183395" calcext:value-type="float">
            <text:p>5.8990208183395E-11</text:p>
          </table:table-cell>
          <table:table-cell office:value-type="float" office:value="0.00000032594974853831" calcext:value-type="float">
            <text:p>3.2594974853831E-07</text:p>
          </table:table-cell>
          <table:table-cell office:value-type="float" office:value="0.0000000000028181309069964" calcext:value-type="float">
            <text:p>2.8181309069964E-12</text:p>
          </table:table-cell>
          <table:table-cell office:value-type="float" office:value="0.0000000000028181308630763" calcext:value-type="float">
            <text:p>2.8181308630763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]/([.B2]*[.F2])" office:value-type="float" office:value="0.0477728591537615" calcext:value-type="float">
            <text:p>4.777E-02</text:p>
          </table:table-cell>
          <table:table-cell table:style-name="ce32" table:formula="of:=[.E2]/([.C2]*[.G2])" office:value-type="float" office:value="0.0477674360656003" calcext:value-type="float">
            <text:p>4.777E-02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ABS([.H2]*[.J2])" office:value-type="float" office:value="7.29915521275589E+023" calcext:value-type="float">
            <text:p>7.299E+23</text:p>
          </table:table-cell>
          <table:table-cell table:style-name="ce32" table:formula="of:=ABS([.I2]*[.K2])" office:value-type="float" office:value="7.29832662591971E+023" calcext:value-type="float">
            <text:p>7.298E+23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4"/>
          <table:table-cell/>
          <table:table-cell table:style-name="ce26"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000028794294887132" calcext:value-type="float">
            <text:p>2.8794294887132E-10</text:p>
          </table:table-cell>
          <table:table-cell office:value-type="float" office:value="0.000001590883019015" calcext:value-type="float">
            <text:p>1.590883019015E-06</text:p>
          </table:table-cell>
          <table:table-cell office:value-type="float" office:value="0.0000000000011917053354516" calcext:value-type="float">
            <text:p>1.1917053354516E-12</text:p>
          </table:table-cell>
          <table:table-cell office:value-type="float" office:value="0.0000000000011917064795852" calcext:value-type="float">
            <text:p>1.1917064795852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3]/([.B3]*[.F3])" office:value-type="float" office:value="0.00413868559769514" calcext:value-type="float">
            <text:p>4.139E-03</text:p>
          </table:table-cell>
          <table:table-cell table:style-name="ce32" table:formula="of:=[.E3]/([.C3]*[.G3])" office:value-type="float" office:value="0.00413859072016638" calcext:value-type="float">
            <text:p>4.139E-03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ABS([.H3]*[.J3])" office:value-type="float" office:value="6.3234457994536E+019" calcext:value-type="float">
            <text:p>6.323E+19</text:p>
          </table:table-cell>
          <table:table-cell table:style-name="ce32" table:formula="of:=ABS([.I3]*[.K3])" office:value-type="float" office:value="6.32330083726776E+019" calcext:value-type="float">
            <text:p>6.323E+1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000019427146166929" calcext:value-type="float">
            <text:p>1.9427146166929E-10</text:p>
          </table:table-cell>
          <table:table-cell office:value-type="float" office:value="0.0000010733597334064" calcext:value-type="float">
            <text:p>1.0733597334064E-06</text:p>
          </table:table-cell>
          <table:table-cell office:value-type="float" office:value="0.000000000000077816437415937" calcext:value-type="float">
            <text:p>7.7816437415937E-14</text:p>
          </table:table-cell>
          <table:table-cell office:value-type="float" office:value="0.000000000000077816383825193" calcext:value-type="float">
            <text:p>7.7816383825193E-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4]/([.B4]*[.F4])" office:value-type="float" office:value="0.000400555165165765" calcext:value-type="float">
            <text:p>4.006E-04</text:p>
          </table:table-cell>
          <table:table-cell table:style-name="ce32" table:formula="of:=[.E4]/([.C4]*[.G4])" office:value-type="float" office:value="0.000400541178445809" calcext:value-type="float">
            <text:p>4.005E-04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ABS([.H4]*[.J4])" office:value-type="float" office:value="4.89602569091497E+016" calcext:value-type="float">
            <text:p>4.896E+16</text:p>
          </table:table-cell>
          <table:table-cell table:style-name="ce32" table:formula="of:=ABS([.I4]*[.K4])" office:value-type="float" office:value="4.89585472984346E+016" calcext:value-type="float">
            <text:p>4.896E+1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000014444320790282" calcext:value-type="float">
            <text:p>1.4444320790282E-10</text:p>
          </table:table-cell>
          <table:table-cell office:value-type="float" office:value="0.00000079810308865389" calcext:value-type="float">
            <text:p>7.9810308865389E-07</text:p>
          </table:table-cell>
          <table:table-cell office:value-type="float" office:value="0.000000000000018921793011514" calcext:value-type="float">
            <text:p>1.8921793011514E-14</text:p>
          </table:table-cell>
          <table:table-cell office:value-type="float" office:value="0.000000000000018926071417073" calcext:value-type="float">
            <text:p>1.8926071417073E-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5]/([.B5]*[.F5])" office:value-type="float" office:value="0.000130998149973548" calcext:value-type="float">
            <text:p>1.310E-04</text:p>
          </table:table-cell>
          <table:table-cell table:style-name="ce32" table:formula="of:=[.E5]/([.C5]*[.G5])" office:value-type="float" office:value="0.00013101556925112" calcext:value-type="float">
            <text:p>1.310E-04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ABS([.H5]*[.J5])" office:value-type="float" office:value="2.00150429800163E+015" calcext:value-type="float">
            <text:p>2.002E+15</text:p>
          </table:table-cell>
          <table:table-cell table:style-name="ce32" table:formula="of:=ABS([.I5]*[.K5])" office:value-type="float" office:value="2001770444958166" calcext:value-type="float">
            <text:p>2.002E+1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000010422344369984" calcext:value-type="float">
            <text:p>1.0422344369984E-10</text:p>
          </table:table-cell>
          <table:table-cell office:value-type="float" office:value="0.00000057586712892715" calcext:value-type="float">
            <text:p>5.7586712892715E-07</text:p>
          </table:table-cell>
          <table:table-cell office:value-type="float" office:value="4.4914384432855E-015" calcext:value-type="float">
            <text:p>4.4914384432855E-15</text:p>
          </table:table-cell>
          <table:table-cell office:value-type="float" office:value="4.492023098589E-015" calcext:value-type="float">
            <text:p>4.492023098589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6]/([.B6]*[.F6])" office:value-type="float" office:value="0.0000430943200861861" calcext:value-type="float">
            <text:p>4.309E-05</text:p>
          </table:table-cell>
          <table:table-cell table:style-name="ce32" table:formula="of:=[.E6]/([.C6]*[.G6])" office:value-type="float" office:value="0.0000430964122240505" calcext:value-type="float">
            <text:p>4.310E-05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ABS([.H6]*[.J6])" office:value-type="float" office:value="82304088730810.4" calcext:value-type="float">
            <text:p>8.230E+13</text:p>
          </table:table-cell>
          <table:table-cell table:style-name="ce32" table:formula="of:=ABS([.I6]*[.K6])" office:value-type="float" office:value="82308084419803.3" calcext:value-type="float">
            <text:p>8.231E+1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0000074251680356615" calcext:value-type="float">
            <text:p>7.4251680356615E-11</text:p>
          </table:table-cell>
          <table:table-cell office:value-type="float" office:value="0.00000041020790757926" calcext:value-type="float">
            <text:p>4.1020790757926E-07</text:p>
          </table:table-cell>
          <table:table-cell office:value-type="float" office:value="1.0878283185823E-015" calcext:value-type="float">
            <text:p>1.0878283185823E-15</text:p>
          </table:table-cell>
          <table:table-cell office:value-type="float" office:value="1.0861560834663E-015" calcext:value-type="float">
            <text:p>1.0861560834663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7]/([.B7]*[.F7])" office:value-type="float" office:value="0.0000146505548878853" calcext:value-type="float">
            <text:p>1.465E-05</text:p>
          </table:table-cell>
          <table:table-cell table:style-name="ce32" table:formula="of:=[.E7]/([.C7]*[.G7])" office:value-type="float" office:value="0.0000146288314503867" calcext:value-type="float">
            <text:p>1.463E-05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ABS([.H7]*[.J7])" office:value-type="float" office:value="3497562344169.1" calcext:value-type="float">
            <text:p>3.498E+12</text:p>
          </table:table-cell>
          <table:table-cell table:style-name="ce32" table:formula="of:=ABS([.I7]*[.K7])" office:value-type="float" office:value="3492376255480.84" calcext:value-type="float">
            <text:p>3.492E+1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000000060737850804533" calcext:value-type="float">
            <text:p>6.0737850804533E-11</text:p>
          </table:table-cell>
          <table:table-cell office:value-type="float" office:value="0.00000033556996220385" calcext:value-type="float">
            <text:p>3.3556996220385E-07</text:p>
          </table:table-cell>
          <table:table-cell office:value-type="float" office:value="4.8525129022973E-016" calcext:value-type="float">
            <text:p>4.8525129022973E-16</text:p>
          </table:table-cell>
          <table:table-cell office:value-type="float" office:value="4.8460180258857E-016" calcext:value-type="float">
            <text:p>4.8460180258857E-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8]/([.B8]*[.F8])" office:value-type="float" office:value="0.00000798927330819408" calcext:value-type="float">
            <text:p>7.989E-06</text:p>
          </table:table-cell>
          <table:table-cell table:style-name="ce32" table:formula="of:=[.E8]/([.C8]*[.G8])" office:value-type="float" office:value="0.00000797853898414421" calcext:value-type="float">
            <text:p>7.979E-06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ABS([.H8]*[.J8])" office:value-type="float" office:value="565125483871.657" calcext:value-type="float">
            <text:p>5.651E+11</text:p>
          </table:table-cell>
          <table:table-cell table:style-name="ce32" table:formula="of:=ABS([.I8]*[.K8])" office:value-type="float" office:value="564366185767.973" calcext:value-type="float">
            <text:p>5.644E+1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000000052642855815374" calcext:value-type="float">
            <text:p>5.2642855815374E-11</text:p>
          </table:table-cell>
          <table:table-cell office:value-type="float" office:value="0.000000290833690462" calcext:value-type="float">
            <text:p>2.90833690462E-07</text:p>
          </table:table-cell>
          <table:table-cell office:value-type="float" office:value="2.7788102971484E-016" calcext:value-type="float">
            <text:p>2.7788102971484E-16</text:p>
          </table:table-cell>
          <table:table-cell office:value-type="float" office:value="2.7722170168538E-016" calcext:value-type="float">
            <text:p>2.7722170168538E-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9]/([.B9]*[.F9])" office:value-type="float" office:value="0.00000527860856731269" calcext:value-type="float">
            <text:p>5.279E-06</text:p>
          </table:table-cell>
          <table:table-cell table:style-name="ce32" table:formula="of:=[.E9]/([.C9]*[.G9])" office:value-type="float" office:value="0.00000526627987661407" calcext:value-type="float">
            <text:p>5.266E-06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ABS([.H9]*[.J9])" office:value-type="float" office:value="157521871150.32" calcext:value-type="float">
            <text:p>1.575E+11</text:p>
          </table:table-cell>
          <table:table-cell table:style-name="ce32" table:formula="of:=ABS([.I9]*[.K9])" office:value-type="float" office:value="157153963887.845" calcext:value-type="float">
            <text:p>1.572E+1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0]/([.B10]*[.F10])" office:value-type="string" office:string-value="" calcext:value-type="error">
            <text:p>#DIV/0!</text:p>
          </table:table-cell>
          <table:table-cell table:style-name="ce32" table:formula="of:=[.E10]/([.C10]*[.G10])" office:value-type="string" office:string-value="" calcext:value-type="error">
            <text:p>#DIV/0!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ABS([.H10]*[.J10])" office:value-type="string" office:string-value="" calcext:value-type="error">
            <text:p>#DIV/0!</text:p>
          </table:table-cell>
          <table:table-cell table:style-name="ce32" table:formula="of:=ABS([.I10]*[.K10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/>
          <table:table-cell table:style-name="ce2"/>
          <table:table-cell table:number-columns-repeated="1012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office:value-type="float" office:value="0.000000000058983346633408" calcext:value-type="float">
            <text:p>5.8983346633408E-11</text:p>
          </table:table-cell>
          <table:table-cell office:value-type="float" office:value="0.0000003422454870656" calcext:value-type="float">
            <text:p>3.422454870656E-07</text:p>
          </table:table-cell>
          <table:table-cell office:value-type="float" office:value="0.0000000000028177554198228" calcext:value-type="float">
            <text:p>2.8177554198228E-12</text:p>
          </table:table-cell>
          <table:table-cell office:value-type="float" office:value="0.0000000000029590384240143" calcext:value-type="float">
            <text:p>2.9590384240143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3]/([.B13]*[.F13])" office:value-type="float" office:value="0.0477720505982079" calcext:value-type="float">
            <text:p>4.777E-02</text:p>
          </table:table-cell>
          <table:table-cell table:style-name="ce32" table:formula="of:=[.E13]/([.C13]*[.G13])" office:value-type="float" office:value="0.0477676965907831" calcext:value-type="float">
            <text:p>4.777E-02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ABS([.H13]*[.J13])" office:value-type="float" office:value="7.29903167456728E+023" calcext:value-type="float">
            <text:p>7.299E+23</text:p>
          </table:table-cell>
          <table:table-cell table:style-name="ce32" table:formula="of:=ABS([.I13]*[.K13])" office:value-type="float" office:value="7.29836643123553E+023" calcext:value-type="float">
            <text:p>7.298E+23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number-columns-repeated="4"/>
          <table:table-cell/>
          <table:table-cell table:style-name="ce26"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000027818588213073" calcext:value-type="float">
            <text:p>2.7818588213073E-10</text:p>
          </table:table-cell>
          <table:table-cell office:value-type="float" office:value="0.0000017008783439695" calcext:value-type="float">
            <text:p>1.7008783439695E-06</text:p>
          </table:table-cell>
          <table:table-cell office:value-type="float" office:value="0.0000000000011400600930722" calcext:value-type="float">
            <text:p>1.1400600930722E-12</text:p>
          </table:table-cell>
          <table:table-cell office:value-type="float" office:value="0.0000000000012812628703451" calcext:value-type="float">
            <text:p>1.2812628703451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4]/([.B14]*[.F14])" office:value-type="float" office:value="0.00409819536613452" calcext:value-type="float">
            <text:p>4.098E-03</text:p>
          </table:table-cell>
          <table:table-cell table:style-name="ce32" table:formula="of:=[.E14]/([.C14]*[.G14])" office:value-type="float" office:value="0.00416184991345501" calcext:value-type="float">
            <text:p>4.162E-03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ABS([.H14]*[.J14])" office:value-type="float" office:value="6.26158128265543E+019" calcext:value-type="float">
            <text:p>6.262E+19</text:p>
          </table:table-cell>
          <table:table-cell table:style-name="ce32" table:formula="of:=ABS([.I14]*[.K14])" office:value-type="float" office:value="6.35883826687624E+019" calcext:value-type="float">
            <text:p>6.359E+19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000013627146819948" calcext:value-type="float">
            <text:p>1.3627146819948E-10</text:p>
          </table:table-cell>
          <table:table-cell office:value-type="float" office:value="0.0000015722506850016" calcext:value-type="float">
            <text:p>1.5722506850016E-06</text:p>
          </table:table-cell>
          <table:table-cell office:value-type="float" office:value="0.000000000000030581295606334" calcext:value-type="float">
            <text:p>3.0581295606334E-14</text:p>
          </table:table-cell>
          <table:table-cell office:value-type="float" office:value="0.00000000000017173744732444" calcext:value-type="float">
            <text:p>1.7173744732444E-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5]/([.B15]*[.F15])" office:value-type="float" office:value="0.000224414516188875" calcext:value-type="float">
            <text:p>2.244E-04</text:p>
          </table:table-cell>
          <table:table-cell table:style-name="ce32" table:formula="of:=[.E15]/([.C15]*[.G15])" office:value-type="float" office:value="0.000603482437550771" calcext:value-type="float">
            <text:p>6.035E-04</text:p>
          </table:table-cell>
          <table:table-cell table:style-name="ce32" table:formula="of:=6/(PI()*([.A15]*0.000000001)^3)" office:value-type="float" office:value="1.22230996294576E+020" calcext:value-type="float">
            <text:p>1.222E+20</text:p>
          </table:table-cell>
          <table:table-cell table:style-name="ce32" table:formula="of:=6/(PI()*([.A15]*0.000000001)^3)" office:value-type="float" office:value="1.22230996294576E+020" calcext:value-type="float">
            <text:p>1.222E+20</text:p>
          </table:table-cell>
          <table:table-cell table:style-name="ce32" table:formula="of:=ABS([.H15]*[.J15])" office:value-type="float" office:value="2.74304098967314E+016" calcext:value-type="float">
            <text:p>2.743E+16</text:p>
          </table:table-cell>
          <table:table-cell table:style-name="ce32" table:formula="of:=ABS([.I15]*[.K15])" office:value-type="float" office:value="7.37642595881097E+016" calcext:value-type="float">
            <text:p>7.376E+16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0000060167401281213" calcext:value-type="float">
            <text:p>6.0167401281213E-11</text:p>
          </table:table-cell>
          <table:table-cell office:value-type="float" office:value="0.0000019666991699213" calcext:value-type="float">
            <text:p>1.9666991699213E-06</text:p>
          </table:table-cell>
          <table:table-cell office:value-type="float" office:value="8.0150259677042E-016" calcext:value-type="float">
            <text:p>8.0150259677042E-16</text:p>
          </table:table-cell>
          <table:table-cell office:value-type="float" office:value="0.00000000000014145179503417" calcext:value-type="float">
            <text:p>1.4145179503417E-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6]/([.B16]*[.F16])" office:value-type="float" office:value="0.000013321210152061" calcext:value-type="float">
            <text:p>1.332E-05</text:p>
          </table:table-cell>
          <table:table-cell table:style-name="ce32" table:formula="of:=[.E16]/([.C16]*[.G16])" office:value-type="float" office:value="0.000397367142863192" calcext:value-type="float">
            <text:p>3.974E-04</text:p>
          </table:table-cell>
          <table:table-cell table:style-name="ce32" table:formula="of:=6/(PI()*([.A16]*0.000000001)^3)" office:value-type="float" office:value="1.52788745368219E+019" calcext:value-type="float">
            <text:p>1.528E+19</text:p>
          </table:table-cell>
          <table:table-cell table:style-name="ce32" table:formula="of:=6/(PI()*([.A16]*0.000000001)^3)" office:value-type="float" office:value="1.52788745368219E+019" calcext:value-type="float">
            <text:p>1.528E+19</text:p>
          </table:table-cell>
          <table:table-cell table:style-name="ce32" table:formula="of:=ABS([.H16]*[.J16])" office:value-type="float" office:value="203533098591978" calcext:value-type="float">
            <text:p>2.035E+14</text:p>
          </table:table-cell>
          <table:table-cell table:style-name="ce32" table:formula="of:=ABS([.I16]*[.K16])" office:value-type="float" office:value="6071322720862115" calcext:value-type="float">
            <text:p>6.071E+15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0000018138823933867" calcext:value-type="float">
            <text:p>1.8138823933867E-11</text:p>
          </table:table-cell>
          <table:table-cell office:value-type="float" office:value="0.0000033648770015452" calcext:value-type="float">
            <text:p>3.3648770015452E-06</text:p>
          </table:table-cell>
          <table:table-cell office:value-type="float" office:value="1.9965344601073E-017" calcext:value-type="float">
            <text:p>1.9965344601073E-17</text:p>
          </table:table-cell>
          <table:table-cell office:value-type="float" office:value="0.00000000000014047613898907" calcext:value-type="float">
            <text:p>1.4047613898907E-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7]/([.B17]*[.F17])" office:value-type="float" office:value="0.00000110069675265968" calcext:value-type="float">
            <text:p>1.101E-06</text:p>
          </table:table-cell>
          <table:table-cell table:style-name="ce32" table:formula="of:=[.E17]/([.C17]*[.G17])" office:value-type="float" office:value="0.000230650708711368" calcext:value-type="float">
            <text:p>2.307E-04</text:p>
          </table:table-cell>
          <table:table-cell table:style-name="ce32" table:formula="of:=6/(PI()*([.A17]*0.000000001)^3)" office:value-type="float" office:value="1.90985931710274E+018" calcext:value-type="float">
            <text:p>1.910E+18</text:p>
          </table:table-cell>
          <table:table-cell table:style-name="ce32" table:formula="of:=6/(PI()*([.A17]*0.000000001)^3)" office:value-type="float" office:value="1.90985931710274E+018" calcext:value-type="float">
            <text:p>1.910E+18</text:p>
          </table:table-cell>
          <table:table-cell table:style-name="ce32" table:formula="of:=ABS([.H17]*[.J17])" office:value-type="float" office:value="2102175948371.81" calcext:value-type="float">
            <text:p>2.102E+12</text:p>
          </table:table-cell>
          <table:table-cell table:style-name="ce32" table:formula="of:=ABS([.I17]*[.K17])" office:value-type="float" office:value="440510405028757" calcext:value-type="float">
            <text:p>4.405E+14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00000047390282575945" calcext:value-type="float">
            <text:p>4.7390282575945E-12</text:p>
          </table:table-cell>
          <table:table-cell office:value-type="float" office:value="0.0000064750398065953" calcext:value-type="float">
            <text:p>6.4750398065953E-06</text:p>
          </table:table-cell>
          <table:table-cell office:value-type="float" office:value="2.9221261592549E-018" calcext:value-type="float">
            <text:p>2.9221261592549E-18</text:p>
          </table:table-cell>
          <table:table-cell office:value-type="float" office:value="0.0000000000001382449254795" calcext:value-type="float">
            <text:p>1.382449254795E-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8]/([.B18]*[.F18])" office:value-type="float" office:value="0.000000616608722383553" calcext:value-type="float">
            <text:p>6.166E-07</text:p>
          </table:table-cell>
          <table:table-cell table:style-name="ce32" table:formula="of:=[.E18]/([.C18]*[.G18])" office:value-type="float" office:value="0.000117958212070496" calcext:value-type="float">
            <text:p>1.180E-04</text:p>
          </table:table-cell>
          <table:table-cell table:style-name="ce32" table:formula="of:=6/(PI()*([.A18]*0.000000001)^3)" office:value-type="float" office:value="2.38732414637843E+017" calcext:value-type="float">
            <text:p>2.387E+17</text:p>
          </table:table-cell>
          <table:table-cell table:style-name="ce32" table:formula="of:=6/(PI()*([.A18]*0.000000001)^3)" office:value-type="float" office:value="2.38732414637843E+017" calcext:value-type="float">
            <text:p>2.387E+17</text:p>
          </table:table-cell>
          <table:table-cell table:style-name="ce32" table:formula="of:=ABS([.H18]*[.J18])" office:value-type="float" office:value="147204489181.381" calcext:value-type="float">
            <text:p>1.472E+11</text:p>
          </table:table-cell>
          <table:table-cell table:style-name="ce32" table:formula="of:=ABS([.I18]*[.K18])" office:value-type="float" office:value="28160448793952.2" calcext:value-type="float">
            <text:p>2.816E+13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0000000022621053268952" calcext:value-type="float">
            <text:p>2.2621053268952E-12</text:p>
          </table:table-cell>
          <table:table-cell office:value-type="float" office:value="0.0000090485570133898" calcext:value-type="float">
            <text:p>9.0485570133898E-06</text:p>
          </table:table-cell>
          <table:table-cell office:value-type="float" office:value="1.4927675156016E-018" calcext:value-type="float">
            <text:p>1.4927675156016E-18</text:p>
          </table:table-cell>
          <table:table-cell office:value-type="float" office:value="0.00000000000012628441103464" calcext:value-type="float">
            <text:p>1.2628441103464E-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9]/([.B19]*[.F19])" office:value-type="float" office:value="0.000000659901861267646" calcext:value-type="float">
            <text:p>6.599E-07</text:p>
          </table:table-cell>
          <table:table-cell table:style-name="ce32" table:formula="of:=[.E19]/([.C19]*[.G19])" office:value-type="float" office:value="0.0000771066510754957" calcext:value-type="float">
            <text:p>7.711E-05</text:p>
          </table:table-cell>
          <table:table-cell table:style-name="ce32" table:formula="of:=6/(PI()*([.A19]*0.000000001)^3)" office:value-type="float" office:value="7.07355302630646E+016" calcext:value-type="float">
            <text:p>7.074E+16</text:p>
          </table:table-cell>
          <table:table-cell table:style-name="ce32" table:formula="of:=6/(PI()*([.A19]*0.000000001)^3)" office:value-type="float" office:value="7.07355302630646E+016" calcext:value-type="float">
            <text:p>7.074E+16</text:p>
          </table:table-cell>
          <table:table-cell table:style-name="ce32" table:formula="of:=ABS([.H19]*[.J19])" office:value-type="float" office:value="46678508078.3503" calcext:value-type="float">
            <text:p>4.668E+10</text:p>
          </table:table-cell>
          <table:table-cell table:style-name="ce32" table:formula="of:=ABS([.I19]*[.K19])" office:value-type="float" office:value="5454179850634.29" calcext:value-type="float">
            <text:p>5.454E+12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0000000013475199129294" calcext:value-type="float">
            <text:p>1.3475199129294E-12</text:p>
          </table:table-cell>
          <table:table-cell office:value-type="float" office:value="0.000011394180536399" calcext:value-type="float">
            <text:p>1.1394180536399E-05</text:p>
          </table:table-cell>
          <table:table-cell office:value-type="float" office:value="1.0039136744659E-018" calcext:value-type="float">
            <text:p>1.0039136744659E-18</text:p>
          </table:table-cell>
          <table:table-cell office:value-type="float" office:value="0.00000000000011705078002715" calcext:value-type="float">
            <text:p>1.1705078002715E-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0]/([.B20]*[.F20])" office:value-type="float" office:value="0.00000074500841496544" calcext:value-type="float">
            <text:p>7.450E-07</text:p>
          </table:table-cell>
          <table:table-cell table:style-name="ce32" table:formula="of:=[.E20]/([.C20]*[.G20])" office:value-type="float" office:value="0.000056756112504039" calcext:value-type="float">
            <text:p>5.676E-05</text:p>
          </table:table-cell>
          <table:table-cell table:style-name="ce32" table:formula="of:=6/(PI()*([.A20]*0.000000001)^3)" office:value-type="float" office:value="2.98415518297304E+016" calcext:value-type="float">
            <text:p>2.984E+16</text:p>
          </table:table-cell>
          <table:table-cell table:style-name="ce32" table:formula="of:=6/(PI()*([.A20]*0.000000001)^3)" office:value-type="float" office:value="2.98415518297304E+016" calcext:value-type="float">
            <text:p>2.984E+16</text:p>
          </table:table-cell>
          <table:table-cell table:style-name="ce32" table:formula="of:=ABS([.H20]*[.J20])" office:value-type="float" office:value="22232207228.7764" calcext:value-type="float">
            <text:p>2.223E+10</text:p>
          </table:table-cell>
          <table:table-cell table:style-name="ce32" table:formula="of:=ABS([.I20]*[.K20])" office:value-type="float" office:value="1693690472943.29" calcext:value-type="float">
            <text:p>1.694E+12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1]/([.B21]*[.F21])" office:value-type="string" office:string-value="" calcext:value-type="error">
            <text:p>#DIV/0!</text:p>
          </table:table-cell>
          <table:table-cell table:style-name="ce32" table:formula="of:=[.E21]/([.C21]*[.G21])" office:value-type="string" office:string-value="" calcext:value-type="error">
            <text:p>#DIV/0!</text:p>
          </table:table-cell>
          <table:table-cell table:style-name="ce32" table:formula="of:=6/(PI()*([.A21]*0.000000001)^3)" office:value-type="float" office:value="1.52788745368219E+016" calcext:value-type="float">
            <text:p>1.528E+16</text:p>
          </table:table-cell>
          <table:table-cell table:style-name="ce32" table:formula="of:=6/(PI()*([.A21]*0.000000001)^3)" office:value-type="float" office:value="1.52788745368219E+016" calcext:value-type="float">
            <text:p>1.528E+16</text:p>
          </table:table-cell>
          <table:table-cell table:style-name="ce32" table:formula="of:=ABS([.H21]*[.J21])" office:value-type="string" office:string-value="" calcext:value-type="error">
            <text:p>#DIV/0!</text:p>
          </table:table-cell>
          <table:table-cell table:style-name="ce32" table:formula="of:=ABS([.I21]*[.K21])" office:value-type="string" office:string-value="" calcext:value-type="error">
            <text:p>#DIV/0!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 table:number-columns-repeated="3"/>
          <table:table-cell table:style-name="ce2" table:number-columns-repeated="2"/>
          <table:table-cell table:number-columns-repeated="1012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7"/>
          <table:table-cell table:style-name="ce2"/>
          <table:table-cell table:number-columns-repeated="1010"/>
        </table:table-row>
        <table:table-row table:style-name="ro1" table:number-rows-repeated="3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773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2]/([.C32]*[.G32])" office:value-type="string" office:string-value="" calcext:value-type="error">
            <text:p>#DIV/0!</text:p>
          </table:table-cell>
          <table:table-cell table:formula="of:=[.F32]/([.D32]*[.H32])" office:value-type="string" office:string-value="" calcext:value-type="error">
            <text:p>#DIV/0!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ABS([.I32]*[.K32])" office:value-type="string" office:string-value="" calcext:value-type="error">
            <text:p>#DIV/0!</text:p>
          </table:table-cell>
          <table:table-cell table:style-name="ce2" table:formula="of:=ABS([.J32]*[.L32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3]/([.C33]*[.G33])" office:value-type="string" office:string-value="" calcext:value-type="error">
            <text:p>#DIV/0!</text:p>
          </table:table-cell>
          <table:table-cell table:formula="of:=[.F33]/([.D33]*[.H33])" office:value-type="string" office:string-value="" calcext:value-type="error">
            <text:p>#DIV/0!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ABS([.I33]*[.K33])" office:value-type="string" office:string-value="" calcext:value-type="error">
            <text:p>#DIV/0!</text:p>
          </table:table-cell>
          <table:table-cell table:style-name="ce2" table:formula="of:=ABS([.J33]*[.L3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4]/([.C34]*[.G34])" office:value-type="string" office:string-value="" calcext:value-type="error">
            <text:p>#DIV/0!</text:p>
          </table:table-cell>
          <table:table-cell table:formula="of:=[.F34]/([.D34]*[.H34])" office:value-type="string" office:string-value="" calcext:value-type="error">
            <text:p>#DIV/0!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ABS([.I34]*[.K34])" office:value-type="string" office:string-value="" calcext:value-type="error">
            <text:p>#DIV/0!</text:p>
          </table:table-cell>
          <table:table-cell table:style-name="ce2" table:formula="of:=ABS([.J34]*[.L3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6]/([.C36]*[.G36])" office:value-type="string" office:string-value="" calcext:value-type="error">
            <text:p>#DIV/0!</text:p>
          </table:table-cell>
          <table:table-cell table:formula="of:=[.F36]/([.D36]*[.H36])" office:value-type="string" office:string-value="" calcext:value-type="error">
            <text:p>#DIV/0!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ABS([.I36]*[.K36])" office:value-type="string" office:string-value="" calcext:value-type="error">
            <text:p>#DIV/0!</text:p>
          </table:table-cell>
          <table:table-cell table:style-name="ce2" table:formula="of:=ABS([.J36]*[.L3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7]/([.C37]*[.G37])" office:value-type="string" office:string-value="" calcext:value-type="error">
            <text:p>#DIV/0!</text:p>
          </table:table-cell>
          <table:table-cell table:formula="of:=[.F37]/([.D37]*[.H37])" office:value-type="string" office:string-value="" calcext:value-type="error">
            <text:p>#DIV/0!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ABS([.I37]*[.K37])" office:value-type="string" office:string-value="" calcext:value-type="error">
            <text:p>#DIV/0!</text:p>
          </table:table-cell>
          <table:table-cell table:style-name="ce2" table:formula="of:=ABS([.J37]*[.L3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8]/([.C38]*[.G38])" office:value-type="string" office:string-value="" calcext:value-type="error">
            <text:p>#DIV/0!</text:p>
          </table:table-cell>
          <table:table-cell table:formula="of:=[.F38]/([.D38]*[.H38])" office:value-type="string" office:string-value="" calcext:value-type="error">
            <text:p>#DIV/0!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ABS([.I38]*[.K38])" office:value-type="string" office:string-value="" calcext:value-type="error">
            <text:p>#DIV/0!</text:p>
          </table:table-cell>
          <table:table-cell table:style-name="ce2" table:formula="of:=ABS([.J38]*[.L3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1000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3]/([.C43]*[.G43])" office:value-type="string" office:string-value="" calcext:value-type="error">
            <text:p>#DIV/0!</text:p>
          </table:table-cell>
          <table:table-cell table:formula="of:=[.F43]/([.D43]*[.H43])" office:value-type="string" office:string-value="" calcext:value-type="error">
            <text:p>#DIV/0!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ABS([.I43]*[.K43])" office:value-type="string" office:string-value="" calcext:value-type="error">
            <text:p>#DIV/0!</text:p>
          </table:table-cell>
          <table:table-cell table:style-name="ce2" table:formula="of:=ABS([.J43]*[.L4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4]/([.C44]*[.G44])" office:value-type="string" office:string-value="" calcext:value-type="error">
            <text:p>#DIV/0!</text:p>
          </table:table-cell>
          <table:table-cell table:formula="of:=[.F44]/([.D44]*[.H44])" office:value-type="string" office:string-value="" calcext:value-type="error">
            <text:p>#DIV/0!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ABS([.I44]*[.K44])" office:value-type="string" office:string-value="" calcext:value-type="error">
            <text:p>#DIV/0!</text:p>
          </table:table-cell>
          <table:table-cell table:style-name="ce2" table:formula="of:=ABS([.J44]*[.L4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5]/([.C45]*[.G45])" office:value-type="string" office:string-value="" calcext:value-type="error">
            <text:p>#DIV/0!</text:p>
          </table:table-cell>
          <table:table-cell table:formula="of:=[.F45]/([.D45]*[.H45])" office:value-type="string" office:string-value="" calcext:value-type="error">
            <text:p>#DIV/0!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ABS([.I45]*[.K45])" office:value-type="string" office:string-value="" calcext:value-type="error">
            <text:p>#DIV/0!</text:p>
          </table:table-cell>
          <table:table-cell table:style-name="ce2" table:formula="of:=ABS([.J45]*[.L45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7]/([.C47]*[.G47])" office:value-type="string" office:string-value="" calcext:value-type="error">
            <text:p>#DIV/0!</text:p>
          </table:table-cell>
          <table:table-cell table:formula="of:=[.F47]/([.D47]*[.H47])" office:value-type="string" office:string-value="" calcext:value-type="error">
            <text:p>#DIV/0!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ABS([.I47]*[.K47])" office:value-type="string" office:string-value="" calcext:value-type="error">
            <text:p>#DIV/0!</text:p>
          </table:table-cell>
          <table:table-cell table:style-name="ce2" table:formula="of:=ABS([.J47]*[.L4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8]/([.C48]*[.G48])" office:value-type="string" office:string-value="" calcext:value-type="error">
            <text:p>#DIV/0!</text:p>
          </table:table-cell>
          <table:table-cell table:formula="of:=[.F48]/([.D48]*[.H48])" office:value-type="string" office:string-value="" calcext:value-type="error">
            <text:p>#DIV/0!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ABS([.I48]*[.K48])" office:value-type="string" office:string-value="" calcext:value-type="error">
            <text:p>#DIV/0!</text:p>
          </table:table-cell>
          <table:table-cell table:style-name="ce2" table:formula="of:=ABS([.J48]*[.L4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9]/([.C49]*[.G49])" office:value-type="string" office:string-value="" calcext:value-type="error">
            <text:p>#DIV/0!</text:p>
          </table:table-cell>
          <table:table-cell table:formula="of:=[.F49]/([.D49]*[.H49])" office:value-type="string" office:string-value="" calcext:value-type="error">
            <text:p>#DIV/0!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ABS([.I49]*[.K49])" office:value-type="string" office:string-value="" calcext:value-type="error">
            <text:p>#DIV/0!</text:p>
          </table:table-cell>
          <table:table-cell table:style-name="ce2" table:formula="of:=ABS([.J49]*[.L4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0% Bias</text:p>
          </table:table-cell>
          <table:table-cell table:style-name="ce6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3]/([.C53]*[.G53])" office:value-type="string" office:string-value="" calcext:value-type="error">
            <text:p>#DIV/0!</text:p>
          </table:table-cell>
          <table:table-cell table:formula="of:=[.F53]/([.D53]*[.H53])" office:value-type="string" office:string-value="" calcext:value-type="error">
            <text:p>#DIV/0!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style-name="ce8" table:formula="of:=ABS([.I53]*[.K53])" office:value-type="string" office:string-value="" calcext:value-type="error">
            <text:p>#DIV/0!</text:p>
          </table:table-cell>
          <table:table-cell table:style-name="ce8" table:formula="of:=ABS([.J53]*[.L5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4]/([.C54]*[.G54])" office:value-type="string" office:string-value="" calcext:value-type="error">
            <text:p>#DIV/0!</text:p>
          </table:table-cell>
          <table:table-cell table:formula="of:=[.F54]/([.D54]*[.H54])" office:value-type="string" office:string-value="" calcext:value-type="error">
            <text:p>#DIV/0!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style-name="ce9" table:formula="of:=ABS([.I54]*[.K54])" office:value-type="string" office:string-value="" calcext:value-type="error">
            <text:p>#DIV/0!</text:p>
          </table:table-cell>
          <table:table-cell table:style-name="ce11" table:formula="of:=ABS([.J54]*[.L5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6]/([.C56]*[.G56])" office:value-type="string" office:string-value="" calcext:value-type="error">
            <text:p>#DIV/0!</text:p>
          </table:table-cell>
          <table:table-cell table:formula="of:=[.F56]/([.D56]*[.H56])" office:value-type="string" office:string-value="" calcext:value-type="error">
            <text:p>#DIV/0!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ABS([.I56]*[.K56])" office:value-type="string" office:string-value="" calcext:value-type="error">
            <text:p>#DIV/0!</text:p>
          </table:table-cell>
          <table:table-cell table:style-name="ce2" table:formula="of:=ABS([.J56]*[.L5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7]/([.C57]*[.G57])" office:value-type="string" office:string-value="" calcext:value-type="error">
            <text:p>#DIV/0!</text:p>
          </table:table-cell>
          <table:table-cell table:formula="of:=[.F57]/([.D57]*[.H57])" office:value-type="string" office:string-value="" calcext:value-type="error">
            <text:p>#DIV/0!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style-name="ce10" table:formula="of:=ABS([.I57]*[.K57])" office:value-type="string" office:string-value="" calcext:value-type="error">
            <text:p>#DIV/0!</text:p>
          </table:table-cell>
          <table:table-cell table:style-name="ce10" table:formula="of:=ABS([.J57]*[.L5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5% Bias</text:p>
          </table:table-cell>
          <table:table-cell table:style-name="ce6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0]/([.C60]*[.G60])" office:value-type="string" office:string-value="" calcext:value-type="error">
            <text:p>#DIV/0!</text:p>
          </table:table-cell>
          <table:table-cell table:formula="of:=[.F60]/([.D60]*[.H60])" office:value-type="string" office:string-value="" calcext:value-type="error">
            <text:p>#DIV/0!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style-name="ce8" table:formula="of:=ABS([.I60]*[.K60])" office:value-type="string" office:string-value="" calcext:value-type="error">
            <text:p>#DIV/0!</text:p>
          </table:table-cell>
          <table:table-cell table:style-name="ce8" table:formula="of:=ABS([.J60]*[.L6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1]/([.C61]*[.G61])" office:value-type="string" office:string-value="" calcext:value-type="error">
            <text:p>#DIV/0!</text:p>
          </table:table-cell>
          <table:table-cell table:formula="of:=[.F61]/([.D61]*[.H61])" office:value-type="string" office:string-value="" calcext:value-type="error">
            <text:p>#DIV/0!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style-name="ce11" table:formula="of:=ABS([.I61]*[.K61])" office:value-type="string" office:string-value="" calcext:value-type="error">
            <text:p>#DIV/0!</text:p>
          </table:table-cell>
          <table:table-cell table:style-name="ce11" table:formula="of:=ABS([.J61]*[.L61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3]/([.C63]*[.G63])" office:value-type="string" office:string-value="" calcext:value-type="error">
            <text:p>#DIV/0!</text:p>
          </table:table-cell>
          <table:table-cell table:formula="of:=[.F63]/([.D63]*[.H63])" office:value-type="string" office:string-value="" calcext:value-type="error">
            <text:p>#DIV/0!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ABS([.I63]*[.K63])" office:value-type="string" office:string-value="" calcext:value-type="error">
            <text:p>#DIV/0!</text:p>
          </table:table-cell>
          <table:table-cell table:style-name="ce2" table:formula="of:=ABS([.J63]*[.L6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4]/([.C64]*[.G64])" office:value-type="string" office:string-value="" calcext:value-type="error">
            <text:p>#DIV/0!</text:p>
          </table:table-cell>
          <table:table-cell table:formula="of:=[.F64]/([.D64]*[.H64])" office:value-type="string" office:string-value="" calcext:value-type="error">
            <text:p>#DIV/0!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style-name="ce10" table:formula="of:=ABS([.I64]*[.K64])" office:value-type="string" office:string-value="" calcext:value-type="error">
            <text:p>#DIV/0!</text:p>
          </table:table-cell>
          <table:table-cell table:style-name="ce12" table:formula="of:=ABS([.J64]*[.L64])" office:value-type="string" office:string-value="" calcext:value-type="error">
            <text:p>#DIV/0!</text:p>
          </table:table-cell>
          <table:table-cell table:number-columns-repeated="1010"/>
        </table:table-row>
      </table:table>
      <table:table table:name="Ion_Plot" table:style-name="ta1">
        <table:shapes>
          <draw:frame draw:z-index="0" draw:style-name="gr1" draw:text-style-name="P1" svg:width="453.51pt" svg:height="255.09pt" svg:x="478.46pt" svg:y="58.37pt">
            <draw:object draw:notify-on-update-of-ranges="Ion.A2:Ion.A9 Ion.H2:Ion.H9 Ion.A2:Ion.A9 Ion.I2:Ion.I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453.51pt" svg:height="255.09pt" svg:x="6.18pt" svg:y="56.83pt">
            <draw:object draw:notify-on-update-of-ranges="Ion.A13:Ion.A20 Ion.H13:Ion.H20 Ion.A13:Ion.A20 Ion.I13:Ion.I2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453.51pt" svg:height="255.09pt" svg:x="0.03pt" svg:y="332.84pt">
            <draw:object draw:notify-on-update-of-ranges="Ion.A13:Ion.A21 Ion.L13:Ion.L21 Ion.A13:Ion.A21 Ion.M13:Ion.M2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453.51pt" svg:height="255.09pt" svg:x="480.02pt" svg:y="335.4pt">
            <draw:object draw:notify-on-update-of-ranges="Ion.A2:Ion.A10 Ion.L2:Ion.L10 Ion.A2:Ion.A10 Ion.M2:Ion.M1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size (nm)</text:p>
          </table:table-cell>
          <table:table-cell table:style-name="ce13" office:value-type="string" calcext:value-type="string">
            <text:p>ks_i (1/m2)</text:p>
          </table:table-cell>
          <table:table-cell table:style-name="ce13" office:value-type="string" calcext:value-type="string">
            <text:p>ks_v (1/m2)</text:p>
          </table:table-cell>
        </table:table-row>
        <table:table-row table:style-name="ro1">
          <table:table-cell table:style-name="ce14" office:value-type="float" office:value="10000" calcext:value-type="float">
            <text:p>10000</text:p>
          </table:table-cell>
          <table:table-cell table:style-name="ce15" table:formula="of:=6.488E+024*[.A3]^-2.39357" office:value-type="float" office:value="1.72914272257707E+015" calcext:value-type="float">
            <text:p>1.7291E+15</text:p>
          </table:table-cell>
          <table:table-cell table:style-name="ce15" table:formula="of:=1.057777E+028*[.A3]^-4.0035" office:value-type="float" office:value="1024222045962.46" calcext:value-type="float">
            <text:p>1.0242E+12</text:p>
          </table:table-cell>
        </table:table-row>
      </table:table>
      <table:table table:name="Ion_LowK0" table:style-name="ta1">
        <table:table-column table:style-name="co1" table:number-columns-repeated="7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xv</text:p>
          </table:table-cell>
          <table:table-cell table:style-name="ce1" office:value-type="string" calcext:value-type="string">
            <text:p>ji_ND</text:p>
          </table:table-cell>
          <table:table-cell table:style-name="ce1" office:value-type="string" calcext:value-type="string">
            <text:p>jv_ND</text:p>
          </table:table-cell>
          <table:table-cell table:style-name="ce1" office:value-type="string" calcext:value-type="string">
            <text:p>Di_ND</text:p>
          </table:table-cell>
          <table:table-cell table:style-name="ce1" office:value-type="string" calcext:value-type="string">
            <text:p>Dv_ND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office:value-type="string" calcext:value-type="string">
            <text:p>bias</text:p>
          </table:table-cell>
          <table:table-cell/>
          <table:table-cell table:style-name="ce1" table:number-columns-repeated="1009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]/([.B2]*[.F2])" office:value-type="string" office:string-value="" calcext:value-type="error">
            <text:p>#DIV/0!</text:p>
          </table:table-cell>
          <table:table-cell table:style-name="ce32" table:formula="of:=[.E2]/([.C2]*[.G2])" office:value-type="string" office:string-value="" calcext:value-type="error">
            <text:p>#DIV/0!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ABS([.H2]*[.J2])" office:value-type="string" office:string-value="" calcext:value-type="error">
            <text:p>#DIV/0!</text:p>
          </table:table-cell>
          <table:table-cell table:style-name="ce32" table:formula="of:=ABS([.I2]*[.K2])" office:value-type="string" office:string-value="" calcext:value-type="error">
            <text:p>#DIV/0!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style-name="ce26"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3]/([.B3]*[.F3])" office:value-type="string" office:string-value="" calcext:value-type="error">
            <text:p>#DIV/0!</text:p>
          </table:table-cell>
          <table:table-cell table:style-name="ce32" table:formula="of:=[.E3]/([.C3]*[.G3])" office:value-type="string" office:string-value="" calcext:value-type="error">
            <text:p>#DIV/0!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ABS([.H3]*[.J3])" office:value-type="string" office:string-value="" calcext:value-type="error">
            <text:p>#DIV/0!</text:p>
          </table:table-cell>
          <table:table-cell table:style-name="ce32" table:formula="of:=ABS([.I3]*[.K3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4]/([.B4]*[.F4])" office:value-type="string" office:string-value="" calcext:value-type="error">
            <text:p>#DIV/0!</text:p>
          </table:table-cell>
          <table:table-cell table:style-name="ce32" table:formula="of:=[.E4]/([.C4]*[.G4])" office:value-type="string" office:string-value="" calcext:value-type="error">
            <text:p>#DIV/0!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ABS([.H4]*[.J4])" office:value-type="string" office:string-value="" calcext:value-type="error">
            <text:p>#DIV/0!</text:p>
          </table:table-cell>
          <table:table-cell table:style-name="ce32" table:formula="of:=ABS([.I4]*[.K4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5]/([.B5]*[.F5])" office:value-type="string" office:string-value="" calcext:value-type="error">
            <text:p>#DIV/0!</text:p>
          </table:table-cell>
          <table:table-cell table:style-name="ce32" table:formula="of:=[.E5]/([.C5]*[.G5])" office:value-type="string" office:string-value="" calcext:value-type="error">
            <text:p>#DIV/0!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ABS([.H5]*[.J5])" office:value-type="string" office:string-value="" calcext:value-type="error">
            <text:p>#DIV/0!</text:p>
          </table:table-cell>
          <table:table-cell table:style-name="ce32" table:formula="of:=ABS([.I5]*[.K5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6]/([.B6]*[.F6])" office:value-type="string" office:string-value="" calcext:value-type="error">
            <text:p>#DIV/0!</text:p>
          </table:table-cell>
          <table:table-cell table:style-name="ce32" table:formula="of:=[.E6]/([.C6]*[.G6])" office:value-type="string" office:string-value="" calcext:value-type="error">
            <text:p>#DIV/0!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ABS([.H6]*[.J6])" office:value-type="string" office:string-value="" calcext:value-type="error">
            <text:p>#DIV/0!</text:p>
          </table:table-cell>
          <table:table-cell table:style-name="ce32" table:formula="of:=ABS([.I6]*[.K6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7]/([.B7]*[.F7])" office:value-type="string" office:string-value="" calcext:value-type="error">
            <text:p>#DIV/0!</text:p>
          </table:table-cell>
          <table:table-cell table:style-name="ce32" table:formula="of:=[.E7]/([.C7]*[.G7])" office:value-type="string" office:string-value="" calcext:value-type="error">
            <text:p>#DIV/0!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ABS([.H7]*[.J7])" office:value-type="string" office:string-value="" calcext:value-type="error">
            <text:p>#DIV/0!</text:p>
          </table:table-cell>
          <table:table-cell table:style-name="ce32" table:formula="of:=ABS([.I7]*[.K7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8]/([.B8]*[.F8])" office:value-type="string" office:string-value="" calcext:value-type="error">
            <text:p>#DIV/0!</text:p>
          </table:table-cell>
          <table:table-cell table:style-name="ce32" table:formula="of:=[.E8]/([.C8]*[.G8])" office:value-type="string" office:string-value="" calcext:value-type="error">
            <text:p>#DIV/0!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ABS([.H8]*[.J8])" office:value-type="string" office:string-value="" calcext:value-type="error">
            <text:p>#DIV/0!</text:p>
          </table:table-cell>
          <table:table-cell table:style-name="ce32" table:formula="of:=ABS([.I8]*[.K8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9]/([.B9]*[.F9])" office:value-type="string" office:string-value="" calcext:value-type="error">
            <text:p>#DIV/0!</text:p>
          </table:table-cell>
          <table:table-cell table:style-name="ce32" table:formula="of:=[.E9]/([.C9]*[.G9])" office:value-type="string" office:string-value="" calcext:value-type="error">
            <text:p>#DIV/0!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ABS([.H9]*[.J9])" office:value-type="string" office:string-value="" calcext:value-type="error">
            <text:p>#DIV/0!</text:p>
          </table:table-cell>
          <table:table-cell table:style-name="ce32" table:formula="of:=ABS([.I9]*[.K9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0]/([.B10]*[.F10])" office:value-type="string" office:string-value="" calcext:value-type="error">
            <text:p>#DIV/0!</text:p>
          </table:table-cell>
          <table:table-cell table:style-name="ce32" table:formula="of:=[.E10]/([.C10]*[.G10])" office:value-type="string" office:string-value="" calcext:value-type="error">
            <text:p>#DIV/0!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ABS([.H10]*[.J10])" office:value-type="string" office:string-value="" calcext:value-type="error">
            <text:p>#DIV/0!</text:p>
          </table:table-cell>
          <table:table-cell table:style-name="ce32" table:formula="of:=ABS([.I10]*[.K10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/>
          <table:table-cell table:style-name="ce2"/>
          <table:table-cell table:number-columns-repeated="1012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office:value-type="float" office:value="0.000000000000059127641150225" calcext:value-type="float">
            <text:p>5.9127641150225E-14</text:p>
          </table:table-cell>
          <table:table-cell office:value-type="float" office:value="0.00000000038000570370007" calcext:value-type="float">
            <text:p>3.8000570370007E-10</text:p>
          </table:table-cell>
          <table:table-cell office:value-type="float" office:value="2.825651912305E-015" calcext:value-type="float">
            <text:p>2.825651912305E-15</text:p>
          </table:table-cell>
          <table:table-cell office:value-type="float" office:value="2.966935008646E-015" calcext:value-type="float">
            <text:p>2.966935008646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3]/([.B13]*[.F13])" office:value-type="float" office:value="0.047789018085905" calcext:value-type="float">
            <text:p>4.779E-02</text:p>
          </table:table-cell>
          <table:table-cell table:style-name="ce32" table:formula="of:=[.E13]/([.C13]*[.G13])" office:value-type="float" office:value="0.0431359476068648" calcext:value-type="float">
            <text:p>4.314E-02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ABS([.H13]*[.J13])" office:value-type="float" office:value="7.30162411572457E+023" calcext:value-type="float">
            <text:p>7.302E+23</text:p>
          </table:table-cell>
          <table:table-cell table:style-name="ce32" table:formula="of:=ABS([.I13]*[.K13])" office:value-type="float" office:value="6.59068731512213E+023" calcext:value-type="float">
            <text:p>6.591E+23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6"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000000059185864623534" calcext:value-type="float">
            <text:p>5.9185864623534E-13</text:p>
          </table:table-cell>
          <table:table-cell office:value-type="float" office:value="0.0000000034707977966749" calcext:value-type="float">
            <text:p>3.4707977966749E-09</text:p>
          </table:table-cell>
          <table:table-cell office:value-type="float" office:value="2.8160236260152E-015" calcext:value-type="float">
            <text:p>2.8160236260152E-15</text:p>
          </table:table-cell>
          <table:table-cell office:value-type="float" office:value="2.9571783644436E-015" calcext:value-type="float">
            <text:p>2.9571783644436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4]/([.B14]*[.F14])" office:value-type="float" office:value="0.00475793273263337" calcext:value-type="float">
            <text:p>4.758E-03</text:p>
          </table:table-cell>
          <table:table-cell table:style-name="ce32" table:formula="of:=[.E14]/([.C14]*[.G14])" office:value-type="float" office:value="0.00470727566703907" calcext:value-type="float">
            <text:p>4.707E-03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ABS([.H14]*[.J14])" office:value-type="float" office:value="7.26958572765437E+019" calcext:value-type="float">
            <text:p>7.270E+19</text:p>
          </table:table-cell>
          <table:table-cell table:style-name="ce32" table:formula="of:=ABS([.I14]*[.K14])" office:value-type="float" office:value="7.19218743269247E+019" calcext:value-type="float">
            <text:p>7.192E+19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00000023815902184012" calcext:value-type="float">
            <text:p>2.3815902184012E-12</text:p>
          </table:table-cell>
          <table:table-cell office:value-type="float" office:value="0.000000014014281981952" calcext:value-type="float">
            <text:p>1.4014281981952E-08</text:p>
          </table:table-cell>
          <table:table-cell office:value-type="float" office:value="2.1883159395644E-015" calcext:value-type="float">
            <text:p>2.1883159395644E-15</text:p>
          </table:table-cell>
          <table:table-cell office:value-type="float" office:value="2.3294695836865E-015" calcext:value-type="float">
            <text:p>2.3294695836865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5]/([.B15]*[.F15])" office:value-type="float" office:value="0.000918846543228353" calcext:value-type="float">
            <text:p>9.188E-04</text:p>
          </table:table-cell>
          <table:table-cell table:style-name="ce32" table:formula="of:=[.E15]/([.C15]*[.G15])" office:value-type="float" office:value="0.00091834870430749" calcext:value-type="float">
            <text:p>9.183E-04</text:p>
          </table:table-cell>
          <table:table-cell table:style-name="ce32" table:formula="of:=6/(PI()*([.A15]*0.000000001)^3)" office:value-type="float" office:value="1.22230996294576E+020" calcext:value-type="float">
            <text:p>1.222E+20</text:p>
          </table:table-cell>
          <table:table-cell table:style-name="ce32" table:formula="of:=6/(PI()*([.A15]*0.000000001)^3)" office:value-type="float" office:value="1.22230996294576E+020" calcext:value-type="float">
            <text:p>1.222E+20</text:p>
          </table:table-cell>
          <table:table-cell table:style-name="ce32" table:formula="of:=ABS([.H15]*[.J15])" office:value-type="float" office:value="1.12311528420628E+017" calcext:value-type="float">
            <text:p>1.123E+17</text:p>
          </table:table-cell>
          <table:table-cell table:style-name="ce32" table:formula="of:=ABS([.I15]*[.K15])" office:value-type="float" office:value="1.12250677073337E+017" calcext:value-type="float">
            <text:p>1.123E+17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00000027793734183742" calcext:value-type="float">
            <text:p>2.7793734183742E-12</text:p>
          </table:table-cell>
          <table:table-cell office:value-type="float" office:value="0.000000017021065862168" calcext:value-type="float">
            <text:p>1.7021065862168E-08</text:p>
          </table:table-cell>
          <table:table-cell office:value-type="float" office:value="1.1381205002727E-015" calcext:value-type="float">
            <text:p>1.1381205002727E-15</text:p>
          </table:table-cell>
          <table:table-cell office:value-type="float" office:value="1.2781060346617E-015" calcext:value-type="float">
            <text:p>1.2781060346617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6]/([.B16]*[.F16])" office:value-type="float" office:value="0.000409488157564105" calcext:value-type="float">
            <text:p>4.095E-04</text:p>
          </table:table-cell>
          <table:table-cell table:style-name="ce32" table:formula="of:=[.E16]/([.C16]*[.G16])" office:value-type="float" office:value="0.000414859995531666" calcext:value-type="float">
            <text:p>4.149E-04</text:p>
          </table:table-cell>
          <table:table-cell table:style-name="ce32" table:formula="of:=6/(PI()*([.A16]*0.000000001)^3)" office:value-type="float" office:value="1.52788745368219E+019" calcext:value-type="float">
            <text:p>1.528E+19</text:p>
          </table:table-cell>
          <table:table-cell table:style-name="ce32" table:formula="of:=6/(PI()*([.A16]*0.000000001)^3)" office:value-type="float" office:value="1.52788745368219E+019" calcext:value-type="float">
            <text:p>1.528E+19</text:p>
          </table:table-cell>
          <table:table-cell table:style-name="ce32" table:formula="of:=ABS([.H16]*[.J16])" office:value-type="float" office:value="6256518183736339" calcext:value-type="float">
            <text:p>6.257E+15</text:p>
          </table:table-cell>
          <table:table-cell table:style-name="ce32" table:formula="of:=ABS([.I16]*[.K16])" office:value-type="float" office:value="6338593822074834" calcext:value-type="float">
            <text:p>6.339E+15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00000023792538433253" calcext:value-type="float">
            <text:p>2.3792538433253E-12</text:p>
          </table:table-cell>
          <table:table-cell office:value-type="float" office:value="0.000000016444795119376" calcext:value-type="float">
            <text:p>1.6444795119376E-08</text:p>
          </table:table-cell>
          <table:table-cell office:value-type="float" office:value="3.6638842120867E-016" calcext:value-type="float">
            <text:p>3.6638842120867E-16</text:p>
          </table:table-cell>
          <table:table-cell office:value-type="float" office:value="5.0673380541644E-016" calcext:value-type="float">
            <text:p>5.0673380541644E-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7]/([.B17]*[.F17])" office:value-type="float" office:value="0.000153992993322897" calcext:value-type="float">
            <text:p>1.540E-04</text:p>
          </table:table-cell>
          <table:table-cell table:style-name="ce32" table:formula="of:=[.E17]/([.C17]*[.G17])" office:value-type="float" office:value="0.000170244400355592" calcext:value-type="float">
            <text:p>1.702E-04</text:p>
          </table:table-cell>
          <table:table-cell table:style-name="ce32" table:formula="of:=6/(PI()*([.A17]*0.000000001)^3)" office:value-type="float" office:value="1.90985931710274E+018" calcext:value-type="float">
            <text:p>1.910E+18</text:p>
          </table:table-cell>
          <table:table-cell table:style-name="ce32" table:formula="of:=6/(PI()*([.A17]*0.000000001)^3)" office:value-type="float" office:value="1.90985931710274E+018" calcext:value-type="float">
            <text:p>1.910E+18</text:p>
          </table:table-cell>
          <table:table-cell table:style-name="ce32" table:formula="of:=ABS([.H17]*[.J17])" office:value-type="float" office:value="294104953066275" calcext:value-type="float">
            <text:p>2.941E+14</text:p>
          </table:table-cell>
          <table:table-cell table:style-name="ce32" table:formula="of:=ABS([.I17]*[.K17])" office:value-type="float" office:value="325142854203696" calcext:value-type="float">
            <text:p>3.251E+14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00000016348203194439" calcext:value-type="float">
            <text:p>1.6348203194439E-12</text:p>
          </table:table-cell>
          <table:table-cell office:value-type="float" office:value="0.00000001551281924661" calcext:value-type="float">
            <text:p>1.551281924661E-08</text:p>
          </table:table-cell>
          <table:table-cell office:value-type="float" office:value="6.6762505874209E-017" calcext:value-type="float">
            <text:p>6.6762505874209E-17</text:p>
          </table:table-cell>
          <table:table-cell office:value-type="float" office:value="2.0484923547729E-016" calcext:value-type="float">
            <text:p>2.0484923547729E-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8]/([.B18]*[.F18])" office:value-type="float" office:value="0.0000408378248546109" calcext:value-type="float">
            <text:p>4.084E-05</text:p>
          </table:table-cell>
          <table:table-cell table:style-name="ce32" table:formula="of:=[.E18]/([.C18]*[.G18])" office:value-type="float" office:value="0.0000729566762770122" calcext:value-type="float">
            <text:p>7.296E-05</text:p>
          </table:table-cell>
          <table:table-cell table:style-name="ce32" table:formula="of:=6/(PI()*([.A18]*0.000000001)^3)" office:value-type="float" office:value="2.38732414637843E+017" calcext:value-type="float">
            <text:p>2.387E+17</text:p>
          </table:table-cell>
          <table:table-cell table:style-name="ce32" table:formula="of:=6/(PI()*([.A18]*0.000000001)^3)" office:value-type="float" office:value="2.38732414637843E+017" calcext:value-type="float">
            <text:p>2.387E+17</text:p>
          </table:table-cell>
          <table:table-cell table:style-name="ce32" table:formula="of:=ABS([.H18]*[.J18])" office:value-type="float" office:value="9749312536098.57" calcext:value-type="float">
            <text:p>9.749E+12</text:p>
          </table:table-cell>
          <table:table-cell table:style-name="ce32" table:formula="of:=ABS([.I18]*[.K18])" office:value-type="float" office:value="17417123491562.5" calcext:value-type="float">
            <text:p>1.742E+13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0000000011597560738051" calcext:value-type="float">
            <text:p>1.1597560738051E-12</text:p>
          </table:table-cell>
          <table:table-cell office:value-type="float" office:value="0.000000015923046913378" calcext:value-type="float">
            <text:p>1.5923046913378E-08</text:p>
          </table:table-cell>
          <table:table-cell office:value-type="float" office:value="1.4644659213953E-017" calcext:value-type="float">
            <text:p>1.4644659213953E-17</text:p>
          </table:table-cell>
          <table:table-cell office:value-type="float" office:value="1.4930806716472E-016" calcext:value-type="float">
            <text:p>1.4930806716472E-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9]/([.B19]*[.F19])" office:value-type="float" office:value="0.0000126273615156889" calcext:value-type="float">
            <text:p>1.263E-05</text:p>
          </table:table-cell>
          <table:table-cell table:style-name="ce32" table:formula="of:=[.E19]/([.C19]*[.G19])" office:value-type="float" office:value="0.0000518058166198587" calcext:value-type="float">
            <text:p>5.181E-05</text:p>
          </table:table-cell>
          <table:table-cell table:style-name="ce32" table:formula="of:=6/(PI()*([.A19]*0.000000001)^3)" office:value-type="float" office:value="7.07355302630646E+016" calcext:value-type="float">
            <text:p>7.074E+16</text:p>
          </table:table-cell>
          <table:table-cell table:style-name="ce32" table:formula="of:=6/(PI()*([.A19]*0.000000001)^3)" office:value-type="float" office:value="7.07355302630646E+016" calcext:value-type="float">
            <text:p>7.074E+16</text:p>
          </table:table-cell>
          <table:table-cell table:style-name="ce32" table:formula="of:=ABS([.H19]*[.J19])" office:value-type="float" office:value="893203112635.671" calcext:value-type="float">
            <text:p>8.932E+11</text:p>
          </table:table-cell>
          <table:table-cell table:style-name="ce32" table:formula="of:=ABS([.I19]*[.K19])" office:value-type="float" office:value="3664511909316.79" calcext:value-type="float">
            <text:p>3.665E+12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0000000008483640375107" calcext:value-type="float">
            <text:p>8.483640375107E-13</text:p>
          </table:table-cell>
          <table:table-cell office:value-type="float" office:value="0.000000017015306090976" calcext:value-type="float">
            <text:p>1.7015306090976E-08</text:p>
          </table:table-cell>
          <table:table-cell office:value-type="float" office:value="3.4945263289692E-018" calcext:value-type="float">
            <text:p>3.4945263289692E-18</text:p>
          </table:table-cell>
          <table:table-cell office:value-type="float" office:value="1.3338995567197E-016" calcext:value-type="float">
            <text:p>1.3338995567197E-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0]/([.B20]*[.F20])" office:value-type="float" office:value="0.00000411913538817954" calcext:value-type="float">
            <text:p>4.119E-06</text:p>
          </table:table-cell>
          <table:table-cell table:style-name="ce32" table:formula="of:=[.E20]/([.C20]*[.G20])" office:value-type="float" office:value="0.0000433116558186075" calcext:value-type="float">
            <text:p>4.331E-05</text:p>
          </table:table-cell>
          <table:table-cell table:style-name="ce32" table:formula="of:=6/(PI()*([.A20]*0.000000001)^3)" office:value-type="float" office:value="2.98415518297304E+016" calcext:value-type="float">
            <text:p>2.984E+16</text:p>
          </table:table-cell>
          <table:table-cell table:style-name="ce32" table:formula="of:=6/(PI()*([.A20]*0.000000001)^3)" office:value-type="float" office:value="2.98415518297304E+016" calcext:value-type="float">
            <text:p>2.984E+16</text:p>
          </table:table-cell>
          <table:table-cell table:style-name="ce32" table:formula="of:=ABS([.H20]*[.J20])" office:value-type="float" office:value="122921392180.036" calcext:value-type="float">
            <text:p>1.229E+11</text:p>
          </table:table-cell>
          <table:table-cell table:style-name="ce32" table:formula="of:=ABS([.I20]*[.K20])" office:value-type="float" office:value="1292487021942.42" calcext:value-type="float">
            <text:p>1.292E+12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000000020184021559108" calcext:value-type="float">
            <text:p>2.0184021559108E-12</text:p>
          </table:table-cell>
          <table:table-cell office:value-type="float" office:value="0.000000028754471991714" calcext:value-type="float">
            <text:p>2.8754471991714E-08</text:p>
          </table:table-cell>
          <table:table-cell office:value-type="float" office:value="2.9498007697193E-021" calcext:value-type="float">
            <text:p>2.9498007697193E-21</text:p>
          </table:table-cell>
          <table:table-cell office:value-type="float" office:value="1.2360600198737E-016" calcext:value-type="float">
            <text:p>1.2360600198737E-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1]/([.B21]*[.F21])" office:value-type="float" office:value="0.00000000146145343784981" calcext:value-type="float">
            <text:p>1.461E-09</text:p>
          </table:table-cell>
          <table:table-cell table:style-name="ce32" table:formula="of:=[.E21]/([.C21]*[.G21])" office:value-type="float" office:value="0.000023749561060443" calcext:value-type="float">
            <text:p>2.375E-05</text:p>
          </table:table-cell>
          <table:table-cell table:style-name="ce32" table:formula="of:=6/(PI()*([.A21]*0.000000001)^3)" office:value-type="float" office:value="1.52788745368219E+016" calcext:value-type="float">
            <text:p>1.528E+16</text:p>
          </table:table-cell>
          <table:table-cell table:style-name="ce32" table:formula="of:=6/(PI()*([.A21]*0.000000001)^3)" office:value-type="float" office:value="1.52788745368219E+016" calcext:value-type="float">
            <text:p>1.528E+16</text:p>
          </table:table-cell>
          <table:table-cell table:style-name="ce32" table:formula="of:=ABS([.H21]*[.J21])" office:value-type="float" office:value="22329363.7183143" calcext:value-type="float">
            <text:p>2.233E+07</text:p>
          </table:table-cell>
          <table:table-cell table:style-name="ce32" table:formula="of:=ABS([.I21]*[.K21])" office:value-type="float" office:value="362866563747.101" calcext:value-type="float">
            <text:p>3.629E+11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3"/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7"/>
          <table:table-cell table:style-name="ce2"/>
          <table:table-cell table:number-columns-repeated="1010"/>
        </table:table-row>
        <table:table-row table:style-name="ro1" table:number-rows-repeated="3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773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2]/([.C32]*[.G32])" office:value-type="string" office:string-value="" calcext:value-type="error">
            <text:p>#DIV/0!</text:p>
          </table:table-cell>
          <table:table-cell table:formula="of:=[.F32]/([.D32]*[.H32])" office:value-type="string" office:string-value="" calcext:value-type="error">
            <text:p>#DIV/0!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ABS([.I32]*[.K32])" office:value-type="string" office:string-value="" calcext:value-type="error">
            <text:p>#DIV/0!</text:p>
          </table:table-cell>
          <table:table-cell table:style-name="ce2" table:formula="of:=ABS([.J32]*[.L32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3]/([.C33]*[.G33])" office:value-type="string" office:string-value="" calcext:value-type="error">
            <text:p>#DIV/0!</text:p>
          </table:table-cell>
          <table:table-cell table:formula="of:=[.F33]/([.D33]*[.H33])" office:value-type="string" office:string-value="" calcext:value-type="error">
            <text:p>#DIV/0!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ABS([.I33]*[.K33])" office:value-type="string" office:string-value="" calcext:value-type="error">
            <text:p>#DIV/0!</text:p>
          </table:table-cell>
          <table:table-cell table:style-name="ce2" table:formula="of:=ABS([.J33]*[.L3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4]/([.C34]*[.G34])" office:value-type="string" office:string-value="" calcext:value-type="error">
            <text:p>#DIV/0!</text:p>
          </table:table-cell>
          <table:table-cell table:formula="of:=[.F34]/([.D34]*[.H34])" office:value-type="string" office:string-value="" calcext:value-type="error">
            <text:p>#DIV/0!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ABS([.I34]*[.K34])" office:value-type="string" office:string-value="" calcext:value-type="error">
            <text:p>#DIV/0!</text:p>
          </table:table-cell>
          <table:table-cell table:style-name="ce2" table:formula="of:=ABS([.J34]*[.L3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6]/([.C36]*[.G36])" office:value-type="string" office:string-value="" calcext:value-type="error">
            <text:p>#DIV/0!</text:p>
          </table:table-cell>
          <table:table-cell table:formula="of:=[.F36]/([.D36]*[.H36])" office:value-type="string" office:string-value="" calcext:value-type="error">
            <text:p>#DIV/0!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ABS([.I36]*[.K36])" office:value-type="string" office:string-value="" calcext:value-type="error">
            <text:p>#DIV/0!</text:p>
          </table:table-cell>
          <table:table-cell table:style-name="ce2" table:formula="of:=ABS([.J36]*[.L3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7]/([.C37]*[.G37])" office:value-type="string" office:string-value="" calcext:value-type="error">
            <text:p>#DIV/0!</text:p>
          </table:table-cell>
          <table:table-cell table:formula="of:=[.F37]/([.D37]*[.H37])" office:value-type="string" office:string-value="" calcext:value-type="error">
            <text:p>#DIV/0!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ABS([.I37]*[.K37])" office:value-type="string" office:string-value="" calcext:value-type="error">
            <text:p>#DIV/0!</text:p>
          </table:table-cell>
          <table:table-cell table:style-name="ce2" table:formula="of:=ABS([.J37]*[.L3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8]/([.C38]*[.G38])" office:value-type="string" office:string-value="" calcext:value-type="error">
            <text:p>#DIV/0!</text:p>
          </table:table-cell>
          <table:table-cell table:formula="of:=[.F38]/([.D38]*[.H38])" office:value-type="string" office:string-value="" calcext:value-type="error">
            <text:p>#DIV/0!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ABS([.I38]*[.K38])" office:value-type="string" office:string-value="" calcext:value-type="error">
            <text:p>#DIV/0!</text:p>
          </table:table-cell>
          <table:table-cell table:style-name="ce2" table:formula="of:=ABS([.J38]*[.L3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1000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3]/([.C43]*[.G43])" office:value-type="string" office:string-value="" calcext:value-type="error">
            <text:p>#DIV/0!</text:p>
          </table:table-cell>
          <table:table-cell table:formula="of:=[.F43]/([.D43]*[.H43])" office:value-type="string" office:string-value="" calcext:value-type="error">
            <text:p>#DIV/0!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ABS([.I43]*[.K43])" office:value-type="string" office:string-value="" calcext:value-type="error">
            <text:p>#DIV/0!</text:p>
          </table:table-cell>
          <table:table-cell table:style-name="ce2" table:formula="of:=ABS([.J43]*[.L4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4]/([.C44]*[.G44])" office:value-type="string" office:string-value="" calcext:value-type="error">
            <text:p>#DIV/0!</text:p>
          </table:table-cell>
          <table:table-cell table:formula="of:=[.F44]/([.D44]*[.H44])" office:value-type="string" office:string-value="" calcext:value-type="error">
            <text:p>#DIV/0!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ABS([.I44]*[.K44])" office:value-type="string" office:string-value="" calcext:value-type="error">
            <text:p>#DIV/0!</text:p>
          </table:table-cell>
          <table:table-cell table:style-name="ce2" table:formula="of:=ABS([.J44]*[.L4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5]/([.C45]*[.G45])" office:value-type="string" office:string-value="" calcext:value-type="error">
            <text:p>#DIV/0!</text:p>
          </table:table-cell>
          <table:table-cell table:formula="of:=[.F45]/([.D45]*[.H45])" office:value-type="string" office:string-value="" calcext:value-type="error">
            <text:p>#DIV/0!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ABS([.I45]*[.K45])" office:value-type="string" office:string-value="" calcext:value-type="error">
            <text:p>#DIV/0!</text:p>
          </table:table-cell>
          <table:table-cell table:style-name="ce2" table:formula="of:=ABS([.J45]*[.L45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7]/([.C47]*[.G47])" office:value-type="string" office:string-value="" calcext:value-type="error">
            <text:p>#DIV/0!</text:p>
          </table:table-cell>
          <table:table-cell table:formula="of:=[.F47]/([.D47]*[.H47])" office:value-type="string" office:string-value="" calcext:value-type="error">
            <text:p>#DIV/0!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ABS([.I47]*[.K47])" office:value-type="string" office:string-value="" calcext:value-type="error">
            <text:p>#DIV/0!</text:p>
          </table:table-cell>
          <table:table-cell table:style-name="ce2" table:formula="of:=ABS([.J47]*[.L4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8]/([.C48]*[.G48])" office:value-type="string" office:string-value="" calcext:value-type="error">
            <text:p>#DIV/0!</text:p>
          </table:table-cell>
          <table:table-cell table:formula="of:=[.F48]/([.D48]*[.H48])" office:value-type="string" office:string-value="" calcext:value-type="error">
            <text:p>#DIV/0!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ABS([.I48]*[.K48])" office:value-type="string" office:string-value="" calcext:value-type="error">
            <text:p>#DIV/0!</text:p>
          </table:table-cell>
          <table:table-cell table:style-name="ce2" table:formula="of:=ABS([.J48]*[.L4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9]/([.C49]*[.G49])" office:value-type="string" office:string-value="" calcext:value-type="error">
            <text:p>#DIV/0!</text:p>
          </table:table-cell>
          <table:table-cell table:formula="of:=[.F49]/([.D49]*[.H49])" office:value-type="string" office:string-value="" calcext:value-type="error">
            <text:p>#DIV/0!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ABS([.I49]*[.K49])" office:value-type="string" office:string-value="" calcext:value-type="error">
            <text:p>#DIV/0!</text:p>
          </table:table-cell>
          <table:table-cell table:style-name="ce2" table:formula="of:=ABS([.J49]*[.L4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0% Bias</text:p>
          </table:table-cell>
          <table:table-cell table:style-name="ce6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3]/([.C53]*[.G53])" office:value-type="string" office:string-value="" calcext:value-type="error">
            <text:p>#DIV/0!</text:p>
          </table:table-cell>
          <table:table-cell table:formula="of:=[.F53]/([.D53]*[.H53])" office:value-type="string" office:string-value="" calcext:value-type="error">
            <text:p>#DIV/0!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style-name="ce8" table:formula="of:=ABS([.I53]*[.K53])" office:value-type="string" office:string-value="" calcext:value-type="error">
            <text:p>#DIV/0!</text:p>
          </table:table-cell>
          <table:table-cell table:style-name="ce8" table:formula="of:=ABS([.J53]*[.L5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4]/([.C54]*[.G54])" office:value-type="string" office:string-value="" calcext:value-type="error">
            <text:p>#DIV/0!</text:p>
          </table:table-cell>
          <table:table-cell table:formula="of:=[.F54]/([.D54]*[.H54])" office:value-type="string" office:string-value="" calcext:value-type="error">
            <text:p>#DIV/0!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style-name="ce9" table:formula="of:=ABS([.I54]*[.K54])" office:value-type="string" office:string-value="" calcext:value-type="error">
            <text:p>#DIV/0!</text:p>
          </table:table-cell>
          <table:table-cell table:style-name="ce11" table:formula="of:=ABS([.J54]*[.L5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6]/([.C56]*[.G56])" office:value-type="string" office:string-value="" calcext:value-type="error">
            <text:p>#DIV/0!</text:p>
          </table:table-cell>
          <table:table-cell table:formula="of:=[.F56]/([.D56]*[.H56])" office:value-type="string" office:string-value="" calcext:value-type="error">
            <text:p>#DIV/0!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ABS([.I56]*[.K56])" office:value-type="string" office:string-value="" calcext:value-type="error">
            <text:p>#DIV/0!</text:p>
          </table:table-cell>
          <table:table-cell table:style-name="ce2" table:formula="of:=ABS([.J56]*[.L5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7]/([.C57]*[.G57])" office:value-type="string" office:string-value="" calcext:value-type="error">
            <text:p>#DIV/0!</text:p>
          </table:table-cell>
          <table:table-cell table:formula="of:=[.F57]/([.D57]*[.H57])" office:value-type="string" office:string-value="" calcext:value-type="error">
            <text:p>#DIV/0!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style-name="ce10" table:formula="of:=ABS([.I57]*[.K57])" office:value-type="string" office:string-value="" calcext:value-type="error">
            <text:p>#DIV/0!</text:p>
          </table:table-cell>
          <table:table-cell table:style-name="ce10" table:formula="of:=ABS([.J57]*[.L5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5% Bias</text:p>
          </table:table-cell>
          <table:table-cell table:style-name="ce6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0]/([.C60]*[.G60])" office:value-type="string" office:string-value="" calcext:value-type="error">
            <text:p>#DIV/0!</text:p>
          </table:table-cell>
          <table:table-cell table:formula="of:=[.F60]/([.D60]*[.H60])" office:value-type="string" office:string-value="" calcext:value-type="error">
            <text:p>#DIV/0!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style-name="ce8" table:formula="of:=ABS([.I60]*[.K60])" office:value-type="string" office:string-value="" calcext:value-type="error">
            <text:p>#DIV/0!</text:p>
          </table:table-cell>
          <table:table-cell table:style-name="ce8" table:formula="of:=ABS([.J60]*[.L6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1]/([.C61]*[.G61])" office:value-type="string" office:string-value="" calcext:value-type="error">
            <text:p>#DIV/0!</text:p>
          </table:table-cell>
          <table:table-cell table:formula="of:=[.F61]/([.D61]*[.H61])" office:value-type="string" office:string-value="" calcext:value-type="error">
            <text:p>#DIV/0!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style-name="ce11" table:formula="of:=ABS([.I61]*[.K61])" office:value-type="string" office:string-value="" calcext:value-type="error">
            <text:p>#DIV/0!</text:p>
          </table:table-cell>
          <table:table-cell table:style-name="ce11" table:formula="of:=ABS([.J61]*[.L61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3]/([.C63]*[.G63])" office:value-type="string" office:string-value="" calcext:value-type="error">
            <text:p>#DIV/0!</text:p>
          </table:table-cell>
          <table:table-cell table:formula="of:=[.F63]/([.D63]*[.H63])" office:value-type="string" office:string-value="" calcext:value-type="error">
            <text:p>#DIV/0!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ABS([.I63]*[.K63])" office:value-type="string" office:string-value="" calcext:value-type="error">
            <text:p>#DIV/0!</text:p>
          </table:table-cell>
          <table:table-cell table:style-name="ce2" table:formula="of:=ABS([.J63]*[.L6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4]/([.C64]*[.G64])" office:value-type="string" office:string-value="" calcext:value-type="error">
            <text:p>#DIV/0!</text:p>
          </table:table-cell>
          <table:table-cell table:formula="of:=[.F64]/([.D64]*[.H64])" office:value-type="string" office:string-value="" calcext:value-type="error">
            <text:p>#DIV/0!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style-name="ce10" table:formula="of:=ABS([.I64]*[.K64])" office:value-type="string" office:string-value="" calcext:value-type="error">
            <text:p>#DIV/0!</text:p>
          </table:table-cell>
          <table:table-cell table:style-name="ce12" table:formula="of:=ABS([.J64]*[.L64])" office:value-type="string" office:string-value="" calcext:value-type="error">
            <text:p>#DIV/0!</text:p>
          </table:table-cell>
          <table:table-cell table:number-columns-repeated="1010"/>
        </table:table-row>
      </table:table>
      <table:table table:name="Neutron" table:style-name="ta1">
        <table:table-column table:style-name="co1" table:number-columns-repeated="7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xv</text:p>
          </table:table-cell>
          <table:table-cell table:style-name="ce1" office:value-type="string" calcext:value-type="string">
            <text:p>ji_ND</text:p>
          </table:table-cell>
          <table:table-cell table:style-name="ce1" office:value-type="string" calcext:value-type="string">
            <text:p>jv_ND</text:p>
          </table:table-cell>
          <table:table-cell table:style-name="ce1" office:value-type="string" calcext:value-type="string">
            <text:p>Di_ND</text:p>
          </table:table-cell>
          <table:table-cell table:style-name="ce1" office:value-type="string" calcext:value-type="string">
            <text:p>Dv_ND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office:value-type="string" calcext:value-type="string">
            <text:p>bias</text:p>
          </table:table-cell>
          <table:table-cell/>
          <table:table-cell table:style-name="ce1" table:number-columns-repeated="1009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office:value-type="float" office:value="2.8195423092563E-015" calcext:value-type="float">
            <text:p>2.8195423092563E-15</text:p>
          </table:table-cell>
          <table:table-cell office:value-type="float" office:value="0.000000000052590920296231" calcext:value-type="float">
            <text:p>5.2590920296231E-11</text:p>
          </table:table-cell>
          <table:table-cell office:value-type="float" office:value="2.247952687397E-016" calcext:value-type="float">
            <text:p>2.247952687397E-16</text:p>
          </table:table-cell>
          <table:table-cell office:value-type="float" office:value="2.2494723835062E-016" calcext:value-type="float">
            <text:p>2.2494723835062E-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]/([.B2]*[.F2])" office:value-type="float" office:value="0.0797275742242695" calcext:value-type="float">
            <text:p>7.973E-02</text:p>
          </table:table-cell>
          <table:table-cell table:style-name="ce32" table:formula="of:=[.E2]/([.C2]*[.G2])" office:value-type="float" office:value="0.0236315016893838" calcext:value-type="float">
            <text:p>2.363E-02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ABS([.H2]*[.J2])" office:value-type="float" office:value="1.21814760369777E+024" calcext:value-type="float">
            <text:p>1.218E+24</text:p>
          </table:table-cell>
          <table:table-cell table:style-name="ce32" table:formula="of:=ABS([.I2]*[.K2])" office:value-type="float" office:value="3.61062749428791E+023" calcext:value-type="float">
            <text:p>3.611E+23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style-name="ce26"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00000002820190690645" calcext:value-type="float">
            <text:p>2.820190690645E-13</text:p>
          </table:table-cell>
          <table:table-cell office:value-type="float" office:value="0.0000000015950949879284" calcext:value-type="float">
            <text:p>1.5950949879284E-09</text:p>
          </table:table-cell>
          <table:table-cell office:value-type="float" office:value="2.2558861439396E-015" calcext:value-type="float">
            <text:p>2.2558861439396E-15</text:p>
          </table:table-cell>
          <table:table-cell office:value-type="float" office:value="2.255861628847E-015" calcext:value-type="float">
            <text:p>2.255861628847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3]/([.B3]*[.F3])" office:value-type="float" office:value="0.00799905535261398" calcext:value-type="float">
            <text:p>7.999E-03</text:p>
          </table:table-cell>
          <table:table-cell table:style-name="ce32" table:formula="of:=[.E3]/([.C3]*[.G3])" office:value-type="float" office:value="0.0078135308621766" calcext:value-type="float">
            <text:p>7.814E-03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ABS([.H3]*[.J3])" office:value-type="float" office:value="1.22216563145683E+020" calcext:value-type="float">
            <text:p>1.222E+20</text:p>
          </table:table-cell>
          <table:table-cell table:style-name="ce32" table:formula="of:=ABS([.I3]*[.K3])" office:value-type="float" office:value="1.19381957732783E+020" calcext:value-type="float">
            <text:p>1.194E+20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00000045608790664819" calcext:value-type="float">
            <text:p>4.5608790664819E-12</text:p>
          </table:table-cell>
          <table:table-cell office:value-type="float" office:value="0.000000025235206321805" calcext:value-type="float">
            <text:p>2.5235206321805E-08</text:p>
          </table:table-cell>
          <table:table-cell office:value-type="float" office:value="8.3401388994347E-015" calcext:value-type="float">
            <text:p>8.3401388994347E-15</text:p>
          </table:table-cell>
          <table:table-cell office:value-type="float" office:value="8.3401333716867E-015" calcext:value-type="float">
            <text:p>8.3401333716867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4]/([.B4]*[.F4])" office:value-type="float" office:value="0.00182862531057373" calcext:value-type="float">
            <text:p>1.829E-03</text:p>
          </table:table-cell>
          <table:table-cell table:style-name="ce32" table:formula="of:=[.E4]/([.C4]*[.G4])" office:value-type="float" office:value="0.00182594444994219" calcext:value-type="float">
            <text:p>1.826E-03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ABS([.H4]*[.J4])" office:value-type="float" office:value="2.23514693560905E+017" calcext:value-type="float">
            <text:p>2.235E+17</text:p>
          </table:table-cell>
          <table:table-cell table:style-name="ce32" table:formula="of:=ABS([.I4]*[.K4])" office:value-type="float" office:value="2.23187009294984E+017" calcext:value-type="float">
            <text:p>2.232E+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00000064051096339795" calcext:value-type="float">
            <text:p>6.4051096339795E-12</text:p>
          </table:table-cell>
          <table:table-cell office:value-type="float" office:value="0.000000035444279465134" calcext:value-type="float">
            <text:p>3.5444279465134E-08</text:p>
          </table:table-cell>
          <table:table-cell office:value-type="float" office:value="8.9527602762338E-015" calcext:value-type="float">
            <text:p>8.9527602762338E-15</text:p>
          </table:table-cell>
          <table:table-cell office:value-type="float" office:value="8.9550324582976E-015" calcext:value-type="float">
            <text:p>8.9550324582976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5]/([.B5]*[.F5])" office:value-type="float" office:value="0.00139775285480499" calcext:value-type="float">
            <text:p>1.398E-03</text:p>
          </table:table-cell>
          <table:table-cell table:style-name="ce32" table:formula="of:=[.E5]/([.C5]*[.G5])" office:value-type="float" office:value="0.00139586184839294" calcext:value-type="float">
            <text:p>1.396E-03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ABS([.H5]*[.J5])" office:value-type="float" office:value="2.13560905020502E+016" calcext:value-type="float">
            <text:p>2.136E+16</text:p>
          </table:table-cell>
          <table:table-cell table:style-name="ce32" table:formula="of:=ABS([.I5]*[.K5])" office:value-type="float" office:value="2.13271980523322E+016" calcext:value-type="float">
            <text:p>2.133E+1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00000066687484068484" calcext:value-type="float">
            <text:p>6.6687484068484E-12</text:p>
          </table:table-cell>
          <table:table-cell office:value-type="float" office:value="0.000000036879957891471" calcext:value-type="float">
            <text:p>3.6879957891471E-08</text:p>
          </table:table-cell>
          <table:table-cell office:value-type="float" office:value="8.9642956999583E-015" calcext:value-type="float">
            <text:p>8.9642956999583E-15</text:p>
          </table:table-cell>
          <table:table-cell office:value-type="float" office:value="8.9642364749574E-015" calcext:value-type="float">
            <text:p>8.9642364749574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6]/([.B6]*[.F6])" office:value-type="float" office:value="0.0013442246060374" calcext:value-type="float">
            <text:p>1.344E-03</text:p>
          </table:table-cell>
          <table:table-cell table:style-name="ce32" table:formula="of:=[.E6]/([.C6]*[.G6])" office:value-type="float" office:value="0.00134290197715719" calcext:value-type="float">
            <text:p>1.343E-03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ABS([.H6]*[.J6])" office:value-type="float" office:value="2567279888119280" calcext:value-type="float">
            <text:p>2.567E+15</text:p>
          </table:table-cell>
          <table:table-cell table:style-name="ce32" table:formula="of:=ABS([.I6]*[.K6])" office:value-type="float" office:value="2564753853029360" calcext:value-type="float">
            <text:p>2.565E+1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0000006794852038702" calcext:value-type="float">
            <text:p>6.794852038702E-12</text:p>
          </table:table-cell>
          <table:table-cell office:value-type="float" office:value="0.000000036230132758683" calcext:value-type="float">
            <text:p>3.6230132758683E-08</text:p>
          </table:table-cell>
          <table:table-cell office:value-type="float" office:value="8.9832202375709E-015" calcext:value-type="float">
            <text:p>8.9832202375709E-15</text:p>
          </table:table-cell>
          <table:table-cell office:value-type="float" office:value="8.944911195127E-015" calcext:value-type="float">
            <text:p>8.944911195127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7]/([.B7]*[.F7])" office:value-type="float" office:value="0.00132206267132889" calcext:value-type="float">
            <text:p>1.322E-03</text:p>
          </table:table-cell>
          <table:table-cell table:style-name="ce32" table:formula="of:=[.E7]/([.C7]*[.G7])" office:value-type="float" office:value="0.00136404134087146" calcext:value-type="float">
            <text:p>1.364E-03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ABS([.H7]*[.J7])" office:value-type="float" office:value="315619213828902" calcext:value-type="float">
            <text:p>3.156E+14</text:p>
          </table:table-cell>
          <table:table-cell table:style-name="ce32" table:formula="of:=ABS([.I7]*[.K7])" office:value-type="float" office:value="325640882972085" calcext:value-type="float">
            <text:p>3.256E+1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0000000066724970327584" calcext:value-type="float">
            <text:p>6.6724970327584E-12</text:p>
          </table:table-cell>
          <table:table-cell office:value-type="float" office:value="0.000000036907142468975" calcext:value-type="float">
            <text:p>3.6907142468975E-08</text:p>
          </table:table-cell>
          <table:table-cell office:value-type="float" office:value="8.9642266608447E-015" calcext:value-type="float">
            <text:p>8.9642266608447E-15</text:p>
          </table:table-cell>
          <table:table-cell office:value-type="float" office:value="8.964313727059E-015" calcext:value-type="float">
            <text:p>8.964313727059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8]/([.B8]*[.F8])" office:value-type="float" office:value="0.00134345907039526" calcext:value-type="float">
            <text:p>1.343E-03</text:p>
          </table:table-cell>
          <table:table-cell table:style-name="ce32" table:formula="of:=[.E8]/([.C8]*[.G8])" office:value-type="float" office:value="0.00134192440443621" calcext:value-type="float">
            <text:p>1.342E-03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ABS([.H8]*[.J8])" office:value-type="float" office:value="95030289731132.2" calcext:value-type="float">
            <text:p>9.503E+13</text:p>
          </table:table-cell>
          <table:table-cell table:style-name="ce32" table:formula="of:=ABS([.I8]*[.K8])" office:value-type="float" office:value="94921734320742.3" calcext:value-type="float">
            <text:p>9.492E+1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0000000066714007283119" calcext:value-type="float">
            <text:p>6.6714007283119E-12</text:p>
          </table:table-cell>
          <table:table-cell office:value-type="float" office:value="0.000000036913227172392" calcext:value-type="float">
            <text:p>3.6913227172392E-08</text:p>
          </table:table-cell>
          <table:table-cell office:value-type="float" office:value="8.9641565926525E-015" calcext:value-type="float">
            <text:p>8.9641565926525E-15</text:p>
          </table:table-cell>
          <table:table-cell office:value-type="float" office:value="8.9643840373016E-015" calcext:value-type="float">
            <text:p>8.9643840373016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9]/([.B9]*[.F9])" office:value-type="float" office:value="0.00134366933687714" calcext:value-type="float">
            <text:p>1.344E-03</text:p>
          </table:table-cell>
          <table:table-cell table:style-name="ce32" table:formula="of:=[.E9]/([.C9]*[.G9])" office:value-type="float" office:value="0.00134171372771608" calcext:value-type="float">
            <text:p>1.342E-03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ABS([.H9]*[.J9])" office:value-type="float" office:value="40097178158438.5" calcext:value-type="float">
            <text:p>4.010E+13</text:p>
          </table:table-cell>
          <table:table-cell table:style-name="ce32" table:formula="of:=ABS([.I9]*[.K9])" office:value-type="float" office:value="40038819746300.1" calcext:value-type="float">
            <text:p>4.004E+1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000000072068479897824" calcext:value-type="float">
            <text:p>7.2068479897824E-12</text:p>
          </table:table-cell>
          <table:table-cell office:value-type="float" office:value="0.00000003416157475393" calcext:value-type="float">
            <text:p>3.416157475393E-08</text:p>
          </table:table-cell>
          <table:table-cell office:value-type="float" office:value="8.9968873555872E-015" calcext:value-type="float">
            <text:p>8.9968873555872E-15</text:p>
          </table:table-cell>
          <table:table-cell office:value-type="float" office:value="8.9317315755462E-015" calcext:value-type="float">
            <text:p>8.9317315755462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0]/([.B10]*[.F10])" office:value-type="float" office:value="0.00124838034163377" calcext:value-type="float">
            <text:p>1.248E-03</text:p>
          </table:table-cell>
          <table:table-cell table:style-name="ce32" table:formula="of:=[.E10]/([.C10]*[.G10])" office:value-type="float" office:value="0.0014445055196009" calcext:value-type="float">
            <text:p>1.445E-03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ABS([.H10]*[.J10])" office:value-type="float" office:value="19073846614057.3" calcext:value-type="float">
            <text:p>1.907E+13</text:p>
          </table:table-cell>
          <table:table-cell table:style-name="ce32" table:formula="of:=ABS([.I10]*[.K10])" office:value-type="float" office:value="22070418601728.9" calcext:value-type="float">
            <text:p>2.207E+1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/>
          <table:table-cell table:style-name="ce2"/>
          <table:table-cell table:number-columns-repeated="1012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office:value-type="float" office:value="2.819542290767E-015" calcext:value-type="float">
            <text:p>2.819542290767E-15</text:p>
          </table:table-cell>
          <table:table-cell office:value-type="float" office:value="0.000000000053370495668434" calcext:value-type="float">
            <text:p>5.3370495668434E-11</text:p>
          </table:table-cell>
          <table:table-cell office:value-type="float" office:value="2.2479526766165E-016" calcext:value-type="float">
            <text:p>2.2479526766165E-16</text:p>
          </table:table-cell>
          <table:table-cell office:value-type="float" office:value="2.3619493567747E-016" calcext:value-type="float">
            <text:p>2.3619493567747E-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3]/([.B13]*[.F13])" office:value-type="float" office:value="0.0797275743647381" calcext:value-type="float">
            <text:p>7.973E-02</text:p>
          </table:table-cell>
          <table:table-cell table:style-name="ce32" table:formula="of:=[.E13]/([.C13]*[.G13])" office:value-type="float" office:value="0.0244506703500588" calcext:value-type="float">
            <text:p>2.445E-02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ABS([.H13]*[.J13])" office:value-type="float" office:value="1.21814760584398E+024" calcext:value-type="float">
            <text:p>1.218E+24</text:p>
          </table:table-cell>
          <table:table-cell table:style-name="ce32" table:formula="of:=ABS([.I13]*[.K13])" office:value-type="float" office:value="3.73578724619741E+023" calcext:value-type="float">
            <text:p>3.736E+23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6"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000000028200062155424" calcext:value-type="float">
            <text:p>2.8200062155424E-13</text:p>
          </table:table-cell>
          <table:table-cell office:value-type="float" office:value="0.000000001673002651762" calcext:value-type="float">
            <text:p>1.673002651762E-09</text:p>
          </table:table-cell>
          <table:table-cell office:value-type="float" office:value="2.2557788042363E-015" calcext:value-type="float">
            <text:p>2.2557788042363E-15</text:p>
          </table:table-cell>
          <table:table-cell office:value-type="float" office:value="2.3686580777803E-015" calcext:value-type="float">
            <text:p>2.3686580777803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4]/([.B14]*[.F14])" office:value-type="float" office:value="0.00799919798688253" calcext:value-type="float">
            <text:p>7.999E-03</text:p>
          </table:table-cell>
          <table:table-cell table:style-name="ce32" table:formula="of:=[.E14]/([.C14]*[.G14])" office:value-type="float" office:value="0.0078221685442253" calcext:value-type="float">
            <text:p>7.822E-03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ABS([.H14]*[.J14])" office:value-type="float" office:value="1.22218742436777E+020" calcext:value-type="float">
            <text:p>1.222E+20</text:p>
          </table:table-cell>
          <table:table-cell table:style-name="ce32" table:formula="of:=ABS([.I14]*[.K14])" office:value-type="float" office:value="1.19513931793094E+020" calcext:value-type="float">
            <text:p>1.195E+2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00000044694436547858" calcext:value-type="float">
            <text:p>4.4694436547858E-12</text:p>
          </table:table-cell>
          <table:table-cell office:value-type="float" office:value="0.000000026679794523898" calcext:value-type="float">
            <text:p>2.6679794523898E-08</text:p>
          </table:table-cell>
          <table:table-cell office:value-type="float" office:value="8.2312139104691E-015" calcext:value-type="float">
            <text:p>8.2312139104691E-15</text:p>
          </table:table-cell>
          <table:table-cell office:value-type="float" office:value="8.7958342108013E-015" calcext:value-type="float">
            <text:p>8.7958342108013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5]/([.B15]*[.F15])" office:value-type="float" office:value="0.00184166409652693" calcext:value-type="float">
            <text:p>1.842E-03</text:p>
          </table:table-cell>
          <table:table-cell table:style-name="ce32" table:formula="of:=[.E15]/([.C15]*[.G15])" office:value-type="float" office:value="0.0018214446545651" calcext:value-type="float">
            <text:p>1.821E-03</text:p>
          </table:table-cell>
          <table:table-cell table:style-name="ce32" table:formula="of:=6/(PI()*([.A15]*0.000000001)^3)" office:value-type="float" office:value="1.22230996294576E+020" calcext:value-type="float">
            <text:p>1.222E+20</text:p>
          </table:table-cell>
          <table:table-cell table:style-name="ce32" table:formula="of:=6/(PI()*([.A15]*0.000000001)^3)" office:value-type="float" office:value="1.22230996294576E+020" calcext:value-type="float">
            <text:p>1.222E+20</text:p>
          </table:table-cell>
          <table:table-cell table:style-name="ce32" table:formula="of:=ABS([.H15]*[.J15])" office:value-type="float" office:value="2.25108437358436E+017" calcext:value-type="float">
            <text:p>2.251E+17</text:p>
          </table:table-cell>
          <table:table-cell table:style-name="ce32" table:formula="of:=ABS([.I15]*[.K15])" office:value-type="float" office:value="2.22636994822921E+017" calcext:value-type="float">
            <text:p>2.226E+17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00000058244847688883" calcext:value-type="float">
            <text:p>5.8244847688883E-12</text:p>
          </table:table-cell>
          <table:table-cell office:value-type="float" office:value="0.000000039952853357713" calcext:value-type="float">
            <text:p>3.9952853357713E-08</text:p>
          </table:table-cell>
          <table:table-cell office:value-type="float" office:value="8.5777990232394E-015" calcext:value-type="float">
            <text:p>8.5777990232394E-15</text:p>
          </table:table-cell>
          <table:table-cell office:value-type="float" office:value="9.6999589111566E-015" calcext:value-type="float">
            <text:p>9.6999589111566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6]/([.B16]*[.F16])" office:value-type="float" office:value="0.00147271378733069" calcext:value-type="float">
            <text:p>1.473E-03</text:p>
          </table:table-cell>
          <table:table-cell table:style-name="ce32" table:formula="of:=[.E16]/([.C16]*[.G16])" office:value-type="float" office:value="0.00134135433910039" calcext:value-type="float">
            <text:p>1.341E-03</text:p>
          </table:table-cell>
          <table:table-cell table:style-name="ce32" table:formula="of:=6/(PI()*([.A16]*0.000000001)^3)" office:value-type="float" office:value="1.52788745368219E+019" calcext:value-type="float">
            <text:p>1.528E+19</text:p>
          </table:table-cell>
          <table:table-cell table:style-name="ce32" table:formula="of:=6/(PI()*([.A16]*0.000000001)^3)" office:value-type="float" office:value="1.52788745368219E+019" calcext:value-type="float">
            <text:p>1.528E+19</text:p>
          </table:table-cell>
          <table:table-cell table:style-name="ce32" table:formula="of:=ABS([.H16]*[.J16])" office:value-type="float" office:value="2.25014091852735E+016" calcext:value-type="float">
            <text:p>2.250E+16</text:p>
          </table:table-cell>
          <table:table-cell table:style-name="ce32" table:formula="of:=ABS([.I16]*[.K16])" office:value-type="float" office:value="2.04943846565366E+016" calcext:value-type="float">
            <text:p>2.049E+16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00000044762020588293" calcext:value-type="float">
            <text:p>4.4762020588293E-12</text:p>
          </table:table-cell>
          <table:table-cell office:value-type="float" office:value="0.000000055839803346692" calcext:value-type="float">
            <text:p>5.5839803346692E-08</text:p>
          </table:table-cell>
          <table:table-cell office:value-type="float" office:value="8.1128549173129E-015" calcext:value-type="float">
            <text:p>8.1128549173129E-15</text:p>
          </table:table-cell>
          <table:table-cell office:value-type="float" office:value="0.000000000000010364337468361" calcext:value-type="float">
            <text:p>1.0364337468361E-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7]/([.B17]*[.F17])" office:value-type="float" office:value="0.00181244162142107" calcext:value-type="float">
            <text:p>1.812E-03</text:p>
          </table:table-cell>
          <table:table-cell table:style-name="ce32" table:formula="of:=[.E17]/([.C17]*[.G17])" office:value-type="float" office:value="0.00102546086380088" calcext:value-type="float">
            <text:p>1.025E-03</text:p>
          </table:table-cell>
          <table:table-cell table:style-name="ce32" table:formula="of:=6/(PI()*([.A17]*0.000000001)^3)" office:value-type="float" office:value="1.90985931710274E+018" calcext:value-type="float">
            <text:p>1.910E+18</text:p>
          </table:table-cell>
          <table:table-cell table:style-name="ce32" table:formula="of:=6/(PI()*([.A17]*0.000000001)^3)" office:value-type="float" office:value="1.90985931710274E+018" calcext:value-type="float">
            <text:p>1.910E+18</text:p>
          </table:table-cell>
          <table:table-cell table:style-name="ce32" table:formula="of:=ABS([.H17]*[.J17])" office:value-type="float" office:value="3461508517375829" calcext:value-type="float">
            <text:p>3.462E+15</text:p>
          </table:table-cell>
          <table:table-cell table:style-name="ce32" table:formula="of:=ABS([.I17]*[.K17])" office:value-type="float" office:value="1958485985054340" calcext:value-type="float">
            <text:p>1.958E+15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00000018635361544192" calcext:value-type="float">
            <text:p>1.8635361544192E-12</text:p>
          </table:table-cell>
          <table:table-cell office:value-type="float" office:value="0.00000013265266738297" calcext:value-type="float">
            <text:p>1.3265266738297E-07</text:p>
          </table:table-cell>
          <table:table-cell office:value-type="float" office:value="7.3804873228682E-015" calcext:value-type="float">
            <text:p>7.3804873228682E-15</text:p>
          </table:table-cell>
          <table:table-cell office:value-type="float" office:value="0.000000000000011826745494226" calcext:value-type="float">
            <text:p>1.1826745494226E-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8]/([.B18]*[.F18])" office:value-type="float" office:value="0.00396047444819682" calcext:value-type="float">
            <text:p>3.960E-03</text:p>
          </table:table-cell>
          <table:table-cell table:style-name="ce32" table:formula="of:=[.E18]/([.C18]*[.G18])" office:value-type="float" office:value="0.00049257309797303" calcext:value-type="float">
            <text:p>4.926E-04</text:p>
          </table:table-cell>
          <table:table-cell table:style-name="ce32" table:formula="of:=6/(PI()*([.A18]*0.000000001)^3)" office:value-type="float" office:value="2.38732414637843E+017" calcext:value-type="float">
            <text:p>2.387E+17</text:p>
          </table:table-cell>
          <table:table-cell table:style-name="ce32" table:formula="of:=6/(PI()*([.A18]*0.000000001)^3)" office:value-type="float" office:value="2.38732414637843E+017" calcext:value-type="float">
            <text:p>2.387E+17</text:p>
          </table:table-cell>
          <table:table-cell table:style-name="ce32" table:formula="of:=ABS([.H18]*[.J18])" office:value-type="float" office:value="945493628129505" calcext:value-type="float">
            <text:p>9.455E+14</text:p>
          </table:table-cell>
          <table:table-cell table:style-name="ce32" table:formula="of:=ABS([.I18]*[.K18])" office:value-type="float" office:value="117593165064744" calcext:value-type="float">
            <text:p>1.176E+14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0000000009249420937773" calcext:value-type="float">
            <text:p>9.249420937773E-13</text:p>
          </table:table-cell>
          <table:table-cell office:value-type="float" office:value="0.00000026655200764168" calcext:value-type="float">
            <text:p>2.6655200764168E-07</text:p>
          </table:table-cell>
          <table:table-cell office:value-type="float" office:value="6.8839543198549E-015" calcext:value-type="float">
            <text:p>6.8839543198549E-15</text:p>
          </table:table-cell>
          <table:table-cell office:value-type="float" office:value="0.000000000000013290722609895" calcext:value-type="float">
            <text:p>1.3290722609895E-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9]/([.B19]*[.F19])" office:value-type="float" office:value="0.00744257869348561" calcext:value-type="float">
            <text:p>7.443E-03</text:p>
          </table:table-cell>
          <table:table-cell table:style-name="ce32" table:formula="of:=[.E19]/([.C19]*[.G19])" office:value-type="float" office:value="0.000275478723023585" calcext:value-type="float">
            <text:p>2.755E-04</text:p>
          </table:table-cell>
          <table:table-cell table:style-name="ce32" table:formula="of:=6/(PI()*([.A19]*0.000000001)^3)" office:value-type="float" office:value="7.07355302630646E+016" calcext:value-type="float">
            <text:p>7.074E+16</text:p>
          </table:table-cell>
          <table:table-cell table:style-name="ce32" table:formula="of:=6/(PI()*([.A19]*0.000000001)^3)" office:value-type="float" office:value="7.07355302630646E+016" calcext:value-type="float">
            <text:p>7.074E+16</text:p>
          </table:table-cell>
          <table:table-cell table:style-name="ce32" table:formula="of:=ABS([.H19]*[.J19])" office:value-type="float" office:value="526454750408291" calcext:value-type="float">
            <text:p>5.265E+14</text:p>
          </table:table-cell>
          <table:table-cell table:style-name="ce32" table:formula="of:=ABS([.I19]*[.K19])" office:value-type="float" office:value="19486133549265.2" calcext:value-type="float">
            <text:p>1.949E+13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0000000005333381083305" calcext:value-type="float">
            <text:p>5.333381083305E-13</text:p>
          </table:table-cell>
          <table:table-cell office:value-type="float" office:value="0.00000046200947778068" calcext:value-type="float">
            <text:p>4.6200947778068E-07</text:p>
          </table:table-cell>
          <table:table-cell office:value-type="float" office:value="6.4731904705089E-015" calcext:value-type="float">
            <text:p>6.4731904705089E-15</text:p>
          </table:table-cell>
          <table:table-cell office:value-type="float" office:value="0.00000000000001492864402055" calcext:value-type="float">
            <text:p>1.492864402055E-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0]/([.B20]*[.F20])" office:value-type="float" office:value="0.0121371234670851" calcext:value-type="float">
            <text:p>1.214E-02</text:p>
          </table:table-cell>
          <table:table-cell table:style-name="ce32" table:formula="of:=[.E20]/([.C20]*[.G20])" office:value-type="float" office:value="0.000178521654236033" calcext:value-type="float">
            <text:p>1.785E-04</text:p>
          </table:table-cell>
          <table:table-cell table:style-name="ce32" table:formula="of:=6/(PI()*([.A20]*0.000000001)^3)" office:value-type="float" office:value="2.98415518297304E+016" calcext:value-type="float">
            <text:p>2.984E+16</text:p>
          </table:table-cell>
          <table:table-cell table:style-name="ce32" table:formula="of:=6/(PI()*([.A20]*0.000000001)^3)" office:value-type="float" office:value="2.98415518297304E+016" calcext:value-type="float">
            <text:p>2.984E+16</text:p>
          </table:table-cell>
          <table:table-cell table:style-name="ce32" table:formula="of:=ABS([.H20]*[.J20])" office:value-type="float" office:value="362190599006857" calcext:value-type="float">
            <text:p>3.622E+14</text:p>
          </table:table-cell>
          <table:table-cell table:style-name="ce32" table:formula="of:=ABS([.I20]*[.K20])" office:value-type="float" office:value="5327363197613.77" calcext:value-type="float">
            <text:p>5.327E+12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000000003512987180881" calcext:value-type="float">
            <text:p>3.512987180881E-13</text:p>
          </table:table-cell>
          <table:table-cell office:value-type="float" office:value="0.00000070130814885506" calcext:value-type="float">
            <text:p>7.0130814885506E-07</text:p>
          </table:table-cell>
          <table:table-cell office:value-type="float" office:value="6.1616171394405E-015" calcext:value-type="float">
            <text:p>6.1616171394405E-15</text:p>
          </table:table-cell>
          <table:table-cell office:value-type="float" office:value="0.000000000000016520108955798" calcext:value-type="float">
            <text:p>1.6520108955798E-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1]/([.B21]*[.F21])" office:value-type="float" office:value="0.0175395377841808" calcext:value-type="float">
            <text:p>1.754E-02</text:p>
          </table:table-cell>
          <table:table-cell table:style-name="ce32" table:formula="of:=[.E21]/([.C21]*[.G21])" office:value-type="float" office:value="0.000130144388521346" calcext:value-type="float">
            <text:p>1.301E-04</text:p>
          </table:table-cell>
          <table:table-cell table:style-name="ce32" table:formula="of:=6/(PI()*([.A21]*0.000000001)^3)" office:value-type="float" office:value="1.52788745368219E+016" calcext:value-type="float">
            <text:p>1.528E+16</text:p>
          </table:table-cell>
          <table:table-cell table:style-name="ce32" table:formula="of:=6/(PI()*([.A21]*0.000000001)^3)" office:value-type="float" office:value="1.52788745368219E+016" calcext:value-type="float">
            <text:p>1.528E+16</text:p>
          </table:table-cell>
          <table:table-cell table:style-name="ce32" table:formula="of:=ABS([.H21]*[.J21])" office:value-type="float" office:value="267984397238346" calcext:value-type="float">
            <text:p>2.680E+14</text:p>
          </table:table-cell>
          <table:table-cell table:style-name="ce32" table:formula="of:=ABS([.I21]*[.K21])" office:value-type="float" office:value="1988459783889.06" calcext:value-type="float">
            <text:p>1.988E+12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3"/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7"/>
          <table:table-cell table:style-name="ce2"/>
          <table:table-cell table:number-columns-repeated="1010"/>
        </table:table-row>
        <table:table-row table:style-name="ro1" table:number-rows-repeated="3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773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2]/([.C32]*[.G32])" office:value-type="string" office:string-value="" calcext:value-type="error">
            <text:p>#DIV/0!</text:p>
          </table:table-cell>
          <table:table-cell table:formula="of:=[.F32]/([.D32]*[.H32])" office:value-type="string" office:string-value="" calcext:value-type="error">
            <text:p>#DIV/0!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ABS([.I32]*[.K32])" office:value-type="string" office:string-value="" calcext:value-type="error">
            <text:p>#DIV/0!</text:p>
          </table:table-cell>
          <table:table-cell table:style-name="ce2" table:formula="of:=ABS([.J32]*[.L32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3]/([.C33]*[.G33])" office:value-type="string" office:string-value="" calcext:value-type="error">
            <text:p>#DIV/0!</text:p>
          </table:table-cell>
          <table:table-cell table:formula="of:=[.F33]/([.D33]*[.H33])" office:value-type="string" office:string-value="" calcext:value-type="error">
            <text:p>#DIV/0!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ABS([.I33]*[.K33])" office:value-type="string" office:string-value="" calcext:value-type="error">
            <text:p>#DIV/0!</text:p>
          </table:table-cell>
          <table:table-cell table:style-name="ce2" table:formula="of:=ABS([.J33]*[.L3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4]/([.C34]*[.G34])" office:value-type="string" office:string-value="" calcext:value-type="error">
            <text:p>#DIV/0!</text:p>
          </table:table-cell>
          <table:table-cell table:formula="of:=[.F34]/([.D34]*[.H34])" office:value-type="string" office:string-value="" calcext:value-type="error">
            <text:p>#DIV/0!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ABS([.I34]*[.K34])" office:value-type="string" office:string-value="" calcext:value-type="error">
            <text:p>#DIV/0!</text:p>
          </table:table-cell>
          <table:table-cell table:style-name="ce2" table:formula="of:=ABS([.J34]*[.L3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6]/([.C36]*[.G36])" office:value-type="string" office:string-value="" calcext:value-type="error">
            <text:p>#DIV/0!</text:p>
          </table:table-cell>
          <table:table-cell table:formula="of:=[.F36]/([.D36]*[.H36])" office:value-type="string" office:string-value="" calcext:value-type="error">
            <text:p>#DIV/0!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ABS([.I36]*[.K36])" office:value-type="string" office:string-value="" calcext:value-type="error">
            <text:p>#DIV/0!</text:p>
          </table:table-cell>
          <table:table-cell table:style-name="ce2" table:formula="of:=ABS([.J36]*[.L3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7]/([.C37]*[.G37])" office:value-type="string" office:string-value="" calcext:value-type="error">
            <text:p>#DIV/0!</text:p>
          </table:table-cell>
          <table:table-cell table:formula="of:=[.F37]/([.D37]*[.H37])" office:value-type="string" office:string-value="" calcext:value-type="error">
            <text:p>#DIV/0!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ABS([.I37]*[.K37])" office:value-type="string" office:string-value="" calcext:value-type="error">
            <text:p>#DIV/0!</text:p>
          </table:table-cell>
          <table:table-cell table:style-name="ce2" table:formula="of:=ABS([.J37]*[.L3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8]/([.C38]*[.G38])" office:value-type="string" office:string-value="" calcext:value-type="error">
            <text:p>#DIV/0!</text:p>
          </table:table-cell>
          <table:table-cell table:formula="of:=[.F38]/([.D38]*[.H38])" office:value-type="string" office:string-value="" calcext:value-type="error">
            <text:p>#DIV/0!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ABS([.I38]*[.K38])" office:value-type="string" office:string-value="" calcext:value-type="error">
            <text:p>#DIV/0!</text:p>
          </table:table-cell>
          <table:table-cell table:style-name="ce2" table:formula="of:=ABS([.J38]*[.L3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1000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3]/([.C43]*[.G43])" office:value-type="string" office:string-value="" calcext:value-type="error">
            <text:p>#DIV/0!</text:p>
          </table:table-cell>
          <table:table-cell table:formula="of:=[.F43]/([.D43]*[.H43])" office:value-type="string" office:string-value="" calcext:value-type="error">
            <text:p>#DIV/0!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ABS([.I43]*[.K43])" office:value-type="string" office:string-value="" calcext:value-type="error">
            <text:p>#DIV/0!</text:p>
          </table:table-cell>
          <table:table-cell table:style-name="ce2" table:formula="of:=ABS([.J43]*[.L4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4]/([.C44]*[.G44])" office:value-type="string" office:string-value="" calcext:value-type="error">
            <text:p>#DIV/0!</text:p>
          </table:table-cell>
          <table:table-cell table:formula="of:=[.F44]/([.D44]*[.H44])" office:value-type="string" office:string-value="" calcext:value-type="error">
            <text:p>#DIV/0!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ABS([.I44]*[.K44])" office:value-type="string" office:string-value="" calcext:value-type="error">
            <text:p>#DIV/0!</text:p>
          </table:table-cell>
          <table:table-cell table:style-name="ce2" table:formula="of:=ABS([.J44]*[.L4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5]/([.C45]*[.G45])" office:value-type="string" office:string-value="" calcext:value-type="error">
            <text:p>#DIV/0!</text:p>
          </table:table-cell>
          <table:table-cell table:formula="of:=[.F45]/([.D45]*[.H45])" office:value-type="string" office:string-value="" calcext:value-type="error">
            <text:p>#DIV/0!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ABS([.I45]*[.K45])" office:value-type="string" office:string-value="" calcext:value-type="error">
            <text:p>#DIV/0!</text:p>
          </table:table-cell>
          <table:table-cell table:style-name="ce2" table:formula="of:=ABS([.J45]*[.L45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7]/([.C47]*[.G47])" office:value-type="string" office:string-value="" calcext:value-type="error">
            <text:p>#DIV/0!</text:p>
          </table:table-cell>
          <table:table-cell table:formula="of:=[.F47]/([.D47]*[.H47])" office:value-type="string" office:string-value="" calcext:value-type="error">
            <text:p>#DIV/0!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ABS([.I47]*[.K47])" office:value-type="string" office:string-value="" calcext:value-type="error">
            <text:p>#DIV/0!</text:p>
          </table:table-cell>
          <table:table-cell table:style-name="ce2" table:formula="of:=ABS([.J47]*[.L4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8]/([.C48]*[.G48])" office:value-type="string" office:string-value="" calcext:value-type="error">
            <text:p>#DIV/0!</text:p>
          </table:table-cell>
          <table:table-cell table:formula="of:=[.F48]/([.D48]*[.H48])" office:value-type="string" office:string-value="" calcext:value-type="error">
            <text:p>#DIV/0!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ABS([.I48]*[.K48])" office:value-type="string" office:string-value="" calcext:value-type="error">
            <text:p>#DIV/0!</text:p>
          </table:table-cell>
          <table:table-cell table:style-name="ce2" table:formula="of:=ABS([.J48]*[.L4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9]/([.C49]*[.G49])" office:value-type="string" office:string-value="" calcext:value-type="error">
            <text:p>#DIV/0!</text:p>
          </table:table-cell>
          <table:table-cell table:formula="of:=[.F49]/([.D49]*[.H49])" office:value-type="string" office:string-value="" calcext:value-type="error">
            <text:p>#DIV/0!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ABS([.I49]*[.K49])" office:value-type="string" office:string-value="" calcext:value-type="error">
            <text:p>#DIV/0!</text:p>
          </table:table-cell>
          <table:table-cell table:style-name="ce2" table:formula="of:=ABS([.J49]*[.L4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0% Bias</text:p>
          </table:table-cell>
          <table:table-cell table:style-name="ce6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3]/([.C53]*[.G53])" office:value-type="string" office:string-value="" calcext:value-type="error">
            <text:p>#DIV/0!</text:p>
          </table:table-cell>
          <table:table-cell table:formula="of:=[.F53]/([.D53]*[.H53])" office:value-type="string" office:string-value="" calcext:value-type="error">
            <text:p>#DIV/0!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style-name="ce8" table:formula="of:=ABS([.I53]*[.K53])" office:value-type="string" office:string-value="" calcext:value-type="error">
            <text:p>#DIV/0!</text:p>
          </table:table-cell>
          <table:table-cell table:style-name="ce8" table:formula="of:=ABS([.J53]*[.L5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4]/([.C54]*[.G54])" office:value-type="string" office:string-value="" calcext:value-type="error">
            <text:p>#DIV/0!</text:p>
          </table:table-cell>
          <table:table-cell table:formula="of:=[.F54]/([.D54]*[.H54])" office:value-type="string" office:string-value="" calcext:value-type="error">
            <text:p>#DIV/0!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style-name="ce9" table:formula="of:=ABS([.I54]*[.K54])" office:value-type="string" office:string-value="" calcext:value-type="error">
            <text:p>#DIV/0!</text:p>
          </table:table-cell>
          <table:table-cell table:style-name="ce11" table:formula="of:=ABS([.J54]*[.L5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6]/([.C56]*[.G56])" office:value-type="string" office:string-value="" calcext:value-type="error">
            <text:p>#DIV/0!</text:p>
          </table:table-cell>
          <table:table-cell table:formula="of:=[.F56]/([.D56]*[.H56])" office:value-type="string" office:string-value="" calcext:value-type="error">
            <text:p>#DIV/0!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ABS([.I56]*[.K56])" office:value-type="string" office:string-value="" calcext:value-type="error">
            <text:p>#DIV/0!</text:p>
          </table:table-cell>
          <table:table-cell table:style-name="ce2" table:formula="of:=ABS([.J56]*[.L5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7]/([.C57]*[.G57])" office:value-type="string" office:string-value="" calcext:value-type="error">
            <text:p>#DIV/0!</text:p>
          </table:table-cell>
          <table:table-cell table:formula="of:=[.F57]/([.D57]*[.H57])" office:value-type="string" office:string-value="" calcext:value-type="error">
            <text:p>#DIV/0!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style-name="ce10" table:formula="of:=ABS([.I57]*[.K57])" office:value-type="string" office:string-value="" calcext:value-type="error">
            <text:p>#DIV/0!</text:p>
          </table:table-cell>
          <table:table-cell table:style-name="ce10" table:formula="of:=ABS([.J57]*[.L5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5% Bias</text:p>
          </table:table-cell>
          <table:table-cell table:style-name="ce6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0]/([.C60]*[.G60])" office:value-type="string" office:string-value="" calcext:value-type="error">
            <text:p>#DIV/0!</text:p>
          </table:table-cell>
          <table:table-cell table:formula="of:=[.F60]/([.D60]*[.H60])" office:value-type="string" office:string-value="" calcext:value-type="error">
            <text:p>#DIV/0!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style-name="ce8" table:formula="of:=ABS([.I60]*[.K60])" office:value-type="string" office:string-value="" calcext:value-type="error">
            <text:p>#DIV/0!</text:p>
          </table:table-cell>
          <table:table-cell table:style-name="ce8" table:formula="of:=ABS([.J60]*[.L6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1]/([.C61]*[.G61])" office:value-type="string" office:string-value="" calcext:value-type="error">
            <text:p>#DIV/0!</text:p>
          </table:table-cell>
          <table:table-cell table:formula="of:=[.F61]/([.D61]*[.H61])" office:value-type="string" office:string-value="" calcext:value-type="error">
            <text:p>#DIV/0!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style-name="ce11" table:formula="of:=ABS([.I61]*[.K61])" office:value-type="string" office:string-value="" calcext:value-type="error">
            <text:p>#DIV/0!</text:p>
          </table:table-cell>
          <table:table-cell table:style-name="ce11" table:formula="of:=ABS([.J61]*[.L61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3]/([.C63]*[.G63])" office:value-type="string" office:string-value="" calcext:value-type="error">
            <text:p>#DIV/0!</text:p>
          </table:table-cell>
          <table:table-cell table:formula="of:=[.F63]/([.D63]*[.H63])" office:value-type="string" office:string-value="" calcext:value-type="error">
            <text:p>#DIV/0!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ABS([.I63]*[.K63])" office:value-type="string" office:string-value="" calcext:value-type="error">
            <text:p>#DIV/0!</text:p>
          </table:table-cell>
          <table:table-cell table:style-name="ce2" table:formula="of:=ABS([.J63]*[.L6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4]/([.C64]*[.G64])" office:value-type="string" office:string-value="" calcext:value-type="error">
            <text:p>#DIV/0!</text:p>
          </table:table-cell>
          <table:table-cell table:formula="of:=[.F64]/([.D64]*[.H64])" office:value-type="string" office:string-value="" calcext:value-type="error">
            <text:p>#DIV/0!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style-name="ce10" table:formula="of:=ABS([.I64]*[.K64])" office:value-type="string" office:string-value="" calcext:value-type="error">
            <text:p>#DIV/0!</text:p>
          </table:table-cell>
          <table:table-cell table:style-name="ce12" table:formula="of:=ABS([.J64]*[.L64])" office:value-type="string" office:string-value="" calcext:value-type="error">
            <text:p>#DIV/0!</text:p>
          </table:table-cell>
          <table:table-cell table:number-columns-repeated="1010"/>
        </table:table-row>
      </table:table>
      <table:table table:name="Neutron_Plot" table:style-name="ta1">
        <table:shapes>
          <draw:frame draw:z-index="0" draw:style-name="gr1" draw:text-style-name="P1" svg:width="453.51pt" svg:height="255.09pt" svg:x="478.46pt" svg:y="58.37pt">
            <draw:object draw:notify-on-update-of-ranges="Neutron.A2:Neutron.A10 Neutron.H2:Neutron.H10 Neutron.A2:Neutron.A10 Neutron.I2:Neutron.I1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453.51pt" svg:height="255.09pt" svg:x="6.18pt" svg:y="56.83pt">
            <draw:object draw:notify-on-update-of-ranges="Neutron.A13:Neutron.A21 Neutron.H13:Neutron.H21 Neutron.A13:Neutron.A21 Neutron.I13:Neutron.I2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1" draw:text-style-name="P1" svg:width="453.51pt" svg:height="255.09pt" svg:x="0.03pt" svg:y="332.84pt">
            <draw:object draw:notify-on-update-of-ranges="Neutron.A13:Neutron.A21 Neutron.L13:Neutron.L21 Neutron.A13:Neutron.A21 Neutron.M13:Neutron.M2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3" draw:style-name="gr1" draw:text-style-name="P1" svg:width="453.51pt" svg:height="255.09pt" svg:x="480.02pt" svg:y="335.4pt">
            <draw:object draw:notify-on-update-of-ranges="Neutron.A2:Neutron.A10 Neutron.L2:Neutron.L10 Neutron.A2:Neutron.A10 Neutron.M2:Neutron.M1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size (nm)</text:p>
          </table:table-cell>
          <table:table-cell table:style-name="ce13" office:value-type="string" calcext:value-type="string">
            <text:p>ks_i (1/m2)</text:p>
          </table:table-cell>
          <table:table-cell table:style-name="ce13" office:value-type="string" calcext:value-type="string">
            <text:p>ks_v (1/m2)</text:p>
          </table:table-cell>
        </table:table-row>
        <table:table-row table:style-name="ro1">
          <table:table-cell table:style-name="ce14" office:value-type="float" office:value="10000" calcext:value-type="float">
            <text:p>10000</text:p>
          </table:table-cell>
          <table:table-cell table:style-name="ce15" table:formula="of:=6.488E+024*[.A3]^-2.39357" office:value-type="float" office:value="1.72914272257707E+015" calcext:value-type="float">
            <text:p>1.7291E+15</text:p>
          </table:table-cell>
          <table:table-cell table:style-name="ce15" table:formula="of:=1.057777E+028*[.A3]^-4.0035" office:value-type="float" office:value="1024222045962.46" calcext:value-type="float">
            <text:p>1.0242E+12</text:p>
          </table:table-cell>
        </table:table-row>
      </table:table>
      <table:table table:name="Neutron_HighK0" table:style-name="ta1">
        <table:table-column table:style-name="co1" table:number-columns-repeated="7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xv</text:p>
          </table:table-cell>
          <table:table-cell table:style-name="ce1" office:value-type="string" calcext:value-type="string">
            <text:p>ji_ND</text:p>
          </table:table-cell>
          <table:table-cell table:style-name="ce1" office:value-type="string" calcext:value-type="string">
            <text:p>jv_ND</text:p>
          </table:table-cell>
          <table:table-cell table:style-name="ce1" office:value-type="string" calcext:value-type="string">
            <text:p>Di_ND</text:p>
          </table:table-cell>
          <table:table-cell table:style-name="ce1" office:value-type="string" calcext:value-type="string">
            <text:p>Dv_ND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office:value-type="string" calcext:value-type="string">
            <text:p>bias</text:p>
          </table:table-cell>
          <table:table-cell/>
          <table:table-cell table:style-name="ce1" table:number-columns-repeated="1009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]/([.B2]*[.F2])" office:value-type="string" office:string-value="" calcext:value-type="error">
            <text:p>#DIV/0!</text:p>
          </table:table-cell>
          <table:table-cell table:style-name="ce32" table:formula="of:=[.E2]/([.C2]*[.G2])" office:value-type="string" office:string-value="" calcext:value-type="error">
            <text:p>#DIV/0!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ABS([.H2]*[.J2])" office:value-type="string" office:string-value="" calcext:value-type="error">
            <text:p>#DIV/0!</text:p>
          </table:table-cell>
          <table:table-cell table:style-name="ce32" table:formula="of:=ABS([.I2]*[.K2])" office:value-type="string" office:string-value="" calcext:value-type="error">
            <text:p>#DIV/0!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style-name="ce26"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3]/([.B3]*[.F3])" office:value-type="string" office:string-value="" calcext:value-type="error">
            <text:p>#DIV/0!</text:p>
          </table:table-cell>
          <table:table-cell table:style-name="ce32" table:formula="of:=[.E3]/([.C3]*[.G3])" office:value-type="string" office:string-value="" calcext:value-type="error">
            <text:p>#DIV/0!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ABS([.H3]*[.J3])" office:value-type="string" office:string-value="" calcext:value-type="error">
            <text:p>#DIV/0!</text:p>
          </table:table-cell>
          <table:table-cell table:style-name="ce32" table:formula="of:=ABS([.I3]*[.K3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4]/([.B4]*[.F4])" office:value-type="string" office:string-value="" calcext:value-type="error">
            <text:p>#DIV/0!</text:p>
          </table:table-cell>
          <table:table-cell table:style-name="ce32" table:formula="of:=[.E4]/([.C4]*[.G4])" office:value-type="string" office:string-value="" calcext:value-type="error">
            <text:p>#DIV/0!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ABS([.H4]*[.J4])" office:value-type="string" office:string-value="" calcext:value-type="error">
            <text:p>#DIV/0!</text:p>
          </table:table-cell>
          <table:table-cell table:style-name="ce32" table:formula="of:=ABS([.I4]*[.K4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5]/([.B5]*[.F5])" office:value-type="string" office:string-value="" calcext:value-type="error">
            <text:p>#DIV/0!</text:p>
          </table:table-cell>
          <table:table-cell table:style-name="ce32" table:formula="of:=[.E5]/([.C5]*[.G5])" office:value-type="string" office:string-value="" calcext:value-type="error">
            <text:p>#DIV/0!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ABS([.H5]*[.J5])" office:value-type="string" office:string-value="" calcext:value-type="error">
            <text:p>#DIV/0!</text:p>
          </table:table-cell>
          <table:table-cell table:style-name="ce32" table:formula="of:=ABS([.I5]*[.K5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6]/([.B6]*[.F6])" office:value-type="string" office:string-value="" calcext:value-type="error">
            <text:p>#DIV/0!</text:p>
          </table:table-cell>
          <table:table-cell table:style-name="ce32" table:formula="of:=[.E6]/([.C6]*[.G6])" office:value-type="string" office:string-value="" calcext:value-type="error">
            <text:p>#DIV/0!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ABS([.H6]*[.J6])" office:value-type="string" office:string-value="" calcext:value-type="error">
            <text:p>#DIV/0!</text:p>
          </table:table-cell>
          <table:table-cell table:style-name="ce32" table:formula="of:=ABS([.I6]*[.K6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7]/([.B7]*[.F7])" office:value-type="string" office:string-value="" calcext:value-type="error">
            <text:p>#DIV/0!</text:p>
          </table:table-cell>
          <table:table-cell table:style-name="ce32" table:formula="of:=[.E7]/([.C7]*[.G7])" office:value-type="string" office:string-value="" calcext:value-type="error">
            <text:p>#DIV/0!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ABS([.H7]*[.J7])" office:value-type="string" office:string-value="" calcext:value-type="error">
            <text:p>#DIV/0!</text:p>
          </table:table-cell>
          <table:table-cell table:style-name="ce32" table:formula="of:=ABS([.I7]*[.K7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8]/([.B8]*[.F8])" office:value-type="string" office:string-value="" calcext:value-type="error">
            <text:p>#DIV/0!</text:p>
          </table:table-cell>
          <table:table-cell table:style-name="ce32" table:formula="of:=[.E8]/([.C8]*[.G8])" office:value-type="string" office:string-value="" calcext:value-type="error">
            <text:p>#DIV/0!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ABS([.H8]*[.J8])" office:value-type="string" office:string-value="" calcext:value-type="error">
            <text:p>#DIV/0!</text:p>
          </table:table-cell>
          <table:table-cell table:style-name="ce32" table:formula="of:=ABS([.I8]*[.K8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9]/([.B9]*[.F9])" office:value-type="string" office:string-value="" calcext:value-type="error">
            <text:p>#DIV/0!</text:p>
          </table:table-cell>
          <table:table-cell table:style-name="ce32" table:formula="of:=[.E9]/([.C9]*[.G9])" office:value-type="string" office:string-value="" calcext:value-type="error">
            <text:p>#DIV/0!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ABS([.H9]*[.J9])" office:value-type="string" office:string-value="" calcext:value-type="error">
            <text:p>#DIV/0!</text:p>
          </table:table-cell>
          <table:table-cell table:style-name="ce32" table:formula="of:=ABS([.I9]*[.K9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0]/([.B10]*[.F10])" office:value-type="string" office:string-value="" calcext:value-type="error">
            <text:p>#DIV/0!</text:p>
          </table:table-cell>
          <table:table-cell table:style-name="ce32" table:formula="of:=[.E10]/([.C10]*[.G10])" office:value-type="string" office:string-value="" calcext:value-type="error">
            <text:p>#DIV/0!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ABS([.H10]*[.J10])" office:value-type="string" office:string-value="" calcext:value-type="error">
            <text:p>#DIV/0!</text:p>
          </table:table-cell>
          <table:table-cell table:style-name="ce32" table:formula="of:=ABS([.I10]*[.K10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/>
          <table:table-cell table:style-name="ce2"/>
          <table:table-cell table:number-columns-repeated="1012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office:value-type="float" office:value="0.0000000000028191546925754" calcext:value-type="float">
            <text:p>2.8191546925754E-12</text:p>
          </table:table-cell>
          <table:table-cell office:value-type="float" office:value="0.000000016391319537468" calcext:value-type="float">
            <text:p>1.6391319537468E-08</text:p>
          </table:table-cell>
          <table:table-cell office:value-type="float" office:value="0.00000000000022477266721532" calcext:value-type="float">
            <text:p>2.2477266721532E-13</text:p>
          </table:table-cell>
          <table:table-cell office:value-type="float" office:value="0.00000000000023601243238656" calcext:value-type="float">
            <text:p>2.3601243238656E-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3]/([.B13]*[.F13])" office:value-type="float" office:value="0.0797305191543008" calcext:value-type="float">
            <text:p>7.973E-02</text:p>
          </table:table-cell>
          <table:table-cell table:style-name="ce32" table:formula="of:=[.E13]/([.C13]*[.G13])" office:value-type="float" office:value="0.0795504039533173" calcext:value-type="float">
            <text:p>7.955E-02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ABS([.H13]*[.J13])" office:value-type="float" office:value="1.21819259891424E+024" calcext:value-type="float">
            <text:p>1.218E+24</text:p>
          </table:table-cell>
          <table:table-cell table:style-name="ce32" table:formula="of:=ABS([.I13]*[.K13])" office:value-type="float" office:value="1.21544064135624E+024" calcext:value-type="float">
            <text:p>1.215E+24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6"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000015505562559048" calcext:value-type="float">
            <text:p>1.5505562559048E-10</text:p>
          </table:table-cell>
          <table:table-cell office:value-type="float" office:value="0.00000093470852362508" calcext:value-type="float">
            <text:p>9.3470852362508E-07</text:p>
          </table:table-cell>
          <table:table-cell office:value-type="float" office:value="0.000000000001500778876308" calcext:value-type="float">
            <text:p>1.500778876308E-12</text:p>
          </table:table-cell>
          <table:table-cell office:value-type="float" office:value="0.000000000001613683832067" calcext:value-type="float">
            <text:p>1.613683832067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4]/([.B14]*[.F14])" office:value-type="float" office:value="0.00967897082477828" calcext:value-type="float">
            <text:p>9.679E-03</text:p>
          </table:table-cell>
          <table:table-cell table:style-name="ce32" table:formula="of:=[.E14]/([.C14]*[.G14])" office:value-type="float" office:value="0.00953813949731245" calcext:value-type="float">
            <text:p>9.538E-03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ABS([.H14]*[.J14])" office:value-type="float" office:value="1.47883780877347E+020" calcext:value-type="float">
            <text:p>1.479E+20</text:p>
          </table:table-cell>
          <table:table-cell table:style-name="ce32" table:formula="of:=ABS([.I14]*[.K14])" office:value-type="float" office:value="1.45732036694143E+020" calcext:value-type="float">
            <text:p>1.457E+2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0000099481270948796" calcext:value-type="float">
            <text:p>9.9481270948796E-11</text:p>
          </table:table-cell>
          <table:table-cell office:value-type="float" office:value="0.0000024994135052971" calcext:value-type="float">
            <text:p>2.4994135052971E-06</text:p>
          </table:table-cell>
          <table:table-cell office:value-type="float" office:value="0.0000000000013826443396978" calcext:value-type="float">
            <text:p>1.3826443396978E-12</text:p>
          </table:table-cell>
          <table:table-cell office:value-type="float" office:value="0.000000000001947270151048" calcext:value-type="float">
            <text:p>1.947270151048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5]/([.B15]*[.F15])" office:value-type="float" office:value="0.0138985391572798" calcext:value-type="float">
            <text:p>1.390E-02</text:p>
          </table:table-cell>
          <table:table-cell table:style-name="ce32" table:formula="of:=[.E15]/([.C15]*[.G15])" office:value-type="float" office:value="0.00430436924573461" calcext:value-type="float">
            <text:p>4.304E-03</text:p>
          </table:table-cell>
          <table:table-cell table:style-name="ce32" table:formula="of:=6/(PI()*([.A15]*0.000000001)^3)" office:value-type="float" office:value="1.22230996294576E+020" calcext:value-type="float">
            <text:p>1.222E+20</text:p>
          </table:table-cell>
          <table:table-cell table:style-name="ce32" table:formula="of:=6/(PI()*([.A15]*0.000000001)^3)" office:value-type="float" office:value="1.22230996294576E+020" calcext:value-type="float">
            <text:p>1.222E+20</text:p>
          </table:table-cell>
          <table:table-cell table:style-name="ce32" table:formula="of:=ABS([.H15]*[.J15])" office:value-type="float" office:value="1.69883228823348E+018" calcext:value-type="float">
            <text:p>1.699E+18</text:p>
          </table:table-cell>
          <table:table-cell table:style-name="ce32" table:formula="of:=ABS([.I15]*[.K15])" office:value-type="float" office:value="5.26127341325873E+017" calcext:value-type="float">
            <text:p>5.261E+17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0000030939330410682" calcext:value-type="float">
            <text:p>3.0939330410682E-11</text:p>
          </table:table-cell>
          <table:table-cell office:value-type="float" office:value="0.000007970529830408" calcext:value-type="float">
            <text:p>7.970529830408E-06</text:p>
          </table:table-cell>
          <table:table-cell office:value-type="float" office:value="0.0000000000012259383290487" calcext:value-type="float">
            <text:p>1.2259383290487E-12</text:p>
          </table:table-cell>
          <table:table-cell office:value-type="float" office:value="0.0000000000023552830407125" calcext:value-type="float">
            <text:p>2.3552830407125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6]/([.B16]*[.F16])" office:value-type="float" office:value="0.0396239450814177" calcext:value-type="float">
            <text:p>3.962E-02</text:p>
          </table:table-cell>
          <table:table-cell table:style-name="ce32" table:formula="of:=[.E16]/([.C16]*[.G16])" office:value-type="float" office:value="0.001632590776457" calcext:value-type="float">
            <text:p>1.633E-03</text:p>
          </table:table-cell>
          <table:table-cell table:style-name="ce32" table:formula="of:=6/(PI()*([.A16]*0.000000001)^3)" office:value-type="float" office:value="1.52788745368219E+019" calcext:value-type="float">
            <text:p>1.528E+19</text:p>
          </table:table-cell>
          <table:table-cell table:style-name="ce32" table:formula="of:=6/(PI()*([.A16]*0.000000001)^3)" office:value-type="float" office:value="1.52788745368219E+019" calcext:value-type="float">
            <text:p>1.528E+19</text:p>
          </table:table-cell>
          <table:table-cell table:style-name="ce32" table:formula="of:=ABS([.H16]*[.J16])" office:value-type="float" office:value="6.05409285552904E+017" calcext:value-type="float">
            <text:p>6.054E+17</text:p>
          </table:table-cell>
          <table:table-cell table:style-name="ce32" table:formula="of:=ABS([.I16]*[.K16])" office:value-type="float" office:value="2.49441496434592E+016" calcext:value-type="float">
            <text:p>2.494E+16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0000034244448520772" calcext:value-type="float">
            <text:p>3.4244448520772E-11</text:p>
          </table:table-cell>
          <table:table-cell office:value-type="float" office:value="0.0000071942441825051" calcext:value-type="float">
            <text:p>7.1942441825051E-06</text:p>
          </table:table-cell>
          <table:table-cell office:value-type="float" office:value="0.0000000000012879156120163" calcext:value-type="float">
            <text:p>1.2879156120163E-12</text:p>
          </table:table-cell>
          <table:table-cell office:value-type="float" office:value="0.000000000002164455482053" calcext:value-type="float">
            <text:p>2.164455482053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7]/([.B17]*[.F17])" office:value-type="float" office:value="0.0376094715391628" calcext:value-type="float">
            <text:p>3.761E-02</text:p>
          </table:table-cell>
          <table:table-cell table:style-name="ce32" table:formula="of:=[.E17]/([.C17]*[.G17])" office:value-type="float" office:value="0.00166220624113419" calcext:value-type="float">
            <text:p>1.662E-03</text:p>
          </table:table-cell>
          <table:table-cell table:style-name="ce32" table:formula="of:=6/(PI()*([.A17]*0.000000001)^3)" office:value-type="float" office:value="1.90985931710274E+018" calcext:value-type="float">
            <text:p>1.910E+18</text:p>
          </table:table-cell>
          <table:table-cell table:style-name="ce32" table:formula="of:=6/(PI()*([.A17]*0.000000001)^3)" office:value-type="float" office:value="1.90985931710274E+018" calcext:value-type="float">
            <text:p>1.910E+18</text:p>
          </table:table-cell>
          <table:table-cell table:style-name="ce32" table:formula="of:=ABS([.H17]*[.J17])" office:value-type="float" office:value="7.18287996303805E+016" calcext:value-type="float">
            <text:p>7.183E+16</text:p>
          </table:table-cell>
          <table:table-cell table:style-name="ce32" table:formula="of:=ABS([.I17]*[.K17])" office:value-type="float" office:value="3174580076576460" calcext:value-type="float">
            <text:p>3.175E+15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00000020078388679313" calcext:value-type="float">
            <text:p>2.0078388679313E-12</text:p>
          </table:table-cell>
          <table:table-cell office:value-type="float" office:value="0.00012269119686612" calcext:value-type="float">
            <text:p>0.000122691196866</text:p>
          </table:table-cell>
          <table:table-cell office:value-type="float" office:value="0.00000000000085502999783192" calcext:value-type="float">
            <text:p>8.5502999783192E-13</text:p>
          </table:table-cell>
          <table:table-cell office:value-type="float" office:value="0.0000000000053114039714422" calcext:value-type="float">
            <text:p>5.3114039714422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8]/([.B18]*[.F18])" office:value-type="float" office:value="0.425845923937546" calcext:value-type="float">
            <text:p>4.258E-01</text:p>
          </table:table-cell>
          <table:table-cell table:style-name="ce32" table:formula="of:=[.E18]/([.C18]*[.G18])" office:value-type="float" office:value="0.000239175866504147" calcext:value-type="float">
            <text:p>2.392E-04</text:p>
          </table:table-cell>
          <table:table-cell table:style-name="ce32" table:formula="of:=6/(PI()*([.A18]*0.000000001)^3)" office:value-type="float" office:value="2.38732414637843E+017" calcext:value-type="float">
            <text:p>2.387E+17</text:p>
          </table:table-cell>
          <table:table-cell table:style-name="ce32" table:formula="of:=6/(PI()*([.A18]*0.000000001)^3)" office:value-type="float" office:value="2.38732414637843E+017" calcext:value-type="float">
            <text:p>2.387E+17</text:p>
          </table:table-cell>
          <table:table-cell table:style-name="ce32" table:formula="of:=ABS([.H18]*[.J18])" office:value-type="float" office:value="1.01663225685293E+017" calcext:value-type="float">
            <text:p>1.017E+17</text:p>
          </table:table-cell>
          <table:table-cell table:style-name="ce32" table:formula="of:=ABS([.I18]*[.K18])" office:value-type="float" office:value="57099032133633.3" calcext:value-type="float">
            <text:p>5.710E+13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00000000091437740332853" calcext:value-type="float">
            <text:p>9.1437740332853E-13</text:p>
          </table:table-cell>
          <table:table-cell office:value-type="float" office:value="0.00026941096209392" calcext:value-type="float">
            <text:p>0.000269410962094</text:p>
          </table:table-cell>
          <table:table-cell office:value-type="float" office:value="0.00000000000075894518890497" calcext:value-type="float">
            <text:p>7.5894518890497E-13</text:p>
          </table:table-cell>
          <table:table-cell office:value-type="float" office:value="0.0000000000073157081616966" calcext:value-type="float">
            <text:p>7.3157081616966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9]/([.B19]*[.F19])" office:value-type="float" office:value="0.830013062595649" calcext:value-type="float">
            <text:p>8.300E-01</text:p>
          </table:table-cell>
          <table:table-cell table:style-name="ce32" table:formula="of:=[.E19]/([.C19]*[.G19])" office:value-type="float" office:value="0.00015002461971965" calcext:value-type="float">
            <text:p>1.500E-04</text:p>
          </table:table-cell>
          <table:table-cell table:style-name="ce32" table:formula="of:=6/(PI()*([.A19]*0.000000001)^3)" office:value-type="float" office:value="7.07355302630646E+016" calcext:value-type="float">
            <text:p>7.074E+16</text:p>
          </table:table-cell>
          <table:table-cell table:style-name="ce32" table:formula="of:=6/(PI()*([.A19]*0.000000001)^3)" office:value-type="float" office:value="7.07355302630646E+016" calcext:value-type="float">
            <text:p>7.074E+16</text:p>
          </table:table-cell>
          <table:table-cell table:style-name="ce32" table:formula="of:=ABS([.H19]*[.J19])" office:value-type="float" office:value="5.87114141079735E+016" calcext:value-type="float">
            <text:p>5.871E+16</text:p>
          </table:table-cell>
          <table:table-cell table:style-name="ce32" table:formula="of:=ABS([.I19]*[.K19])" office:value-type="float" office:value="10612071028384" calcext:value-type="float">
            <text:p>1.061E+13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00000000053068980746936" calcext:value-type="float">
            <text:p>5.3068980746936E-13</text:p>
          </table:table-cell>
          <table:table-cell office:value-type="float" office:value="0.00046419424054845" calcext:value-type="float">
            <text:p>0.000464194240548</text:p>
          </table:table-cell>
          <table:table-cell office:value-type="float" office:value="0.00000000000069823605514095" calcext:value-type="float">
            <text:p>6.9823605514095E-13</text:p>
          </table:table-cell>
          <table:table-cell office:value-type="float" office:value="0.0000000000092266759716218" calcext:value-type="float">
            <text:p>9.2266759716218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0]/([.B20]*[.F20])" office:value-type="float" office:value="1.31571408629562" calcext:value-type="float">
            <text:p>1.316E+00</text:p>
          </table:table-cell>
          <table:table-cell table:style-name="ce32" table:formula="of:=[.E20]/([.C20]*[.G20])" office:value-type="float" office:value="0.000109816335248415" calcext:value-type="float">
            <text:p>1.098E-04</text:p>
          </table:table-cell>
          <table:table-cell table:style-name="ce32" table:formula="of:=6/(PI()*([.A20]*0.000000001)^3)" office:value-type="float" office:value="2.98415518297304E+016" calcext:value-type="float">
            <text:p>2.984E+16</text:p>
          </table:table-cell>
          <table:table-cell table:style-name="ce32" table:formula="of:=6/(PI()*([.A20]*0.000000001)^3)" office:value-type="float" office:value="2.98415518297304E+016" calcext:value-type="float">
            <text:p>2.984E+16</text:p>
          </table:table-cell>
          <table:table-cell table:style-name="ce32" table:formula="of:=ABS([.H20]*[.J20])" office:value-type="float" office:value="3.92629500992972E+016" calcext:value-type="float">
            <text:p>3.926E+16</text:p>
          </table:table-cell>
          <table:table-cell table:style-name="ce32" table:formula="of:=ABS([.I20]*[.K20])" office:value-type="float" office:value="3277089860066.62" calcext:value-type="float">
            <text:p>3.277E+12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0000000035403922187894" calcext:value-type="float">
            <text:p>3.5403922187894E-13</text:p>
          </table:table-cell>
          <table:table-cell office:value-type="float" office:value="0.00069580740761822" calcext:value-type="float">
            <text:p>0.000695807407618</text:p>
          </table:table-cell>
          <table:table-cell office:value-type="float" office:value="0.00000000000065676890486074" calcext:value-type="float">
            <text:p>6.5676890486074E-13</text:p>
          </table:table-cell>
          <table:table-cell office:value-type="float" office:value="0.00000000001097519631981" calcext:value-type="float">
            <text:p>1.097519631981E-1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1]/([.B21]*[.F21])" office:value-type="float" office:value="1.8550738570014" calcext:value-type="float">
            <text:p>1.855E+00</text:p>
          </table:table-cell>
          <table:table-cell table:style-name="ce32" table:formula="of:=[.E21]/([.C21]*[.G21])" office:value-type="float" office:value="0.000087145441528738" calcext:value-type="float">
            <text:p>8.715E-05</text:p>
          </table:table-cell>
          <table:table-cell table:style-name="ce32" table:formula="of:=6/(PI()*([.A21]*0.000000001)^3)" office:value-type="float" office:value="1.52788745368219E+016" calcext:value-type="float">
            <text:p>1.528E+16</text:p>
          </table:table-cell>
          <table:table-cell table:style-name="ce32" table:formula="of:=6/(PI()*([.A21]*0.000000001)^3)" office:value-type="float" office:value="1.52788745368219E+016" calcext:value-type="float">
            <text:p>1.528E+16</text:p>
          </table:table-cell>
          <table:table-cell table:style-name="ce32" table:formula="of:=ABS([.H21]*[.J21])" office:value-type="float" office:value="2.83434407176628E+016" calcext:value-type="float">
            <text:p>2.834E+16</text:p>
          </table:table-cell>
          <table:table-cell table:style-name="ce32" table:formula="of:=ABS([.I21]*[.K21])" office:value-type="float" office:value="1331484267573.54" calcext:value-type="float">
            <text:p>1.331E+12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3"/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7"/>
          <table:table-cell table:style-name="ce2"/>
          <table:table-cell table:number-columns-repeated="1010"/>
        </table:table-row>
        <table:table-row table:style-name="ro1" table:number-rows-repeated="3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773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2]/([.C32]*[.G32])" office:value-type="string" office:string-value="" calcext:value-type="error">
            <text:p>#DIV/0!</text:p>
          </table:table-cell>
          <table:table-cell table:formula="of:=[.F32]/([.D32]*[.H32])" office:value-type="string" office:string-value="" calcext:value-type="error">
            <text:p>#DIV/0!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ABS([.I32]*[.K32])" office:value-type="string" office:string-value="" calcext:value-type="error">
            <text:p>#DIV/0!</text:p>
          </table:table-cell>
          <table:table-cell table:style-name="ce2" table:formula="of:=ABS([.J32]*[.L32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3]/([.C33]*[.G33])" office:value-type="string" office:string-value="" calcext:value-type="error">
            <text:p>#DIV/0!</text:p>
          </table:table-cell>
          <table:table-cell table:formula="of:=[.F33]/([.D33]*[.H33])" office:value-type="string" office:string-value="" calcext:value-type="error">
            <text:p>#DIV/0!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ABS([.I33]*[.K33])" office:value-type="string" office:string-value="" calcext:value-type="error">
            <text:p>#DIV/0!</text:p>
          </table:table-cell>
          <table:table-cell table:style-name="ce2" table:formula="of:=ABS([.J33]*[.L3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4]/([.C34]*[.G34])" office:value-type="string" office:string-value="" calcext:value-type="error">
            <text:p>#DIV/0!</text:p>
          </table:table-cell>
          <table:table-cell table:formula="of:=[.F34]/([.D34]*[.H34])" office:value-type="string" office:string-value="" calcext:value-type="error">
            <text:p>#DIV/0!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ABS([.I34]*[.K34])" office:value-type="string" office:string-value="" calcext:value-type="error">
            <text:p>#DIV/0!</text:p>
          </table:table-cell>
          <table:table-cell table:style-name="ce2" table:formula="of:=ABS([.J34]*[.L3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6]/([.C36]*[.G36])" office:value-type="string" office:string-value="" calcext:value-type="error">
            <text:p>#DIV/0!</text:p>
          </table:table-cell>
          <table:table-cell table:formula="of:=[.F36]/([.D36]*[.H36])" office:value-type="string" office:string-value="" calcext:value-type="error">
            <text:p>#DIV/0!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ABS([.I36]*[.K36])" office:value-type="string" office:string-value="" calcext:value-type="error">
            <text:p>#DIV/0!</text:p>
          </table:table-cell>
          <table:table-cell table:style-name="ce2" table:formula="of:=ABS([.J36]*[.L3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7]/([.C37]*[.G37])" office:value-type="string" office:string-value="" calcext:value-type="error">
            <text:p>#DIV/0!</text:p>
          </table:table-cell>
          <table:table-cell table:formula="of:=[.F37]/([.D37]*[.H37])" office:value-type="string" office:string-value="" calcext:value-type="error">
            <text:p>#DIV/0!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ABS([.I37]*[.K37])" office:value-type="string" office:string-value="" calcext:value-type="error">
            <text:p>#DIV/0!</text:p>
          </table:table-cell>
          <table:table-cell table:style-name="ce2" table:formula="of:=ABS([.J37]*[.L3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8]/([.C38]*[.G38])" office:value-type="string" office:string-value="" calcext:value-type="error">
            <text:p>#DIV/0!</text:p>
          </table:table-cell>
          <table:table-cell table:formula="of:=[.F38]/([.D38]*[.H38])" office:value-type="string" office:string-value="" calcext:value-type="error">
            <text:p>#DIV/0!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ABS([.I38]*[.K38])" office:value-type="string" office:string-value="" calcext:value-type="error">
            <text:p>#DIV/0!</text:p>
          </table:table-cell>
          <table:table-cell table:style-name="ce2" table:formula="of:=ABS([.J38]*[.L3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1000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3]/([.C43]*[.G43])" office:value-type="string" office:string-value="" calcext:value-type="error">
            <text:p>#DIV/0!</text:p>
          </table:table-cell>
          <table:table-cell table:formula="of:=[.F43]/([.D43]*[.H43])" office:value-type="string" office:string-value="" calcext:value-type="error">
            <text:p>#DIV/0!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ABS([.I43]*[.K43])" office:value-type="string" office:string-value="" calcext:value-type="error">
            <text:p>#DIV/0!</text:p>
          </table:table-cell>
          <table:table-cell table:style-name="ce2" table:formula="of:=ABS([.J43]*[.L4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4]/([.C44]*[.G44])" office:value-type="string" office:string-value="" calcext:value-type="error">
            <text:p>#DIV/0!</text:p>
          </table:table-cell>
          <table:table-cell table:formula="of:=[.F44]/([.D44]*[.H44])" office:value-type="string" office:string-value="" calcext:value-type="error">
            <text:p>#DIV/0!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ABS([.I44]*[.K44])" office:value-type="string" office:string-value="" calcext:value-type="error">
            <text:p>#DIV/0!</text:p>
          </table:table-cell>
          <table:table-cell table:style-name="ce2" table:formula="of:=ABS([.J44]*[.L4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5]/([.C45]*[.G45])" office:value-type="string" office:string-value="" calcext:value-type="error">
            <text:p>#DIV/0!</text:p>
          </table:table-cell>
          <table:table-cell table:formula="of:=[.F45]/([.D45]*[.H45])" office:value-type="string" office:string-value="" calcext:value-type="error">
            <text:p>#DIV/0!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ABS([.I45]*[.K45])" office:value-type="string" office:string-value="" calcext:value-type="error">
            <text:p>#DIV/0!</text:p>
          </table:table-cell>
          <table:table-cell table:style-name="ce2" table:formula="of:=ABS([.J45]*[.L45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7]/([.C47]*[.G47])" office:value-type="string" office:string-value="" calcext:value-type="error">
            <text:p>#DIV/0!</text:p>
          </table:table-cell>
          <table:table-cell table:formula="of:=[.F47]/([.D47]*[.H47])" office:value-type="string" office:string-value="" calcext:value-type="error">
            <text:p>#DIV/0!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ABS([.I47]*[.K47])" office:value-type="string" office:string-value="" calcext:value-type="error">
            <text:p>#DIV/0!</text:p>
          </table:table-cell>
          <table:table-cell table:style-name="ce2" table:formula="of:=ABS([.J47]*[.L4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8]/([.C48]*[.G48])" office:value-type="string" office:string-value="" calcext:value-type="error">
            <text:p>#DIV/0!</text:p>
          </table:table-cell>
          <table:table-cell table:formula="of:=[.F48]/([.D48]*[.H48])" office:value-type="string" office:string-value="" calcext:value-type="error">
            <text:p>#DIV/0!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ABS([.I48]*[.K48])" office:value-type="string" office:string-value="" calcext:value-type="error">
            <text:p>#DIV/0!</text:p>
          </table:table-cell>
          <table:table-cell table:style-name="ce2" table:formula="of:=ABS([.J48]*[.L4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9]/([.C49]*[.G49])" office:value-type="string" office:string-value="" calcext:value-type="error">
            <text:p>#DIV/0!</text:p>
          </table:table-cell>
          <table:table-cell table:formula="of:=[.F49]/([.D49]*[.H49])" office:value-type="string" office:string-value="" calcext:value-type="error">
            <text:p>#DIV/0!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ABS([.I49]*[.K49])" office:value-type="string" office:string-value="" calcext:value-type="error">
            <text:p>#DIV/0!</text:p>
          </table:table-cell>
          <table:table-cell table:style-name="ce2" table:formula="of:=ABS([.J49]*[.L4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0% Bias</text:p>
          </table:table-cell>
          <table:table-cell table:style-name="ce6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3]/([.C53]*[.G53])" office:value-type="string" office:string-value="" calcext:value-type="error">
            <text:p>#DIV/0!</text:p>
          </table:table-cell>
          <table:table-cell table:formula="of:=[.F53]/([.D53]*[.H53])" office:value-type="string" office:string-value="" calcext:value-type="error">
            <text:p>#DIV/0!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style-name="ce8" table:formula="of:=ABS([.I53]*[.K53])" office:value-type="string" office:string-value="" calcext:value-type="error">
            <text:p>#DIV/0!</text:p>
          </table:table-cell>
          <table:table-cell table:style-name="ce8" table:formula="of:=ABS([.J53]*[.L5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4]/([.C54]*[.G54])" office:value-type="string" office:string-value="" calcext:value-type="error">
            <text:p>#DIV/0!</text:p>
          </table:table-cell>
          <table:table-cell table:formula="of:=[.F54]/([.D54]*[.H54])" office:value-type="string" office:string-value="" calcext:value-type="error">
            <text:p>#DIV/0!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style-name="ce9" table:formula="of:=ABS([.I54]*[.K54])" office:value-type="string" office:string-value="" calcext:value-type="error">
            <text:p>#DIV/0!</text:p>
          </table:table-cell>
          <table:table-cell table:style-name="ce11" table:formula="of:=ABS([.J54]*[.L5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6]/([.C56]*[.G56])" office:value-type="string" office:string-value="" calcext:value-type="error">
            <text:p>#DIV/0!</text:p>
          </table:table-cell>
          <table:table-cell table:formula="of:=[.F56]/([.D56]*[.H56])" office:value-type="string" office:string-value="" calcext:value-type="error">
            <text:p>#DIV/0!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ABS([.I56]*[.K56])" office:value-type="string" office:string-value="" calcext:value-type="error">
            <text:p>#DIV/0!</text:p>
          </table:table-cell>
          <table:table-cell table:style-name="ce2" table:formula="of:=ABS([.J56]*[.L5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7]/([.C57]*[.G57])" office:value-type="string" office:string-value="" calcext:value-type="error">
            <text:p>#DIV/0!</text:p>
          </table:table-cell>
          <table:table-cell table:formula="of:=[.F57]/([.D57]*[.H57])" office:value-type="string" office:string-value="" calcext:value-type="error">
            <text:p>#DIV/0!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style-name="ce10" table:formula="of:=ABS([.I57]*[.K57])" office:value-type="string" office:string-value="" calcext:value-type="error">
            <text:p>#DIV/0!</text:p>
          </table:table-cell>
          <table:table-cell table:style-name="ce10" table:formula="of:=ABS([.J57]*[.L5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5% Bias</text:p>
          </table:table-cell>
          <table:table-cell table:style-name="ce6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0]/([.C60]*[.G60])" office:value-type="string" office:string-value="" calcext:value-type="error">
            <text:p>#DIV/0!</text:p>
          </table:table-cell>
          <table:table-cell table:formula="of:=[.F60]/([.D60]*[.H60])" office:value-type="string" office:string-value="" calcext:value-type="error">
            <text:p>#DIV/0!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style-name="ce8" table:formula="of:=ABS([.I60]*[.K60])" office:value-type="string" office:string-value="" calcext:value-type="error">
            <text:p>#DIV/0!</text:p>
          </table:table-cell>
          <table:table-cell table:style-name="ce8" table:formula="of:=ABS([.J60]*[.L6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1]/([.C61]*[.G61])" office:value-type="string" office:string-value="" calcext:value-type="error">
            <text:p>#DIV/0!</text:p>
          </table:table-cell>
          <table:table-cell table:formula="of:=[.F61]/([.D61]*[.H61])" office:value-type="string" office:string-value="" calcext:value-type="error">
            <text:p>#DIV/0!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style-name="ce11" table:formula="of:=ABS([.I61]*[.K61])" office:value-type="string" office:string-value="" calcext:value-type="error">
            <text:p>#DIV/0!</text:p>
          </table:table-cell>
          <table:table-cell table:style-name="ce11" table:formula="of:=ABS([.J61]*[.L61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3]/([.C63]*[.G63])" office:value-type="string" office:string-value="" calcext:value-type="error">
            <text:p>#DIV/0!</text:p>
          </table:table-cell>
          <table:table-cell table:formula="of:=[.F63]/([.D63]*[.H63])" office:value-type="string" office:string-value="" calcext:value-type="error">
            <text:p>#DIV/0!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ABS([.I63]*[.K63])" office:value-type="string" office:string-value="" calcext:value-type="error">
            <text:p>#DIV/0!</text:p>
          </table:table-cell>
          <table:table-cell table:style-name="ce2" table:formula="of:=ABS([.J63]*[.L6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4]/([.C64]*[.G64])" office:value-type="string" office:string-value="" calcext:value-type="error">
            <text:p>#DIV/0!</text:p>
          </table:table-cell>
          <table:table-cell table:formula="of:=[.F64]/([.D64]*[.H64])" office:value-type="string" office:string-value="" calcext:value-type="error">
            <text:p>#DIV/0!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style-name="ce10" table:formula="of:=ABS([.I64]*[.K64])" office:value-type="string" office:string-value="" calcext:value-type="error">
            <text:p>#DIV/0!</text:p>
          </table:table-cell>
          <table:table-cell table:style-name="ce12" table:formula="of:=ABS([.J64]*[.L64])" office:value-type="string" office:string-value="" calcext:value-type="error">
            <text:p>#DIV/0!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6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 style:data-style-name="N2" text:time-value="01:02:06.486402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11:20:42.575455825</meta:creation-date>
    <dc:date>2020-09-29T01:15:56.371392327</dc:date>
    <meta:editing-duration>PT10H44M42S</meta:editing-duration>
    <meta:editing-cycles>81</meta:editing-cycles>
    <meta:generator>LibreOffice/6.0.7.3$Linux_X86_64 LibreOffice_project/00m0$Build-3</meta:generator>
    <meta:document-statistic meta:table-count="11" meta:cell-count="3087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power"/>
      <style:graphic-properties svg:stroke-color="#004586"/>
    </style:style>
    <style:style style:name="ch12" style:family="chart" style:data-style-name="N124"/>
    <style:style style:name="ch13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power"/>
      <style:graphic-properties svg:stroke-color="#ff420e"/>
    </style:style>
    <style:style style:name="ch15" style:family="chart" style:data-style-name="N125"/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6cm" svg:y="0.323cm" chart:style-name="ch2">
          <text:p>Effect of Domain Size on Sink Strengths</text:p>
        </chart:title>
        <chart:legend chart:legend-position="end" svg:x="12.83cm" svg:y="3.454cm" style:legend-expansion="high" chart:style-name="ch3"/>
        <chart:plot-area chart:style-name="ch4" table:cell-range-address="Data.A6:Data.A15 Data.M6:Data.N15" chart:data-source-has-labels="row" svg:x="1.331cm" svg:y="1.275cm" svg:width="11.179cm" svg:height="6.564cm">
          <chartooo:coordinate-region svg:x="3.064cm" svg:y="1.474cm" svg:width="9.074cm" svg:height="5.718cm"/>
          <chart:axis chart:dimension="x" chart:name="primary-x" chart:style-name="ch5">
            <chart:title svg:x="5.619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Data.M6:Data.M15" loext:label-string="ksi" chart:class="chart:scatter">
            <chart:domain table:cell-range-address="Data.A6:Data.A15"/>
            <chart:regression-curve chart:style-name="ch11">
              <chart:equation chart:display-equation="true" chart:display-r-square="false" svg:x="5.249cm" svg:y="3.754cm" chart:style-name="ch12"/>
            </chart:regression-curve>
            <chart:data-point chart:repeated="10"/>
          </chart:series>
          <chart:series chart:style-name="ch13" chart:values-cell-range-address="Data.N6:Data.N15" loext:label-string="ksv" chart:class="chart:scatter">
            <chart:regression-curve chart:style-name="ch14">
              <chart:equation chart:display-equation="true" chart:display-r-square="false" svg:x="3.12cm" svg:y="6.596cm" chart:style-name="ch15"/>
            </chart:regression-curve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si</text:p>
              </table:table-cell>
              <table:table-cell office:value-type="string">
                <text:p>ks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.A6:Data.A15</svg:desc>
                </draw:g>
              </table:table-cell>
              <table:table-cell office:value-type="float" office:value="1.8243946464577E+024">
                <text:p>1.8243946464577E+024</text:p>
                <draw:g>
                  <svg:desc>Data.M6:Data.M15</svg:desc>
                </draw:g>
              </table:table-cell>
              <table:table-cell office:value-type="float" office:value="1.81823162511869E+024">
                <text:p>1.81823162511869E+024</text:p>
                <draw:g>
                  <svg:desc>Data.N6:Data.N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.99021791708279E+019">
                <text:p>1.99021791708279E+019</text:p>
              </table:table-cell>
              <table:table-cell office:value-type="float" office:value="1.81556153066365E+019">
                <text:p>1.81556153066365E+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5.81677783679027E+018">
                <text:p>5.81677783679027E+018</text:p>
              </table:table-cell>
              <table:table-cell office:value-type="float" office:value="4.49297843966257E+018">
                <text:p>4.49297843966257E+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2.64461528095951E+018">
                <text:p>2.64461528095951E+018</text:p>
              </table:table-cell>
              <table:table-cell office:value-type="float" office:value="1.60354051876312E+018">
                <text:p>1.60354051876312E+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1.52276205791188E+018">
                <text:p>1.52276205791188E+018</text:p>
              </table:table-cell>
              <table:table-cell office:value-type="float" office:value="6.87385268434788E+017">
                <text:p>6.87385268434788E+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1.01045966366642E+018">
                <text:p>1.01045966366642E+018</text:p>
              </table:table-cell>
              <table:table-cell office:value-type="float" office:value="3.30559203615662E+017">
                <text:p>3.30559203615662E+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2.71498474309371E+017">
                <text:p>2.71498474309371E+017</text:p>
              </table:table-cell>
              <table:table-cell office:value-type="float" office:value="1.60882441227492E+016">
                <text:p>1.60882441227492E+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0">
                <text:p>1200</text:p>
              </table:table-cell>
              <table:table-cell office:value-type="float" office:value="8.61891271275553E+016">
                <text:p>8.61891271275553E+016</text:p>
              </table:table-cell>
              <table:table-cell office:value-type="float" office:value="754443580121555">
                <text:p>7544435801215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0">
                <text:p>2400</text:p>
              </table:table-cell>
              <table:table-cell office:value-type="float" office:value="2.85484471536794E+016">
                <text:p>2.85484471536794E+016</text:p>
              </table:table-cell>
              <table:table-cell office:value-type="float" office:value="39958336332816.2">
                <text:p>39958336332816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8753200233748615">
                <text:p>8753200233748615</text:p>
              </table:table-cell>
              <table:table-cell office:value-type="float" office:value="1987635066647.95">
                <text:p>1987635066647.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6cm" svg:y="0.325cm" chart:style-name="ch2">
          <text:p>Effect of Domain Size on Sink Strengths (5% Bias)</text:p>
        </chart:title>
        <chart:legend chart:legend-position="end" svg:x="14.286cm" svg:y="3.952cm" style:legend-expansion="high" chart:style-name="ch3"/>
        <chart:plot-area chart:style-name="ch4" table:cell-range-address="Ion.A13:Ion.A21 Ion.L13:Ion.M21" chart:data-source-has-labels="row" svg:x="1.331cm" svg:y="1.275cm" svg:width="12.635cm" svg:height="6.564cm">
          <chartooo:coordinate-region svg:x="3.249cm" svg:y="1.475cm" svg:width="10.345cm" svg:height="5.717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Ion.L13:Ion.L21" loext:label-string="ki" chart:class="chart:scatter">
            <chart:domain table:cell-range-address="Ion.A13:Ion.A21"/>
            <chart:data-point chart:repeated="9"/>
          </chart:series>
          <chart:series chart:style-name="ch11" chart:values-cell-range-address="Ion.M13:Ion.M21" loext:label-string="k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i</text:p>
              </table:table-cell>
              <table:table-cell office:value-type="string">
                <text:p>k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Ion.A13:Ion.A21</svg:desc>
                </draw:g>
              </table:table-cell>
              <table:table-cell office:value-type="float" office:value="7.29903167456728E+023">
                <text:p>7.29903167456728E+023</text:p>
                <draw:g>
                  <svg:desc>Ion.L13:Ion.L21</svg:desc>
                </draw:g>
              </table:table-cell>
              <table:table-cell office:value-type="float" office:value="7.29836643123553E+023">
                <text:p>7.29836643123553E+023</text:p>
                <draw:g>
                  <svg:desc>Ion.M13:Ion.M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6.26158128265543E+019">
                <text:p>6.26158128265543E+019</text:p>
              </table:table-cell>
              <table:table-cell office:value-type="float" office:value="6.35883826687624E+019">
                <text:p>6.35883826687624E+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2.74304098967314E+016">
                <text:p>2.74304098967314E+016</text:p>
              </table:table-cell>
              <table:table-cell office:value-type="float" office:value="7.37642595881097E+016">
                <text:p>7.37642595881097E+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03533098591978">
                <text:p>203533098591978</text:p>
              </table:table-cell>
              <table:table-cell office:value-type="float" office:value="6071322720862115">
                <text:p>6071322720862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2102175948371.81">
                <text:p>2102175948371.81</text:p>
              </table:table-cell>
              <table:table-cell office:value-type="float" office:value="440510405028757">
                <text:p>4405104050287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47204489181.381">
                <text:p>147204489181.381</text:p>
              </table:table-cell>
              <table:table-cell office:value-type="float" office:value="28160448793952.2">
                <text:p>28160448793952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46678508078.3503">
                <text:p>46678508078.3503</text:p>
              </table:table-cell>
              <table:table-cell office:value-type="float" office:value="5454179850634.29">
                <text:p>5454179850634.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22232207228.7764">
                <text:p>22232207228.7764</text:p>
              </table:table-cell>
              <table:table-cell office:value-type="float" office:value="1693690472943.29">
                <text:p>1693690472943.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3cm" svg:y="0.325cm" chart:style-name="ch2">
          <text:p>Effect of Domain Size on Sink Strengths (0% Bias)</text:p>
        </chart:title>
        <chart:legend chart:legend-position="end" svg:x="14.286cm" svg:y="3.952cm" style:legend-expansion="high" chart:style-name="ch3"/>
        <chart:plot-area chart:style-name="ch4" table:cell-range-address="Ion.A2:Ion.A10 Ion.L2:Ion.M10" chart:data-source-has-labels="row" svg:x="1.331cm" svg:y="1.275cm" svg:width="12.635cm" svg:height="6.564cm">
          <chartooo:coordinate-region svg:x="3.249cm" svg:y="1.475cm" svg:width="10.345cm" svg:height="5.717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Ion.L2:Ion.L10" loext:label-string="ki" chart:class="chart:scatter">
            <chart:domain table:cell-range-address="Ion.A2:Ion.A10"/>
            <chart:data-point chart:repeated="9"/>
          </chart:series>
          <chart:series chart:style-name="ch11" chart:values-cell-range-address="Ion.M2:Ion.M10" loext:label-string="k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i</text:p>
              </table:table-cell>
              <table:table-cell office:value-type="string">
                <text:p>k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Ion.A2:Ion.A10</svg:desc>
                </draw:g>
              </table:table-cell>
              <table:table-cell office:value-type="float" office:value="7.29915521275589E+023">
                <text:p>7.29915521275589E+023</text:p>
                <draw:g>
                  <svg:desc>Ion.L2:Ion.L10</svg:desc>
                </draw:g>
              </table:table-cell>
              <table:table-cell office:value-type="float" office:value="7.29832662591971E+023">
                <text:p>7.29832662591971E+023</text:p>
                <draw:g>
                  <svg:desc>Ion.M2:Ion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6.3234457994536E+019">
                <text:p>6.3234457994536E+019</text:p>
              </table:table-cell>
              <table:table-cell office:value-type="float" office:value="6.32330083726776E+019">
                <text:p>6.32330083726776E+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4.89602569091497E+016">
                <text:p>4.89602569091497E+016</text:p>
              </table:table-cell>
              <table:table-cell office:value-type="float" office:value="4.89585472984346E+016">
                <text:p>4.89585472984346E+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.00150429800163E+015">
                <text:p>2.00150429800163E+015</text:p>
              </table:table-cell>
              <table:table-cell office:value-type="float" office:value="2001770444958166">
                <text:p>20017704449581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82304088730810.4">
                <text:p>82304088730810.4</text:p>
              </table:table-cell>
              <table:table-cell office:value-type="float" office:value="82308084419803.3">
                <text:p>82308084419803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3497562344169.1">
                <text:p>3497562344169.1</text:p>
              </table:table-cell>
              <table:table-cell office:value-type="float" office:value="3492376255480.84">
                <text:p>3492376255480.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565125483871.657">
                <text:p>565125483871.657</text:p>
              </table:table-cell>
              <table:table-cell office:value-type="float" office:value="564366185767.973">
                <text:p>564366185767.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157521871150.32">
                <text:p>157521871150.32</text:p>
              </table:table-cell>
              <table:table-cell office:value-type="float" office:value="157153963887.845">
                <text:p>157153963887.8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5cm" svg:y="0.325cm" chart:style-name="ch2">
          <text:p>Effect of Domain Size on GB Sink Strength (0% Bias)</text:p>
        </chart:title>
        <chart:legend chart:legend-position="end" svg:x="14.286cm" svg:y="3.952cm" style:legend-expansion="high" chart:style-name="ch3"/>
        <chart:plot-area chart:style-name="ch4" table:cell-range-address="Neutron.A2:Neutron.A10 Neutron.H2:Neutron.I10" chart:data-source-has-labels="row" svg:x="1.331cm" svg:y="1.275cm" svg:width="12.635cm" svg:height="6.564cm">
          <chartooo:coordinate-region svg:x="3.143cm" svg:y="1.474cm" svg:width="10.451cm" svg:height="5.718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4.945cm" chart:style-name="ch9">
              <text:p>Z(m)</text:p>
            </chart:title>
            <chart:grid chart:style-name="ch7" chart:class="major"/>
          </chart:axis>
          <chart:series chart:style-name="ch10" chart:values-cell-range-address="Neutron.H2:Neutron.H10" loext:label-string="zi" chart:class="chart:scatter">
            <chart:domain table:cell-range-address="Neutron.A2:Neutron.A10"/>
            <chart:data-point chart:repeated="9"/>
          </chart:series>
          <chart:series chart:style-name="ch11" chart:values-cell-range-address="Neutron.I2:Neutron.I10" loext:label-string="z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i</text:p>
              </table:table-cell>
              <table:table-cell office:value-type="string">
                <text:p>z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Neutron.A2:Neutron.A10</svg:desc>
                </draw:g>
              </table:table-cell>
              <table:table-cell office:value-type="float" office:value="0.0797275742242695">
                <text:p>0.0797275742242695</text:p>
                <draw:g>
                  <svg:desc>Neutron.H2:Neutron.H10</svg:desc>
                </draw:g>
              </table:table-cell>
              <table:table-cell office:value-type="float" office:value="0.0236315016893838">
                <text:p>0.0236315016893838</text:p>
                <draw:g>
                  <svg:desc>Neutron.I2:Neutron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799905535261398">
                <text:p>0.00799905535261398</text:p>
              </table:table-cell>
              <table:table-cell office:value-type="float" office:value="0.0078135308621766">
                <text:p>0.00781353086217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00182862531057373">
                <text:p>0.00182862531057373</text:p>
              </table:table-cell>
              <table:table-cell office:value-type="float" office:value="0.00182594444994219">
                <text:p>0.00182594444994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139775285480499">
                <text:p>0.00139775285480499</text:p>
              </table:table-cell>
              <table:table-cell office:value-type="float" office:value="0.00139586184839294">
                <text:p>0.001395861848392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13442246060374">
                <text:p>0.0013442246060374</text:p>
              </table:table-cell>
              <table:table-cell office:value-type="float" office:value="0.00134290197715719">
                <text:p>0.001342901977157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00132206267132889">
                <text:p>0.00132206267132889</text:p>
              </table:table-cell>
              <table:table-cell office:value-type="float" office:value="0.00136404134087146">
                <text:p>0.001364041340871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00134345907039526">
                <text:p>0.00134345907039526</text:p>
              </table:table-cell>
              <table:table-cell office:value-type="float" office:value="0.00134192440443621">
                <text:p>0.001341924404436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0134366933687714">
                <text:p>0.00134366933687714</text:p>
              </table:table-cell>
              <table:table-cell office:value-type="float" office:value="0.00134171372771608">
                <text:p>0.00134171372771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0.00124838034163377">
                <text:p>0.00124838034163377</text:p>
              </table:table-cell>
              <table:table-cell office:value-type="float" office:value="0.0014445055196009">
                <text:p>0.001444505519600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7cm" svg:y="0.325cm" chart:style-name="ch2">
          <text:p>Effect of Domain Size on GB Sink Strength (5% Bias)</text:p>
        </chart:title>
        <chart:legend chart:legend-position="end" svg:x="14.286cm" svg:y="3.952cm" style:legend-expansion="high" chart:style-name="ch3"/>
        <chart:plot-area chart:style-name="ch4" table:cell-range-address="Neutron.A13:Neutron.A21 Neutron.H13:Neutron.I21" chart:data-source-has-labels="row" svg:x="1.331cm" svg:y="1.275cm" svg:width="12.635cm" svg:height="6.564cm">
          <chartooo:coordinate-region svg:x="3.143cm" svg:y="1.474cm" svg:width="10.451cm" svg:height="5.718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4.985cm" chart:style-name="ch9">
              <text:p>Z (m)</text:p>
            </chart:title>
            <chart:grid chart:style-name="ch7" chart:class="major"/>
          </chart:axis>
          <chart:series chart:style-name="ch10" chart:values-cell-range-address="Neutron.H13:Neutron.H21" loext:label-string="zv" chart:class="chart:scatter">
            <chart:domain table:cell-range-address="Neutron.A13:Neutron.A21"/>
            <chart:data-point chart:repeated="9"/>
          </chart:series>
          <chart:series chart:style-name="ch11" chart:values-cell-range-address="Neutron.I13:Neutron.I21" loext:label-string="z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v</text:p>
              </table:table-cell>
              <table:table-cell office:value-type="string">
                <text:p>z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Neutron.A13:Neutron.A21</svg:desc>
                </draw:g>
              </table:table-cell>
              <table:table-cell office:value-type="float" office:value="0.0797275743647381">
                <text:p>0.0797275743647381</text:p>
                <draw:g>
                  <svg:desc>Neutron.H13:Neutron.H21</svg:desc>
                </draw:g>
              </table:table-cell>
              <table:table-cell office:value-type="float" office:value="0.0244506703500588">
                <text:p>0.0244506703500588</text:p>
                <draw:g>
                  <svg:desc>Neutron.I13:Neutron.I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799919798688253">
                <text:p>0.00799919798688253</text:p>
              </table:table-cell>
              <table:table-cell office:value-type="float" office:value="0.0078221685442253">
                <text:p>0.00782216854422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00184166409652693">
                <text:p>0.00184166409652693</text:p>
              </table:table-cell>
              <table:table-cell office:value-type="float" office:value="0.0018214446545651">
                <text:p>0.0018214446545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147271378733069">
                <text:p>0.00147271378733069</text:p>
              </table:table-cell>
              <table:table-cell office:value-type="float" office:value="0.00134135433910039">
                <text:p>0.001341354339100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181244162142107">
                <text:p>0.00181244162142107</text:p>
              </table:table-cell>
              <table:table-cell office:value-type="float" office:value="0.00102546086380088">
                <text:p>0.001025460863800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00396047444819682">
                <text:p>0.00396047444819682</text:p>
              </table:table-cell>
              <table:table-cell office:value-type="float" office:value="0.00049257309797303">
                <text:p>0.000492573097973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00744257869348561">
                <text:p>0.00744257869348561</text:p>
              </table:table-cell>
              <table:table-cell office:value-type="float" office:value="0.000275478723023585">
                <text:p>0.0002754787230235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121371234670851">
                <text:p>0.0121371234670851</text:p>
              </table:table-cell>
              <table:table-cell office:value-type="float" office:value="0.000178521654236033">
                <text:p>0.0001785216542360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0.0175395377841808">
                <text:p>0.0175395377841808</text:p>
              </table:table-cell>
              <table:table-cell office:value-type="float" office:value="0.000130144388521346">
                <text:p>0.00013014438852134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8cm" svg:y="0.325cm" chart:style-name="ch2">
          <text:p>Effect of Domain Size on Sink Strengths (5% Bias)</text:p>
        </chart:title>
        <chart:legend chart:legend-position="end" svg:x="14.286cm" svg:y="3.952cm" style:legend-expansion="high" chart:style-name="ch3"/>
        <chart:plot-area chart:style-name="ch4" table:cell-range-address="Neutron.A13:Neutron.A21 Neutron.L13:Neutron.M21" chart:data-source-has-labels="row" svg:x="1.331cm" svg:y="1.275cm" svg:width="12.635cm" svg:height="6.564cm">
          <chartooo:coordinate-region svg:x="3.249cm" svg:y="1.474cm" svg:width="10.345cm" svg:height="5.718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Neutron.L13:Neutron.L21" loext:label-string="ki" chart:class="chart:scatter">
            <chart:domain table:cell-range-address="Neutron.A13:Neutron.A21"/>
            <chart:data-point chart:repeated="9"/>
          </chart:series>
          <chart:series chart:style-name="ch11" chart:values-cell-range-address="Neutron.M13:Neutron.M21" loext:label-string="k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i</text:p>
              </table:table-cell>
              <table:table-cell office:value-type="string">
                <text:p>k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Neutron.A13:Neutron.A21</svg:desc>
                </draw:g>
              </table:table-cell>
              <table:table-cell office:value-type="float" office:value="1.21814760584398E+024">
                <text:p>1.21814760584398E+024</text:p>
                <draw:g>
                  <svg:desc>Neutron.L13:Neutron.L21</svg:desc>
                </draw:g>
              </table:table-cell>
              <table:table-cell office:value-type="float" office:value="3.73578724619741E+023">
                <text:p>3.73578724619741E+023</text:p>
                <draw:g>
                  <svg:desc>Neutron.M13:Neutron.M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22218742436777E+020">
                <text:p>1.22218742436777E+020</text:p>
              </table:table-cell>
              <table:table-cell office:value-type="float" office:value="1.19513931793094E+020">
                <text:p>1.19513931793094E+0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2.25108437358436E+017">
                <text:p>2.25108437358436E+017</text:p>
              </table:table-cell>
              <table:table-cell office:value-type="float" office:value="2.22636994822921E+017">
                <text:p>2.22636994822921E+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.25014091852735E+016">
                <text:p>2.25014091852735E+016</text:p>
              </table:table-cell>
              <table:table-cell office:value-type="float" office:value="2.04943846565366E+016">
                <text:p>2.04943846565366E+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3461508517375829">
                <text:p>3461508517375829</text:p>
              </table:table-cell>
              <table:table-cell office:value-type="float" office:value="1958485985054340">
                <text:p>19584859850543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945493628129505">
                <text:p>945493628129505</text:p>
              </table:table-cell>
              <table:table-cell office:value-type="float" office:value="117593165064744">
                <text:p>117593165064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526454750408291">
                <text:p>526454750408291</text:p>
              </table:table-cell>
              <table:table-cell office:value-type="float" office:value="19486133549265.2">
                <text:p>19486133549265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362190599006857">
                <text:p>362190599006857</text:p>
              </table:table-cell>
              <table:table-cell office:value-type="float" office:value="5327363197613.77">
                <text:p>5327363197613.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267984397238346">
                <text:p>267984397238346</text:p>
              </table:table-cell>
              <table:table-cell office:value-type="float" office:value="1988459783889.06">
                <text:p>1988459783889.0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4cm" svg:y="0.325cm" chart:style-name="ch2">
          <text:p>Effect of Domain Size on Sink Strengths (0% Bias)</text:p>
        </chart:title>
        <chart:legend chart:legend-position="end" svg:x="14.286cm" svg:y="3.952cm" style:legend-expansion="high" chart:style-name="ch3"/>
        <chart:plot-area chart:style-name="ch4" table:cell-range-address="Neutron.A2:Neutron.A10 Neutron.L2:Neutron.M10" chart:data-source-has-labels="row" svg:x="1.331cm" svg:y="1.275cm" svg:width="12.635cm" svg:height="6.564cm">
          <chartooo:coordinate-region svg:x="3.249cm" svg:y="1.474cm" svg:width="10.345cm" svg:height="5.718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Neutron.L2:Neutron.L10" loext:label-string="ki" chart:class="chart:scatter">
            <chart:domain table:cell-range-address="Neutron.A2:Neutron.A10"/>
            <chart:data-point chart:repeated="9"/>
          </chart:series>
          <chart:series chart:style-name="ch11" chart:values-cell-range-address="Neutron.M2:Neutron.M10" loext:label-string="k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i</text:p>
              </table:table-cell>
              <table:table-cell office:value-type="string">
                <text:p>k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Neutron.A2:Neutron.A10</svg:desc>
                </draw:g>
              </table:table-cell>
              <table:table-cell office:value-type="float" office:value="1.21814760369777E+024">
                <text:p>1.21814760369777E+024</text:p>
                <draw:g>
                  <svg:desc>Neutron.L2:Neutron.L10</svg:desc>
                </draw:g>
              </table:table-cell>
              <table:table-cell office:value-type="float" office:value="3.61062749428791E+023">
                <text:p>3.61062749428791E+023</text:p>
                <draw:g>
                  <svg:desc>Neutron.M2:Neutron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22216563145683E+020">
                <text:p>1.22216563145683E+020</text:p>
              </table:table-cell>
              <table:table-cell office:value-type="float" office:value="1.19381957732783E+020">
                <text:p>1.19381957732783E+0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2.23514693560905E+017">
                <text:p>2.23514693560905E+017</text:p>
              </table:table-cell>
              <table:table-cell office:value-type="float" office:value="2.23187009294984E+017">
                <text:p>2.23187009294984E+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.13560905020502E+016">
                <text:p>2.13560905020502E+016</text:p>
              </table:table-cell>
              <table:table-cell office:value-type="float" office:value="2.13271980523322E+016">
                <text:p>2.13271980523322E+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2567279888119280">
                <text:p>2567279888119280</text:p>
              </table:table-cell>
              <table:table-cell office:value-type="float" office:value="2564753853029360">
                <text:p>2564753853029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315619213828902">
                <text:p>315619213828902</text:p>
              </table:table-cell>
              <table:table-cell office:value-type="float" office:value="325640882972085">
                <text:p>3256408829720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95030289731132.2">
                <text:p>95030289731132.2</text:p>
              </table:table-cell>
              <table:table-cell office:value-type="float" office:value="94921734320742.3">
                <text:p>94921734320742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40097178158438.5">
                <text:p>40097178158438.5</text:p>
              </table:table-cell>
              <table:table-cell office:value-type="float" office:value="40038819746300.1">
                <text:p>40038819746300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9073846614057.3">
                <text:p>19073846614057.3</text:p>
              </table:table-cell>
              <table:table-cell office:value-type="float" office:value="22070418601728.9">
                <text:p>22070418601728.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" chart:origin="0" chart:interval-major="5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66b3" draw:fill-color="#0066b3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draw:stroke="dash" draw:stroke-dash="Dashed_20__28_var_29_" svg:stroke-width="0.08cm" svg:stroke-color="#0066b3" draw:fill-color="#0066b3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draw:stroke="dash" draw:stroke-dash="Dashed_20__28_var_29_" svg:stroke-width="0.08cm" svg:stroke-color="#ef413d" draw:fill-color="#ef413d"/>
      <style:text-properties fo:font-size="10pt" style:font-size-asian="10pt" style:font-size-complex="10pt"/>
    </style:style>
    <style:style style:name="ch13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24cm" svg:height="9.067cm" xlink:href=".." xlink:type="simple" chart:class="chart:scatter" chart:style-name="ch1">
        <chart:title svg:x="1.583cm" svg:y="0.287cm" chart:style-name="ch2">
          <text:p>Effect of Bias Rate on Interstitials Sink Strength (773K)</text:p>
        </chart:title>
        <chart:legend chart:legend-position="end" svg:x="12.092cm" svg:y="3.487cm" style:legend-expansion="high" chart:style-name="ch3"/>
        <chart:plot-area chart:style-name="ch4" table:cell-range-address="Data.B25:Data.B27 Data.M25:Data.N27 Data.M29:Data.N31" chart:data-source-has-labels="row" svg:x="1.327cm" svg:y="1.277cm" svg:width="10.449cm" svg:height="6.628cm">
          <chartooo:coordinate-region svg:x="3.06cm" svg:y="1.476cm" svg:width="8.529cm" svg:height="5.782cm"/>
          <chart:axis chart:dimension="x" chart:name="primary-x" chart:style-name="ch5">
            <chart:title svg:x="6.626cm" svg:y="7.988cm" chart:style-name="ch6">
              <text:p>bias (%)</text:p>
            </chart:title>
            <chart:grid chart:style-name="ch7" chart:class="major"/>
          </chart:axis>
          <chart:axis chart:dimension="y" chart:name="primary-y" chart:style-name="ch8">
            <chart:title svg:x="0.451cm" svg:y="4.807cm" chart:style-name="ch9">
              <text:p>ks</text:p>
            </chart:title>
            <chart:grid chart:style-name="ch7" chart:class="major"/>
          </chart:axis>
          <chart:series chart:style-name="ch10" chart:values-cell-range-address="Data.M25:Data.M27" loext:label-string="nano_ksi" chart:class="chart:scatter">
            <chart:domain table:cell-range-address="Data.B25:Data.B27"/>
            <chart:data-point chart:repeated="3"/>
          </chart:series>
          <chart:series chart:style-name="ch11" chart:values-cell-range-address="Data.N25:Data.N27" loext:label-string="nano_ksv" chart:class="chart:scatter">
            <chart:data-point chart:repeated="3"/>
          </chart:series>
          <chart:series chart:style-name="ch12" chart:values-cell-range-address="Data.N29:Data.N31" loext:label-string="micro_ksv" chart:class="chart:scatter">
            <chart:domain table:cell-range-address="Data.B29:Data.B31"/>
            <chart:data-point chart:repeated="3"/>
          </chart:series>
          <chart:series chart:style-name="ch13" chart:values-cell-range-address="Data.M29:Data.M31" loext:label-string="micro_ksi" chart:class="chart:scatter">
            <chart:domain table:cell-range-address="Data.B29:Data.B31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ano_ksi</text:p>
              </table:table-cell>
              <table:table-cell office:value-type="string">
                <text:p>nano_ksv</text:p>
              </table:table-cell>
              <table:table-cell office:value-type="string">
                <text:p>Column B</text:p>
              </table:table-cell>
              <table:table-cell office:value-type="string">
                <text:p>micro_ksv</text:p>
              </table:table-cell>
              <table:table-cell office:value-type="string">
                <text:p>Column B</text:p>
              </table:table-cell>
              <table:table-cell office:value-type="string">
                <text:p>micro_ks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B25:Data.B27</svg:desc>
                </draw:g>
              </table:table-cell>
              <table:table-cell office:value-type="float" office:value="1.8243922043446E+024">
                <text:p>1.8243922043446E+024</text:p>
                <draw:g>
                  <svg:desc>Data.M25:Data.M27</svg:desc>
                </draw:g>
              </table:table-cell>
              <table:table-cell office:value-type="float" office:value="1.81792469316706E+024">
                <text:p>1.81792469316706E+024</text:p>
                <draw:g>
                  <svg:desc>Data.N25:Data.N27</svg:desc>
                </draw:g>
              </table:table-cell>
              <table:table-cell office:value-type="float" office:value="0">
                <text:p>0</text:p>
                <draw:g>
                  <svg:desc>Data.B29:Data.B31</svg:desc>
                </draw:g>
              </table:table-cell>
              <table:table-cell office:value-type="float" office:value="115910641655789">
                <text:p>115910641655789</text:p>
                <draw:g>
                  <svg:desc>Data.N29:Data.N31</svg:desc>
                </draw:g>
              </table:table-cell>
              <table:table-cell office:value-type="float" office:value="0">
                <text:p>0</text:p>
                <draw:g>
                  <svg:desc>Data.B29:Data.B31</svg:desc>
                </draw:g>
              </table:table-cell>
              <table:table-cell office:value-type="float" office:value="115859864806250">
                <text:p>115859864806250</text:p>
                <draw:g>
                  <svg:desc>Data.M29:Data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8243946464577E+024">
                <text:p>1.8243946464577E+024</text:p>
              </table:table-cell>
              <table:table-cell office:value-type="float" office:value="1.81823162511869E+024">
                <text:p>1.81823162511869E+024</text:p>
              </table:table-cell>
              <table:table-cell office:value-type="float" office:value="5">
                <text:p>5</text:p>
              </table:table-cell>
              <table:table-cell office:value-type="float" office:value="1987635066647.95">
                <text:p>1987635066647.95</text:p>
              </table:table-cell>
              <table:table-cell office:value-type="float" office:value="5">
                <text:p>5</text:p>
              </table:table-cell>
              <table:table-cell office:value-type="float" office:value="8753200233748615">
                <text:p>87532002337486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.82439708856872E+024">
                <text:p>1.82439708856872E+024</text:p>
              </table:table-cell>
              <table:table-cell office:value-type="float" office:value="1.81851074408106E+024">
                <text:p>1.81851074408106E+024</text:p>
              </table:table-cell>
              <table:table-cell office:value-type="float" office:value="10">
                <text:p>10</text:p>
              </table:table-cell>
              <table:table-cell office:value-type="float" office:value="1918856649686.94">
                <text:p>1918856649686.94</text:p>
              </table:table-cell>
              <table:table-cell office:value-type="float" office:value="10">
                <text:p>10</text:p>
              </table:table-cell>
              <table:table-cell office:value-type="float" office:value="1.34194811141012E+016">
                <text:p>1.34194811141012E+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" chart:origin="0" chart:interval-major="5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66b3" draw:fill-color="#0066b3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draw:stroke="dash" draw:stroke-dash="Dashed_20__28_var_29_" svg:stroke-width="0.08cm" svg:stroke-color="#0066b3" draw:fill-color="#0066b3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draw:stroke="dash" draw:stroke-dash="Dashed_20__28_var_29_" svg:stroke-width="0.08cm" svg:stroke-color="#ef413d" draw:fill-color="#ef413d"/>
      <style:text-properties fo:font-size="10pt" style:font-size-asian="10pt" style:font-size-complex="10pt"/>
    </style:style>
    <style:style style:name="ch13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24cm" svg:height="9.067cm" xlink:href=".." xlink:type="simple" chart:class="chart:scatter" chart:style-name="ch1">
        <chart:title svg:x="2.312cm" svg:y="0.289cm" chart:style-name="ch2">
          <text:p>Effect of Bias Rate on Interstitials Sink Strength (1000K)</text:p>
        </chart:title>
        <chart:legend chart:legend-position="end" svg:x="12.092cm" svg:y="3.487cm" style:legend-expansion="high" chart:style-name="ch3"/>
        <chart:plot-area chart:style-name="ch4" table:cell-range-address="Data.B36:Data.B38 Data.M36:Data.N38 Data.M40:Data.N42" chart:data-source-has-labels="row" svg:x="1.327cm" svg:y="1.277cm" svg:width="10.449cm" svg:height="6.628cm">
          <chartooo:coordinate-region svg:x="3.06cm" svg:y="1.476cm" svg:width="8.529cm" svg:height="5.782cm"/>
          <chart:axis chart:dimension="x" chart:name="primary-x" chart:style-name="ch5">
            <chart:title svg:x="6.626cm" svg:y="7.988cm" chart:style-name="ch6">
              <text:p>bias (%)</text:p>
            </chart:title>
            <chart:grid chart:style-name="ch7" chart:class="major"/>
          </chart:axis>
          <chart:axis chart:dimension="y" chart:name="primary-y" chart:style-name="ch8">
            <chart:title svg:x="0.451cm" svg:y="4.807cm" chart:style-name="ch9">
              <text:p>ks</text:p>
            </chart:title>
            <chart:grid chart:style-name="ch7" chart:class="major"/>
          </chart:axis>
          <chart:series chart:style-name="ch10" chart:values-cell-range-address="Data.M36:Data.M38" loext:label-string="nano_ksi" chart:class="chart:scatter">
            <chart:domain table:cell-range-address="Data.B36:Data.B38"/>
            <chart:data-point chart:repeated="3"/>
          </chart:series>
          <chart:series chart:style-name="ch11" chart:values-cell-range-address="Data.N36:Data.N38" loext:label-string="nano_ksv" chart:class="chart:scatter">
            <chart:data-point chart:repeated="3"/>
          </chart:series>
          <chart:series chart:style-name="ch12" chart:values-cell-range-address="Data.M40:Data.M42" loext:label-string="micro_ksi" chart:class="chart:scatter">
            <chart:domain table:cell-range-address="Data.B40:Data.B42"/>
            <chart:data-point chart:repeated="3"/>
          </chart:series>
          <chart:series chart:style-name="ch13" chart:values-cell-range-address="Data.N40:Data.N42" loext:label-string="micro_ksv" chart:class="chart:scatter">
            <chart:domain table:cell-range-address="Data.B40:Data.B42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ano_ksi</text:p>
              </table:table-cell>
              <table:table-cell office:value-type="string">
                <text:p>nano_ksv</text:p>
              </table:table-cell>
              <table:table-cell office:value-type="string">
                <text:p>Column B</text:p>
              </table:table-cell>
              <table:table-cell office:value-type="string">
                <text:p>micro_ksi</text:p>
              </table:table-cell>
              <table:table-cell office:value-type="string">
                <text:p>Column B</text:p>
              </table:table-cell>
              <table:table-cell office:value-type="string">
                <text:p>micro_ks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B36:Data.B38</svg:desc>
                </draw:g>
              </table:table-cell>
              <table:table-cell office:value-type="float" office:value="1.8244402110523E+024">
                <text:p>1.8244402110523E+024</text:p>
                <draw:g>
                  <svg:desc>Data.M36:Data.M38</svg:desc>
                </draw:g>
              </table:table-cell>
              <table:table-cell office:value-type="float" office:value="6.99314693081896E+022">
                <text:p>6.99314693081896E+022</text:p>
                <draw:g>
                  <svg:desc>Data.N36:Data.N38</svg:desc>
                </draw:g>
              </table:table-cell>
              <table:table-cell office:value-type="float" office:value="0">
                <text:p>0</text:p>
                <draw:g>
                  <svg:desc>Data.B40:Data.B42</svg:desc>
                </draw:g>
              </table:table-cell>
              <table:table-cell office:value-type="float" office:value="50001177901401.8">
                <text:p>50001177901401.8</text:p>
                <draw:g>
                  <svg:desc>Data.M40:Data.M42</svg:desc>
                </draw:g>
              </table:table-cell>
              <table:table-cell office:value-type="float" office:value="0">
                <text:p>0</text:p>
                <draw:g>
                  <svg:desc>Data.B40:Data.B42</svg:desc>
                </draw:g>
              </table:table-cell>
              <table:table-cell office:value-type="float" office:value="48140117407526.4">
                <text:p>48140117407526.4</text:p>
                <draw:g>
                  <svg:desc>Data.N40:Data.N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82436855945395E+024">
                <text:p>1.82436855945395E+024</text:p>
              </table:table-cell>
              <table:table-cell office:value-type="float" office:value="7.32895699061941E+022">
                <text:p>7.32895699061941E+022</text:p>
              </table:table-cell>
              <table:table-cell office:value-type="float" office:value="5">
                <text:p>5</text:p>
              </table:table-cell>
              <table:table-cell office:value-type="float" office:value="1.07529560699337E+015">
                <text:p>1.07529560699337E+015</text:p>
              </table:table-cell>
              <table:table-cell office:value-type="float" office:value="5">
                <text:p>5</text:p>
              </table:table-cell>
              <table:table-cell office:value-type="float" office:value="2235898664995.53">
                <text:p>2235898664995.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.82436864067111E+024">
                <text:p>1.82436864067111E+024</text:p>
              </table:table-cell>
              <table:table-cell office:value-type="float" office:value="7.66331694285369E+022">
                <text:p>7.66331694285369E+022</text:p>
              </table:table-cell>
              <table:table-cell office:value-type="float" office:value="10">
                <text:p>10</text:p>
              </table:table-cell>
              <table:table-cell office:value-type="float" office:value="1650473762563399">
                <text:p>1650473762563399</text:p>
              </table:table-cell>
              <table:table-cell office:value-type="float" office:value="10">
                <text:p>10</text:p>
              </table:table-cell>
              <table:table-cell office:value-type="float" office:value="2021002396089.53">
                <text:p>2021002396089.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power"/>
      <style:graphic-properties svg:stroke-color="#ff420e"/>
    </style:style>
    <style:style style:name="ch14" style:family="chart" style:data-style-name="N125"/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4cm" svg:y="0.325cm" chart:style-name="ch2">
          <text:p>Effect of Domain Size on Sink Strengths (5% Bias)</text:p>
        </chart:title>
        <chart:legend chart:legend-position="end" svg:x="12.83cm" svg:y="3.454cm" style:legend-expansion="high" chart:style-name="ch3"/>
        <chart:plot-area chart:style-name="ch4" table:cell-range-address="Data_2.A13:Data_2.A24 Data_2.M13:Data_2.N24" chart:data-source-has-labels="row" svg:x="1.331cm" svg:y="1.275cm" svg:width="11.179cm" svg:height="6.564cm">
          <chartooo:coordinate-region svg:x="3.249cm" svg:y="1.474cm" svg:width="8.889cm" svg:height="5.718cm"/>
          <chart:axis chart:dimension="x" chart:name="primary-x" chart:style-name="ch5">
            <chart:title svg:x="5.619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Data_2.M13:Data_2.M24" loext:label-string="ksi" chart:class="chart:scatter">
            <chart:domain table:cell-range-address="Data_2.A13:Data_2.A24"/>
            <chart:regression-curve chart:style-name="ch11">
              <chart:equation chart:display-equation="true" chart:display-r-square="false"/>
            </chart:regression-curve>
            <chart:data-point chart:repeated="12"/>
          </chart:series>
          <chart:series chart:style-name="ch12" chart:values-cell-range-address="Data_2.N13:Data_2.N24" loext:label-string="ksv" chart:class="chart:scatter">
            <chart:regression-curve chart:style-name="ch13">
              <chart:equation chart:display-equation="true" chart:display-r-square="false" svg:x="6.822cm" svg:y="6.075cm" chart:style-name="ch14"/>
            </chart:regression-curve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si</text:p>
              </table:table-cell>
              <table:table-cell office:value-type="string">
                <text:p>ks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_2.A13:Data_2.A24</svg:desc>
                </draw:g>
              </table:table-cell>
              <table:table-cell office:value-type="float" office:value="1.21819259891424E+024">
                <text:p>1.21819259891424E+024</text:p>
                <draw:g>
                  <svg:desc>Data_2.M13:Data_2.M24</svg:desc>
                </draw:g>
              </table:table-cell>
              <table:table-cell office:value-type="float" office:value="1.21544064135624E+024">
                <text:p>1.21544064135624E+024</text:p>
                <draw:g>
                  <svg:desc>Data_2.N13:Data_2.N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47883780877347E+020">
                <text:p>1.47883780877347E+020</text:p>
              </table:table-cell>
              <table:table-cell office:value-type="float" office:value="1.45732036694143E+020">
                <text:p>1.45732036694143E+0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.82540204993077E+019">
                <text:p>1.82540204993077E+019</text:p>
              </table:table-cell>
              <table:table-cell office:value-type="float" office:value="1.21060216910704E+019">
                <text:p>1.21060216910704E+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6.45053141010513E+018">
                <text:p>6.45053141010513E+018</text:p>
              </table:table-cell>
              <table:table-cell office:value-type="float" office:value="2.90772252603434E+018">
                <text:p>2.90772252603434E+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3.50333166471966E+018">
                <text:p>3.50333166471966E+018</text:p>
              </table:table-cell>
              <table:table-cell office:value-type="float" office:value="9.6021153185974E+017">
                <text:p>9.6021153185974E+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1.69883211092912E+018">
                <text:p>1.69883211092912E+018</text:p>
              </table:table-cell>
              <table:table-cell office:value-type="float" office:value="5.2612739203022E+017">
                <text:p>5.2612739203022E+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6.05409285552904E+017">
                <text:p>6.05409285552904E+017</text:p>
              </table:table-cell>
              <table:table-cell office:value-type="float" office:value="2.49441496434592E+016">
                <text:p>2.49441496434592E+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2.50739030118446E+017">
                <text:p>2.50739030118446E+017</text:p>
              </table:table-cell>
              <table:table-cell office:value-type="float" office:value="1.11612083917409E+015">
                <text:p>1.11612083917409E+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1.01663225685293E+017">
                <text:p>1.01663225685293E+017</text:p>
              </table:table-cell>
              <table:table-cell office:value-type="float" office:value="57099032133633.3">
                <text:p>57099032133633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5.87114141079735E+016">
                <text:p>5.87114141079735E+016</text:p>
              </table:table-cell>
              <table:table-cell office:value-type="float" office:value="10612071028384">
                <text:p>106120710283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">
                <text:p>4000</text:p>
              </table:table-cell>
              <table:table-cell office:value-type="float" office:value="3.92629500992972E+016">
                <text:p>3.92629500992972E+016</text:p>
              </table:table-cell>
              <table:table-cell office:value-type="float" office:value="3277089860066.62">
                <text:p>3277089860066.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">
                <text:p>5000</text:p>
              </table:table-cell>
              <table:table-cell office:value-type="float" office:value="2.83434407176628E+016">
                <text:p>2.83434407176628E+016</text:p>
              </table:table-cell>
              <table:table-cell office:value-type="float" office:value="1331484267573.54">
                <text:p>1331484267573.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4" loext:regression-period="2" loext:regression-extrapolate-forward="2" loext:regression-extrapolate-backward="0" loext:regression-force-intercept="false" loext:regression-intercept-value="0" chart:regression-type="power"/>
      <style:graphic-properties svg:stroke-color="#ff420e"/>
    </style:style>
    <style:style style:name="ch13" style:family="chart" style:data-style-name="N125"/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5cm" svg:y="0.325cm" chart:style-name="ch2">
          <text:p>Effect of Domain Size on GB Sink Strength (0% Bias)</text:p>
        </chart:title>
        <chart:legend chart:legend-position="end" svg:x="13.016cm" svg:y="3.703cm" style:legend-expansion="high" chart:style-name="ch3"/>
        <chart:plot-area chart:style-name="ch4" table:cell-range-address="Data_2.A2:Data_2.A10 Data_2.I2:Data_2.J10" chart:data-source-has-labels="row" svg:x="1.331cm" svg:y="1.275cm" svg:width="11.365cm" svg:height="6.564cm">
          <chartooo:coordinate-region svg:x="3.143cm" svg:y="1.474cm" svg:width="9.181cm" svg:height="5.718cm"/>
          <chart:axis chart:dimension="x" chart:name="primary-x" chart:style-name="ch5">
            <chart:title svg:x="5.712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4.945cm" chart:style-name="ch9">
              <text:p>Z(m)</text:p>
            </chart:title>
            <chart:grid chart:style-name="ch7" chart:class="major"/>
          </chart:axis>
          <chart:series chart:style-name="ch10" chart:values-cell-range-address="Data_2.I2:Data_2.I10" loext:label-string="zi" chart:class="chart:scatter">
            <chart:domain table:cell-range-address="Data_2.A2:Data_2.A10"/>
            <chart:data-point chart:repeated="9"/>
          </chart:series>
          <chart:series chart:style-name="ch11" chart:values-cell-range-address="Data_2.J2:Data_2.J10" loext:label-string="zv" chart:class="chart:scatter">
            <chart:regression-curve chart:style-name="ch12">
              <chart:equation chart:display-equation="true" chart:display-r-square="false" svg:x="4.611cm" svg:y="5.335cm" chart:style-name="ch13"/>
            </chart:regression-curve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i</text:p>
              </table:table-cell>
              <table:table-cell office:value-type="string">
                <text:p>z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_2.A2:Data_2.A10</svg:desc>
                </draw:g>
              </table:table-cell>
              <table:table-cell office:value-type="float" office:value="0.0797303787859065">
                <text:p>0.0797303787859065</text:p>
                <draw:g>
                  <svg:desc>Data_2.I2:Data_2.I10</svg:desc>
                </draw:g>
              </table:table-cell>
              <table:table-cell office:value-type="float" office:value="0.0795414268179359">
                <text:p>0.0795414268179359</text:p>
                <draw:g>
                  <svg:desc>Data_2.J2:Data_2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958122858614698">
                <text:p>0.00958122858614698</text:p>
              </table:table-cell>
              <table:table-cell office:value-type="float" office:value="0.0095808258784457">
                <text:p>0.00958082587844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00754885968930349">
                <text:p>0.00754885968930349</text:p>
              </table:table-cell>
              <table:table-cell office:value-type="float" office:value="0.00754862254886756">
                <text:p>0.007548622548867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754860349800086">
                <text:p>0.00754860349800086</text:p>
              </table:table-cell>
              <table:table-cell office:value-type="float" office:value="0.00754853186286628">
                <text:p>0.00754853186286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752376701021932">
                <text:p>0.00752376701021932</text:p>
              </table:table-cell>
              <table:table-cell office:value-type="float" office:value="0.0075735068459962">
                <text:p>0.00757350684599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00754856115200341">
                <text:p>0.00754856115200341</text:p>
              </table:table-cell>
              <table:table-cell office:value-type="float" office:value="0.00754857352692202">
                <text:p>0.007548573526922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00754223555387714">
                <text:p>0.00754223555387714</text:p>
              </table:table-cell>
              <table:table-cell office:value-type="float" office:value="0.00755490607744127">
                <text:p>0.007554906077441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0754802575062022">
                <text:p>0.00754802575062022</text:p>
              </table:table-cell>
              <table:table-cell office:value-type="float" office:value="0.00754910899569843">
                <text:p>0.007549108995698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0.00754592676972118">
                <text:p>0.00754592676972118</text:p>
              </table:table-cell>
              <table:table-cell office:value-type="float" office:value="0.00755120903958535">
                <text:p>0.007551209039585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power"/>
      <style:graphic-properties svg:stroke-color="#ff420e"/>
    </style:style>
    <style:style style:name="ch14" style:family="chart" style:data-style-name="N125"/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7cm" svg:y="0.325cm" chart:style-name="ch2">
          <text:p>Effect of Domain Size on GB Sink Strength (5% Bias)</text:p>
        </chart:title>
        <chart:legend chart:legend-position="end" svg:x="12.381cm" svg:y="3.454cm" style:legend-expansion="high" chart:style-name="ch3"/>
        <chart:plot-area chart:style-name="ch4" table:cell-range-address="Data_2.A13:Data_2.A24 Data_2.I13:Data_2.J24" chart:data-source-has-labels="row" svg:x="1.331cm" svg:y="1.275cm" svg:width="10.73cm" svg:height="6.564cm">
          <chartooo:coordinate-region svg:x="3.143cm" svg:y="1.474cm" svg:width="8.44cm" svg:height="5.719cm"/>
          <chart:axis chart:dimension="x" chart:name="primary-x" chart:style-name="ch5">
            <chart:title svg:x="5.395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4.985cm" chart:style-name="ch9">
              <text:p>Z (m)</text:p>
            </chart:title>
            <chart:grid chart:style-name="ch7" chart:class="major"/>
          </chart:axis>
          <chart:series chart:style-name="ch10" chart:values-cell-range-address="Data_2.I13:Data_2.I24" loext:label-string="zi" chart:class="chart:scatter">
            <chart:domain table:cell-range-address="Data_2.A13:Data_2.A24"/>
            <chart:regression-curve chart:style-name="ch11">
              <chart:equation chart:display-equation="true" chart:display-r-square="false" svg:x="3.3cm" svg:y="1.461cm"/>
            </chart:regression-curve>
            <chart:data-point chart:repeated="12"/>
          </chart:series>
          <chart:series chart:style-name="ch12" chart:values-cell-range-address="Data_2.J13:Data_2.J24" loext:label-string="zv" chart:class="chart:scatter">
            <chart:regression-curve chart:style-name="ch13">
              <chart:equation chart:display-equation="true" chart:display-r-square="false" svg:x="6.822cm" svg:y="6.075cm" chart:style-name="ch14"/>
            </chart:regression-curve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i</text:p>
              </table:table-cell>
              <table:table-cell office:value-type="string">
                <text:p>z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_2.A13:Data_2.A24</svg:desc>
                </draw:g>
              </table:table-cell>
              <table:table-cell office:value-type="float" office:value="0.0797305191543008">
                <text:p>0.0797305191543008</text:p>
                <draw:g>
                  <svg:desc>Data_2.I13:Data_2.I24</svg:desc>
                </draw:g>
              </table:table-cell>
              <table:table-cell office:value-type="float" office:value="0.0795504039533173">
                <text:p>0.0795504039533173</text:p>
                <draw:g>
                  <svg:desc>Data_2.J13:Data_2.J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967897082477828">
                <text:p>0.00967897082477828</text:p>
              </table:table-cell>
              <table:table-cell office:value-type="float" office:value="0.00953813949731245">
                <text:p>0.00953813949731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955778278318376">
                <text:p>0.00955778278318376</text:p>
              </table:table-cell>
              <table:table-cell office:value-type="float" office:value="0.0063386981348109">
                <text:p>0.00633869813481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0.0113990299254768">
                <text:p>0.0113990299254768</text:p>
              </table:table-cell>
              <table:table-cell office:value-type="float" office:value="0.00513836984613771">
                <text:p>0.005138369846137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0146747213612957">
                <text:p>0.0146747213612957</text:p>
              </table:table-cell>
              <table:table-cell office:value-type="float" office:value="0.00402212465917702">
                <text:p>0.00402212465917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0.0138985377067119">
                <text:p>0.0138985377067119</text:p>
              </table:table-cell>
              <table:table-cell office:value-type="float" office:value="0.00430436966055858">
                <text:p>0.004304369660558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0.0396239450814177">
                <text:p>0.0396239450814177</text:p>
              </table:table-cell>
              <table:table-cell office:value-type="float" office:value="0.001632590776457">
                <text:p>0.0016325907764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0.131286649164723">
                <text:p>0.131286649164723</text:p>
              </table:table-cell>
              <table:table-cell office:value-type="float" office:value="0.000584399504811297">
                <text:p>0.0005843995048112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0.425845923937546">
                <text:p>0.425845923937546</text:p>
              </table:table-cell>
              <table:table-cell office:value-type="float" office:value="0.000239175866504147">
                <text:p>0.000239175866504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0.830013062595649">
                <text:p>0.830013062595649</text:p>
              </table:table-cell>
              <table:table-cell office:value-type="float" office:value="0.00015002461971965">
                <text:p>0.000150024619719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">
                <text:p>4000</text:p>
              </table:table-cell>
              <table:table-cell office:value-type="float" office:value="1.31571408629562">
                <text:p>1.31571408629562</text:p>
              </table:table-cell>
              <table:table-cell office:value-type="float" office:value="0.000109816335248415">
                <text:p>0.0001098163352484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">
                <text:p>5000</text:p>
              </table:table-cell>
              <table:table-cell office:value-type="float" office:value="1.8550738570014">
                <text:p>1.8550738570014</text:p>
              </table:table-cell>
              <table:table-cell office:value-type="float" office:value="0.000087145441528738">
                <text:p>0.0000871454415287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power"/>
      <style:graphic-properties svg:stroke-color="#ff420e"/>
    </style:style>
    <style:style style:name="ch13" style:family="chart" style:data-style-name="N125"/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1cm" svg:y="0.325cm" chart:style-name="ch2">
          <text:p>Effect of Domain Size on Sink Strengths (0% Bias)</text:p>
        </chart:title>
        <chart:legend chart:legend-position="end" svg:x="12.83cm" svg:y="3.703cm" style:legend-expansion="high" chart:style-name="ch3"/>
        <chart:plot-area chart:style-name="ch4" table:cell-range-address="Data_2.A2:Data_2.A10 Data_2.M2:Data_2.N10" chart:data-source-has-labels="row" svg:x="1.331cm" svg:y="1.275cm" svg:width="11.179cm" svg:height="6.564cm">
          <chartooo:coordinate-region svg:x="3.249cm" svg:y="1.475cm" svg:width="8.889cm" svg:height="5.717cm"/>
          <chart:axis chart:dimension="x" chart:name="primary-x" chart:style-name="ch5">
            <chart:title svg:x="5.619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Data_2.M2:Data_2.M10" loext:label-string="ksi" chart:class="chart:scatter">
            <chart:domain table:cell-range-address="Data_2.A2:Data_2.A10"/>
            <chart:data-point chart:repeated="9"/>
          </chart:series>
          <chart:series chart:style-name="ch11" chart:values-cell-range-address="Data_2.N2:Data_2.N10" loext:label-string="ksv" chart:class="chart:scatter">
            <chart:regression-curve chart:style-name="ch12">
              <chart:equation chart:display-equation="true" chart:display-r-square="false" svg:x="4.611cm" svg:y="5.335cm" chart:style-name="ch13"/>
            </chart:regression-curve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si</text:p>
              </table:table-cell>
              <table:table-cell office:value-type="string">
                <text:p>ks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_2.A2:Data_2.A10</svg:desc>
                </draw:g>
              </table:table-cell>
              <table:table-cell office:value-type="float" office:value="1.21819045424316E+024">
                <text:p>1.21819045424316E+024</text:p>
                <draw:g>
                  <svg:desc>Data_2.M2:Data_2.M10</svg:desc>
                </draw:g>
              </table:table-cell>
              <table:table-cell office:value-type="float" office:value="1.21530348083105E+024">
                <text:p>1.21530348083105E+024</text:p>
                <draw:g>
                  <svg:desc>Data_2.N2:Data_2.N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46390389476352E+020">
                <text:p>1.46390389476352E+020</text:p>
              </table:table-cell>
              <table:table-cell office:value-type="float" office:value="1.46384236555909E+020">
                <text:p>1.46384236555909E+0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9.22704640711526E+017">
                <text:p>9.22704640711526E+017</text:p>
              </table:table-cell>
              <table:table-cell office:value-type="float" office:value="9.2267565479978E+017">
                <text:p>9.2267565479978E+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.1533416577417E+017">
                <text:p>1.1533416577417E+017</text:p>
              </table:table-cell>
              <table:table-cell office:value-type="float" office:value="1.15333071269937E+017">
                <text:p>1.15333071269937E+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.43693365241776E+016">
                <text:p>1.43693365241776E+016</text:p>
              </table:table-cell>
              <table:table-cell office:value-type="float" office:value="1.44643326129673E+016">
                <text:p>1.44643326129673E+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802086230859192">
                <text:p>1802086230859192</text:p>
              </table:table-cell>
              <table:table-cell office:value-type="float" office:value="1.80208918515339E+015">
                <text:p>1.80208918515339E+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533504031272438">
                <text:p>533504031272438</text:p>
              </table:table-cell>
              <table:table-cell office:value-type="float" office:value="534400287475457">
                <text:p>5344002874754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225244801649273">
                <text:p>225244801649273</text:p>
              </table:table-cell>
              <table:table-cell office:value-type="float" office:value="225277127363418">
                <text:p>2252771273634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15293268378616">
                <text:p>115293268378616</text:p>
              </table:table-cell>
              <table:table-cell office:value-type="float" office:value="115373975517140">
                <text:p>11537397551714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5cm" svg:y="0.325cm" chart:style-name="ch2">
          <text:p>Effect of Domain Size on GB Sink Strength (0% Bias)</text:p>
        </chart:title>
        <chart:legend chart:legend-position="end" svg:x="14.286cm" svg:y="3.952cm" style:legend-expansion="high" chart:style-name="ch3"/>
        <chart:plot-area chart:style-name="ch4" table:cell-range-address="Ion.A2:Ion.A9 Ion.H2:Ion.I9" chart:data-source-has-labels="row" svg:x="1.331cm" svg:y="1.275cm" svg:width="12.635cm" svg:height="6.564cm">
          <chartooo:coordinate-region svg:x="3.143cm" svg:y="1.474cm" svg:width="10.451cm" svg:height="5.718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4.945cm" chart:style-name="ch9">
              <text:p>Z(m)</text:p>
            </chart:title>
            <chart:grid chart:style-name="ch7" chart:class="major"/>
          </chart:axis>
          <chart:series chart:style-name="ch10" chart:values-cell-range-address="Ion.H2:Ion.H9" loext:label-string="zi" chart:class="chart:scatter">
            <chart:domain table:cell-range-address="Ion.A2:Ion.A9"/>
            <chart:data-point chart:repeated="8"/>
          </chart:series>
          <chart:series chart:style-name="ch11" chart:values-cell-range-address="Ion.I2:Ion.I9" loext:label-string="zv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i</text:p>
              </table:table-cell>
              <table:table-cell office:value-type="string">
                <text:p>z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Ion.A2:Ion.A9</svg:desc>
                </draw:g>
              </table:table-cell>
              <table:table-cell office:value-type="float" office:value="0.0477728591537615">
                <text:p>0.0477728591537615</text:p>
                <draw:g>
                  <svg:desc>Ion.H2:Ion.H9</svg:desc>
                </draw:g>
              </table:table-cell>
              <table:table-cell office:value-type="float" office:value="0.0477674360656003">
                <text:p>0.0477674360656003</text:p>
                <draw:g>
                  <svg:desc>Ion.I2:Ion.I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413868559769514">
                <text:p>0.00413868559769514</text:p>
              </table:table-cell>
              <table:table-cell office:value-type="float" office:value="0.00413859072016638">
                <text:p>0.00413859072016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000400555165165765">
                <text:p>0.000400555165165765</text:p>
              </table:table-cell>
              <table:table-cell office:value-type="float" office:value="0.000400541178445809">
                <text:p>0.000400541178445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0130998149973548">
                <text:p>0.000130998149973548</text:p>
              </table:table-cell>
              <table:table-cell office:value-type="float" office:value="0.00013101556925112">
                <text:p>0.00013101556925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00430943200861861">
                <text:p>0.0000430943200861861</text:p>
              </table:table-cell>
              <table:table-cell office:value-type="float" office:value="0.0000430964122240505">
                <text:p>0.00004309641222405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0000146505548878853">
                <text:p>0.0000146505548878853</text:p>
              </table:table-cell>
              <table:table-cell office:value-type="float" office:value="0.0000146288314503867">
                <text:p>0.0000146288314503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00000798927330819408">
                <text:p>0.00000798927330819408</text:p>
              </table:table-cell>
              <table:table-cell office:value-type="float" office:value="0.00000797853898414421">
                <text:p>0.00000797853898414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0000527860856731269">
                <text:p>0.00000527860856731269</text:p>
              </table:table-cell>
              <table:table-cell office:value-type="float" office:value="0.00000526627987661407">
                <text:p>0.0000052662798766140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7cm" svg:y="0.325cm" chart:style-name="ch2">
          <text:p>Effect of Domain Size on GB Sink Strength (5% Bias)</text:p>
        </chart:title>
        <chart:legend chart:legend-position="end" svg:x="14.286cm" svg:y="3.952cm" style:legend-expansion="high" chart:style-name="ch3"/>
        <chart:plot-area chart:style-name="ch4" table:cell-range-address="Ion.A13:Ion.A20 Ion.H13:Ion.I20" chart:data-source-has-labels="row" svg:x="1.331cm" svg:y="1.275cm" svg:width="12.635cm" svg:height="6.564cm">
          <chartooo:coordinate-region svg:x="3.143cm" svg:y="1.474cm" svg:width="10.451cm" svg:height="5.718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4.985cm" chart:style-name="ch9">
              <text:p>Z (m)</text:p>
            </chart:title>
            <chart:grid chart:style-name="ch7" chart:class="major"/>
          </chart:axis>
          <chart:series chart:style-name="ch10" chart:values-cell-range-address="Ion.H13:Ion.H20" loext:label-string="zi" chart:class="chart:scatter">
            <chart:domain table:cell-range-address="Ion.A13:Ion.A20"/>
            <chart:data-point chart:repeated="8"/>
          </chart:series>
          <chart:series chart:style-name="ch11" chart:values-cell-range-address="Ion.I13:Ion.I20" loext:label-string="zv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i</text:p>
              </table:table-cell>
              <table:table-cell office:value-type="string">
                <text:p>z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Ion.A13:Ion.A20</svg:desc>
                </draw:g>
              </table:table-cell>
              <table:table-cell office:value-type="float" office:value="0.0477720505982079">
                <text:p>0.0477720505982079</text:p>
                <draw:g>
                  <svg:desc>Ion.H13:Ion.H20</svg:desc>
                </draw:g>
              </table:table-cell>
              <table:table-cell office:value-type="float" office:value="0.0477676965907831">
                <text:p>0.0477676965907831</text:p>
                <draw:g>
                  <svg:desc>Ion.I13:Ion.I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409819536613452">
                <text:p>0.00409819536613452</text:p>
              </table:table-cell>
              <table:table-cell office:value-type="float" office:value="0.00416184991345501">
                <text:p>0.00416184991345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000224414516188875">
                <text:p>0.000224414516188875</text:p>
              </table:table-cell>
              <table:table-cell office:value-type="float" office:value="0.000603482437550771">
                <text:p>0.000603482437550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0013321210152061">
                <text:p>0.000013321210152061</text:p>
              </table:table-cell>
              <table:table-cell office:value-type="float" office:value="0.000397367142863192">
                <text:p>0.000397367142863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000110069675265968">
                <text:p>0.00000110069675265968</text:p>
              </table:table-cell>
              <table:table-cell office:value-type="float" office:value="0.000230650708711368">
                <text:p>0.000230650708711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000000616608722383553">
                <text:p>0.000000616608722383553</text:p>
              </table:table-cell>
              <table:table-cell office:value-type="float" office:value="0.000117958212070496">
                <text:p>0.0001179582120704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000000659901861267646">
                <text:p>0.000000659901861267646</text:p>
              </table:table-cell>
              <table:table-cell office:value-type="float" office:value="0.0000771066510754957">
                <text:p>0.00007710665107549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0000074500841496544">
                <text:p>0.00000074500841496544</text:p>
              </table:table-cell>
              <table:table-cell office:value-type="float" office:value="0.000056756112504039">
                <text:p>0.00005675611250403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